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1000 Sheet1.B1:Sheet1.B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.01">
            <text:p>3.01</text:p>
          </table:table-cell>
          <table:table-cell office:value-type="float" office:value="0.9699">
            <text:p>0.9699</text:p>
          </table:table-cell>
        </table:table-row>
        <table:table-row table:style-name="ro1">
          <table:table-cell office:value-type="float" office:value="3.0197">
            <text:p>3.0197</text:p>
          </table:table-cell>
          <table:table-cell office:value-type="float" office:value="0.939703">
            <text:p>0.939703</text:p>
          </table:table-cell>
        </table:table-row>
        <table:table-row table:style-name="ro1">
          <table:table-cell office:value-type="float" office:value="3.0291">
            <text:p>3.0291</text:p>
          </table:table-cell>
          <table:table-cell office:value-type="float" office:value="0.909412">
            <text:p>0.909412</text:p>
          </table:table-cell>
        </table:table-row>
        <table:table-row table:style-name="ro1">
          <table:table-cell office:value-type="float" office:value="3.03819">
            <text:p>3.03819</text:p>
          </table:table-cell>
          <table:table-cell office:value-type="float" office:value="0.87903">
            <text:p>0.87903</text:p>
          </table:table-cell>
        </table:table-row>
        <table:table-row table:style-name="ro1">
          <table:table-cell office:value-type="float" office:value="3.04698">
            <text:p>3.04698</text:p>
          </table:table-cell>
          <table:table-cell office:value-type="float" office:value="0.84856">
            <text:p>0.84856</text:p>
          </table:table-cell>
        </table:table-row>
        <table:table-row table:style-name="ro1">
          <table:table-cell office:value-type="float" office:value="3.05547">
            <text:p>3.05547</text:p>
          </table:table-cell>
          <table:table-cell office:value-type="float" office:value="0.818006">
            <text:p>0.818006</text:p>
          </table:table-cell>
        </table:table-row>
        <table:table-row table:style-name="ro1">
          <table:table-cell office:value-type="float" office:value="3.06365">
            <text:p>3.06365</text:p>
          </table:table-cell>
          <table:table-cell office:value-type="float" office:value="0.787369">
            <text:p>0.787369</text:p>
          </table:table-cell>
        </table:table-row>
        <table:table-row table:style-name="ro1">
          <table:table-cell office:value-type="float" office:value="3.07152">
            <text:p>3.07152</text:p>
          </table:table-cell>
          <table:table-cell office:value-type="float" office:value="0.756654">
            <text:p>0.756654</text:p>
          </table:table-cell>
        </table:table-row>
        <table:table-row table:style-name="ro1">
          <table:table-cell office:value-type="float" office:value="3.07909">
            <text:p>3.07909</text:p>
          </table:table-cell>
          <table:table-cell office:value-type="float" office:value="0.725863">
            <text:p>0.725863</text:p>
          </table:table-cell>
        </table:table-row>
        <table:table-row table:style-name="ro1">
          <table:table-cell office:value-type="float" office:value="3.08634">
            <text:p>3.08634</text:p>
          </table:table-cell>
          <table:table-cell office:value-type="float" office:value="0.695">
            <text:p>0.695</text:p>
          </table:table-cell>
        </table:table-row>
        <table:table-row table:style-name="ro1">
          <table:table-cell office:value-type="float" office:value="3.09329">
            <text:p>3.09329</text:p>
          </table:table-cell>
          <table:table-cell office:value-type="float" office:value="0.664067">
            <text:p>0.664067</text:p>
          </table:table-cell>
        </table:table-row>
        <table:table-row table:style-name="ro1">
          <table:table-cell office:value-type="float" office:value="3.09994">
            <text:p>3.09994</text:p>
          </table:table-cell>
          <table:table-cell office:value-type="float" office:value="0.633067">
            <text:p>0.633067</text:p>
          </table:table-cell>
        </table:table-row>
        <table:table-row table:style-name="ro1">
          <table:table-cell office:value-type="float" office:value="3.10627">
            <text:p>3.10627</text:p>
          </table:table-cell>
          <table:table-cell office:value-type="float" office:value="0.602005">
            <text:p>0.602005</text:p>
          </table:table-cell>
        </table:table-row>
        <table:table-row table:style-name="ro1">
          <table:table-cell office:value-type="float" office:value="3.11229">
            <text:p>3.11229</text:p>
          </table:table-cell>
          <table:table-cell office:value-type="float" office:value="0.570882">
            <text:p>0.570882</text:p>
          </table:table-cell>
        </table:table-row>
        <table:table-row table:style-name="ro1">
          <table:table-cell office:value-type="float" office:value="3.118">
            <text:p>3.118</text:p>
          </table:table-cell>
          <table:table-cell office:value-type="float" office:value="0.539702">
            <text:p>0.539702</text:p>
          </table:table-cell>
        </table:table-row>
        <table:table-row table:style-name="ro1">
          <table:table-cell office:value-type="float" office:value="3.12339">
            <text:p>3.12339</text:p>
          </table:table-cell>
          <table:table-cell office:value-type="float" office:value="0.508468">
            <text:p>0.508468</text:p>
          </table:table-cell>
        </table:table-row>
        <table:table-row table:style-name="ro1">
          <table:table-cell office:value-type="float" office:value="3.12848">
            <text:p>3.12848</text:p>
          </table:table-cell>
          <table:table-cell office:value-type="float" office:value="0.477183">
            <text:p>0.477183</text:p>
          </table:table-cell>
        </table:table-row>
        <table:table-row table:style-name="ro1">
          <table:table-cell office:value-type="float" office:value="3.13325">
            <text:p>3.13325</text:p>
          </table:table-cell>
          <table:table-cell office:value-type="float" office:value="0.445851">
            <text:p>0.445851</text:p>
          </table:table-cell>
        </table:table-row>
        <table:table-row table:style-name="ro1">
          <table:table-cell office:value-type="float" office:value="3.13771">
            <text:p>3.13771</text:p>
          </table:table-cell>
          <table:table-cell office:value-type="float" office:value="0.414474">
            <text:p>0.414474</text:p>
          </table:table-cell>
        </table:table-row>
        <table:table-row table:style-name="ro1">
          <table:table-cell office:value-type="float" office:value="3.14185">
            <text:p>3.14185</text:p>
          </table:table-cell>
          <table:table-cell office:value-type="float" office:value="0.383055">
            <text:p>0.383055</text:p>
          </table:table-cell>
        </table:table-row>
        <table:table-row table:style-name="ro1">
          <table:table-cell office:value-type="float" office:value="3.14568">
            <text:p>3.14568</text:p>
          </table:table-cell>
          <table:table-cell office:value-type="float" office:value="0.351598">
            <text:p>0.351598</text:p>
          </table:table-cell>
        </table:table-row>
        <table:table-row table:style-name="ro1">
          <table:table-cell office:value-type="float" office:value="3.1492">
            <text:p>3.1492</text:p>
          </table:table-cell>
          <table:table-cell office:value-type="float" office:value="0.320106">
            <text:p>0.320106</text:p>
          </table:table-cell>
        </table:table-row>
        <table:table-row table:style-name="ro1">
          <table:table-cell office:value-type="float" office:value="3.1524">
            <text:p>3.1524</text:p>
          </table:table-cell>
          <table:table-cell office:value-type="float" office:value="0.288582">
            <text:p>0.288582</text:p>
          </table:table-cell>
        </table:table-row>
        <table:table-row table:style-name="ro1">
          <table:table-cell office:value-type="float" office:value="3.15529">
            <text:p>3.15529</text:p>
          </table:table-cell>
          <table:table-cell office:value-type="float" office:value="0.257029">
            <text:p>0.257029</text:p>
          </table:table-cell>
        </table:table-row>
        <table:table-row table:style-name="ro1">
          <table:table-cell office:value-type="float" office:value="3.15786">
            <text:p>3.15786</text:p>
          </table:table-cell>
          <table:table-cell office:value-type="float" office:value="0.225451">
            <text:p>0.225451</text:p>
          </table:table-cell>
        </table:table-row>
        <table:table-row table:style-name="ro1">
          <table:table-cell office:value-type="float" office:value="3.16011">
            <text:p>3.16011</text:p>
          </table:table-cell>
          <table:table-cell office:value-type="float" office:value="0.19385">
            <text:p>0.19385</text:p>
          </table:table-cell>
        </table:table-row>
        <table:table-row table:style-name="ro1">
          <table:table-cell office:value-type="float" office:value="3.16205">
            <text:p>3.16205</text:p>
          </table:table-cell>
          <table:table-cell office:value-type="float" office:value="0.162229">
            <text:p>0.162229</text:p>
          </table:table-cell>
        </table:table-row>
        <table:table-row table:style-name="ro1">
          <table:table-cell office:value-type="float" office:value="3.16367">
            <text:p>3.16367</text:p>
          </table:table-cell>
          <table:table-cell office:value-type="float" office:value="0.130593">
            <text:p>0.130593</text:p>
          </table:table-cell>
        </table:table-row>
        <table:table-row table:style-name="ro1">
          <table:table-cell office:value-type="float" office:value="3.16498">
            <text:p>3.16498</text:p>
          </table:table-cell>
          <table:table-cell office:value-type="float" office:value="0.0989429">
            <text:p>0.0989429</text:p>
          </table:table-cell>
        </table:table-row>
        <table:table-row table:style-name="ro1">
          <table:table-cell office:value-type="float" office:value="3.16597">
            <text:p>3.16597</text:p>
          </table:table-cell>
          <table:table-cell office:value-type="float" office:value="0.0672832">
            <text:p>0.0672832</text:p>
          </table:table-cell>
        </table:table-row>
        <table:table-row table:style-name="ro1">
          <table:table-cell office:value-type="float" office:value="3.16664">
            <text:p>3.16664</text:p>
          </table:table-cell>
          <table:table-cell office:value-type="float" office:value="0.0356168">
            <text:p>0.0356168</text:p>
          </table:table-cell>
        </table:table-row>
        <table:table-row table:style-name="ro1">
          <table:table-cell office:value-type="float" office:value="3.167">
            <text:p>3.167</text:p>
          </table:table-cell>
          <table:table-cell office:value-type="float" office:value="0.00394686">
            <text:p>0.00394686</text:p>
          </table:table-cell>
        </table:table-row>
        <table:table-row table:style-name="ro1">
          <table:table-cell office:value-type="float" office:value="3.16703">
            <text:p>3.16703</text:p>
          </table:table-cell>
          <table:table-cell office:value-type="float" office:value="-0.0277235">
            <text:p>-0.0277235</text:p>
          </table:table-cell>
        </table:table-row>
        <table:table-row table:style-name="ro1">
          <table:table-cell office:value-type="float" office:value="3.16676">
            <text:p>3.16676</text:p>
          </table:table-cell>
          <table:table-cell office:value-type="float" office:value="-0.0593911">
            <text:p>-0.0593911</text:p>
          </table:table-cell>
        </table:table-row>
        <table:table-row table:style-name="ro1">
          <table:table-cell office:value-type="float" office:value="3.16616">
            <text:p>3.16616</text:p>
          </table:table-cell>
          <table:table-cell office:value-type="float" office:value="-0.0910527">
            <text:p>-0.0910527</text:p>
          </table:table-cell>
        </table:table-row>
        <table:table-row table:style-name="ro1">
          <table:table-cell office:value-type="float" office:value="3.16525">
            <text:p>3.16525</text:p>
          </table:table-cell>
          <table:table-cell office:value-type="float" office:value="-0.122705">
            <text:p>-0.122705</text:p>
          </table:table-cell>
        </table:table-row>
        <table:table-row table:style-name="ro1">
          <table:table-cell office:value-type="float" office:value="3.16403">
            <text:p>3.16403</text:p>
          </table:table-cell>
          <table:table-cell office:value-type="float" office:value="-0.154345">
            <text:p>-0.154345</text:p>
          </table:table-cell>
        </table:table-row>
        <table:table-row table:style-name="ro1">
          <table:table-cell office:value-type="float" office:value="3.16248">
            <text:p>3.16248</text:p>
          </table:table-cell>
          <table:table-cell office:value-type="float" office:value="-0.18597">
            <text:p>-0.18597</text:p>
          </table:table-cell>
        </table:table-row>
        <table:table-row table:style-name="ro1">
          <table:table-cell office:value-type="float" office:value="3.16062">
            <text:p>3.16062</text:p>
          </table:table-cell>
          <table:table-cell office:value-type="float" office:value="-0.217577">
            <text:p>-0.217577</text:p>
          </table:table-cell>
        </table:table-row>
        <table:table-row table:style-name="ro1">
          <table:table-cell office:value-type="float" office:value="3.15845">
            <text:p>3.15845</text:p>
          </table:table-cell>
          <table:table-cell office:value-type="float" office:value="-0.249161">
            <text:p>-0.249161</text:p>
          </table:table-cell>
        </table:table-row>
        <table:table-row table:style-name="ro1">
          <table:table-cell office:value-type="float" office:value="3.15596">
            <text:p>3.15596</text:p>
          </table:table-cell>
          <table:table-cell office:value-type="float" office:value="-0.280721">
            <text:p>-0.280721</text:p>
          </table:table-cell>
        </table:table-row>
        <table:table-row table:style-name="ro1">
          <table:table-cell office:value-type="float" office:value="3.15315">
            <text:p>3.15315</text:p>
          </table:table-cell>
          <table:table-cell office:value-type="float" office:value="-0.312252">
            <text:p>-0.312252</text:p>
          </table:table-cell>
        </table:table-row>
        <table:table-row table:style-name="ro1">
          <table:table-cell office:value-type="float" office:value="3.15003">
            <text:p>3.15003</text:p>
          </table:table-cell>
          <table:table-cell office:value-type="float" office:value="-0.343752">
            <text:p>-0.343752</text:p>
          </table:table-cell>
        </table:table-row>
        <table:table-row table:style-name="ro1">
          <table:table-cell office:value-type="float" office:value="3.14659">
            <text:p>3.14659</text:p>
          </table:table-cell>
          <table:table-cell office:value-type="float" office:value="-0.375218">
            <text:p>-0.375218</text:p>
          </table:table-cell>
        </table:table-row>
        <table:table-row table:style-name="ro1">
          <table:table-cell office:value-type="float" office:value="3.14284">
            <text:p>3.14284</text:p>
          </table:table-cell>
          <table:table-cell office:value-type="float" office:value="-0.406647">
            <text:p>-0.406647</text:p>
          </table:table-cell>
        </table:table-row>
        <table:table-row table:style-name="ro1">
          <table:table-cell office:value-type="float" office:value="3.13877">
            <text:p>3.13877</text:p>
          </table:table-cell>
          <table:table-cell office:value-type="float" office:value="-0.438034">
            <text:p>-0.438034</text:p>
          </table:table-cell>
        </table:table-row>
        <table:table-row table:style-name="ro1">
          <table:table-cell office:value-type="float" office:value="3.13439">
            <text:p>3.13439</text:p>
          </table:table-cell>
          <table:table-cell office:value-type="float" office:value="-0.469378">
            <text:p>-0.469378</text:p>
          </table:table-cell>
        </table:table-row>
        <table:table-row table:style-name="ro1">
          <table:table-cell office:value-type="float" office:value="3.1297">
            <text:p>3.1297</text:p>
          </table:table-cell>
          <table:table-cell office:value-type="float" office:value="-0.500675">
            <text:p>-0.500675</text:p>
          </table:table-cell>
        </table:table-row>
        <table:table-row table:style-name="ro1">
          <table:table-cell office:value-type="float" office:value="3.12469">
            <text:p>3.12469</text:p>
          </table:table-cell>
          <table:table-cell office:value-type="float" office:value="-0.531922">
            <text:p>-0.531922</text:p>
          </table:table-cell>
        </table:table-row>
        <table:table-row table:style-name="ro1">
          <table:table-cell office:value-type="float" office:value="3.11937">
            <text:p>3.11937</text:p>
          </table:table-cell>
          <table:table-cell office:value-type="float" office:value="-0.563116">
            <text:p>-0.563116</text:p>
          </table:table-cell>
        </table:table-row>
        <table:table-row table:style-name="ro1">
          <table:table-cell office:value-type="float" office:value="3.11374">
            <text:p>3.11374</text:p>
          </table:table-cell>
          <table:table-cell office:value-type="float" office:value="-0.594253">
            <text:p>-0.594253</text:p>
          </table:table-cell>
        </table:table-row>
        <table:table-row table:style-name="ro1">
          <table:table-cell office:value-type="float" office:value="3.1078">
            <text:p>3.1078</text:p>
          </table:table-cell>
          <table:table-cell office:value-type="float" office:value="-0.625331">
            <text:p>-0.625331</text:p>
          </table:table-cell>
        </table:table-row>
        <table:table-row table:style-name="ro1">
          <table:table-cell office:value-type="float" office:value="3.10154">
            <text:p>3.10154</text:p>
          </table:table-cell>
          <table:table-cell office:value-type="float" office:value="-0.656346">
            <text:p>-0.656346</text:p>
          </table:table-cell>
        </table:table-row>
        <table:table-row table:style-name="ro1">
          <table:table-cell office:value-type="float" office:value="3.09498">
            <text:p>3.09498</text:p>
          </table:table-cell>
          <table:table-cell office:value-type="float" office:value="-0.687296">
            <text:p>-0.687296</text:p>
          </table:table-cell>
        </table:table-row>
        <table:table-row table:style-name="ro1">
          <table:table-cell office:value-type="float" office:value="3.08811">
            <text:p>3.08811</text:p>
          </table:table-cell>
          <table:table-cell office:value-type="float" office:value="-0.718177">
            <text:p>-0.718177</text:p>
          </table:table-cell>
        </table:table-row>
        <table:table-row table:style-name="ro1">
          <table:table-cell office:value-type="float" office:value="3.08092">
            <text:p>3.08092</text:p>
          </table:table-cell>
          <table:table-cell office:value-type="float" office:value="-0.748987">
            <text:p>-0.748987</text:p>
          </table:table-cell>
        </table:table-row>
        <table:table-row table:style-name="ro1">
          <table:table-cell office:value-type="float" office:value="3.07343">
            <text:p>3.07343</text:p>
          </table:table-cell>
          <table:table-cell office:value-type="float" office:value="-0.779721">
            <text:p>-0.779721</text:p>
          </table:table-cell>
        </table:table-row>
        <table:table-row table:style-name="ro1">
          <table:table-cell office:value-type="float" office:value="3.06564">
            <text:p>3.06564</text:p>
          </table:table-cell>
          <table:table-cell office:value-type="float" office:value="-0.810377">
            <text:p>-0.810377</text:p>
          </table:table-cell>
        </table:table-row>
        <table:table-row table:style-name="ro1">
          <table:table-cell office:value-type="float" office:value="3.05753">
            <text:p>3.05753</text:p>
          </table:table-cell>
          <table:table-cell office:value-type="float" office:value="-0.840953">
            <text:p>-0.840953</text:p>
          </table:table-cell>
        </table:table-row>
        <table:table-row table:style-name="ro1">
          <table:table-cell office:value-type="float" office:value="3.04912">
            <text:p>3.04912</text:p>
          </table:table-cell>
          <table:table-cell office:value-type="float" office:value="-0.871444">
            <text:p>-0.871444</text:p>
          </table:table-cell>
        </table:table-row>
        <table:table-row table:style-name="ro1">
          <table:table-cell office:value-type="float" office:value="3.04041">
            <text:p>3.04041</text:p>
          </table:table-cell>
          <table:table-cell office:value-type="float" office:value="-0.901848">
            <text:p>-0.901848</text:p>
          </table:table-cell>
        </table:table-row>
        <table:table-row table:style-name="ro1">
          <table:table-cell office:value-type="float" office:value="3.03139">
            <text:p>3.03139</text:p>
          </table:table-cell>
          <table:table-cell office:value-type="float" office:value="-0.932162">
            <text:p>-0.932162</text:p>
          </table:table-cell>
        </table:table-row>
        <table:table-row table:style-name="ro1">
          <table:table-cell office:value-type="float" office:value="3.02207">
            <text:p>3.02207</text:p>
          </table:table-cell>
          <table:table-cell office:value-type="float" office:value="-0.962383">
            <text:p>-0.962383</text:p>
          </table:table-cell>
        </table:table-row>
        <table:table-row table:style-name="ro1">
          <table:table-cell office:value-type="float" office:value="3.01245">
            <text:p>3.01245</text:p>
          </table:table-cell>
          <table:table-cell office:value-type="float" office:value="-0.992507">
            <text:p>-0.992507</text:p>
          </table:table-cell>
        </table:table-row>
        <table:table-row table:style-name="ro1">
          <table:table-cell office:value-type="float" office:value="3.00252">
            <text:p>3.00252</text:p>
          </table:table-cell>
          <table:table-cell office:value-type="float" office:value="-1.02253">
            <text:p>-1.02253</text:p>
          </table:table-cell>
        </table:table-row>
        <table:table-row table:style-name="ro1">
          <table:table-cell office:value-type="float" office:value="2.9923">
            <text:p>2.9923</text:p>
          </table:table-cell>
          <table:table-cell office:value-type="float" office:value="-1.05246">
            <text:p>-1.05246</text:p>
          </table:table-cell>
        </table:table-row>
        <table:table-row table:style-name="ro1">
          <table:table-cell office:value-type="float" office:value="2.98177">
            <text:p>2.98177</text:p>
          </table:table-cell>
          <table:table-cell office:value-type="float" office:value="-1.08227">
            <text:p>-1.08227</text:p>
          </table:table-cell>
        </table:table-row>
        <table:table-row table:style-name="ro1">
          <table:table-cell office:value-type="float" office:value="2.97095">
            <text:p>2.97095</text:p>
          </table:table-cell>
          <table:table-cell office:value-type="float" office:value="-1.11198">
            <text:p>-1.11198</text:p>
          </table:table-cell>
        </table:table-row>
        <table:table-row table:style-name="ro1">
          <table:table-cell office:value-type="float" office:value="2.95983">
            <text:p>2.95983</text:p>
          </table:table-cell>
          <table:table-cell office:value-type="float" office:value="-1.14158">
            <text:p>-1.14158</text:p>
          </table:table-cell>
        </table:table-row>
        <table:table-row table:style-name="ro1">
          <table:table-cell office:value-type="float" office:value="2.94841">
            <text:p>2.94841</text:p>
          </table:table-cell>
          <table:table-cell office:value-type="float" office:value="-1.17106">
            <text:p>-1.17106</text:p>
          </table:table-cell>
        </table:table-row>
        <table:table-row table:style-name="ro1">
          <table:table-cell office:value-type="float" office:value="2.9367">
            <text:p>2.9367</text:p>
          </table:table-cell>
          <table:table-cell office:value-type="float" office:value="-1.20043">
            <text:p>-1.20043</text:p>
          </table:table-cell>
        </table:table-row>
        <table:table-row table:style-name="ro1">
          <table:table-cell office:value-type="float" office:value="2.9247">
            <text:p>2.9247</text:p>
          </table:table-cell>
          <table:table-cell office:value-type="float" office:value="-1.22968">
            <text:p>-1.22968</text:p>
          </table:table-cell>
        </table:table-row>
        <table:table-row table:style-name="ro1">
          <table:table-cell office:value-type="float" office:value="2.9124">
            <text:p>2.9124</text:p>
          </table:table-cell>
          <table:table-cell office:value-type="float" office:value="-1.2588">
            <text:p>-1.2588</text:p>
          </table:table-cell>
        </table:table-row>
        <table:table-row table:style-name="ro1">
          <table:table-cell office:value-type="float" office:value="2.89981">
            <text:p>2.89981</text:p>
          </table:table-cell>
          <table:table-cell office:value-type="float" office:value="-1.2878">
            <text:p>-1.2878</text:p>
          </table:table-cell>
        </table:table-row>
        <table:table-row table:style-name="ro1">
          <table:table-cell office:value-type="float" office:value="2.88693">
            <text:p>2.88693</text:p>
          </table:table-cell>
          <table:table-cell office:value-type="float" office:value="-1.31667">
            <text:p>-1.31667</text:p>
          </table:table-cell>
        </table:table-row>
        <table:table-row table:style-name="ro1">
          <table:table-cell office:value-type="float" office:value="2.87377">
            <text:p>2.87377</text:p>
          </table:table-cell>
          <table:table-cell office:value-type="float" office:value="-1.34541">
            <text:p>-1.34541</text:p>
          </table:table-cell>
        </table:table-row>
        <table:table-row table:style-name="ro1">
          <table:table-cell office:value-type="float" office:value="2.86031">
            <text:p>2.86031</text:p>
          </table:table-cell>
          <table:table-cell office:value-type="float" office:value="-1.37401">
            <text:p>-1.37401</text:p>
          </table:table-cell>
        </table:table-row>
        <table:table-row table:style-name="ro1">
          <table:table-cell office:value-type="float" office:value="2.84657">
            <text:p>2.84657</text:p>
          </table:table-cell>
          <table:table-cell office:value-type="float" office:value="-1.40248">
            <text:p>-1.40248</text:p>
          </table:table-cell>
        </table:table-row>
        <table:table-row table:style-name="ro1">
          <table:table-cell office:value-type="float" office:value="2.83255">
            <text:p>2.83255</text:p>
          </table:table-cell>
          <table:table-cell office:value-type="float" office:value="-1.4308">
            <text:p>-1.4308</text:p>
          </table:table-cell>
        </table:table-row>
        <table:table-row table:style-name="ro1">
          <table:table-cell office:value-type="float" office:value="2.81824">
            <text:p>2.81824</text:p>
          </table:table-cell>
          <table:table-cell office:value-type="float" office:value="-1.45898">
            <text:p>-1.45898</text:p>
          </table:table-cell>
        </table:table-row>
        <table:table-row table:style-name="ro1">
          <table:table-cell office:value-type="float" office:value="2.80365">
            <text:p>2.80365</text:p>
          </table:table-cell>
          <table:table-cell office:value-type="float" office:value="-1.48702">
            <text:p>-1.48702</text:p>
          </table:table-cell>
        </table:table-row>
        <table:table-row table:style-name="ro1">
          <table:table-cell office:value-type="float" office:value="2.78878">
            <text:p>2.78878</text:p>
          </table:table-cell>
          <table:table-cell office:value-type="float" office:value="-1.51491">
            <text:p>-1.51491</text:p>
          </table:table-cell>
        </table:table-row>
        <table:table-row table:style-name="ro1">
          <table:table-cell office:value-type="float" office:value="2.77363">
            <text:p>2.77363</text:p>
          </table:table-cell>
          <table:table-cell office:value-type="float" office:value="-1.54265">
            <text:p>-1.54265</text:p>
          </table:table-cell>
        </table:table-row>
        <table:table-row table:style-name="ro1">
          <table:table-cell office:value-type="float" office:value="2.75821">
            <text:p>2.75821</text:p>
          </table:table-cell>
          <table:table-cell office:value-type="float" office:value="-1.57023">
            <text:p>-1.57023</text:p>
          </table:table-cell>
        </table:table-row>
        <table:table-row table:style-name="ro1">
          <table:table-cell office:value-type="float" office:value="2.7425">
            <text:p>2.7425</text:p>
          </table:table-cell>
          <table:table-cell office:value-type="float" office:value="-1.59765">
            <text:p>-1.59765</text:p>
          </table:table-cell>
        </table:table-row>
        <table:table-row table:style-name="ro1">
          <table:table-cell office:value-type="float" office:value="2.72653">
            <text:p>2.72653</text:p>
          </table:table-cell>
          <table:table-cell office:value-type="float" office:value="-1.62492">
            <text:p>-1.62492</text:p>
          </table:table-cell>
        </table:table-row>
        <table:table-row table:style-name="ro1">
          <table:table-cell office:value-type="float" office:value="2.71028">
            <text:p>2.71028</text:p>
          </table:table-cell>
          <table:table-cell office:value-type="float" office:value="-1.65202">
            <text:p>-1.65202</text:p>
          </table:table-cell>
        </table:table-row>
        <table:table-row table:style-name="ro1">
          <table:table-cell office:value-type="float" office:value="2.69376">
            <text:p>2.69376</text:p>
          </table:table-cell>
          <table:table-cell office:value-type="float" office:value="-1.67896">
            <text:p>-1.67896</text:p>
          </table:table-cell>
        </table:table-row>
        <table:table-row table:style-name="ro1">
          <table:table-cell office:value-type="float" office:value="2.67697">
            <text:p>2.67697</text:p>
          </table:table-cell>
          <table:table-cell office:value-type="float" office:value="-1.70573">
            <text:p>-1.70573</text:p>
          </table:table-cell>
        </table:table-row>
        <table:table-row table:style-name="ro1">
          <table:table-cell office:value-type="float" office:value="2.65991">
            <text:p>2.65991</text:p>
          </table:table-cell>
          <table:table-cell office:value-type="float" office:value="-1.73233">
            <text:p>-1.73233</text:p>
          </table:table-cell>
        </table:table-row>
        <table:table-row table:style-name="ro1">
          <table:table-cell office:value-type="float" office:value="2.64259">
            <text:p>2.64259</text:p>
          </table:table-cell>
          <table:table-cell office:value-type="float" office:value="-1.75875">
            <text:p>-1.75875</text:p>
          </table:table-cell>
        </table:table-row>
        <table:table-row table:style-name="ro1">
          <table:table-cell office:value-type="float" office:value="2.625">
            <text:p>2.625</text:p>
          </table:table-cell>
          <table:table-cell office:value-type="float" office:value="-1.785">
            <text:p>-1.785</text:p>
          </table:table-cell>
        </table:table-row>
        <table:table-row table:style-name="ro1">
          <table:table-cell office:value-type="float" office:value="2.60715">
            <text:p>2.60715</text:p>
          </table:table-cell>
          <table:table-cell office:value-type="float" office:value="-1.81107">
            <text:p>-1.81107</text:p>
          </table:table-cell>
        </table:table-row>
        <table:table-row table:style-name="ro1">
          <table:table-cell office:value-type="float" office:value="2.58904">
            <text:p>2.58904</text:p>
          </table:table-cell>
          <table:table-cell office:value-type="float" office:value="-1.83696">
            <text:p>-1.83696</text:p>
          </table:table-cell>
        </table:table-row>
        <table:table-row table:style-name="ro1">
          <table:table-cell office:value-type="float" office:value="2.57067">
            <text:p>2.57067</text:p>
          </table:table-cell>
          <table:table-cell office:value-type="float" office:value="-1.86267">
            <text:p>-1.86267</text:p>
          </table:table-cell>
        </table:table-row>
        <table:table-row table:style-name="ro1">
          <table:table-cell office:value-type="float" office:value="2.55204">
            <text:p>2.55204</text:p>
          </table:table-cell>
          <table:table-cell office:value-type="float" office:value="-1.88819">
            <text:p>-1.88819</text:p>
          </table:table-cell>
        </table:table-row>
        <table:table-row table:style-name="ro1">
          <table:table-cell office:value-type="float" office:value="2.53316">
            <text:p>2.53316</text:p>
          </table:table-cell>
          <table:table-cell office:value-type="float" office:value="-1.91352">
            <text:p>-1.91352</text:p>
          </table:table-cell>
        </table:table-row>
        <table:table-row table:style-name="ro1">
          <table:table-cell office:value-type="float" office:value="2.51403">
            <text:p>2.51403</text:p>
          </table:table-cell>
          <table:table-cell office:value-type="float" office:value="-1.93866">
            <text:p>-1.93866</text:p>
          </table:table-cell>
        </table:table-row>
        <table:table-row table:style-name="ro1">
          <table:table-cell office:value-type="float" office:value="2.49464">
            <text:p>2.49464</text:p>
          </table:table-cell>
          <table:table-cell office:value-type="float" office:value="-1.96361">
            <text:p>-1.96361</text:p>
          </table:table-cell>
        </table:table-row>
        <table:table-row table:style-name="ro1">
          <table:table-cell office:value-type="float" office:value="2.475">
            <text:p>2.475</text:p>
          </table:table-cell>
          <table:table-cell office:value-type="float" office:value="-1.98836">
            <text:p>-1.98836</text:p>
          </table:table-cell>
        </table:table-row>
        <table:table-row table:style-name="ro1">
          <table:table-cell office:value-type="float" office:value="2.45512">
            <text:p>2.45512</text:p>
          </table:table-cell>
          <table:table-cell office:value-type="float" office:value="-2.01291">
            <text:p>-2.01291</text:p>
          </table:table-cell>
        </table:table-row>
        <table:table-row table:style-name="ro1">
          <table:table-cell office:value-type="float" office:value="2.43499">
            <text:p>2.43499</text:p>
          </table:table-cell>
          <table:table-cell office:value-type="float" office:value="-2.03726">
            <text:p>-2.03726</text:p>
          </table:table-cell>
        </table:table-row>
        <table:table-row table:style-name="ro1">
          <table:table-cell office:value-type="float" office:value="2.41462">
            <text:p>2.41462</text:p>
          </table:table-cell>
          <table:table-cell office:value-type="float" office:value="-2.06141">
            <text:p>-2.06141</text:p>
          </table:table-cell>
        </table:table-row>
        <table:table-row table:style-name="ro1">
          <table:table-cell office:value-type="float" office:value="2.394">
            <text:p>2.394</text:p>
          </table:table-cell>
          <table:table-cell office:value-type="float" office:value="-2.08535">
            <text:p>-2.08535</text:p>
          </table:table-cell>
        </table:table-row>
        <table:table-row table:style-name="ro1">
          <table:table-cell office:value-type="float" office:value="2.37315">
            <text:p>2.37315</text:p>
          </table:table-cell>
          <table:table-cell office:value-type="float" office:value="-2.10908">
            <text:p>-2.10908</text:p>
          </table:table-cell>
        </table:table-row>
        <table:table-row table:style-name="ro1">
          <table:table-cell office:value-type="float" office:value="2.35206">
            <text:p>2.35206</text:p>
          </table:table-cell>
          <table:table-cell office:value-type="float" office:value="-2.1326">
            <text:p>-2.1326</text:p>
          </table:table-cell>
        </table:table-row>
        <table:table-row table:style-name="ro1">
          <table:table-cell office:value-type="float" office:value="2.33073">
            <text:p>2.33073</text:p>
          </table:table-cell>
          <table:table-cell office:value-type="float" office:value="-2.15591">
            <text:p>-2.15591</text:p>
          </table:table-cell>
        </table:table-row>
        <table:table-row table:style-name="ro1">
          <table:table-cell office:value-type="float" office:value="2.30917">
            <text:p>2.30917</text:p>
          </table:table-cell>
          <table:table-cell office:value-type="float" office:value="-2.179">
            <text:p>-2.179</text:p>
          </table:table-cell>
        </table:table-row>
        <table:table-row table:style-name="ro1">
          <table:table-cell office:value-type="float" office:value="2.28738">
            <text:p>2.28738</text:p>
          </table:table-cell>
          <table:table-cell office:value-type="float" office:value="-2.20187">
            <text:p>-2.20187</text:p>
          </table:table-cell>
        </table:table-row>
        <table:table-row table:style-name="ro1">
          <table:table-cell office:value-type="float" office:value="2.26536">
            <text:p>2.26536</text:p>
          </table:table-cell>
          <table:table-cell office:value-type="float" office:value="-2.22453">
            <text:p>-2.22453</text:p>
          </table:table-cell>
        </table:table-row>
        <table:table-row table:style-name="ro1">
          <table:table-cell office:value-type="float" office:value="2.24312">
            <text:p>2.24312</text:p>
          </table:table-cell>
          <table:table-cell office:value-type="float" office:value="-2.24696">
            <text:p>-2.24696</text:p>
          </table:table-cell>
        </table:table-row>
        <table:table-row table:style-name="ro1">
          <table:table-cell office:value-type="float" office:value="2.22065">
            <text:p>2.22065</text:p>
          </table:table-cell>
          <table:table-cell office:value-type="float" office:value="-2.26916">
            <text:p>-2.26916</text:p>
          </table:table-cell>
        </table:table-row>
        <table:table-row table:style-name="ro1">
          <table:table-cell office:value-type="float" office:value="2.19796">
            <text:p>2.19796</text:p>
          </table:table-cell>
          <table:table-cell office:value-type="float" office:value="-2.29114">
            <text:p>-2.29114</text:p>
          </table:table-cell>
        </table:table-row>
        <table:table-row table:style-name="ro1">
          <table:table-cell office:value-type="float" office:value="2.17505">
            <text:p>2.17505</text:p>
          </table:table-cell>
          <table:table-cell office:value-type="float" office:value="-2.31289">
            <text:p>-2.31289</text:p>
          </table:table-cell>
        </table:table-row>
        <table:table-row table:style-name="ro1">
          <table:table-cell office:value-type="float" office:value="2.15192">
            <text:p>2.15192</text:p>
          </table:table-cell>
          <table:table-cell office:value-type="float" office:value="-2.33441">
            <text:p>-2.33441</text:p>
          </table:table-cell>
        </table:table-row>
        <table:table-row table:style-name="ro1">
          <table:table-cell office:value-type="float" office:value="2.12857">
            <text:p>2.12857</text:p>
          </table:table-cell>
          <table:table-cell office:value-type="float" office:value="-2.3557">
            <text:p>-2.3557</text:p>
          </table:table-cell>
        </table:table-row>
        <table:table-row table:style-name="ro1">
          <table:table-cell office:value-type="float" office:value="2.10502">
            <text:p>2.10502</text:p>
          </table:table-cell>
          <table:table-cell office:value-type="float" office:value="-2.37675">
            <text:p>-2.37675</text:p>
          </table:table-cell>
        </table:table-row>
        <table:table-row table:style-name="ro1">
          <table:table-cell office:value-type="float" office:value="2.08125">
            <text:p>2.08125</text:p>
          </table:table-cell>
          <table:table-cell office:value-type="float" office:value="-2.39756">
            <text:p>-2.39756</text:p>
          </table:table-cell>
        </table:table-row>
        <table:table-row table:style-name="ro1">
          <table:table-cell office:value-type="float" office:value="2.05727">
            <text:p>2.05727</text:p>
          </table:table-cell>
          <table:table-cell office:value-type="float" office:value="-2.41813">
            <text:p>-2.41813</text:p>
          </table:table-cell>
        </table:table-row>
        <table:table-row table:style-name="ro1">
          <table:table-cell office:value-type="float" office:value="2.03309">
            <text:p>2.03309</text:p>
          </table:table-cell>
          <table:table-cell office:value-type="float" office:value="-2.43846">
            <text:p>-2.43846</text:p>
          </table:table-cell>
        </table:table-row>
        <table:table-row table:style-name="ro1">
          <table:table-cell office:value-type="float" office:value="2.00871">
            <text:p>2.00871</text:p>
          </table:table-cell>
          <table:table-cell office:value-type="float" office:value="-2.45855">
            <text:p>-2.45855</text:p>
          </table:table-cell>
        </table:table-row>
        <table:table-row table:style-name="ro1">
          <table:table-cell office:value-type="float" office:value="1.98412">
            <text:p>1.98412</text:p>
          </table:table-cell>
          <table:table-cell office:value-type="float" office:value="-2.47839">
            <text:p>-2.47839</text:p>
          </table:table-cell>
        </table:table-row>
        <table:table-row table:style-name="ro1">
          <table:table-cell office:value-type="float" office:value="1.95934">
            <text:p>1.95934</text:p>
          </table:table-cell>
          <table:table-cell office:value-type="float" office:value="-2.49799">
            <text:p>-2.49799</text:p>
          </table:table-cell>
        </table:table-row>
        <table:table-row table:style-name="ro1">
          <table:table-cell office:value-type="float" office:value="1.93436">
            <text:p>1.93436</text:p>
          </table:table-cell>
          <table:table-cell office:value-type="float" office:value="-2.51733">
            <text:p>-2.51733</text:p>
          </table:table-cell>
        </table:table-row>
        <table:table-row table:style-name="ro1">
          <table:table-cell office:value-type="float" office:value="1.90919">
            <text:p>1.90919</text:p>
          </table:table-cell>
          <table:table-cell office:value-type="float" office:value="-2.53642">
            <text:p>-2.53642</text:p>
          </table:table-cell>
        </table:table-row>
        <table:table-row table:style-name="ro1">
          <table:table-cell office:value-type="float" office:value="1.88382">
            <text:p>1.88382</text:p>
          </table:table-cell>
          <table:table-cell office:value-type="float" office:value="-2.55526">
            <text:p>-2.55526</text:p>
          </table:table-cell>
        </table:table-row>
        <table:table-row table:style-name="ro1">
          <table:table-cell office:value-type="float" office:value="1.85827">
            <text:p>1.85827</text:p>
          </table:table-cell>
          <table:table-cell office:value-type="float" office:value="-2.57384">
            <text:p>-2.57384</text:p>
          </table:table-cell>
        </table:table-row>
        <table:table-row table:style-name="ro1">
          <table:table-cell office:value-type="float" office:value="1.83253">
            <text:p>1.83253</text:p>
          </table:table-cell>
          <table:table-cell office:value-type="float" office:value="-2.59217">
            <text:p>-2.59217</text:p>
          </table:table-cell>
        </table:table-row>
        <table:table-row table:style-name="ro1">
          <table:table-cell office:value-type="float" office:value="1.80661">
            <text:p>1.80661</text:p>
          </table:table-cell>
          <table:table-cell office:value-type="float" office:value="-2.61023">
            <text:p>-2.61023</text:p>
          </table:table-cell>
        </table:table-row>
        <table:table-row table:style-name="ro1">
          <table:table-cell office:value-type="float" office:value="1.78051">
            <text:p>1.78051</text:p>
          </table:table-cell>
          <table:table-cell office:value-type="float" office:value="-2.62804">
            <text:p>-2.62804</text:p>
          </table:table-cell>
        </table:table-row>
        <table:table-row table:style-name="ro1">
          <table:table-cell office:value-type="float" office:value="1.75423">
            <text:p>1.75423</text:p>
          </table:table-cell>
          <table:table-cell office:value-type="float" office:value="-2.64558">
            <text:p>-2.64558</text:p>
          </table:table-cell>
        </table:table-row>
        <table:table-row table:style-name="ro1">
          <table:table-cell office:value-type="float" office:value="1.72777">
            <text:p>1.72777</text:p>
          </table:table-cell>
          <table:table-cell office:value-type="float" office:value="-2.66286">
            <text:p>-2.66286</text:p>
          </table:table-cell>
        </table:table-row>
        <table:table-row table:style-name="ro1">
          <table:table-cell office:value-type="float" office:value="1.70114">
            <text:p>1.70114</text:p>
          </table:table-cell>
          <table:table-cell office:value-type="float" office:value="-2.67987">
            <text:p>-2.67987</text:p>
          </table:table-cell>
        </table:table-row>
        <table:table-row table:style-name="ro1">
          <table:table-cell office:value-type="float" office:value="1.67434">
            <text:p>1.67434</text:p>
          </table:table-cell>
          <table:table-cell office:value-type="float" office:value="-2.69661">
            <text:p>-2.69661</text:p>
          </table:table-cell>
        </table:table-row>
        <table:table-row table:style-name="ro1">
          <table:table-cell office:value-type="float" office:value="1.64738">
            <text:p>1.64738</text:p>
          </table:table-cell>
          <table:table-cell office:value-type="float" office:value="-2.71309">
            <text:p>-2.71309</text:p>
          </table:table-cell>
        </table:table-row>
        <table:table-row table:style-name="ro1">
          <table:table-cell office:value-type="float" office:value="1.62025">
            <text:p>1.62025</text:p>
          </table:table-cell>
          <table:table-cell office:value-type="float" office:value="-2.72929">
            <text:p>-2.72929</text:p>
          </table:table-cell>
        </table:table-row>
        <table:table-row table:style-name="ro1">
          <table:table-cell office:value-type="float" office:value="1.59295">
            <text:p>1.59295</text:p>
          </table:table-cell>
          <table:table-cell office:value-type="float" office:value="-2.74522">
            <text:p>-2.74522</text:p>
          </table:table-cell>
        </table:table-row>
        <table:table-row table:style-name="ro1">
          <table:table-cell office:value-type="float" office:value="1.5655">
            <text:p>1.5655</text:p>
          </table:table-cell>
          <table:table-cell office:value-type="float" office:value="-2.76087">
            <text:p>-2.76087</text:p>
          </table:table-cell>
        </table:table-row>
        <table:table-row table:style-name="ro1">
          <table:table-cell office:value-type="float" office:value="1.53789">
            <text:p>1.53789</text:p>
          </table:table-cell>
          <table:table-cell office:value-type="float" office:value="-2.77625">
            <text:p>-2.77625</text:p>
          </table:table-cell>
        </table:table-row>
        <table:table-row table:style-name="ro1">
          <table:table-cell office:value-type="float" office:value="1.51013">
            <text:p>1.51013</text:p>
          </table:table-cell>
          <table:table-cell office:value-type="float" office:value="-2.79136">
            <text:p>-2.79136</text:p>
          </table:table-cell>
        </table:table-row>
        <table:table-row table:style-name="ro1">
          <table:table-cell office:value-type="float" office:value="1.48222">
            <text:p>1.48222</text:p>
          </table:table-cell>
          <table:table-cell office:value-type="float" office:value="-2.80618">
            <text:p>-2.80618</text:p>
          </table:table-cell>
        </table:table-row>
        <table:table-row table:style-name="ro1">
          <table:table-cell office:value-type="float" office:value="1.45415">
            <text:p>1.45415</text:p>
          </table:table-cell>
          <table:table-cell office:value-type="float" office:value="-2.82072">
            <text:p>-2.82072</text:p>
          </table:table-cell>
        </table:table-row>
        <table:table-row table:style-name="ro1">
          <table:table-cell office:value-type="float" office:value="1.42595">
            <text:p>1.42595</text:p>
          </table:table-cell>
          <table:table-cell office:value-type="float" office:value="-2.83498">
            <text:p>-2.83498</text:p>
          </table:table-cell>
        </table:table-row>
        <table:table-row table:style-name="ro1">
          <table:table-cell office:value-type="float" office:value="1.3976">
            <text:p>1.3976</text:p>
          </table:table-cell>
          <table:table-cell office:value-type="float" office:value="-2.84895">
            <text:p>-2.84895</text:p>
          </table:table-cell>
        </table:table-row>
        <table:table-row table:style-name="ro1">
          <table:table-cell office:value-type="float" office:value="1.36911">
            <text:p>1.36911</text:p>
          </table:table-cell>
          <table:table-cell office:value-type="float" office:value="-2.86265">
            <text:p>-2.86265</text:p>
          </table:table-cell>
        </table:table-row>
        <table:table-row table:style-name="ro1">
          <table:table-cell office:value-type="float" office:value="1.34048">
            <text:p>1.34048</text:p>
          </table:table-cell>
          <table:table-cell office:value-type="float" office:value="-2.87605">
            <text:p>-2.87605</text:p>
          </table:table-cell>
        </table:table-row>
        <table:table-row table:style-name="ro1">
          <table:table-cell office:value-type="float" office:value="1.31172">
            <text:p>1.31172</text:p>
          </table:table-cell>
          <table:table-cell office:value-type="float" office:value="-2.88917">
            <text:p>-2.88917</text:p>
          </table:table-cell>
        </table:table-row>
        <table:table-row table:style-name="ro1">
          <table:table-cell office:value-type="float" office:value="1.28283">
            <text:p>1.28283</text:p>
          </table:table-cell>
          <table:table-cell office:value-type="float" office:value="-2.902">
            <text:p>-2.902</text:p>
          </table:table-cell>
        </table:table-row>
        <table:table-row table:style-name="ro1">
          <table:table-cell office:value-type="float" office:value="1.25381">
            <text:p>1.25381</text:p>
          </table:table-cell>
          <table:table-cell office:value-type="float" office:value="-2.91453">
            <text:p>-2.91453</text:p>
          </table:table-cell>
        </table:table-row>
        <table:table-row table:style-name="ro1">
          <table:table-cell office:value-type="float" office:value="1.22466">
            <text:p>1.22466</text:p>
          </table:table-cell>
          <table:table-cell office:value-type="float" office:value="-2.92678">
            <text:p>-2.92678</text:p>
          </table:table-cell>
        </table:table-row>
        <table:table-row table:style-name="ro1">
          <table:table-cell office:value-type="float" office:value="1.1954">
            <text:p>1.1954</text:p>
          </table:table-cell>
          <table:table-cell office:value-type="float" office:value="-2.93873">
            <text:p>-2.93873</text:p>
          </table:table-cell>
        </table:table-row>
        <table:table-row table:style-name="ro1">
          <table:table-cell office:value-type="float" office:value="1.16601">
            <text:p>1.16601</text:p>
          </table:table-cell>
          <table:table-cell office:value-type="float" office:value="-2.95039">
            <text:p>-2.95039</text:p>
          </table:table-cell>
        </table:table-row>
        <table:table-row table:style-name="ro1">
          <table:table-cell office:value-type="float" office:value="1.1365">
            <text:p>1.1365</text:p>
          </table:table-cell>
          <table:table-cell office:value-type="float" office:value="-2.96176">
            <text:p>-2.96176</text:p>
          </table:table-cell>
        </table:table-row>
        <table:table-row table:style-name="ro1">
          <table:table-cell office:value-type="float" office:value="1.10689">
            <text:p>1.10689</text:p>
          </table:table-cell>
          <table:table-cell office:value-type="float" office:value="-2.97283">
            <text:p>-2.97283</text:p>
          </table:table-cell>
        </table:table-row>
        <table:table-row table:style-name="ro1">
          <table:table-cell office:value-type="float" office:value="1.07716">
            <text:p>1.07716</text:p>
          </table:table-cell>
          <table:table-cell office:value-type="float" office:value="-2.9836">
            <text:p>-2.9836</text:p>
          </table:table-cell>
        </table:table-row>
        <table:table-row table:style-name="ro1">
          <table:table-cell office:value-type="float" office:value="1.04732">
            <text:p>1.04732</text:p>
          </table:table-cell>
          <table:table-cell office:value-type="float" office:value="-2.99407">
            <text:p>-2.99407</text:p>
          </table:table-cell>
        </table:table-row>
        <table:table-row table:style-name="ro1">
          <table:table-cell office:value-type="float" office:value="1.01738">
            <text:p>1.01738</text:p>
          </table:table-cell>
          <table:table-cell office:value-type="float" office:value="-3.00425">
            <text:p>-3.00425</text:p>
          </table:table-cell>
        </table:table-row>
        <table:table-row table:style-name="ro1">
          <table:table-cell office:value-type="float" office:value="0.987339">
            <text:p>0.987339</text:p>
          </table:table-cell>
          <table:table-cell office:value-type="float" office:value="-3.01412">
            <text:p>-3.01412</text:p>
          </table:table-cell>
        </table:table-row>
        <table:table-row table:style-name="ro1">
          <table:table-cell office:value-type="float" office:value="0.957198">
            <text:p>0.957198</text:p>
          </table:table-cell>
          <table:table-cell office:value-type="float" office:value="-3.02369">
            <text:p>-3.02369</text:p>
          </table:table-cell>
        </table:table-row>
        <table:table-row table:style-name="ro1">
          <table:table-cell office:value-type="float" office:value="0.926961">
            <text:p>0.926961</text:p>
          </table:table-cell>
          <table:table-cell office:value-type="float" office:value="-3.03296">
            <text:p>-3.03296</text:p>
          </table:table-cell>
        </table:table-row>
        <table:table-row table:style-name="ro1">
          <table:table-cell office:value-type="float" office:value="0.896632">
            <text:p>0.896632</text:p>
          </table:table-cell>
          <table:table-cell office:value-type="float" office:value="-3.04193">
            <text:p>-3.04193</text:p>
          </table:table-cell>
        </table:table-row>
        <table:table-row table:style-name="ro1">
          <table:table-cell office:value-type="float" office:value="0.866212">
            <text:p>0.866212</text:p>
          </table:table-cell>
          <table:table-cell office:value-type="float" office:value="-3.05059">
            <text:p>-3.05059</text:p>
          </table:table-cell>
        </table:table-row>
        <table:table-row table:style-name="ro1">
          <table:table-cell office:value-type="float" office:value="0.835706">
            <text:p>0.835706</text:p>
          </table:table-cell>
          <table:table-cell office:value-type="float" office:value="-3.05895">
            <text:p>-3.05895</text:p>
          </table:table-cell>
        </table:table-row>
        <table:table-row table:style-name="ro1">
          <table:table-cell office:value-type="float" office:value="0.805117">
            <text:p>0.805117</text:p>
          </table:table-cell>
          <table:table-cell office:value-type="float" office:value="-3.067">
            <text:p>-3.067</text:p>
          </table:table-cell>
        </table:table-row>
        <table:table-row table:style-name="ro1">
          <table:table-cell office:value-type="float" office:value="0.774447">
            <text:p>0.774447</text:p>
          </table:table-cell>
          <table:table-cell office:value-type="float" office:value="-3.07474">
            <text:p>-3.07474</text:p>
          </table:table-cell>
        </table:table-row>
        <table:table-row table:style-name="ro1">
          <table:table-cell office:value-type="float" office:value="0.743699">
            <text:p>0.743699</text:p>
          </table:table-cell>
          <table:table-cell office:value-type="float" office:value="-3.08218">
            <text:p>-3.08218</text:p>
          </table:table-cell>
        </table:table-row>
        <table:table-row table:style-name="ro1">
          <table:table-cell office:value-type="float" office:value="0.712878">
            <text:p>0.712878</text:p>
          </table:table-cell>
          <table:table-cell office:value-type="float" office:value="-3.08931">
            <text:p>-3.08931</text:p>
          </table:table-cell>
        </table:table-row>
        <table:table-row table:style-name="ro1">
          <table:table-cell office:value-type="float" office:value="0.681985">
            <text:p>0.681985</text:p>
          </table:table-cell>
          <table:table-cell office:value-type="float" office:value="-3.09613">
            <text:p>-3.09613</text:p>
          </table:table-cell>
        </table:table-row>
        <table:table-row table:style-name="ro1">
          <table:table-cell office:value-type="float" office:value="0.651023">
            <text:p>0.651023</text:p>
          </table:table-cell>
          <table:table-cell office:value-type="float" office:value="-3.10264">
            <text:p>-3.10264</text:p>
          </table:table-cell>
        </table:table-row>
        <table:table-row table:style-name="ro1">
          <table:table-cell office:value-type="float" office:value="0.619997">
            <text:p>0.619997</text:p>
          </table:table-cell>
          <table:table-cell office:value-type="float" office:value="-3.10884">
            <text:p>-3.10884</text:p>
          </table:table-cell>
        </table:table-row>
        <table:table-row table:style-name="ro1">
          <table:table-cell office:value-type="float" office:value="0.588908">
            <text:p>0.588908</text:p>
          </table:table-cell>
          <table:table-cell office:value-type="float" office:value="-3.11473">
            <text:p>-3.11473</text:p>
          </table:table-cell>
        </table:table-row>
        <table:table-row table:style-name="ro1">
          <table:table-cell office:value-type="float" office:value="0.557761">
            <text:p>0.557761</text:p>
          </table:table-cell>
          <table:table-cell office:value-type="float" office:value="-3.12031">
            <text:p>-3.12031</text:p>
          </table:table-cell>
        </table:table-row>
        <table:table-row table:style-name="ro1">
          <table:table-cell office:value-type="float" office:value="0.526558">
            <text:p>0.526558</text:p>
          </table:table-cell>
          <table:table-cell office:value-type="float" office:value="-3.12557">
            <text:p>-3.12557</text:p>
          </table:table-cell>
        </table:table-row>
        <table:table-row table:style-name="ro1">
          <table:table-cell office:value-type="float" office:value="0.495302">
            <text:p>0.495302</text:p>
          </table:table-cell>
          <table:table-cell office:value-type="float" office:value="-3.13052">
            <text:p>-3.13052</text:p>
          </table:table-cell>
        </table:table-row>
        <table:table-row table:style-name="ro1">
          <table:table-cell office:value-type="float" office:value="0.463997">
            <text:p>0.463997</text:p>
          </table:table-cell>
          <table:table-cell office:value-type="float" office:value="-3.13516">
            <text:p>-3.13516</text:p>
          </table:table-cell>
        </table:table-row>
        <table:table-row table:style-name="ro1">
          <table:table-cell office:value-type="float" office:value="0.432646">
            <text:p>0.432646</text:p>
          </table:table-cell>
          <table:table-cell office:value-type="float" office:value="-3.13949">
            <text:p>-3.13949</text:p>
          </table:table-cell>
        </table:table-row>
        <table:table-row table:style-name="ro1">
          <table:table-cell office:value-type="float" office:value="0.401251">
            <text:p>0.401251</text:p>
          </table:table-cell>
          <table:table-cell office:value-type="float" office:value="-3.1435">
            <text:p>-3.1435</text:p>
          </table:table-cell>
        </table:table-row>
        <table:table-row table:style-name="ro1">
          <table:table-cell office:value-type="float" office:value="0.369816">
            <text:p>0.369816</text:p>
          </table:table-cell>
          <table:table-cell office:value-type="float" office:value="-3.1472">
            <text:p>-3.1472</text:p>
          </table:table-cell>
        </table:table-row>
        <table:table-row table:style-name="ro1">
          <table:table-cell office:value-type="float" office:value="0.338344">
            <text:p>0.338344</text:p>
          </table:table-cell>
          <table:table-cell office:value-type="float" office:value="-3.15058">
            <text:p>-3.15058</text:p>
          </table:table-cell>
        </table:table-row>
        <table:table-row table:style-name="ro1">
          <table:table-cell office:value-type="float" office:value="0.306838">
            <text:p>0.306838</text:p>
          </table:table-cell>
          <table:table-cell office:value-type="float" office:value="-3.15365">
            <text:p>-3.15365</text:p>
          </table:table-cell>
        </table:table-row>
        <table:table-row table:style-name="ro1">
          <table:table-cell office:value-type="float" office:value="0.275301">
            <text:p>0.275301</text:p>
          </table:table-cell>
          <table:table-cell office:value-type="float" office:value="-3.15641">
            <text:p>-3.15641</text:p>
          </table:table-cell>
        </table:table-row>
        <table:table-row table:style-name="ro1">
          <table:table-cell office:value-type="float" office:value="0.243737">
            <text:p>0.243737</text:p>
          </table:table-cell>
          <table:table-cell office:value-type="float" office:value="-3.15884">
            <text:p>-3.15884</text:p>
          </table:table-cell>
        </table:table-row>
        <table:table-row table:style-name="ro1">
          <table:table-cell office:value-type="float" office:value="0.212149">
            <text:p>0.212149</text:p>
          </table:table-cell>
          <table:table-cell office:value-type="float" office:value="-3.16096">
            <text:p>-3.16096</text:p>
          </table:table-cell>
        </table:table-row>
        <table:table-row table:style-name="ro1">
          <table:table-cell office:value-type="float" office:value="0.180539">
            <text:p>0.180539</text:p>
          </table:table-cell>
          <table:table-cell office:value-type="float" office:value="-3.16277">
            <text:p>-3.16277</text:p>
          </table:table-cell>
        </table:table-row>
        <table:table-row table:style-name="ro1">
          <table:table-cell office:value-type="float" office:value="0.148911">
            <text:p>0.148911</text:p>
          </table:table-cell>
          <table:table-cell office:value-type="float" office:value="-3.16426">
            <text:p>-3.16426</text:p>
          </table:table-cell>
        </table:table-row>
        <table:table-row table:style-name="ro1">
          <table:table-cell office:value-type="float" office:value="0.117269">
            <text:p>0.117269</text:p>
          </table:table-cell>
          <table:table-cell office:value-type="float" office:value="-3.16543">
            <text:p>-3.16543</text:p>
          </table:table-cell>
        </table:table-row>
        <table:table-row table:style-name="ro1">
          <table:table-cell office:value-type="float" office:value="0.0856145">
            <text:p>0.0856145</text:p>
          </table:table-cell>
          <table:table-cell office:value-type="float" office:value="-3.16629">
            <text:p>-3.16629</text:p>
          </table:table-cell>
        </table:table-row>
        <table:table-row table:style-name="ro1">
          <table:table-cell office:value-type="float" office:value="0.0539516">
            <text:p>0.0539516</text:p>
          </table:table-cell>
          <table:table-cell office:value-type="float" office:value="-3.16683">
            <text:p>-3.16683</text:p>
          </table:table-cell>
        </table:table-row>
        <table:table-row table:style-name="ro1">
          <table:table-cell office:value-type="float" office:value="0.0222833">
            <text:p>0.0222833</text:p>
          </table:table-cell>
          <table:table-cell office:value-type="float" office:value="-3.16705">
            <text:p>-3.16705</text:p>
          </table:table-cell>
        </table:table-row>
        <table:table-row table:style-name="ro1">
          <table:table-cell office:value-type="float" office:value="-0.00938718">
            <text:p>-0.00938718</text:p>
          </table:table-cell>
          <table:table-cell office:value-type="float" office:value="-3.16696">
            <text:p>-3.16696</text:p>
          </table:table-cell>
        </table:table-row>
        <table:table-row table:style-name="ro1">
          <table:table-cell office:value-type="float" office:value="-0.0410567">
            <text:p>-0.0410567</text:p>
          </table:table-cell>
          <table:table-cell office:value-type="float" office:value="-3.16655">
            <text:p>-3.16655</text:p>
          </table:table-cell>
        </table:table-row>
        <table:table-row table:style-name="ro1">
          <table:table-cell office:value-type="float" office:value="-0.0727222">
            <text:p>-0.0727222</text:p>
          </table:table-cell>
          <table:table-cell office:value-type="float" office:value="-3.16582">
            <text:p>-3.16582</text:p>
          </table:table-cell>
        </table:table-row>
        <table:table-row table:style-name="ro1">
          <table:table-cell office:value-type="float" office:value="-0.10438">
            <text:p>-0.10438</text:p>
          </table:table-cell>
          <table:table-cell office:value-type="float" office:value="-3.16478">
            <text:p>-3.16478</text:p>
          </table:table-cell>
        </table:table-row>
        <table:table-row table:style-name="ro1">
          <table:table-cell office:value-type="float" office:value="-0.136028">
            <text:p>-0.136028</text:p>
          </table:table-cell>
          <table:table-cell office:value-type="float" office:value="-3.16341">
            <text:p>-3.16341</text:p>
          </table:table-cell>
        </table:table-row>
        <table:table-row table:style-name="ro1">
          <table:table-cell office:value-type="float" office:value="-0.167662">
            <text:p>-0.167662</text:p>
          </table:table-cell>
          <table:table-cell office:value-type="float" office:value="-3.16174">
            <text:p>-3.16174</text:p>
          </table:table-cell>
        </table:table-row>
        <table:table-row table:style-name="ro1">
          <table:table-cell office:value-type="float" office:value="-0.19928">
            <text:p>-0.19928</text:p>
          </table:table-cell>
          <table:table-cell office:value-type="float" office:value="-3.15975">
            <text:p>-3.15975</text:p>
          </table:table-cell>
        </table:table-row>
        <table:table-row table:style-name="ro1">
          <table:table-cell office:value-type="float" office:value="-0.230877">
            <text:p>-0.230877</text:p>
          </table:table-cell>
          <table:table-cell office:value-type="float" office:value="-3.15744">
            <text:p>-3.15744</text:p>
          </table:table-cell>
        </table:table-row>
        <table:table-row table:style-name="ro1">
          <table:table-cell office:value-type="float" office:value="-0.262451">
            <text:p>-0.262451</text:p>
          </table:table-cell>
          <table:table-cell office:value-type="float" office:value="-3.15481">
            <text:p>-3.15481</text:p>
          </table:table-cell>
        </table:table-row>
        <table:table-row table:style-name="ro1">
          <table:table-cell office:value-type="float" office:value="-0.294">
            <text:p>-0.294</text:p>
          </table:table-cell>
          <table:table-cell office:value-type="float" office:value="-3.15187">
            <text:p>-3.15187</text:p>
          </table:table-cell>
        </table:table-row>
        <table:table-row table:style-name="ro1">
          <table:table-cell office:value-type="float" office:value="-0.325518">
            <text:p>-0.325518</text:p>
          </table:table-cell>
          <table:table-cell office:value-type="float" office:value="-3.14862">
            <text:p>-3.14862</text:p>
          </table:table-cell>
        </table:table-row>
        <table:table-row table:style-name="ro1">
          <table:table-cell office:value-type="float" office:value="-0.357005">
            <text:p>-0.357005</text:p>
          </table:table-cell>
          <table:table-cell office:value-type="float" office:value="-3.14505">
            <text:p>-3.14505</text:p>
          </table:table-cell>
        </table:table-row>
        <table:table-row table:style-name="ro1">
          <table:table-cell office:value-type="float" office:value="-0.388455">
            <text:p>-0.388455</text:p>
          </table:table-cell>
          <table:table-cell office:value-type="float" office:value="-3.14116">
            <text:p>-3.14116</text:p>
          </table:table-cell>
        </table:table-row>
        <table:table-row table:style-name="ro1">
          <table:table-cell office:value-type="float" office:value="-0.419867">
            <text:p>-0.419867</text:p>
          </table:table-cell>
          <table:table-cell office:value-type="float" office:value="-3.13696">
            <text:p>-3.13696</text:p>
          </table:table-cell>
        </table:table-row>
        <table:table-row table:style-name="ro1">
          <table:table-cell office:value-type="float" office:value="-0.451236">
            <text:p>-0.451236</text:p>
          </table:table-cell>
          <table:table-cell office:value-type="float" office:value="-3.13245">
            <text:p>-3.13245</text:p>
          </table:table-cell>
        </table:table-row>
        <table:table-row table:style-name="ro1">
          <table:table-cell office:value-type="float" office:value="-0.482561">
            <text:p>-0.482561</text:p>
          </table:table-cell>
          <table:table-cell office:value-type="float" office:value="-3.12763">
            <text:p>-3.12763</text:p>
          </table:table-cell>
        </table:table-row>
        <table:table-row table:style-name="ro1">
          <table:table-cell office:value-type="float" office:value="-0.513837">
            <text:p>-0.513837</text:p>
          </table:table-cell>
          <table:table-cell office:value-type="float" office:value="-3.12249">
            <text:p>-3.12249</text:p>
          </table:table-cell>
        </table:table-row>
        <table:table-row table:style-name="ro1">
          <table:table-cell office:value-type="float" office:value="-0.545062">
            <text:p>-0.545062</text:p>
          </table:table-cell>
          <table:table-cell office:value-type="float" office:value="-3.11704">
            <text:p>-3.11704</text:p>
          </table:table-cell>
        </table:table-row>
        <table:table-row table:style-name="ro1">
          <table:table-cell office:value-type="float" office:value="-0.576232">
            <text:p>-0.576232</text:p>
          </table:table-cell>
          <table:table-cell office:value-type="float" office:value="-3.11127">
            <text:p>-3.11127</text:p>
          </table:table-cell>
        </table:table-row>
        <table:table-row table:style-name="ro1">
          <table:table-cell office:value-type="float" office:value="-0.607345">
            <text:p>-0.607345</text:p>
          </table:table-cell>
          <table:table-cell office:value-type="float" office:value="-3.1052">
            <text:p>-3.1052</text:p>
          </table:table-cell>
        </table:table-row>
        <table:table-row table:style-name="ro1">
          <table:table-cell office:value-type="float" office:value="-0.638397">
            <text:p>-0.638397</text:p>
          </table:table-cell>
          <table:table-cell office:value-type="float" office:value="-3.09882">
            <text:p>-3.09882</text:p>
          </table:table-cell>
        </table:table-row>
        <table:table-row table:style-name="ro1">
          <table:table-cell office:value-type="float" office:value="-0.669385">
            <text:p>-0.669385</text:p>
          </table:table-cell>
          <table:table-cell office:value-type="float" office:value="-3.09212">
            <text:p>-3.09212</text:p>
          </table:table-cell>
        </table:table-row>
        <table:table-row table:style-name="ro1">
          <table:table-cell office:value-type="float" office:value="-0.700306">
            <text:p>-0.700306</text:p>
          </table:table-cell>
          <table:table-cell office:value-type="float" office:value="-3.08512">
            <text:p>-3.08512</text:p>
          </table:table-cell>
        </table:table-row>
        <table:table-row table:style-name="ro1">
          <table:table-cell office:value-type="float" office:value="-0.731158">
            <text:p>-0.731158</text:p>
          </table:table-cell>
          <table:table-cell office:value-type="float" office:value="-3.07781">
            <text:p>-3.07781</text:p>
          </table:table-cell>
        </table:table-row>
        <table:table-row table:style-name="ro1">
          <table:table-cell office:value-type="float" office:value="-0.761936">
            <text:p>-0.761936</text:p>
          </table:table-cell>
          <table:table-cell office:value-type="float" office:value="-3.07019">
            <text:p>-3.07019</text:p>
          </table:table-cell>
        </table:table-row>
        <table:table-row table:style-name="ro1">
          <table:table-cell office:value-type="float" office:value="-0.792638">
            <text:p>-0.792638</text:p>
          </table:table-cell>
          <table:table-cell office:value-type="float" office:value="-3.06226">
            <text:p>-3.06226</text:p>
          </table:table-cell>
        </table:table-row>
        <table:table-row table:style-name="ro1">
          <table:table-cell office:value-type="float" office:value="-0.82326">
            <text:p>-0.82326</text:p>
          </table:table-cell>
          <table:table-cell office:value-type="float" office:value="-3.05403">
            <text:p>-3.05403</text:p>
          </table:table-cell>
        </table:table-row>
        <table:table-row table:style-name="ro1">
          <table:table-cell office:value-type="float" office:value="-0.853801">
            <text:p>-0.853801</text:p>
          </table:table-cell>
          <table:table-cell office:value-type="float" office:value="-3.04549">
            <text:p>-3.04549</text:p>
          </table:table-cell>
        </table:table-row>
        <table:table-row table:style-name="ro1">
          <table:table-cell office:value-type="float" office:value="-0.884255">
            <text:p>-0.884255</text:p>
          </table:table-cell>
          <table:table-cell office:value-type="float" office:value="-3.03665">
            <text:p>-3.03665</text:p>
          </table:table-cell>
        </table:table-row>
        <table:table-row table:style-name="ro1">
          <table:table-cell office:value-type="float" office:value="-0.914622">
            <text:p>-0.914622</text:p>
          </table:table-cell>
          <table:table-cell office:value-type="float" office:value="-3.0275">
            <text:p>-3.0275</text:p>
          </table:table-cell>
        </table:table-row>
        <table:table-row table:style-name="ro1">
          <table:table-cell office:value-type="float" office:value="-0.944897">
            <text:p>-0.944897</text:p>
          </table:table-cell>
          <table:table-cell office:value-type="float" office:value="-3.01805">
            <text:p>-3.01805</text:p>
          </table:table-cell>
        </table:table-row>
        <table:table-row table:style-name="ro1">
          <table:table-cell office:value-type="float" office:value="-0.975077">
            <text:p>-0.975077</text:p>
          </table:table-cell>
          <table:table-cell office:value-type="float" office:value="-3.0083">
            <text:p>-3.0083</text:p>
          </table:table-cell>
        </table:table-row>
        <table:table-row table:style-name="ro1">
          <table:table-cell office:value-type="float" office:value="-1.00516">
            <text:p>-1.00516</text:p>
          </table:table-cell>
          <table:table-cell office:value-type="float" office:value="-2.99825">
            <text:p>-2.99825</text:p>
          </table:table-cell>
        </table:table-row>
        <table:table-row table:style-name="ro1">
          <table:table-cell office:value-type="float" office:value="-1.03514">
            <text:p>-1.03514</text:p>
          </table:table-cell>
          <table:table-cell office:value-type="float" office:value="-2.9879">
            <text:p>-2.9879</text:p>
          </table:table-cell>
        </table:table-row>
        <table:table-row table:style-name="ro1">
          <table:table-cell office:value-type="float" office:value="-1.06502">
            <text:p>-1.06502</text:p>
          </table:table-cell>
          <table:table-cell office:value-type="float" office:value="-2.97725">
            <text:p>-2.97725</text:p>
          </table:table-cell>
        </table:table-row>
        <table:table-row table:style-name="ro1">
          <table:table-cell office:value-type="float" office:value="-1.09479">
            <text:p>-1.09479</text:p>
          </table:table-cell>
          <table:table-cell office:value-type="float" office:value="-2.9663">
            <text:p>-2.9663</text:p>
          </table:table-cell>
        </table:table-row>
        <table:table-row table:style-name="ro1">
          <table:table-cell office:value-type="float" office:value="-1.12446">
            <text:p>-1.12446</text:p>
          </table:table-cell>
          <table:table-cell office:value-type="float" office:value="-2.95506">
            <text:p>-2.95506</text:p>
          </table:table-cell>
        </table:table-row>
        <table:table-row table:style-name="ro1">
          <table:table-cell office:value-type="float" office:value="-1.15401">
            <text:p>-1.15401</text:p>
          </table:table-cell>
          <table:table-cell office:value-type="float" office:value="-2.94352">
            <text:p>-2.94352</text:p>
          </table:table-cell>
        </table:table-row>
        <table:table-row table:style-name="ro1">
          <table:table-cell office:value-type="float" office:value="-1.18344">
            <text:p>-1.18344</text:p>
          </table:table-cell>
          <table:table-cell office:value-type="float" office:value="-2.93168">
            <text:p>-2.93168</text:p>
          </table:table-cell>
        </table:table-row>
        <table:table-row table:style-name="ro1">
          <table:table-cell office:value-type="float" office:value="-1.21276">
            <text:p>-1.21276</text:p>
          </table:table-cell>
          <table:table-cell office:value-type="float" office:value="-2.91956">
            <text:p>-2.91956</text:p>
          </table:table-cell>
        </table:table-row>
        <table:table-row table:style-name="ro1">
          <table:table-cell office:value-type="float" office:value="-1.24196">
            <text:p>-1.24196</text:p>
          </table:table-cell>
          <table:table-cell office:value-type="float" office:value="-2.90714">
            <text:p>-2.90714</text:p>
          </table:table-cell>
        </table:table-row>
        <table:table-row table:style-name="ro1">
          <table:table-cell office:value-type="float" office:value="-1.27103">
            <text:p>-1.27103</text:p>
          </table:table-cell>
          <table:table-cell office:value-type="float" office:value="-2.89443">
            <text:p>-2.89443</text:p>
          </table:table-cell>
        </table:table-row>
        <table:table-row table:style-name="ro1">
          <table:table-cell office:value-type="float" office:value="-1.29997">
            <text:p>-1.29997</text:p>
          </table:table-cell>
          <table:table-cell office:value-type="float" office:value="-2.88143">
            <text:p>-2.88143</text:p>
          </table:table-cell>
        </table:table-row>
        <table:table-row table:style-name="ro1">
          <table:table-cell office:value-type="float" office:value="-1.32879">
            <text:p>-1.32879</text:p>
          </table:table-cell>
          <table:table-cell office:value-type="float" office:value="-2.86814">
            <text:p>-2.86814</text:p>
          </table:table-cell>
        </table:table-row>
        <table:table-row table:style-name="ro1">
          <table:table-cell office:value-type="float" office:value="-1.35747">
            <text:p>-1.35747</text:p>
          </table:table-cell>
          <table:table-cell office:value-type="float" office:value="-2.85456">
            <text:p>-2.85456</text:p>
          </table:table-cell>
        </table:table-row>
        <table:table-row table:style-name="ro1">
          <table:table-cell office:value-type="float" office:value="-1.38601">
            <text:p>-1.38601</text:p>
          </table:table-cell>
          <table:table-cell office:value-type="float" office:value="-2.8407">
            <text:p>-2.8407</text:p>
          </table:table-cell>
        </table:table-row>
        <table:table-row table:style-name="ro1">
          <table:table-cell office:value-type="float" office:value="-1.41442">
            <text:p>-1.41442</text:p>
          </table:table-cell>
          <table:table-cell office:value-type="float" office:value="-2.82656">
            <text:p>-2.82656</text:p>
          </table:table-cell>
        </table:table-row>
        <table:table-row table:style-name="ro1">
          <table:table-cell office:value-type="float" office:value="-1.44269">
            <text:p>-1.44269</text:p>
          </table:table-cell>
          <table:table-cell office:value-type="float" office:value="-2.81213">
            <text:p>-2.81213</text:p>
          </table:table-cell>
        </table:table-row>
        <table:table-row table:style-name="ro1">
          <table:table-cell office:value-type="float" office:value="-1.47081">
            <text:p>-1.47081</text:p>
          </table:table-cell>
          <table:table-cell office:value-type="float" office:value="-2.79742">
            <text:p>-2.79742</text:p>
          </table:table-cell>
        </table:table-row>
        <table:table-row table:style-name="ro1">
          <table:table-cell office:value-type="float" office:value="-1.49878">
            <text:p>-1.49878</text:p>
          </table:table-cell>
          <table:table-cell office:value-type="float" office:value="-2.78244">
            <text:p>-2.78244</text:p>
          </table:table-cell>
        </table:table-row>
        <table:table-row table:style-name="ro1">
          <table:table-cell office:value-type="float" office:value="-1.52661">
            <text:p>-1.52661</text:p>
          </table:table-cell>
          <table:table-cell office:value-type="float" office:value="-2.76717">
            <text:p>-2.76717</text:p>
          </table:table-cell>
        </table:table-row>
        <table:table-row table:style-name="ro1">
          <table:table-cell office:value-type="float" office:value="-1.55428">
            <text:p>-1.55428</text:p>
          </table:table-cell>
          <table:table-cell office:value-type="float" office:value="-2.75163">
            <text:p>-2.75163</text:p>
          </table:table-cell>
        </table:table-row>
        <table:table-row table:style-name="ro1">
          <table:table-cell office:value-type="float" office:value="-1.58179">
            <text:p>-1.58179</text:p>
          </table:table-cell>
          <table:table-cell office:value-type="float" office:value="-2.73581">
            <text:p>-2.73581</text:p>
          </table:table-cell>
        </table:table-row>
        <table:table-row table:style-name="ro1">
          <table:table-cell office:value-type="float" office:value="-1.60915">
            <text:p>-1.60915</text:p>
          </table:table-cell>
          <table:table-cell office:value-type="float" office:value="-2.71972">
            <text:p>-2.71972</text:p>
          </table:table-cell>
        </table:table-row>
        <table:table-row table:style-name="ro1">
          <table:table-cell office:value-type="float" office:value="-1.63635">
            <text:p>-1.63635</text:p>
          </table:table-cell>
          <table:table-cell office:value-type="float" office:value="-2.70335">
            <text:p>-2.70335</text:p>
          </table:table-cell>
        </table:table-row>
        <table:table-row table:style-name="ro1">
          <table:table-cell office:value-type="float" office:value="-1.66338">
            <text:p>-1.66338</text:p>
          </table:table-cell>
          <table:table-cell office:value-type="float" office:value="-2.68672">
            <text:p>-2.68672</text:p>
          </table:table-cell>
        </table:table-row>
        <table:table-row table:style-name="ro1">
          <table:table-cell office:value-type="float" office:value="-1.69025">
            <text:p>-1.69025</text:p>
          </table:table-cell>
          <table:table-cell office:value-type="float" office:value="-2.66982">
            <text:p>-2.66982</text:p>
          </table:table-cell>
        </table:table-row>
        <table:table-row table:style-name="ro1">
          <table:table-cell office:value-type="float" office:value="-1.71695">
            <text:p>-1.71695</text:p>
          </table:table-cell>
          <table:table-cell office:value-type="float" office:value="-2.65265">
            <text:p>-2.65265</text:p>
          </table:table-cell>
        </table:table-row>
        <table:table-row table:style-name="ro1">
          <table:table-cell office:value-type="float" office:value="-1.74347">
            <text:p>-1.74347</text:p>
          </table:table-cell>
          <table:table-cell office:value-type="float" office:value="-2.63521">
            <text:p>-2.63521</text:p>
          </table:table-cell>
        </table:table-row>
        <table:table-row table:style-name="ro1">
          <table:table-cell office:value-type="float" office:value="-1.76983">
            <text:p>-1.76983</text:p>
          </table:table-cell>
          <table:table-cell office:value-type="float" office:value="-2.61752">
            <text:p>-2.61752</text:p>
          </table:table-cell>
        </table:table-row>
        <table:table-row table:style-name="ro1">
          <table:table-cell office:value-type="float" office:value="-1.796">
            <text:p>-1.796</text:p>
          </table:table-cell>
          <table:table-cell office:value-type="float" office:value="-2.59956">
            <text:p>-2.59956</text:p>
          </table:table-cell>
        </table:table-row>
        <table:table-row table:style-name="ro1">
          <table:table-cell office:value-type="float" office:value="-1.822">
            <text:p>-1.822</text:p>
          </table:table-cell>
          <table:table-cell office:value-type="float" office:value="-2.58134">
            <text:p>-2.58134</text:p>
          </table:table-cell>
        </table:table-row>
        <table:table-row table:style-name="ro1">
          <table:table-cell office:value-type="float" office:value="-1.84781">
            <text:p>-1.84781</text:p>
          </table:table-cell>
          <table:table-cell office:value-type="float" office:value="-2.56286">
            <text:p>-2.56286</text:p>
          </table:table-cell>
        </table:table-row>
        <table:table-row table:style-name="ro1">
          <table:table-cell office:value-type="float" office:value="-1.87344">
            <text:p>-1.87344</text:p>
          </table:table-cell>
          <table:table-cell office:value-type="float" office:value="-2.54412">
            <text:p>-2.54412</text:p>
          </table:table-cell>
        </table:table-row>
        <table:table-row table:style-name="ro1">
          <table:table-cell office:value-type="float" office:value="-1.89888">
            <text:p>-1.89888</text:p>
          </table:table-cell>
          <table:table-cell office:value-type="float" office:value="-2.52513">
            <text:p>-2.52513</text:p>
          </table:table-cell>
        </table:table-row>
        <table:table-row table:style-name="ro1">
          <table:table-cell office:value-type="float" office:value="-1.92413">
            <text:p>-1.92413</text:p>
          </table:table-cell>
          <table:table-cell office:value-type="float" office:value="-2.50589">
            <text:p>-2.50589</text:p>
          </table:table-cell>
        </table:table-row>
        <table:table-row table:style-name="ro1">
          <table:table-cell office:value-type="float" office:value="-1.94919">
            <text:p>-1.94919</text:p>
          </table:table-cell>
          <table:table-cell office:value-type="float" office:value="-2.4864">
            <text:p>-2.4864</text:p>
          </table:table-cell>
        </table:table-row>
        <table:table-row table:style-name="ro1">
          <table:table-cell office:value-type="float" office:value="-1.97405">
            <text:p>-1.97405</text:p>
          </table:table-cell>
          <table:table-cell office:value-type="float" office:value="-2.46666">
            <text:p>-2.46666</text:p>
          </table:table-cell>
        </table:table-row>
        <table:table-row table:style-name="ro1">
          <table:table-cell office:value-type="float" office:value="-1.99872">
            <text:p>-1.99872</text:p>
          </table:table-cell>
          <table:table-cell office:value-type="float" office:value="-2.44667">
            <text:p>-2.44667</text:p>
          </table:table-cell>
        </table:table-row>
        <table:table-row table:style-name="ro1">
          <table:table-cell office:value-type="float" office:value="-2.02319">
            <text:p>-2.02319</text:p>
          </table:table-cell>
          <table:table-cell office:value-type="float" office:value="-2.42644">
            <text:p>-2.42644</text:p>
          </table:table-cell>
        </table:table-row>
        <table:table-row table:style-name="ro1">
          <table:table-cell office:value-type="float" office:value="-2.04745">
            <text:p>-2.04745</text:p>
          </table:table-cell>
          <table:table-cell office:value-type="float" office:value="-2.40597">
            <text:p>-2.40597</text:p>
          </table:table-cell>
        </table:table-row>
        <table:table-row table:style-name="ro1">
          <table:table-cell office:value-type="float" office:value="-2.07151">
            <text:p>-2.07151</text:p>
          </table:table-cell>
          <table:table-cell office:value-type="float" office:value="-2.38525">
            <text:p>-2.38525</text:p>
          </table:table-cell>
        </table:table-row>
        <table:table-row table:style-name="ro1">
          <table:table-cell office:value-type="float" office:value="-2.09536">
            <text:p>-2.09536</text:p>
          </table:table-cell>
          <table:table-cell office:value-type="float" office:value="-2.3643">
            <text:p>-2.3643</text:p>
          </table:table-cell>
        </table:table-row>
        <table:table-row table:style-name="ro1">
          <table:table-cell office:value-type="float" office:value="-2.11901">
            <text:p>-2.11901</text:p>
          </table:table-cell>
          <table:table-cell office:value-type="float" office:value="-2.34311">
            <text:p>-2.34311</text:p>
          </table:table-cell>
        </table:table-row>
        <table:table-row table:style-name="ro1">
          <table:table-cell office:value-type="float" office:value="-2.14244">
            <text:p>-2.14244</text:p>
          </table:table-cell>
          <table:table-cell office:value-type="float" office:value="-2.32168">
            <text:p>-2.32168</text:p>
          </table:table-cell>
        </table:table-row>
        <table:table-row table:style-name="ro1">
          <table:table-cell office:value-type="float" office:value="-2.16566">
            <text:p>-2.16566</text:p>
          </table:table-cell>
          <table:table-cell office:value-type="float" office:value="-2.30003">
            <text:p>-2.30003</text:p>
          </table:table-cell>
        </table:table-row>
        <table:table-row table:style-name="ro1">
          <table:table-cell office:value-type="float" office:value="-2.18866">
            <text:p>-2.18866</text:p>
          </table:table-cell>
          <table:table-cell office:value-type="float" office:value="-2.27814">
            <text:p>-2.27814</text:p>
          </table:table-cell>
        </table:table-row>
        <table:table-row table:style-name="ro1">
          <table:table-cell office:value-type="float" office:value="-2.21144">
            <text:p>-2.21144</text:p>
          </table:table-cell>
          <table:table-cell office:value-type="float" office:value="-2.25603">
            <text:p>-2.25603</text:p>
          </table:table-cell>
        </table:table-row>
        <table:table-row table:style-name="ro1">
          <table:table-cell office:value-type="float" office:value="-2.234">
            <text:p>-2.234</text:p>
          </table:table-cell>
          <table:table-cell office:value-type="float" office:value="-2.23369">
            <text:p>-2.23369</text:p>
          </table:table-cell>
        </table:table-row>
        <table:table-row table:style-name="ro1">
          <table:table-cell office:value-type="float" office:value="-2.25633">
            <text:p>-2.25633</text:p>
          </table:table-cell>
          <table:table-cell office:value-type="float" office:value="-2.21112">
            <text:p>-2.21112</text:p>
          </table:table-cell>
        </table:table-row>
        <table:table-row table:style-name="ro1">
          <table:table-cell office:value-type="float" office:value="-2.27845">
            <text:p>-2.27845</text:p>
          </table:table-cell>
          <table:table-cell office:value-type="float" office:value="-2.18834">
            <text:p>-2.18834</text:p>
          </table:table-cell>
        </table:table-row>
        <table:table-row table:style-name="ro1">
          <table:table-cell office:value-type="float" office:value="-2.30033">
            <text:p>-2.30033</text:p>
          </table:table-cell>
          <table:table-cell office:value-type="float" office:value="-2.16534">
            <text:p>-2.16534</text:p>
          </table:table-cell>
        </table:table-row>
        <table:table-row table:style-name="ro1">
          <table:table-cell office:value-type="float" office:value="-2.32198">
            <text:p>-2.32198</text:p>
          </table:table-cell>
          <table:table-cell office:value-type="float" office:value="-2.14212">
            <text:p>-2.14212</text:p>
          </table:table-cell>
        </table:table-row>
        <table:table-row table:style-name="ro1">
          <table:table-cell office:value-type="float" office:value="-2.3434">
            <text:p>-2.3434</text:p>
          </table:table-cell>
          <table:table-cell office:value-type="float" office:value="-2.11868">
            <text:p>-2.11868</text:p>
          </table:table-cell>
        </table:table-row>
        <table:table-row table:style-name="ro1">
          <table:table-cell office:value-type="float" office:value="-2.36459">
            <text:p>-2.36459</text:p>
          </table:table-cell>
          <table:table-cell office:value-type="float" office:value="-2.09504">
            <text:p>-2.09504</text:p>
          </table:table-cell>
        </table:table-row>
        <table:table-row table:style-name="ro1">
          <table:table-cell office:value-type="float" office:value="-2.38554">
            <text:p>-2.38554</text:p>
          </table:table-cell>
          <table:table-cell office:value-type="float" office:value="-2.07118">
            <text:p>-2.07118</text:p>
          </table:table-cell>
        </table:table-row>
        <table:table-row table:style-name="ro1">
          <table:table-cell office:value-type="float" office:value="-2.40625">
            <text:p>-2.40625</text:p>
          </table:table-cell>
          <table:table-cell office:value-type="float" office:value="-2.04712">
            <text:p>-2.04712</text:p>
          </table:table-cell>
        </table:table-row>
        <table:table-row table:style-name="ro1">
          <table:table-cell office:value-type="float" office:value="-2.42672">
            <text:p>-2.42672</text:p>
          </table:table-cell>
          <table:table-cell office:value-type="float" office:value="-2.02285">
            <text:p>-2.02285</text:p>
          </table:table-cell>
        </table:table-row>
        <table:table-row table:style-name="ro1">
          <table:table-cell office:value-type="float" office:value="-2.44695">
            <text:p>-2.44695</text:p>
          </table:table-cell>
          <table:table-cell office:value-type="float" office:value="-1.99838">
            <text:p>-1.99838</text:p>
          </table:table-cell>
        </table:table-row>
        <table:table-row table:style-name="ro1">
          <table:table-cell office:value-type="float" office:value="-2.46694">
            <text:p>-2.46694</text:p>
          </table:table-cell>
          <table:table-cell office:value-type="float" office:value="-1.97371">
            <text:p>-1.97371</text:p>
          </table:table-cell>
        </table:table-row>
        <table:table-row table:style-name="ro1">
          <table:table-cell office:value-type="float" office:value="-2.48667">
            <text:p>-2.48667</text:p>
          </table:table-cell>
          <table:table-cell office:value-type="float" office:value="-1.94885">
            <text:p>-1.94885</text:p>
          </table:table-cell>
        </table:table-row>
        <table:table-row table:style-name="ro1">
          <table:table-cell office:value-type="float" office:value="-2.50616">
            <text:p>-2.50616</text:p>
          </table:table-cell>
          <table:table-cell office:value-type="float" office:value="-1.92378">
            <text:p>-1.92378</text:p>
          </table:table-cell>
        </table:table-row>
        <table:table-row table:style-name="ro1">
          <table:table-cell office:value-type="float" office:value="-2.5254">
            <text:p>-2.5254</text:p>
          </table:table-cell>
          <table:table-cell office:value-type="float" office:value="-1.89853">
            <text:p>-1.89853</text:p>
          </table:table-cell>
        </table:table-row>
        <table:table-row table:style-name="ro1">
          <table:table-cell office:value-type="float" office:value="-2.54438">
            <text:p>-2.54438</text:p>
          </table:table-cell>
          <table:table-cell office:value-type="float" office:value="-1.87309">
            <text:p>-1.87309</text:p>
          </table:table-cell>
        </table:table-row>
        <table:table-row table:style-name="ro1">
          <table:table-cell office:value-type="float" office:value="-2.56312">
            <text:p>-2.56312</text:p>
          </table:table-cell>
          <table:table-cell office:value-type="float" office:value="-1.84745">
            <text:p>-1.84745</text:p>
          </table:table-cell>
        </table:table-row>
        <table:table-row table:style-name="ro1">
          <table:table-cell office:value-type="float" office:value="-2.58159">
            <text:p>-2.58159</text:p>
          </table:table-cell>
          <table:table-cell office:value-type="float" office:value="-1.82164">
            <text:p>-1.82164</text:p>
          </table:table-cell>
        </table:table-row>
        <table:table-row table:style-name="ro1">
          <table:table-cell office:value-type="float" office:value="-2.59981">
            <text:p>-2.59981</text:p>
          </table:table-cell>
          <table:table-cell office:value-type="float" office:value="-1.79564">
            <text:p>-1.79564</text:p>
          </table:table-cell>
        </table:table-row>
        <table:table-row table:style-name="ro1">
          <table:table-cell office:value-type="float" office:value="-2.61776">
            <text:p>-2.61776</text:p>
          </table:table-cell>
          <table:table-cell office:value-type="float" office:value="-1.76946">
            <text:p>-1.76946</text:p>
          </table:table-cell>
        </table:table-row>
        <table:table-row table:style-name="ro1">
          <table:table-cell office:value-type="float" office:value="-2.63546">
            <text:p>-2.63546</text:p>
          </table:table-cell>
          <table:table-cell office:value-type="float" office:value="-1.74311">
            <text:p>-1.74311</text:p>
          </table:table-cell>
        </table:table-row>
        <table:table-row table:style-name="ro1">
          <table:table-cell office:value-type="float" office:value="-2.65289">
            <text:p>-2.65289</text:p>
          </table:table-cell>
          <table:table-cell office:value-type="float" office:value="-1.71658">
            <text:p>-1.71658</text:p>
          </table:table-cell>
        </table:table-row>
        <table:table-row table:style-name="ro1">
          <table:table-cell office:value-type="float" office:value="-2.67005">
            <text:p>-2.67005</text:p>
          </table:table-cell>
          <table:table-cell office:value-type="float" office:value="-1.68988">
            <text:p>-1.68988</text:p>
          </table:table-cell>
        </table:table-row>
        <table:table-row table:style-name="ro1">
          <table:table-cell office:value-type="float" office:value="-2.68695">
            <text:p>-2.68695</text:p>
          </table:table-cell>
          <table:table-cell office:value-type="float" office:value="-1.66301">
            <text:p>-1.66301</text:p>
          </table:table-cell>
        </table:table-row>
        <table:table-row table:style-name="ro1">
          <table:table-cell office:value-type="float" office:value="-2.70358">
            <text:p>-2.70358</text:p>
          </table:table-cell>
          <table:table-cell office:value-type="float" office:value="-1.63597">
            <text:p>-1.63597</text:p>
          </table:table-cell>
        </table:table-row>
        <table:table-row table:style-name="ro1">
          <table:table-cell office:value-type="float" office:value="-2.71994">
            <text:p>-2.71994</text:p>
          </table:table-cell>
          <table:table-cell office:value-type="float" office:value="-1.60877">
            <text:p>-1.60877</text:p>
          </table:table-cell>
        </table:table-row>
        <table:table-row table:style-name="ro1">
          <table:table-cell office:value-type="float" office:value="-2.73603">
            <text:p>-2.73603</text:p>
          </table:table-cell>
          <table:table-cell office:value-type="float" office:value="-1.58141">
            <text:p>-1.58141</text:p>
          </table:table-cell>
        </table:table-row>
        <table:table-row table:style-name="ro1">
          <table:table-cell office:value-type="float" office:value="-2.75184">
            <text:p>-2.75184</text:p>
          </table:table-cell>
          <table:table-cell office:value-type="float" office:value="-1.5539">
            <text:p>-1.5539</text:p>
          </table:table-cell>
        </table:table-row>
        <table:table-row table:style-name="ro1">
          <table:table-cell office:value-type="float" office:value="-2.76738">
            <text:p>-2.76738</text:p>
          </table:table-cell>
          <table:table-cell office:value-type="float" office:value="-1.52622">
            <text:p>-1.52622</text:p>
          </table:table-cell>
        </table:table-row>
        <table:table-row table:style-name="ro1">
          <table:table-cell office:value-type="float" office:value="-2.78265">
            <text:p>-2.78265</text:p>
          </table:table-cell>
          <table:table-cell office:value-type="float" office:value="-1.4984">
            <text:p>-1.4984</text:p>
          </table:table-cell>
        </table:table-row>
        <table:table-row table:style-name="ro1">
          <table:table-cell office:value-type="float" office:value="-2.79763">
            <text:p>-2.79763</text:p>
          </table:table-cell>
          <table:table-cell office:value-type="float" office:value="-1.47042">
            <text:p>-1.47042</text:p>
          </table:table-cell>
        </table:table-row>
        <table:table-row table:style-name="ro1">
          <table:table-cell office:value-type="float" office:value="-2.81233">
            <text:p>-2.81233</text:p>
          </table:table-cell>
          <table:table-cell office:value-type="float" office:value="-1.4423">
            <text:p>-1.4423</text:p>
          </table:table-cell>
        </table:table-row>
        <table:table-row table:style-name="ro1">
          <table:table-cell office:value-type="float" office:value="-2.82676">
            <text:p>-2.82676</text:p>
          </table:table-cell>
          <table:table-cell office:value-type="float" office:value="-1.41403">
            <text:p>-1.41403</text:p>
          </table:table-cell>
        </table:table-row>
        <table:table-row table:style-name="ro1">
          <table:table-cell office:value-type="float" office:value="-2.8409">
            <text:p>-2.8409</text:p>
          </table:table-cell>
          <table:table-cell office:value-type="float" office:value="-1.38562">
            <text:p>-1.38562</text:p>
          </table:table-cell>
        </table:table-row>
        <table:table-row table:style-name="ro1">
          <table:table-cell office:value-type="float" office:value="-2.85475">
            <text:p>-2.85475</text:p>
          </table:table-cell>
          <table:table-cell office:value-type="float" office:value="-1.35707">
            <text:p>-1.35707</text:p>
          </table:table-cell>
        </table:table-row>
        <table:table-row table:style-name="ro1">
          <table:table-cell office:value-type="float" office:value="-2.86832">
            <text:p>-2.86832</text:p>
          </table:table-cell>
          <table:table-cell office:value-type="float" office:value="-1.32839">
            <text:p>-1.32839</text:p>
          </table:table-cell>
        </table:table-row>
        <table:table-row table:style-name="ro1">
          <table:table-cell office:value-type="float" office:value="-2.88161">
            <text:p>-2.88161</text:p>
          </table:table-cell>
          <table:table-cell office:value-type="float" office:value="-1.29957">
            <text:p>-1.29957</text:p>
          </table:table-cell>
        </table:table-row>
        <table:table-row table:style-name="ro1">
          <table:table-cell office:value-type="float" office:value="-2.8946">
            <text:p>-2.8946</text:p>
          </table:table-cell>
          <table:table-cell office:value-type="float" office:value="-1.27063">
            <text:p>-1.27063</text:p>
          </table:table-cell>
        </table:table-row>
        <table:table-row table:style-name="ro1">
          <table:table-cell office:value-type="float" office:value="-2.90731">
            <text:p>-2.90731</text:p>
          </table:table-cell>
          <table:table-cell office:value-type="float" office:value="-1.24155">
            <text:p>-1.24155</text:p>
          </table:table-cell>
        </table:table-row>
        <table:table-row table:style-name="ro1">
          <table:table-cell office:value-type="float" office:value="-2.91973">
            <text:p>-2.91973</text:p>
          </table:table-cell>
          <table:table-cell office:value-type="float" office:value="-1.21236">
            <text:p>-1.21236</text:p>
          </table:table-cell>
        </table:table-row>
        <table:table-row table:style-name="ro1">
          <table:table-cell office:value-type="float" office:value="-2.93185">
            <text:p>-2.93185</text:p>
          </table:table-cell>
          <table:table-cell office:value-type="float" office:value="-1.18304">
            <text:p>-1.18304</text:p>
          </table:table-cell>
        </table:table-row>
        <table:table-row table:style-name="ro1">
          <table:table-cell office:value-type="float" office:value="-2.94368">
            <text:p>-2.94368</text:p>
          </table:table-cell>
          <table:table-cell office:value-type="float" office:value="-1.1536">
            <text:p>-1.1536</text:p>
          </table:table-cell>
        </table:table-row>
        <table:table-row table:style-name="ro1">
          <table:table-cell office:value-type="float" office:value="-2.95522">
            <text:p>-2.95522</text:p>
          </table:table-cell>
          <table:table-cell office:value-type="float" office:value="-1.12405">
            <text:p>-1.12405</text:p>
          </table:table-cell>
        </table:table-row>
        <table:table-row table:style-name="ro1">
          <table:table-cell office:value-type="float" office:value="-2.96646">
            <text:p>-2.96646</text:p>
          </table:table-cell>
          <table:table-cell office:value-type="float" office:value="-1.09438">
            <text:p>-1.09438</text:p>
          </table:table-cell>
        </table:table-row>
        <table:table-row table:style-name="ro1">
          <table:table-cell office:value-type="float" office:value="-2.9774">
            <text:p>-2.9774</text:p>
          </table:table-cell>
          <table:table-cell office:value-type="float" office:value="-1.06461">
            <text:p>-1.06461</text:p>
          </table:table-cell>
        </table:table-row>
        <table:table-row table:style-name="ro1">
          <table:table-cell office:value-type="float" office:value="-2.98805">
            <text:p>-2.98805</text:p>
          </table:table-cell>
          <table:table-cell office:value-type="float" office:value="-1.03473">
            <text:p>-1.03473</text:p>
          </table:table-cell>
        </table:table-row>
        <table:table-row table:style-name="ro1">
          <table:table-cell office:value-type="float" office:value="-2.99839">
            <text:p>-2.99839</text:p>
          </table:table-cell>
          <table:table-cell office:value-type="float" office:value="-1.00475">
            <text:p>-1.00475</text:p>
          </table:table-cell>
        </table:table-row>
        <table:table-row table:style-name="ro1">
          <table:table-cell office:value-type="float" office:value="-3.00844">
            <text:p>-3.00844</text:p>
          </table:table-cell>
          <table:table-cell office:value-type="float" office:value="-0.974661">
            <text:p>-0.974661</text:p>
          </table:table-cell>
        </table:table-row>
        <table:table-row table:style-name="ro1">
          <table:table-cell office:value-type="float" office:value="-3.01819">
            <text:p>-3.01819</text:p>
          </table:table-cell>
          <table:table-cell office:value-type="float" office:value="-0.944479">
            <text:p>-0.944479</text:p>
          </table:table-cell>
        </table:table-row>
        <table:table-row table:style-name="ro1">
          <table:table-cell office:value-type="float" office:value="-3.02763">
            <text:p>-3.02763</text:p>
          </table:table-cell>
          <table:table-cell office:value-type="float" office:value="-0.914203">
            <text:p>-0.914203</text:p>
          </table:table-cell>
        </table:table-row>
        <table:table-row table:style-name="ro1">
          <table:table-cell office:value-type="float" office:value="-3.03677">
            <text:p>-3.03677</text:p>
          </table:table-cell>
          <table:table-cell office:value-type="float" office:value="-0.883835">
            <text:p>-0.883835</text:p>
          </table:table-cell>
        </table:table-row>
        <table:table-row table:style-name="ro1">
          <table:table-cell office:value-type="float" office:value="-3.04561">
            <text:p>-3.04561</text:p>
          </table:table-cell>
          <table:table-cell office:value-type="float" office:value="-0.853379">
            <text:p>-0.853379</text:p>
          </table:table-cell>
        </table:table-row>
        <table:table-row table:style-name="ro1">
          <table:table-cell office:value-type="float" office:value="-3.05415">
            <text:p>-3.05415</text:p>
          </table:table-cell>
          <table:table-cell office:value-type="float" office:value="-0.822838">
            <text:p>-0.822838</text:p>
          </table:table-cell>
        </table:table-row>
        <table:table-row table:style-name="ro1">
          <table:table-cell office:value-type="float" office:value="-3.06237">
            <text:p>-3.06237</text:p>
          </table:table-cell>
          <table:table-cell office:value-type="float" office:value="-0.792214">
            <text:p>-0.792214</text:p>
          </table:table-cell>
        </table:table-row>
        <table:table-row table:style-name="ro1">
          <table:table-cell office:value-type="float" office:value="-3.0703">
            <text:p>-3.0703</text:p>
          </table:table-cell>
          <table:table-cell office:value-type="float" office:value="-0.761511">
            <text:p>-0.761511</text:p>
          </table:table-cell>
        </table:table-row>
        <table:table-row table:style-name="ro1">
          <table:table-cell office:value-type="float" office:value="-3.07791">
            <text:p>-3.07791</text:p>
          </table:table-cell>
          <table:table-cell office:value-type="float" office:value="-0.730732">
            <text:p>-0.730732</text:p>
          </table:table-cell>
        </table:table-row>
        <table:table-row table:style-name="ro1">
          <table:table-cell office:value-type="float" office:value="-3.08522">
            <text:p>-3.08522</text:p>
          </table:table-cell>
          <table:table-cell office:value-type="float" office:value="-0.699879">
            <text:p>-0.699879</text:p>
          </table:table-cell>
        </table:table-row>
        <table:table-row table:style-name="ro1">
          <table:table-cell office:value-type="float" office:value="-3.09222">
            <text:p>-3.09222</text:p>
          </table:table-cell>
          <table:table-cell office:value-type="float" office:value="-0.668957">
            <text:p>-0.668957</text:p>
          </table:table-cell>
        </table:table-row>
        <table:table-row table:style-name="ro1">
          <table:table-cell office:value-type="float" office:value="-3.09891">
            <text:p>-3.09891</text:p>
          </table:table-cell>
          <table:table-cell office:value-type="float" office:value="-0.637968">
            <text:p>-0.637968</text:p>
          </table:table-cell>
        </table:table-row>
        <table:table-row table:style-name="ro1">
          <table:table-cell office:value-type="float" office:value="-3.10529">
            <text:p>-3.10529</text:p>
          </table:table-cell>
          <table:table-cell office:value-type="float" office:value="-0.606915">
            <text:p>-0.606915</text:p>
          </table:table-cell>
        </table:table-row>
        <table:table-row table:style-name="ro1">
          <table:table-cell office:value-type="float" office:value="-3.11136">
            <text:p>-3.11136</text:p>
          </table:table-cell>
          <table:table-cell office:value-type="float" office:value="-0.575802">
            <text:p>-0.575802</text:p>
          </table:table-cell>
        </table:table-row>
        <table:table-row table:style-name="ro1">
          <table:table-cell office:value-type="float" office:value="-3.11711">
            <text:p>-3.11711</text:p>
          </table:table-cell>
          <table:table-cell office:value-type="float" office:value="-0.544631">
            <text:p>-0.544631</text:p>
          </table:table-cell>
        </table:table-row>
        <table:table-row table:style-name="ro1">
          <table:table-cell office:value-type="float" office:value="-3.12256">
            <text:p>-3.12256</text:p>
          </table:table-cell>
          <table:table-cell office:value-type="float" office:value="-0.513405">
            <text:p>-0.513405</text:p>
          </table:table-cell>
        </table:table-row>
        <table:table-row table:style-name="ro1">
          <table:table-cell office:value-type="float" office:value="-3.12769">
            <text:p>-3.12769</text:p>
          </table:table-cell>
          <table:table-cell office:value-type="float" office:value="-0.482128">
            <text:p>-0.482128</text:p>
          </table:table-cell>
        </table:table-row>
        <table:table-row table:style-name="ro1">
          <table:table-cell office:value-type="float" office:value="-3.13252">
            <text:p>-3.13252</text:p>
          </table:table-cell>
          <table:table-cell office:value-type="float" office:value="-0.450803">
            <text:p>-0.450803</text:p>
          </table:table-cell>
        </table:table-row>
        <table:table-row table:style-name="ro1">
          <table:table-cell office:value-type="float" office:value="-3.13702">
            <text:p>-3.13702</text:p>
          </table:table-cell>
          <table:table-cell office:value-type="float" office:value="-0.419433">
            <text:p>-0.419433</text:p>
          </table:table-cell>
        </table:table-row>
        <table:table-row table:style-name="ro1">
          <table:table-cell office:value-type="float" office:value="-3.14122">
            <text:p>-3.14122</text:p>
          </table:table-cell>
          <table:table-cell office:value-type="float" office:value="-0.388021">
            <text:p>-0.388021</text:p>
          </table:table-cell>
        </table:table-row>
        <table:table-row table:style-name="ro1">
          <table:table-cell office:value-type="float" office:value="-3.1451">
            <text:p>-3.1451</text:p>
          </table:table-cell>
          <table:table-cell office:value-type="float" office:value="-0.35657">
            <text:p>-0.35657</text:p>
          </table:table-cell>
        </table:table-row>
        <table:table-row table:style-name="ro1">
          <table:table-cell office:value-type="float" office:value="-3.14866">
            <text:p>-3.14866</text:p>
          </table:table-cell>
          <table:table-cell office:value-type="float" office:value="-0.325083">
            <text:p>-0.325083</text:p>
          </table:table-cell>
        </table:table-row>
        <table:table-row table:style-name="ro1">
          <table:table-cell office:value-type="float" office:value="-3.15191">
            <text:p>-3.15191</text:p>
          </table:table-cell>
          <table:table-cell office:value-type="float" office:value="-0.293564">
            <text:p>-0.293564</text:p>
          </table:table-cell>
        </table:table-row>
        <table:table-row table:style-name="ro1">
          <table:table-cell office:value-type="float" office:value="-3.15485">
            <text:p>-3.15485</text:p>
          </table:table-cell>
          <table:table-cell office:value-type="float" office:value="-0.262015">
            <text:p>-0.262015</text:p>
          </table:table-cell>
        </table:table-row>
        <table:table-row table:style-name="ro1">
          <table:table-cell office:value-type="float" office:value="-3.15747">
            <text:p>-3.15747</text:p>
          </table:table-cell>
          <table:table-cell office:value-type="float" office:value="-0.230441">
            <text:p>-0.230441</text:p>
          </table:table-cell>
        </table:table-row>
        <table:table-row table:style-name="ro1">
          <table:table-cell office:value-type="float" office:value="-3.15978">
            <text:p>-3.15978</text:p>
          </table:table-cell>
          <table:table-cell office:value-type="float" office:value="-0.198843">
            <text:p>-0.198843</text:p>
          </table:table-cell>
        </table:table-row>
        <table:table-row table:style-name="ro1">
          <table:table-cell office:value-type="float" office:value="-3.16176">
            <text:p>-3.16176</text:p>
          </table:table-cell>
          <table:table-cell office:value-type="float" office:value="-0.167225">
            <text:p>-0.167225</text:p>
          </table:table-cell>
        </table:table-row>
        <table:table-row table:style-name="ro1">
          <table:table-cell office:value-type="float" office:value="-3.16344">
            <text:p>-3.16344</text:p>
          </table:table-cell>
          <table:table-cell office:value-type="float" office:value="-0.135591">
            <text:p>-0.135591</text:p>
          </table:table-cell>
        </table:table-row>
        <table:table-row table:style-name="ro1">
          <table:table-cell office:value-type="float" office:value="-3.16479">
            <text:p>-3.16479</text:p>
          </table:table-cell>
          <table:table-cell office:value-type="float" office:value="-0.103943">
            <text:p>-0.103943</text:p>
          </table:table-cell>
        </table:table-row>
        <table:table-row table:style-name="ro1">
          <table:table-cell office:value-type="float" office:value="-3.16583">
            <text:p>-3.16583</text:p>
          </table:table-cell>
          <table:table-cell office:value-type="float" office:value="-0.0722846">
            <text:p>-0.0722846</text:p>
          </table:table-cell>
        </table:table-row>
        <table:table-row table:style-name="ro1">
          <table:table-cell office:value-type="float" office:value="-3.16655">
            <text:p>-3.16655</text:p>
          </table:table-cell>
          <table:table-cell office:value-type="float" office:value="-0.040619">
            <text:p>-0.040619</text:p>
          </table:table-cell>
        </table:table-row>
        <table:table-row table:style-name="ro1">
          <table:table-cell office:value-type="float" office:value="-3.16696">
            <text:p>-3.16696</text:p>
          </table:table-cell>
          <table:table-cell office:value-type="float" office:value="-0.00894944">
            <text:p>-0.00894944</text:p>
          </table:table-cell>
        </table:table-row>
        <table:table-row table:style-name="ro1">
          <table:table-cell office:value-type="float" office:value="-3.16705">
            <text:p>-3.16705</text:p>
          </table:table-cell>
          <table:table-cell office:value-type="float" office:value="0.0227211">
            <text:p>0.0227211</text:p>
          </table:table-cell>
        </table:table-row>
        <table:table-row table:style-name="ro1">
          <table:table-cell office:value-type="float" office:value="-3.16682">
            <text:p>-3.16682</text:p>
          </table:table-cell>
          <table:table-cell office:value-type="float" office:value="0.0543893">
            <text:p>0.0543893</text:p>
          </table:table-cell>
        </table:table-row>
        <table:table-row table:style-name="ro1">
          <table:table-cell office:value-type="float" office:value="-3.16628">
            <text:p>-3.16628</text:p>
          </table:table-cell>
          <table:table-cell office:value-type="float" office:value="0.0860521">
            <text:p>0.0860521</text:p>
          </table:table-cell>
        </table:table-row>
        <table:table-row table:style-name="ro1">
          <table:table-cell office:value-type="float" office:value="-3.16542">
            <text:p>-3.16542</text:p>
          </table:table-cell>
          <table:table-cell office:value-type="float" office:value="0.117706">
            <text:p>0.117706</text:p>
          </table:table-cell>
        </table:table-row>
        <table:table-row table:style-name="ro1">
          <table:table-cell office:value-type="float" office:value="-3.16424">
            <text:p>-3.16424</text:p>
          </table:table-cell>
          <table:table-cell office:value-type="float" office:value="0.149349">
            <text:p>0.149349</text:p>
          </table:table-cell>
        </table:table-row>
        <table:table-row table:style-name="ro1">
          <table:table-cell office:value-type="float" office:value="-3.16275">
            <text:p>-3.16275</text:p>
          </table:table-cell>
          <table:table-cell office:value-type="float" office:value="0.180976">
            <text:p>0.180976</text:p>
          </table:table-cell>
        </table:table-row>
        <table:table-row table:style-name="ro1">
          <table:table-cell office:value-type="float" office:value="-3.16094">
            <text:p>-3.16094</text:p>
          </table:table-cell>
          <table:table-cell office:value-type="float" office:value="0.212586">
            <text:p>0.212586</text:p>
          </table:table-cell>
        </table:table-row>
        <table:table-row table:style-name="ro1">
          <table:table-cell office:value-type="float" office:value="-3.15881">
            <text:p>-3.15881</text:p>
          </table:table-cell>
          <table:table-cell office:value-type="float" office:value="0.244174">
            <text:p>0.244174</text:p>
          </table:table-cell>
        </table:table-row>
        <table:table-row table:style-name="ro1">
          <table:table-cell office:value-type="float" office:value="-3.15637">
            <text:p>-3.15637</text:p>
          </table:table-cell>
          <table:table-cell office:value-type="float" office:value="0.275737">
            <text:p>0.275737</text:p>
          </table:table-cell>
        </table:table-row>
        <table:table-row table:style-name="ro1">
          <table:table-cell office:value-type="float" office:value="-3.15361">
            <text:p>-3.15361</text:p>
          </table:table-cell>
          <table:table-cell office:value-type="float" office:value="0.307273">
            <text:p>0.307273</text:p>
          </table:table-cell>
        </table:table-row>
        <table:table-row table:style-name="ro1">
          <table:table-cell office:value-type="float" office:value="-3.15054">
            <text:p>-3.15054</text:p>
          </table:table-cell>
          <table:table-cell office:value-type="float" office:value="0.338779">
            <text:p>0.338779</text:p>
          </table:table-cell>
        </table:table-row>
        <table:table-row table:style-name="ro1">
          <table:table-cell office:value-type="float" office:value="-3.14715">
            <text:p>-3.14715</text:p>
          </table:table-cell>
          <table:table-cell office:value-type="float" office:value="0.37025">
            <text:p>0.37025</text:p>
          </table:table-cell>
        </table:table-row>
        <table:table-row table:style-name="ro1">
          <table:table-cell office:value-type="float" office:value="-3.14345">
            <text:p>-3.14345</text:p>
          </table:table-cell>
          <table:table-cell office:value-type="float" office:value="0.401685">
            <text:p>0.401685</text:p>
          </table:table-cell>
        </table:table-row>
        <table:table-row table:style-name="ro1">
          <table:table-cell office:value-type="float" office:value="-3.13943">
            <text:p>-3.13943</text:p>
          </table:table-cell>
          <table:table-cell office:value-type="float" office:value="0.433079">
            <text:p>0.433079</text:p>
          </table:table-cell>
        </table:table-row>
        <table:table-row table:style-name="ro1">
          <table:table-cell office:value-type="float" office:value="-3.1351">
            <text:p>-3.1351</text:p>
          </table:table-cell>
          <table:table-cell office:value-type="float" office:value="0.46443">
            <text:p>0.46443</text:p>
          </table:table-cell>
        </table:table-row>
        <table:table-row table:style-name="ro1">
          <table:table-cell office:value-type="float" office:value="-3.13046">
            <text:p>-3.13046</text:p>
          </table:table-cell>
          <table:table-cell office:value-type="float" office:value="0.495735">
            <text:p>0.495735</text:p>
          </table:table-cell>
        </table:table-row>
        <table:table-row table:style-name="ro1">
          <table:table-cell office:value-type="float" office:value="-3.1255">
            <text:p>-3.1255</text:p>
          </table:table-cell>
          <table:table-cell office:value-type="float" office:value="0.52699">
            <text:p>0.52699</text:p>
          </table:table-cell>
        </table:table-row>
        <table:table-row table:style-name="ro1">
          <table:table-cell office:value-type="float" office:value="-3.12023">
            <text:p>-3.12023</text:p>
          </table:table-cell>
          <table:table-cell office:value-type="float" office:value="0.558192">
            <text:p>0.558192</text:p>
          </table:table-cell>
        </table:table-row>
        <table:table-row table:style-name="ro1">
          <table:table-cell office:value-type="float" office:value="-3.11465">
            <text:p>-3.11465</text:p>
          </table:table-cell>
          <table:table-cell office:value-type="float" office:value="0.589339">
            <text:p>0.589339</text:p>
          </table:table-cell>
        </table:table-row>
        <table:table-row table:style-name="ro1">
          <table:table-cell office:value-type="float" office:value="-3.10876">
            <text:p>-3.10876</text:p>
          </table:table-cell>
          <table:table-cell office:value-type="float" office:value="0.620426">
            <text:p>0.620426</text:p>
          </table:table-cell>
        </table:table-row>
        <table:table-row table:style-name="ro1">
          <table:table-cell office:value-type="float" office:value="-3.10255">
            <text:p>-3.10255</text:p>
          </table:table-cell>
          <table:table-cell office:value-type="float" office:value="0.651452">
            <text:p>0.651452</text:p>
          </table:table-cell>
        </table:table-row>
        <table:table-row table:style-name="ro1">
          <table:table-cell office:value-type="float" office:value="-3.09604">
            <text:p>-3.09604</text:p>
          </table:table-cell>
          <table:table-cell office:value-type="float" office:value="0.682412">
            <text:p>0.682412</text:p>
          </table:table-cell>
        </table:table-row>
        <table:table-row table:style-name="ro1">
          <table:table-cell office:value-type="float" office:value="-3.08921">
            <text:p>-3.08921</text:p>
          </table:table-cell>
          <table:table-cell office:value-type="float" office:value="0.713304">
            <text:p>0.713304</text:p>
          </table:table-cell>
        </table:table-row>
        <table:table-row table:style-name="ro1">
          <table:table-cell office:value-type="float" office:value="-3.08208">
            <text:p>-3.08208</text:p>
          </table:table-cell>
          <table:table-cell office:value-type="float" office:value="0.744125">
            <text:p>0.744125</text:p>
          </table:table-cell>
        </table:table-row>
        <table:table-row table:style-name="ro1">
          <table:table-cell office:value-type="float" office:value="-3.07464">
            <text:p>-3.07464</text:p>
          </table:table-cell>
          <table:table-cell office:value-type="float" office:value="0.774871">
            <text:p>0.774871</text:p>
          </table:table-cell>
        </table:table-row>
        <table:table-row table:style-name="ro1">
          <table:table-cell office:value-type="float" office:value="-3.06689">
            <text:p>-3.06689</text:p>
          </table:table-cell>
          <table:table-cell office:value-type="float" office:value="0.80554">
            <text:p>0.80554</text:p>
          </table:table-cell>
        </table:table-row>
        <table:table-row table:style-name="ro1">
          <table:table-cell office:value-type="float" office:value="-3.05883">
            <text:p>-3.05883</text:p>
          </table:table-cell>
          <table:table-cell office:value-type="float" office:value="0.836129">
            <text:p>0.836129</text:p>
          </table:table-cell>
        </table:table-row>
        <table:table-row table:style-name="ro1">
          <table:table-cell office:value-type="float" office:value="-3.05047">
            <text:p>-3.05047</text:p>
          </table:table-cell>
          <table:table-cell office:value-type="float" office:value="0.866633">
            <text:p>0.866633</text:p>
          </table:table-cell>
        </table:table-row>
        <table:table-row table:style-name="ro1">
          <table:table-cell office:value-type="float" office:value="-3.04181">
            <text:p>-3.04181</text:p>
          </table:table-cell>
          <table:table-cell office:value-type="float" office:value="0.897051">
            <text:p>0.897051</text:p>
          </table:table-cell>
        </table:table-row>
        <table:table-row table:style-name="ro1">
          <table:table-cell office:value-type="float" office:value="-3.03284">
            <text:p>-3.03284</text:p>
          </table:table-cell>
          <table:table-cell office:value-type="float" office:value="0.92738">
            <text:p>0.92738</text:p>
          </table:table-cell>
        </table:table-row>
        <table:table-row table:style-name="ro1">
          <table:table-cell office:value-type="float" office:value="-3.02356">
            <text:p>-3.02356</text:p>
          </table:table-cell>
          <table:table-cell office:value-type="float" office:value="0.957615">
            <text:p>0.957615</text:p>
          </table:table-cell>
        </table:table-row>
        <table:table-row table:style-name="ro1">
          <table:table-cell office:value-type="float" office:value="-3.01399">
            <text:p>-3.01399</text:p>
          </table:table-cell>
          <table:table-cell office:value-type="float" office:value="0.987755">
            <text:p>0.987755</text:p>
          </table:table-cell>
        </table:table-row>
        <table:table-row table:style-name="ro1">
          <table:table-cell office:value-type="float" office:value="-3.00411">
            <text:p>-3.00411</text:p>
          </table:table-cell>
          <table:table-cell office:value-type="float" office:value="1.0178">
            <text:p>1.0178</text:p>
          </table:table-cell>
        </table:table-row>
        <table:table-row table:style-name="ro1">
          <table:table-cell office:value-type="float" office:value="-2.99393">
            <text:p>-2.99393</text:p>
          </table:table-cell>
          <table:table-cell office:value-type="float" office:value="1.04774">
            <text:p>1.04774</text:p>
          </table:table-cell>
        </table:table-row>
        <table:table-row table:style-name="ro1">
          <table:table-cell office:value-type="float" office:value="-2.98345">
            <text:p>-2.98345</text:p>
          </table:table-cell>
          <table:table-cell office:value-type="float" office:value="1.07757">
            <text:p>1.07757</text:p>
          </table:table-cell>
        </table:table-row>
        <table:table-row table:style-name="ro1">
          <table:table-cell office:value-type="float" office:value="-2.97268">
            <text:p>-2.97268</text:p>
          </table:table-cell>
          <table:table-cell office:value-type="float" office:value="1.1073">
            <text:p>1.1073</text:p>
          </table:table-cell>
        </table:table-row>
        <table:table-row table:style-name="ro1">
          <table:table-cell office:value-type="float" office:value="-2.9616">
            <text:p>-2.9616</text:p>
          </table:table-cell>
          <table:table-cell office:value-type="float" office:value="1.13691">
            <text:p>1.13691</text:p>
          </table:table-cell>
        </table:table-row>
        <table:table-row table:style-name="ro1">
          <table:table-cell office:value-type="float" office:value="-2.95024">
            <text:p>-2.95024</text:p>
          </table:table-cell>
          <table:table-cell office:value-type="float" office:value="1.16642">
            <text:p>1.16642</text:p>
          </table:table-cell>
        </table:table-row>
        <table:table-row table:style-name="ro1">
          <table:table-cell office:value-type="float" office:value="-2.93857">
            <text:p>-2.93857</text:p>
          </table:table-cell>
          <table:table-cell office:value-type="float" office:value="1.1958">
            <text:p>1.1958</text:p>
          </table:table-cell>
        </table:table-row>
        <table:table-row table:style-name="ro1">
          <table:table-cell office:value-type="float" office:value="-2.92661">
            <text:p>-2.92661</text:p>
          </table:table-cell>
          <table:table-cell office:value-type="float" office:value="1.22507">
            <text:p>1.22507</text:p>
          </table:table-cell>
        </table:table-row>
        <table:table-row table:style-name="ro1">
          <table:table-cell office:value-type="float" office:value="-2.91436">
            <text:p>-2.91436</text:p>
          </table:table-cell>
          <table:table-cell office:value-type="float" office:value="1.25421">
            <text:p>1.25421</text:p>
          </table:table-cell>
        </table:table-row>
        <table:table-row table:style-name="ro1">
          <table:table-cell office:value-type="float" office:value="-2.90182">
            <text:p>-2.90182</text:p>
          </table:table-cell>
          <table:table-cell office:value-type="float" office:value="1.28323">
            <text:p>1.28323</text:p>
          </table:table-cell>
        </table:table-row>
        <table:table-row table:style-name="ro1">
          <table:table-cell office:value-type="float" office:value="-2.88899">
            <text:p>-2.88899</text:p>
          </table:table-cell>
          <table:table-cell office:value-type="float" office:value="1.31212">
            <text:p>1.31212</text:p>
          </table:table-cell>
        </table:table-row>
        <table:table-row table:style-name="ro1">
          <table:table-cell office:value-type="float" office:value="-2.87587">
            <text:p>-2.87587</text:p>
          </table:table-cell>
          <table:table-cell office:value-type="float" office:value="1.34088">
            <text:p>1.34088</text:p>
          </table:table-cell>
        </table:table-row>
        <table:table-row table:style-name="ro1">
          <table:table-cell office:value-type="float" office:value="-2.86246">
            <text:p>-2.86246</text:p>
          </table:table-cell>
          <table:table-cell office:value-type="float" office:value="1.3695">
            <text:p>1.3695</text:p>
          </table:table-cell>
        </table:table-row>
        <table:table-row table:style-name="ro1">
          <table:table-cell office:value-type="float" office:value="-2.84876">
            <text:p>-2.84876</text:p>
          </table:table-cell>
          <table:table-cell office:value-type="float" office:value="1.39799">
            <text:p>1.39799</text:p>
          </table:table-cell>
        </table:table-row>
        <table:table-row table:style-name="ro1">
          <table:table-cell office:value-type="float" office:value="-2.83478">
            <text:p>-2.83478</text:p>
          </table:table-cell>
          <table:table-cell office:value-type="float" office:value="1.42634">
            <text:p>1.42634</text:p>
          </table:table-cell>
        </table:table-row>
        <table:table-row table:style-name="ro1">
          <table:table-cell office:value-type="float" office:value="-2.82052">
            <text:p>-2.82052</text:p>
          </table:table-cell>
          <table:table-cell office:value-type="float" office:value="1.45454">
            <text:p>1.45454</text:p>
          </table:table-cell>
        </table:table-row>
        <table:table-row table:style-name="ro1">
          <table:table-cell office:value-type="float" office:value="-2.80597">
            <text:p>-2.80597</text:p>
          </table:table-cell>
          <table:table-cell office:value-type="float" office:value="1.4826">
            <text:p>1.4826</text:p>
          </table:table-cell>
        </table:table-row>
        <table:table-row table:style-name="ro1">
          <table:table-cell office:value-type="float" office:value="-2.79115">
            <text:p>-2.79115</text:p>
          </table:table-cell>
          <table:table-cell office:value-type="float" office:value="1.51051">
            <text:p>1.51051</text:p>
          </table:table-cell>
        </table:table-row>
        <table:table-row table:style-name="ro1">
          <table:table-cell office:value-type="float" office:value="-2.77604">
            <text:p>-2.77604</text:p>
          </table:table-cell>
          <table:table-cell office:value-type="float" office:value="1.53827">
            <text:p>1.53827</text:p>
          </table:table-cell>
        </table:table-row>
        <table:table-row table:style-name="ro1">
          <table:table-cell office:value-type="float" office:value="-2.76066">
            <text:p>-2.76066</text:p>
          </table:table-cell>
          <table:table-cell office:value-type="float" office:value="1.56588">
            <text:p>1.56588</text:p>
          </table:table-cell>
        </table:table-row>
        <table:table-row table:style-name="ro1">
          <table:table-cell office:value-type="float" office:value="-2.745">
            <text:p>-2.745</text:p>
          </table:table-cell>
          <table:table-cell office:value-type="float" office:value="1.59333">
            <text:p>1.59333</text:p>
          </table:table-cell>
        </table:table-row>
        <table:table-row table:style-name="ro1">
          <table:table-cell office:value-type="float" office:value="-2.72907">
            <text:p>-2.72907</text:p>
          </table:table-cell>
          <table:table-cell office:value-type="float" office:value="1.62062">
            <text:p>1.62062</text:p>
          </table:table-cell>
        </table:table-row>
        <table:table-row table:style-name="ro1">
          <table:table-cell office:value-type="float" office:value="-2.71286">
            <text:p>-2.71286</text:p>
          </table:table-cell>
          <table:table-cell office:value-type="float" office:value="1.64775">
            <text:p>1.64775</text:p>
          </table:table-cell>
        </table:table-row>
        <table:table-row table:style-name="ro1">
          <table:table-cell office:value-type="float" office:value="-2.69638">
            <text:p>-2.69638</text:p>
          </table:table-cell>
          <table:table-cell office:value-type="float" office:value="1.67471">
            <text:p>1.67471</text:p>
          </table:table-cell>
        </table:table-row>
        <table:table-row table:style-name="ro1">
          <table:table-cell office:value-type="float" office:value="-2.67964">
            <text:p>-2.67964</text:p>
          </table:table-cell>
          <table:table-cell office:value-type="float" office:value="1.70151">
            <text:p>1.70151</text:p>
          </table:table-cell>
        </table:table-row>
        <table:table-row table:style-name="ro1">
          <table:table-cell office:value-type="float" office:value="-2.66262">
            <text:p>-2.66262</text:p>
          </table:table-cell>
          <table:table-cell office:value-type="float" office:value="1.72814">
            <text:p>1.72814</text:p>
          </table:table-cell>
        </table:table-row>
        <table:table-row table:style-name="ro1">
          <table:table-cell office:value-type="float" office:value="-2.64534">
            <text:p>-2.64534</text:p>
          </table:table-cell>
          <table:table-cell office:value-type="float" office:value="1.75459">
            <text:p>1.75459</text:p>
          </table:table-cell>
        </table:table-row>
        <table:table-row table:style-name="ro1">
          <table:table-cell office:value-type="float" office:value="-2.62779">
            <text:p>-2.62779</text:p>
          </table:table-cell>
          <table:table-cell office:value-type="float" office:value="1.78087">
            <text:p>1.78087</text:p>
          </table:table-cell>
        </table:table-row>
        <table:table-row table:style-name="ro1">
          <table:table-cell office:value-type="float" office:value="-2.60999">
            <text:p>-2.60999</text:p>
          </table:table-cell>
          <table:table-cell office:value-type="float" office:value="1.80697">
            <text:p>1.80697</text:p>
          </table:table-cell>
        </table:table-row>
        <table:table-row table:style-name="ro1">
          <table:table-cell office:value-type="float" office:value="-2.59192">
            <text:p>-2.59192</text:p>
          </table:table-cell>
          <table:table-cell office:value-type="float" office:value="1.83289">
            <text:p>1.83289</text:p>
          </table:table-cell>
        </table:table-row>
        <table:table-row table:style-name="ro1">
          <table:table-cell office:value-type="float" office:value="-2.57359">
            <text:p>-2.57359</text:p>
          </table:table-cell>
          <table:table-cell office:value-type="float" office:value="1.85862">
            <text:p>1.85862</text:p>
          </table:table-cell>
        </table:table-row>
        <table:table-row table:style-name="ro1">
          <table:table-cell office:value-type="float" office:value="-2.555">
            <text:p>-2.555</text:p>
          </table:table-cell>
          <table:table-cell office:value-type="float" office:value="1.88417">
            <text:p>1.88417</text:p>
          </table:table-cell>
        </table:table-row>
        <table:table-row table:style-name="ro1">
          <table:table-cell office:value-type="float" office:value="-2.53616">
            <text:p>-2.53616</text:p>
          </table:table-cell>
          <table:table-cell office:value-type="float" office:value="1.90953">
            <text:p>1.90953</text:p>
          </table:table-cell>
        </table:table-row>
        <table:table-row table:style-name="ro1">
          <table:table-cell office:value-type="float" office:value="-2.51706">
            <text:p>-2.51706</text:p>
          </table:table-cell>
          <table:table-cell office:value-type="float" office:value="1.93471">
            <text:p>1.93471</text:p>
          </table:table-cell>
        </table:table-row>
        <table:table-row table:style-name="ro1">
          <table:table-cell office:value-type="float" office:value="-2.49772">
            <text:p>-2.49772</text:p>
          </table:table-cell>
          <table:table-cell office:value-type="float" office:value="1.95968">
            <text:p>1.95968</text:p>
          </table:table-cell>
        </table:table-row>
        <table:table-row table:style-name="ro1">
          <table:table-cell office:value-type="float" office:value="-2.47812">
            <text:p>-2.47812</text:p>
          </table:table-cell>
          <table:table-cell office:value-type="float" office:value="1.98446">
            <text:p>1.98446</text:p>
          </table:table-cell>
        </table:table-row>
        <table:table-row table:style-name="ro1">
          <table:table-cell office:value-type="float" office:value="-2.45828">
            <text:p>-2.45828</text:p>
          </table:table-cell>
          <table:table-cell office:value-type="float" office:value="2.00905">
            <text:p>2.00905</text:p>
          </table:table-cell>
        </table:table-row>
        <table:table-row table:style-name="ro1">
          <table:table-cell office:value-type="float" office:value="-2.43819">
            <text:p>-2.43819</text:p>
          </table:table-cell>
          <table:table-cell office:value-type="float" office:value="2.03343">
            <text:p>2.03343</text:p>
          </table:table-cell>
        </table:table-row>
        <table:table-row table:style-name="ro1">
          <table:table-cell office:value-type="float" office:value="-2.41785">
            <text:p>-2.41785</text:p>
          </table:table-cell>
          <table:table-cell office:value-type="float" office:value="2.05761">
            <text:p>2.05761</text:p>
          </table:table-cell>
        </table:table-row>
        <table:table-row table:style-name="ro1">
          <table:table-cell office:value-type="float" office:value="-2.39728">
            <text:p>-2.39728</text:p>
          </table:table-cell>
          <table:table-cell office:value-type="float" office:value="2.08158">
            <text:p>2.08158</text:p>
          </table:table-cell>
        </table:table-row>
        <table:table-row table:style-name="ro1">
          <table:table-cell office:value-type="float" office:value="-2.37646">
            <text:p>-2.37646</text:p>
          </table:table-cell>
          <table:table-cell office:value-type="float" office:value="2.10534">
            <text:p>2.10534</text:p>
          </table:table-cell>
        </table:table-row>
        <table:table-row table:style-name="ro1">
          <table:table-cell office:value-type="float" office:value="-2.35541">
            <text:p>-2.35541</text:p>
          </table:table-cell>
          <table:table-cell office:value-type="float" office:value="2.1289">
            <text:p>2.1289</text:p>
          </table:table-cell>
        </table:table-row>
        <table:table-row table:style-name="ro1">
          <table:table-cell office:value-type="float" office:value="-2.33412">
            <text:p>-2.33412</text:p>
          </table:table-cell>
          <table:table-cell office:value-type="float" office:value="2.15224">
            <text:p>2.15224</text:p>
          </table:table-cell>
        </table:table-row>
        <table:table-row table:style-name="ro1">
          <table:table-cell office:value-type="float" office:value="-2.31259">
            <text:p>-2.31259</text:p>
          </table:table-cell>
          <table:table-cell office:value-type="float" office:value="2.17537">
            <text:p>2.17537</text:p>
          </table:table-cell>
        </table:table-row>
        <table:table-row table:style-name="ro1">
          <table:table-cell office:value-type="float" office:value="-2.29084">
            <text:p>-2.29084</text:p>
          </table:table-cell>
          <table:table-cell office:value-type="float" office:value="2.19827">
            <text:p>2.19827</text:p>
          </table:table-cell>
        </table:table-row>
        <table:table-row table:style-name="ro1">
          <table:table-cell office:value-type="float" office:value="-2.26886">
            <text:p>-2.26886</text:p>
          </table:table-cell>
          <table:table-cell office:value-type="float" office:value="2.22096">
            <text:p>2.22096</text:p>
          </table:table-cell>
        </table:table-row>
        <table:table-row table:style-name="ro1">
          <table:table-cell office:value-type="float" office:value="-2.24665">
            <text:p>-2.24665</text:p>
          </table:table-cell>
          <table:table-cell office:value-type="float" office:value="2.24343">
            <text:p>2.24343</text:p>
          </table:table-cell>
        </table:table-row>
        <table:table-row table:style-name="ro1">
          <table:table-cell office:value-type="float" office:value="-2.22421">
            <text:p>-2.22421</text:p>
          </table:table-cell>
          <table:table-cell office:value-type="float" office:value="2.26567">
            <text:p>2.26567</text:p>
          </table:table-cell>
        </table:table-row>
        <table:table-row table:style-name="ro1">
          <table:table-cell office:value-type="float" office:value="-2.20156">
            <text:p>-2.20156</text:p>
          </table:table-cell>
          <table:table-cell office:value-type="float" office:value="2.28769">
            <text:p>2.28769</text:p>
          </table:table-cell>
        </table:table-row>
        <table:table-row table:style-name="ro1">
          <table:table-cell office:value-type="float" office:value="-2.17868">
            <text:p>-2.17868</text:p>
          </table:table-cell>
          <table:table-cell office:value-type="float" office:value="2.30947">
            <text:p>2.30947</text:p>
          </table:table-cell>
        </table:table-row>
        <table:table-row table:style-name="ro1">
          <table:table-cell office:value-type="float" office:value="-2.15559">
            <text:p>-2.15559</text:p>
          </table:table-cell>
          <table:table-cell office:value-type="float" office:value="2.33103">
            <text:p>2.33103</text:p>
          </table:table-cell>
        </table:table-row>
        <table:table-row table:style-name="ro1">
          <table:table-cell office:value-type="float" office:value="-2.13228">
            <text:p>-2.13228</text:p>
          </table:table-cell>
          <table:table-cell office:value-type="float" office:value="2.35235">
            <text:p>2.35235</text:p>
          </table:table-cell>
        </table:table-row>
        <table:table-row table:style-name="ro1">
          <table:table-cell office:value-type="float" office:value="-2.10875">
            <text:p>-2.10875</text:p>
          </table:table-cell>
          <table:table-cell office:value-type="float" office:value="2.37344">
            <text:p>2.37344</text:p>
          </table:table-cell>
        </table:table-row>
        <table:table-row table:style-name="ro1">
          <table:table-cell office:value-type="float" office:value="-2.08502">
            <text:p>-2.08502</text:p>
          </table:table-cell>
          <table:table-cell office:value-type="float" office:value="2.39429">
            <text:p>2.39429</text:p>
          </table:table-cell>
        </table:table-row>
        <table:table-row table:style-name="ro1">
          <table:table-cell office:value-type="float" office:value="-2.06107">
            <text:p>-2.06107</text:p>
          </table:table-cell>
          <table:table-cell office:value-type="float" office:value="2.4149">
            <text:p>2.4149</text:p>
          </table:table-cell>
        </table:table-row>
        <table:table-row table:style-name="ro1">
          <table:table-cell office:value-type="float" office:value="-2.03693">
            <text:p>-2.03693</text:p>
          </table:table-cell>
          <table:table-cell office:value-type="float" office:value="2.43527">
            <text:p>2.43527</text:p>
          </table:table-cell>
        </table:table-row>
        <table:table-row table:style-name="ro1">
          <table:table-cell office:value-type="float" office:value="-2.01257">
            <text:p>-2.01257</text:p>
          </table:table-cell>
          <table:table-cell office:value-type="float" office:value="2.4554">
            <text:p>2.4554</text:p>
          </table:table-cell>
        </table:table-row>
        <table:table-row table:style-name="ro1">
          <table:table-cell office:value-type="float" office:value="-1.98802">
            <text:p>-1.98802</text:p>
          </table:table-cell>
          <table:table-cell office:value-type="float" office:value="2.47528">
            <text:p>2.47528</text:p>
          </table:table-cell>
        </table:table-row>
        <table:table-row table:style-name="ro1">
          <table:table-cell office:value-type="float" office:value="-1.96327">
            <text:p>-1.96327</text:p>
          </table:table-cell>
          <table:table-cell office:value-type="float" office:value="2.49491">
            <text:p>2.49491</text:p>
          </table:table-cell>
        </table:table-row>
        <table:table-row table:style-name="ro1">
          <table:table-cell office:value-type="float" office:value="-1.93832">
            <text:p>-1.93832</text:p>
          </table:table-cell>
          <table:table-cell office:value-type="float" office:value="2.51429">
            <text:p>2.51429</text:p>
          </table:table-cell>
        </table:table-row>
        <table:table-row table:style-name="ro1">
          <table:table-cell office:value-type="float" office:value="-1.91317">
            <text:p>-1.91317</text:p>
          </table:table-cell>
          <table:table-cell office:value-type="float" office:value="2.53342">
            <text:p>2.53342</text:p>
          </table:table-cell>
        </table:table-row>
        <table:table-row table:style-name="ro1">
          <table:table-cell office:value-type="float" office:value="-1.88784">
            <text:p>-1.88784</text:p>
          </table:table-cell>
          <table:table-cell office:value-type="float" office:value="2.5523">
            <text:p>2.5523</text:p>
          </table:table-cell>
        </table:table-row>
        <table:table-row table:style-name="ro1">
          <table:table-cell office:value-type="float" office:value="-1.86232">
            <text:p>-1.86232</text:p>
          </table:table-cell>
          <table:table-cell office:value-type="float" office:value="2.57092">
            <text:p>2.57092</text:p>
          </table:table-cell>
        </table:table-row>
        <table:table-row table:style-name="ro1">
          <table:table-cell office:value-type="float" office:value="-1.83661">
            <text:p>-1.83661</text:p>
          </table:table-cell>
          <table:table-cell office:value-type="float" office:value="2.58929">
            <text:p>2.58929</text:p>
          </table:table-cell>
        </table:table-row>
        <table:table-row table:style-name="ro1">
          <table:table-cell office:value-type="float" office:value="-1.81071">
            <text:p>-1.81071</text:p>
          </table:table-cell>
          <table:table-cell office:value-type="float" office:value="2.6074">
            <text:p>2.6074</text:p>
          </table:table-cell>
        </table:table-row>
        <table:table-row table:style-name="ro1">
          <table:table-cell office:value-type="float" office:value="-1.78464">
            <text:p>-1.78464</text:p>
          </table:table-cell>
          <table:table-cell office:value-type="float" office:value="2.62524">
            <text:p>2.62524</text:p>
          </table:table-cell>
        </table:table-row>
        <table:table-row table:style-name="ro1">
          <table:table-cell office:value-type="float" office:value="-1.75839">
            <text:p>-1.75839</text:p>
          </table:table-cell>
          <table:table-cell office:value-type="float" office:value="2.64283">
            <text:p>2.64283</text:p>
          </table:table-cell>
        </table:table-row>
        <table:table-row table:style-name="ro1">
          <table:table-cell office:value-type="float" office:value="-1.73196">
            <text:p>-1.73196</text:p>
          </table:table-cell>
          <table:table-cell office:value-type="float" office:value="2.66015">
            <text:p>2.66015</text:p>
          </table:table-cell>
        </table:table-row>
        <table:table-row table:style-name="ro1">
          <table:table-cell office:value-type="float" office:value="-1.70536">
            <text:p>-1.70536</text:p>
          </table:table-cell>
          <table:table-cell office:value-type="float" office:value="2.6772">
            <text:p>2.6772</text:p>
          </table:table-cell>
        </table:table-row>
        <table:table-row table:style-name="ro1">
          <table:table-cell office:value-type="float" office:value="-1.67859">
            <text:p>-1.67859</text:p>
          </table:table-cell>
          <table:table-cell office:value-type="float" office:value="2.69399">
            <text:p>2.69399</text:p>
          </table:table-cell>
        </table:table-row>
        <table:table-row table:style-name="ro1">
          <table:table-cell office:value-type="float" office:value="-1.65165">
            <text:p>-1.65165</text:p>
          </table:table-cell>
          <table:table-cell office:value-type="float" office:value="2.7105">
            <text:p>2.7105</text:p>
          </table:table-cell>
        </table:table-row>
        <table:table-row table:style-name="ro1">
          <table:table-cell office:value-type="float" office:value="-1.62454">
            <text:p>-1.62454</text:p>
          </table:table-cell>
          <table:table-cell office:value-type="float" office:value="2.72675">
            <text:p>2.72675</text:p>
          </table:table-cell>
        </table:table-row>
        <table:table-row table:style-name="ro1">
          <table:table-cell office:value-type="float" office:value="-1.59727">
            <text:p>-1.59727</text:p>
          </table:table-cell>
          <table:table-cell office:value-type="float" office:value="2.74272">
            <text:p>2.74272</text:p>
          </table:table-cell>
        </table:table-row>
        <table:table-row table:style-name="ro1">
          <table:table-cell office:value-type="float" office:value="-1.56985">
            <text:p>-1.56985</text:p>
          </table:table-cell>
          <table:table-cell office:value-type="float" office:value="2.75842">
            <text:p>2.75842</text:p>
          </table:table-cell>
        </table:table-row>
        <table:table-row table:style-name="ro1">
          <table:table-cell office:value-type="float" office:value="-1.54226">
            <text:p>-1.54226</text:p>
          </table:table-cell>
          <table:table-cell office:value-type="float" office:value="2.77384">
            <text:p>2.77384</text:p>
          </table:table-cell>
        </table:table-row>
        <table:table-row table:style-name="ro1">
          <table:table-cell office:value-type="float" office:value="-1.51452">
            <text:p>-1.51452</text:p>
          </table:table-cell>
          <table:table-cell office:value-type="float" office:value="2.78899">
            <text:p>2.78899</text:p>
          </table:table-cell>
        </table:table-row>
        <table:table-row table:style-name="ro1">
          <table:table-cell office:value-type="float" office:value="-1.48663">
            <text:p>-1.48663</text:p>
          </table:table-cell>
          <table:table-cell office:value-type="float" office:value="2.80385">
            <text:p>2.80385</text:p>
          </table:table-cell>
        </table:table-row>
        <table:table-row table:style-name="ro1">
          <table:table-cell office:value-type="float" office:value="-1.4586">
            <text:p>-1.4586</text:p>
          </table:table-cell>
          <table:table-cell office:value-type="float" office:value="2.81844">
            <text:p>2.81844</text:p>
          </table:table-cell>
        </table:table-row>
        <table:table-row table:style-name="ro1">
          <table:table-cell office:value-type="float" office:value="-1.43041">
            <text:p>-1.43041</text:p>
          </table:table-cell>
          <table:table-cell office:value-type="float" office:value="2.83274">
            <text:p>2.83274</text:p>
          </table:table-cell>
        </table:table-row>
        <table:table-row table:style-name="ro1">
          <table:table-cell office:value-type="float" office:value="-1.40208">
            <text:p>-1.40208</text:p>
          </table:table-cell>
          <table:table-cell office:value-type="float" office:value="2.84677">
            <text:p>2.84677</text:p>
          </table:table-cell>
        </table:table-row>
        <table:table-row table:style-name="ro1">
          <table:table-cell office:value-type="float" office:value="-1.37362">
            <text:p>-1.37362</text:p>
          </table:table-cell>
          <table:table-cell office:value-type="float" office:value="2.8605">
            <text:p>2.8605</text:p>
          </table:table-cell>
        </table:table-row>
        <table:table-row table:style-name="ro1">
          <table:table-cell office:value-type="float" office:value="-1.34501">
            <text:p>-1.34501</text:p>
          </table:table-cell>
          <table:table-cell office:value-type="float" office:value="2.87395">
            <text:p>2.87395</text:p>
          </table:table-cell>
        </table:table-row>
        <table:table-row table:style-name="ro1">
          <table:table-cell office:value-type="float" office:value="-1.31627">
            <text:p>-1.31627</text:p>
          </table:table-cell>
          <table:table-cell office:value-type="float" office:value="2.88711">
            <text:p>2.88711</text:p>
          </table:table-cell>
        </table:table-row>
        <table:table-row table:style-name="ro1">
          <table:table-cell office:value-type="float" office:value="-1.2874">
            <text:p>-1.2874</text:p>
          </table:table-cell>
          <table:table-cell office:value-type="float" office:value="2.89999">
            <text:p>2.89999</text:p>
          </table:table-cell>
        </table:table-row>
        <table:table-row table:style-name="ro1">
          <table:table-cell office:value-type="float" office:value="-1.2584">
            <text:p>-1.2584</text:p>
          </table:table-cell>
          <table:table-cell office:value-type="float" office:value="2.91257">
            <text:p>2.91257</text:p>
          </table:table-cell>
        </table:table-row>
        <table:table-row table:style-name="ro1">
          <table:table-cell office:value-type="float" office:value="-1.22928">
            <text:p>-1.22928</text:p>
          </table:table-cell>
          <table:table-cell office:value-type="float" office:value="2.92487">
            <text:p>2.92487</text:p>
          </table:table-cell>
        </table:table-row>
        <table:table-row table:style-name="ro1">
          <table:table-cell office:value-type="float" office:value="-1.20003">
            <text:p>-1.20003</text:p>
          </table:table-cell>
          <table:table-cell office:value-type="float" office:value="2.93687">
            <text:p>2.93687</text:p>
          </table:table-cell>
        </table:table-row>
        <table:table-row table:style-name="ro1">
          <table:table-cell office:value-type="float" office:value="-1.17066">
            <text:p>-1.17066</text:p>
          </table:table-cell>
          <table:table-cell office:value-type="float" office:value="2.94857">
            <text:p>2.94857</text:p>
          </table:table-cell>
        </table:table-row>
        <table:table-row table:style-name="ro1">
          <table:table-cell office:value-type="float" office:value="-1.14117">
            <text:p>-1.14117</text:p>
          </table:table-cell>
          <table:table-cell office:value-type="float" office:value="2.95998">
            <text:p>2.95998</text:p>
          </table:table-cell>
        </table:table-row>
        <table:table-row table:style-name="ro1">
          <table:table-cell office:value-type="float" office:value="-1.11157">
            <text:p>-1.11157</text:p>
          </table:table-cell>
          <table:table-cell office:value-type="float" office:value="2.9711">
            <text:p>2.9711</text:p>
          </table:table-cell>
        </table:table-row>
        <table:table-row table:style-name="ro1">
          <table:table-cell office:value-type="float" office:value="-1.08186">
            <text:p>-1.08186</text:p>
          </table:table-cell>
          <table:table-cell office:value-type="float" office:value="2.98192">
            <text:p>2.98192</text:p>
          </table:table-cell>
        </table:table-row>
        <table:table-row table:style-name="ro1">
          <table:table-cell office:value-type="float" office:value="-1.05204">
            <text:p>-1.05204</text:p>
          </table:table-cell>
          <table:table-cell office:value-type="float" office:value="2.99244">
            <text:p>2.99244</text:p>
          </table:table-cell>
        </table:table-row>
        <table:table-row table:style-name="ro1">
          <table:table-cell office:value-type="float" office:value="-1.02212">
            <text:p>-1.02212</text:p>
          </table:table-cell>
          <table:table-cell office:value-type="float" office:value="3.00266">
            <text:p>3.00266</text:p>
          </table:table-cell>
        </table:table-row>
        <table:table-row table:style-name="ro1">
          <table:table-cell office:value-type="float" office:value="-0.992091">
            <text:p>-0.992091</text:p>
          </table:table-cell>
          <table:table-cell office:value-type="float" office:value="3.01258">
            <text:p>3.01258</text:p>
          </table:table-cell>
        </table:table-row>
        <table:table-row table:style-name="ro1">
          <table:table-cell office:value-type="float" office:value="-0.961965">
            <text:p>-0.961965</text:p>
          </table:table-cell>
          <table:table-cell office:value-type="float" office:value="3.0222">
            <text:p>3.0222</text:p>
          </table:table-cell>
        </table:table-row>
        <table:table-row table:style-name="ro1">
          <table:table-cell office:value-type="float" office:value="-0.931743">
            <text:p>-0.931743</text:p>
          </table:table-cell>
          <table:table-cell office:value-type="float" office:value="3.03152">
            <text:p>3.03152</text:p>
          </table:table-cell>
        </table:table-row>
        <table:table-row table:style-name="ro1">
          <table:table-cell office:value-type="float" office:value="-0.901428">
            <text:p>-0.901428</text:p>
          </table:table-cell>
          <table:table-cell office:value-type="float" office:value="3.04053">
            <text:p>3.04053</text:p>
          </table:table-cell>
        </table:table-row>
        <table:table-row table:style-name="ro1">
          <table:table-cell office:value-type="float" office:value="-0.871023">
            <text:p>-0.871023</text:p>
          </table:table-cell>
          <table:table-cell office:value-type="float" office:value="3.04924">
            <text:p>3.04924</text:p>
          </table:table-cell>
        </table:table-row>
        <table:table-row table:style-name="ro1">
          <table:table-cell office:value-type="float" office:value="-0.840531">
            <text:p>-0.840531</text:p>
          </table:table-cell>
          <table:table-cell office:value-type="float" office:value="3.05765">
            <text:p>3.05765</text:p>
          </table:table-cell>
        </table:table-row>
        <table:table-row table:style-name="ro1">
          <table:table-cell office:value-type="float" office:value="-0.809954">
            <text:p>-0.809954</text:p>
          </table:table-cell>
          <table:table-cell office:value-type="float" office:value="3.06575">
            <text:p>3.06575</text:p>
          </table:table-cell>
        </table:table-row>
        <table:table-row table:style-name="ro1">
          <table:table-cell office:value-type="float" office:value="-0.779297">
            <text:p>-0.779297</text:p>
          </table:table-cell>
          <table:table-cell office:value-type="float" office:value="3.07354">
            <text:p>3.07354</text:p>
          </table:table-cell>
        </table:table-row>
        <table:table-row table:style-name="ro1">
          <table:table-cell office:value-type="float" office:value="-0.748561">
            <text:p>-0.748561</text:p>
          </table:table-cell>
          <table:table-cell office:value-type="float" office:value="3.08103">
            <text:p>3.08103</text:p>
          </table:table-cell>
        </table:table-row>
        <table:table-row table:style-name="ro1">
          <table:table-cell office:value-type="float" office:value="-0.717751">
            <text:p>-0.717751</text:p>
          </table:table-cell>
          <table:table-cell office:value-type="float" office:value="3.0882">
            <text:p>3.0882</text:p>
          </table:table-cell>
        </table:table-row>
        <table:table-row table:style-name="ro1">
          <table:table-cell office:value-type="float" office:value="-0.686869">
            <text:p>-0.686869</text:p>
          </table:table-cell>
          <table:table-cell office:value-type="float" office:value="3.09507">
            <text:p>3.09507</text:p>
          </table:table-cell>
        </table:table-row>
        <table:table-row table:style-name="ro1">
          <table:table-cell office:value-type="float" office:value="-0.655918">
            <text:p>-0.655918</text:p>
          </table:table-cell>
          <table:table-cell office:value-type="float" office:value="3.10163">
            <text:p>3.10163</text:p>
          </table:table-cell>
        </table:table-row>
        <table:table-row table:style-name="ro1">
          <table:table-cell office:value-type="float" office:value="-0.624902">
            <text:p>-0.624902</text:p>
          </table:table-cell>
          <table:table-cell office:value-type="float" office:value="3.10788">
            <text:p>3.10788</text:p>
          </table:table-cell>
        </table:table-row>
        <table:table-row table:style-name="ro1">
          <table:table-cell office:value-type="float" office:value="-0.593823">
            <text:p>-0.593823</text:p>
          </table:table-cell>
          <table:table-cell office:value-type="float" office:value="3.11382">
            <text:p>3.11382</text:p>
          </table:table-cell>
        </table:table-row>
        <table:table-row table:style-name="ro1">
          <table:table-cell office:value-type="float" office:value="-0.562685">
            <text:p>-0.562685</text:p>
          </table:table-cell>
          <table:table-cell office:value-type="float" office:value="3.11945">
            <text:p>3.11945</text:p>
          </table:table-cell>
        </table:table-row>
        <table:table-row table:style-name="ro1">
          <table:table-cell office:value-type="float" office:value="-0.53149">
            <text:p>-0.53149</text:p>
          </table:table-cell>
          <table:table-cell office:value-type="float" office:value="3.12476">
            <text:p>3.12476</text:p>
          </table:table-cell>
        </table:table-row>
        <table:table-row table:style-name="ro1">
          <table:table-cell office:value-type="float" office:value="-0.500243">
            <text:p>-0.500243</text:p>
          </table:table-cell>
          <table:table-cell office:value-type="float" office:value="3.12976">
            <text:p>3.12976</text:p>
          </table:table-cell>
        </table:table-row>
        <table:table-row table:style-name="ro1">
          <table:table-cell office:value-type="float" office:value="-0.468945">
            <text:p>-0.468945</text:p>
          </table:table-cell>
          <table:table-cell office:value-type="float" office:value="3.13445">
            <text:p>3.13445</text:p>
          </table:table-cell>
        </table:table-row>
        <table:table-row table:style-name="ro1">
          <table:table-cell office:value-type="float" office:value="-0.437601">
            <text:p>-0.437601</text:p>
          </table:table-cell>
          <table:table-cell office:value-type="float" office:value="3.13883">
            <text:p>3.13883</text:p>
          </table:table-cell>
        </table:table-row>
        <table:table-row table:style-name="ro1">
          <table:table-cell office:value-type="float" office:value="-0.406212">
            <text:p>-0.406212</text:p>
          </table:table-cell>
          <table:table-cell office:value-type="float" office:value="3.14289">
            <text:p>3.14289</text:p>
          </table:table-cell>
        </table:table-row>
        <table:table-row table:style-name="ro1">
          <table:table-cell office:value-type="float" office:value="-0.374784">
            <text:p>-0.374784</text:p>
          </table:table-cell>
          <table:table-cell office:value-type="float" office:value="3.14664">
            <text:p>3.14664</text:p>
          </table:table-cell>
        </table:table-row>
        <table:table-row table:style-name="ro1">
          <table:table-cell office:value-type="float" office:value="-0.343317">
            <text:p>-0.343317</text:p>
          </table:table-cell>
          <table:table-cell office:value-type="float" office:value="3.15007">
            <text:p>3.15007</text:p>
          </table:table-cell>
        </table:table-row>
        <table:table-row table:style-name="ro1">
          <table:table-cell office:value-type="float" office:value="-0.311816">
            <text:p>-0.311816</text:p>
          </table:table-cell>
          <table:table-cell office:value-type="float" office:value="3.15319">
            <text:p>3.15319</text:p>
          </table:table-cell>
        </table:table-row>
        <table:table-row table:style-name="ro1">
          <table:table-cell office:value-type="float" office:value="-0.280285">
            <text:p>-0.280285</text:p>
          </table:table-cell>
          <table:table-cell office:value-type="float" office:value="3.15599">
            <text:p>3.15599</text:p>
          </table:table-cell>
        </table:table-row>
        <table:table-row table:style-name="ro1">
          <table:table-cell office:value-type="float" office:value="-0.248725">
            <text:p>-0.248725</text:p>
          </table:table-cell>
          <table:table-cell office:value-type="float" office:value="3.15848">
            <text:p>3.15848</text:p>
          </table:table-cell>
        </table:table-row>
        <table:table-row table:style-name="ro1">
          <table:table-cell office:value-type="float" office:value="-0.21714">
            <text:p>-0.21714</text:p>
          </table:table-cell>
          <table:table-cell office:value-type="float" office:value="3.16065">
            <text:p>3.16065</text:p>
          </table:table-cell>
        </table:table-row>
        <table:table-row table:style-name="ro1">
          <table:table-cell office:value-type="float" office:value="-0.185533">
            <text:p>-0.185533</text:p>
          </table:table-cell>
          <table:table-cell office:value-type="float" office:value="3.16251">
            <text:p>3.16251</text:p>
          </table:table-cell>
        </table:table-row>
        <table:table-row table:style-name="ro1">
          <table:table-cell office:value-type="float" office:value="-0.153908">
            <text:p>-0.153908</text:p>
          </table:table-cell>
          <table:table-cell office:value-type="float" office:value="3.16405">
            <text:p>3.16405</text:p>
          </table:table-cell>
        </table:table-row>
        <table:table-row table:style-name="ro1">
          <table:table-cell office:value-type="float" office:value="-0.122268">
            <text:p>-0.122268</text:p>
          </table:table-cell>
          <table:table-cell office:value-type="float" office:value="3.16527">
            <text:p>3.16527</text:p>
          </table:table-cell>
        </table:table-row>
        <table:table-row table:style-name="ro1">
          <table:table-cell office:value-type="float" office:value="-0.0906151">
            <text:p>-0.0906151</text:p>
          </table:table-cell>
          <table:table-cell office:value-type="float" office:value="3.16617">
            <text:p>3.16617</text:p>
          </table:table-cell>
        </table:table-row>
        <table:table-row table:style-name="ro1">
          <table:table-cell office:value-type="float" office:value="-0.0589534">
            <text:p>-0.0589534</text:p>
          </table:table-cell>
          <table:table-cell office:value-type="float" office:value="3.16676">
            <text:p>3.16676</text:p>
          </table:table-cell>
        </table:table-row>
        <table:table-row table:style-name="ro1">
          <table:table-cell office:value-type="float" office:value="-0.0272858">
            <text:p>-0.0272858</text:p>
          </table:table-cell>
          <table:table-cell office:value-type="float" office:value="3.16704">
            <text:p>3.16704</text:p>
          </table:table-cell>
        </table:table-row>
        <table:table-row table:style-name="ro1">
          <table:table-cell office:value-type="float" office:value="0.0043846">
            <text:p>0.0043846</text:p>
          </table:table-cell>
          <table:table-cell office:value-type="float" office:value="3.16699">
            <text:p>3.16699</text:p>
          </table:table-cell>
        </table:table-row>
        <table:table-row table:style-name="ro1">
          <table:table-cell office:value-type="float" office:value="0.0360545">
            <text:p>0.0360545</text:p>
          </table:table-cell>
          <table:table-cell office:value-type="float" office:value="3.16663">
            <text:p>3.16663</text:p>
          </table:table-cell>
        </table:table-row>
        <table:table-row table:style-name="ro1">
          <table:table-cell office:value-type="float" office:value="0.0677208">
            <text:p>0.0677208</text:p>
          </table:table-cell>
          <table:table-cell office:value-type="float" office:value="3.16595">
            <text:p>3.16595</text:p>
          </table:table-cell>
        </table:table-row>
        <table:table-row table:style-name="ro1">
          <table:table-cell office:value-type="float" office:value="0.0993804">
            <text:p>0.0993804</text:p>
          </table:table-cell>
          <table:table-cell office:value-type="float" office:value="3.16496">
            <text:p>3.16496</text:p>
          </table:table-cell>
        </table:table-row>
        <table:table-row table:style-name="ro1">
          <table:table-cell office:value-type="float" office:value="0.13103">
            <text:p>0.13103</text:p>
          </table:table-cell>
          <table:table-cell office:value-type="float" office:value="3.16365">
            <text:p>3.16365</text:p>
          </table:table-cell>
        </table:table-row>
        <table:table-row table:style-name="ro1">
          <table:table-cell office:value-type="float" office:value="0.162667">
            <text:p>0.162667</text:p>
          </table:table-cell>
          <table:table-cell office:value-type="float" office:value="3.16202">
            <text:p>3.16202</text:p>
          </table:table-cell>
        </table:table-row>
        <table:table-row table:style-name="ro1">
          <table:table-cell office:value-type="float" office:value="0.194287">
            <text:p>0.194287</text:p>
          </table:table-cell>
          <table:table-cell office:value-type="float" office:value="3.16008">
            <text:p>3.16008</text:p>
          </table:table-cell>
        </table:table-row>
        <table:table-row table:style-name="ro1">
          <table:table-cell office:value-type="float" office:value="0.225888">
            <text:p>0.225888</text:p>
          </table:table-cell>
          <table:table-cell office:value-type="float" office:value="3.15782">
            <text:p>3.15782</text:p>
          </table:table-cell>
        </table:table-row>
        <table:table-row table:style-name="ro1">
          <table:table-cell office:value-type="float" office:value="0.257466">
            <text:p>0.257466</text:p>
          </table:table-cell>
          <table:table-cell office:value-type="float" office:value="3.15525">
            <text:p>3.15525</text:p>
          </table:table-cell>
        </table:table-row>
        <table:table-row table:style-name="ro1">
          <table:table-cell office:value-type="float" office:value="0.289018">
            <text:p>0.289018</text:p>
          </table:table-cell>
          <table:table-cell office:value-type="float" office:value="3.15236">
            <text:p>3.15236</text:p>
          </table:table-cell>
        </table:table-row>
        <table:table-row table:style-name="ro1">
          <table:table-cell office:value-type="float" office:value="0.320542">
            <text:p>0.320542</text:p>
          </table:table-cell>
          <table:table-cell office:value-type="float" office:value="3.14915">
            <text:p>3.14915</text:p>
          </table:table-cell>
        </table:table-row>
        <table:table-row table:style-name="ro1">
          <table:table-cell office:value-type="float" office:value="0.352033">
            <text:p>0.352033</text:p>
          </table:table-cell>
          <table:table-cell office:value-type="float" office:value="3.14563">
            <text:p>3.14563</text:p>
          </table:table-cell>
        </table:table-row>
        <table:table-row table:style-name="ro1">
          <table:table-cell office:value-type="float" office:value="0.38349">
            <text:p>0.38349</text:p>
          </table:table-cell>
          <table:table-cell office:value-type="float" office:value="3.1418">
            <text:p>3.1418</text:p>
          </table:table-cell>
        </table:table-row>
        <table:table-row table:style-name="ro1">
          <table:table-cell office:value-type="float" office:value="0.414908">
            <text:p>0.414908</text:p>
          </table:table-cell>
          <table:table-cell office:value-type="float" office:value="3.13765">
            <text:p>3.13765</text:p>
          </table:table-cell>
        </table:table-row>
        <table:table-row table:style-name="ro1">
          <table:table-cell office:value-type="float" office:value="0.446284">
            <text:p>0.446284</text:p>
          </table:table-cell>
          <table:table-cell office:value-type="float" office:value="3.13318">
            <text:p>3.13318</text:p>
          </table:table-cell>
        </table:table-row>
        <table:table-row table:style-name="ro1">
          <table:table-cell office:value-type="float" office:value="0.477616">
            <text:p>0.477616</text:p>
          </table:table-cell>
          <table:table-cell office:value-type="float" office:value="3.12841">
            <text:p>3.12841</text:p>
          </table:table-cell>
        </table:table-row>
        <table:table-row table:style-name="ro1">
          <table:table-cell office:value-type="float" office:value="0.5089">
            <text:p>0.5089</text:p>
          </table:table-cell>
          <table:table-cell office:value-type="float" office:value="3.12332">
            <text:p>3.12332</text:p>
          </table:table-cell>
        </table:table-row>
        <table:table-row table:style-name="ro1">
          <table:table-cell office:value-type="float" office:value="0.540133">
            <text:p>0.540133</text:p>
          </table:table-cell>
          <table:table-cell office:value-type="float" office:value="3.11792">
            <text:p>3.11792</text:p>
          </table:table-cell>
        </table:table-row>
        <table:table-row table:style-name="ro1">
          <table:table-cell office:value-type="float" office:value="0.571312">
            <text:p>0.571312</text:p>
          </table:table-cell>
          <table:table-cell office:value-type="float" office:value="3.11221">
            <text:p>3.11221</text:p>
          </table:table-cell>
        </table:table-row>
        <table:table-row table:style-name="ro1">
          <table:table-cell office:value-type="float" office:value="0.602434">
            <text:p>0.602434</text:p>
          </table:table-cell>
          <table:table-cell office:value-type="float" office:value="3.10618">
            <text:p>3.10618</text:p>
          </table:table-cell>
        </table:table-row>
        <table:table-row table:style-name="ro1">
          <table:table-cell office:value-type="float" office:value="0.633496">
            <text:p>0.633496</text:p>
          </table:table-cell>
          <table:table-cell office:value-type="float" office:value="3.09985">
            <text:p>3.09985</text:p>
          </table:table-cell>
        </table:table-row>
        <table:table-row table:style-name="ro1">
          <table:table-cell office:value-type="float" office:value="0.664495">
            <text:p>0.664495</text:p>
          </table:table-cell>
          <table:table-cell office:value-type="float" office:value="3.0932">
            <text:p>3.0932</text:p>
          </table:table-cell>
        </table:table-row>
        <table:table-row table:style-name="ro1">
          <table:table-cell office:value-type="float" office:value="0.695427">
            <text:p>0.695427</text:p>
          </table:table-cell>
          <table:table-cell office:value-type="float" office:value="3.08625">
            <text:p>3.08625</text:p>
          </table:table-cell>
        </table:table-row>
        <table:table-row table:style-name="ro1">
          <table:table-cell office:value-type="float" office:value="0.726289">
            <text:p>0.726289</text:p>
          </table:table-cell>
          <table:table-cell office:value-type="float" office:value="3.07898">
            <text:p>3.07898</text:p>
          </table:table-cell>
        </table:table-row>
        <table:table-row table:style-name="ro1">
          <table:table-cell office:value-type="float" office:value="0.757079">
            <text:p>0.757079</text:p>
          </table:table-cell>
          <table:table-cell office:value-type="float" office:value="3.07141">
            <text:p>3.07141</text:p>
          </table:table-cell>
        </table:table-row>
        <table:table-row table:style-name="ro1">
          <table:table-cell office:value-type="float" office:value="0.787793">
            <text:p>0.787793</text:p>
          </table:table-cell>
          <table:table-cell office:value-type="float" office:value="3.06354">
            <text:p>3.06354</text:p>
          </table:table-cell>
        </table:table-row>
        <table:table-row table:style-name="ro1">
          <table:table-cell office:value-type="float" office:value="0.818429">
            <text:p>0.818429</text:p>
          </table:table-cell>
          <table:table-cell office:value-type="float" office:value="3.05535">
            <text:p>3.05535</text:p>
          </table:table-cell>
        </table:table-row>
        <table:table-row table:style-name="ro1">
          <table:table-cell office:value-type="float" office:value="0.848982">
            <text:p>0.848982</text:p>
          </table:table-cell>
          <table:table-cell office:value-type="float" office:value="3.04686">
            <text:p>3.04686</text:p>
          </table:table-cell>
        </table:table-row>
        <table:table-row table:style-name="ro1">
          <table:table-cell office:value-type="float" office:value="0.879451">
            <text:p>0.879451</text:p>
          </table:table-cell>
          <table:table-cell office:value-type="float" office:value="3.03807">
            <text:p>3.03807</text:p>
          </table:table-cell>
        </table:table-row>
        <table:table-row table:style-name="ro1">
          <table:table-cell office:value-type="float" office:value="0.909831">
            <text:p>0.909831</text:p>
          </table:table-cell>
          <table:table-cell office:value-type="float" office:value="3.02897">
            <text:p>3.02897</text:p>
          </table:table-cell>
        </table:table-row>
        <table:table-row table:style-name="ro1">
          <table:table-cell office:value-type="float" office:value="0.940121">
            <text:p>0.940121</text:p>
          </table:table-cell>
          <table:table-cell office:value-type="float" office:value="3.01957">
            <text:p>3.01957</text:p>
          </table:table-cell>
        </table:table-row>
        <table:table-row table:style-name="ro1">
          <table:table-cell office:value-type="float" office:value="0.970317">
            <text:p>0.970317</text:p>
          </table:table-cell>
          <table:table-cell office:value-type="float" office:value="3.00986">
            <text:p>3.00986</text:p>
          </table:table-cell>
        </table:table-row>
        <table:table-row table:style-name="ro1">
          <table:table-cell office:value-type="float" office:value="1.00042">
            <text:p>1.00042</text:p>
          </table:table-cell>
          <table:table-cell office:value-type="float" office:value="2.99986">
            <text:p>2.99986</text:p>
          </table:table-cell>
        </table:table-row>
        <table:table-row table:style-name="ro1">
          <table:table-cell office:value-type="float" office:value="1.03041">
            <text:p>1.03041</text:p>
          </table:table-cell>
          <table:table-cell office:value-type="float" office:value="2.98956">
            <text:p>2.98956</text:p>
          </table:table-cell>
        </table:table-row>
        <table:table-row table:style-name="ro1">
          <table:table-cell office:value-type="float" office:value="1.06031">
            <text:p>1.06031</text:p>
          </table:table-cell>
          <table:table-cell office:value-type="float" office:value="2.97895">
            <text:p>2.97895</text:p>
          </table:table-cell>
        </table:table-row>
        <table:table-row table:style-name="ro1">
          <table:table-cell office:value-type="float" office:value="1.0901">
            <text:p>1.0901</text:p>
          </table:table-cell>
          <table:table-cell office:value-type="float" office:value="2.96805">
            <text:p>2.96805</text:p>
          </table:table-cell>
        </table:table-row>
        <table:table-row table:style-name="ro1">
          <table:table-cell office:value-type="float" office:value="1.11978">
            <text:p>1.11978</text:p>
          </table:table-cell>
          <table:table-cell office:value-type="float" office:value="2.95685">
            <text:p>2.95685</text:p>
          </table:table-cell>
        </table:table-row>
        <table:table-row table:style-name="ro1">
          <table:table-cell office:value-type="float" office:value="1.14935">
            <text:p>1.14935</text:p>
          </table:table-cell>
          <table:table-cell office:value-type="float" office:value="2.94536">
            <text:p>2.94536</text:p>
          </table:table-cell>
        </table:table-row>
        <table:table-row table:style-name="ro1">
          <table:table-cell office:value-type="float" office:value="1.1788">
            <text:p>1.1788</text:p>
          </table:table-cell>
          <table:table-cell office:value-type="float" office:value="2.93357">
            <text:p>2.93357</text:p>
          </table:table-cell>
        </table:table-row>
        <table:table-row table:style-name="ro1">
          <table:table-cell office:value-type="float" office:value="1.20814">
            <text:p>1.20814</text:p>
          </table:table-cell>
          <table:table-cell office:value-type="float" office:value="2.92149">
            <text:p>2.92149</text:p>
          </table:table-cell>
        </table:table-row>
        <table:table-row table:style-name="ro1">
          <table:table-cell office:value-type="float" office:value="1.23735">
            <text:p>1.23735</text:p>
          </table:table-cell>
          <table:table-cell office:value-type="float" office:value="2.90912">
            <text:p>2.90912</text:p>
          </table:table-cell>
        </table:table-row>
        <table:table-row table:style-name="ro1">
          <table:table-cell office:value-type="float" office:value="1.26644">
            <text:p>1.26644</text:p>
          </table:table-cell>
          <table:table-cell office:value-type="float" office:value="2.89645">
            <text:p>2.89645</text:p>
          </table:table-cell>
        </table:table-row>
        <table:table-row table:style-name="ro1">
          <table:table-cell office:value-type="float" office:value="1.29541">
            <text:p>1.29541</text:p>
          </table:table-cell>
          <table:table-cell office:value-type="float" office:value="2.8835">
            <text:p>2.8835</text:p>
          </table:table-cell>
        </table:table-row>
        <table:table-row table:style-name="ro1">
          <table:table-cell office:value-type="float" office:value="1.32424">
            <text:p>1.32424</text:p>
          </table:table-cell>
          <table:table-cell office:value-type="float" office:value="2.87026">
            <text:p>2.87026</text:p>
          </table:table-cell>
        </table:table-row>
        <table:table-row table:style-name="ro1">
          <table:table-cell office:value-type="float" office:value="1.35295">
            <text:p>1.35295</text:p>
          </table:table-cell>
          <table:table-cell office:value-type="float" office:value="2.85673">
            <text:p>2.85673</text:p>
          </table:table-cell>
        </table:table-row>
        <table:table-row table:style-name="ro1">
          <table:table-cell office:value-type="float" office:value="1.38151">
            <text:p>1.38151</text:p>
          </table:table-cell>
          <table:table-cell office:value-type="float" office:value="2.84291">
            <text:p>2.84291</text:p>
          </table:table-cell>
        </table:table-row>
        <table:table-row table:style-name="ro1">
          <table:table-cell office:value-type="float" office:value="1.40994">
            <text:p>1.40994</text:p>
          </table:table-cell>
          <table:table-cell office:value-type="float" office:value="2.82881">
            <text:p>2.82881</text:p>
          </table:table-cell>
        </table:table-row>
        <table:table-row table:style-name="ro1">
          <table:table-cell office:value-type="float" office:value="1.43823">
            <text:p>1.43823</text:p>
          </table:table-cell>
          <table:table-cell office:value-type="float" office:value="2.81443">
            <text:p>2.81443</text:p>
          </table:table-cell>
        </table:table-row>
        <table:table-row table:style-name="ro1">
          <table:table-cell office:value-type="float" office:value="1.46637">
            <text:p>1.46637</text:p>
          </table:table-cell>
          <table:table-cell office:value-type="float" office:value="2.79977">
            <text:p>2.79977</text:p>
          </table:table-cell>
        </table:table-row>
        <table:table-row table:style-name="ro1">
          <table:table-cell office:value-type="float" office:value="1.49437">
            <text:p>1.49437</text:p>
          </table:table-cell>
          <table:table-cell office:value-type="float" office:value="2.78482">
            <text:p>2.78482</text:p>
          </table:table-cell>
        </table:table-row>
        <table:table-row table:style-name="ro1">
          <table:table-cell office:value-type="float" office:value="1.52222">
            <text:p>1.52222</text:p>
          </table:table-cell>
          <table:table-cell office:value-type="float" office:value="2.7696">
            <text:p>2.7696</text:p>
          </table:table-cell>
        </table:table-row>
        <table:table-row table:style-name="ro1">
          <table:table-cell office:value-type="float" office:value="1.54992">
            <text:p>1.54992</text:p>
          </table:table-cell>
          <table:table-cell office:value-type="float" office:value="2.7541">
            <text:p>2.7541</text:p>
          </table:table-cell>
        </table:table-row>
        <table:table-row table:style-name="ro1">
          <table:table-cell office:value-type="float" office:value="1.57746">
            <text:p>1.57746</text:p>
          </table:table-cell>
          <table:table-cell office:value-type="float" office:value="2.73833">
            <text:p>2.73833</text:p>
          </table:table-cell>
        </table:table-row>
        <table:table-row table:style-name="ro1">
          <table:table-cell office:value-type="float" office:value="1.60484">
            <text:p>1.60484</text:p>
          </table:table-cell>
          <table:table-cell office:value-type="float" office:value="2.72228">
            <text:p>2.72228</text:p>
          </table:table-cell>
        </table:table-row>
        <table:table-row table:style-name="ro1">
          <table:table-cell office:value-type="float" office:value="1.63206">
            <text:p>1.63206</text:p>
          </table:table-cell>
          <table:table-cell office:value-type="float" office:value="2.70596">
            <text:p>2.70596</text:p>
          </table:table-cell>
        </table:table-row>
        <table:table-row table:style-name="ro1">
          <table:table-cell office:value-type="float" office:value="1.65912">
            <text:p>1.65912</text:p>
          </table:table-cell>
          <table:table-cell office:value-type="float" office:value="2.68937">
            <text:p>2.68937</text:p>
          </table:table-cell>
        </table:table-row>
        <table:table-row table:style-name="ro1">
          <table:table-cell office:value-type="float" office:value="1.68602">
            <text:p>1.68602</text:p>
          </table:table-cell>
          <table:table-cell office:value-type="float" office:value="2.67251">
            <text:p>2.67251</text:p>
          </table:table-cell>
        </table:table-row>
        <table:table-row table:style-name="ro1">
          <table:table-cell office:value-type="float" office:value="1.71274">
            <text:p>1.71274</text:p>
          </table:table-cell>
          <table:table-cell office:value-type="float" office:value="2.65538">
            <text:p>2.65538</text:p>
          </table:table-cell>
        </table:table-row>
        <table:table-row table:style-name="ro1">
          <table:table-cell office:value-type="float" office:value="1.7393">
            <text:p>1.7393</text:p>
          </table:table-cell>
          <table:table-cell office:value-type="float" office:value="2.63799">
            <text:p>2.63799</text:p>
          </table:table-cell>
        </table:table-row>
        <table:table-row table:style-name="ro1">
          <table:table-cell office:value-type="float" office:value="1.76568">
            <text:p>1.76568</text:p>
          </table:table-cell>
          <table:table-cell office:value-type="float" office:value="2.62033">
            <text:p>2.62033</text:p>
          </table:table-cell>
        </table:table-row>
        <table:table-row table:style-name="ro1">
          <table:table-cell office:value-type="float" office:value="1.79188">
            <text:p>1.79188</text:p>
          </table:table-cell>
          <table:table-cell office:value-type="float" office:value="2.60241">
            <text:p>2.60241</text:p>
          </table:table-cell>
        </table:table-row>
        <table:table-row table:style-name="ro1">
          <table:table-cell office:value-type="float" office:value="1.8179">
            <text:p>1.8179</text:p>
          </table:table-cell>
          <table:table-cell office:value-type="float" office:value="2.58423">
            <text:p>2.58423</text:p>
          </table:table-cell>
        </table:table-row>
        <table:table-row table:style-name="ro1">
          <table:table-cell office:value-type="float" office:value="1.84374">
            <text:p>1.84374</text:p>
          </table:table-cell>
          <table:table-cell office:value-type="float" office:value="2.56579">
            <text:p>2.56579</text:p>
          </table:table-cell>
        </table:table-row>
        <table:table-row table:style-name="ro1">
          <table:table-cell office:value-type="float" office:value="1.8694">
            <text:p>1.8694</text:p>
          </table:table-cell>
          <table:table-cell office:value-type="float" office:value="2.5471">
            <text:p>2.5471</text:p>
          </table:table-cell>
        </table:table-row>
        <table:table-row table:style-name="ro1">
          <table:table-cell office:value-type="float" office:value="1.89487">
            <text:p>1.89487</text:p>
          </table:table-cell>
          <table:table-cell office:value-type="float" office:value="2.52815">
            <text:p>2.52815</text:p>
          </table:table-cell>
        </table:table-row>
        <table:table-row table:style-name="ro1">
          <table:table-cell office:value-type="float" office:value="1.92016">
            <text:p>1.92016</text:p>
          </table:table-cell>
          <table:table-cell office:value-type="float" office:value="2.50895">
            <text:p>2.50895</text:p>
          </table:table-cell>
        </table:table-row>
        <table:table-row table:style-name="ro1">
          <table:table-cell office:value-type="float" office:value="1.94524">
            <text:p>1.94524</text:p>
          </table:table-cell>
          <table:table-cell office:value-type="float" office:value="2.4895">
            <text:p>2.4895</text:p>
          </table:table-cell>
        </table:table-row>
        <table:table-row table:style-name="ro1">
          <table:table-cell office:value-type="float" office:value="1.97014">
            <text:p>1.97014</text:p>
          </table:table-cell>
          <table:table-cell office:value-type="float" office:value="2.4698">
            <text:p>2.4698</text:p>
          </table:table-cell>
        </table:table-row>
        <table:table-row table:style-name="ro1">
          <table:table-cell office:value-type="float" office:value="1.99484">
            <text:p>1.99484</text:p>
          </table:table-cell>
          <table:table-cell office:value-type="float" office:value="2.44985">
            <text:p>2.44985</text:p>
          </table:table-cell>
        </table:table-row>
        <table:table-row table:style-name="ro1">
          <table:table-cell office:value-type="float" office:value="2.01934">
            <text:p>2.01934</text:p>
          </table:table-cell>
          <table:table-cell office:value-type="float" office:value="2.42965">
            <text:p>2.42965</text:p>
          </table:table-cell>
        </table:table-row>
        <table:table-row table:style-name="ro1">
          <table:table-cell office:value-type="float" office:value="2.04363">
            <text:p>2.04363</text:p>
          </table:table-cell>
          <table:table-cell office:value-type="float" office:value="2.40922">
            <text:p>2.40922</text:p>
          </table:table-cell>
        </table:table-row>
        <table:table-row table:style-name="ro1">
          <table:table-cell office:value-type="float" office:value="2.06773">
            <text:p>2.06773</text:p>
          </table:table-cell>
          <table:table-cell office:value-type="float" office:value="2.38854">
            <text:p>2.38854</text:p>
          </table:table-cell>
        </table:table-row>
        <table:table-row table:style-name="ro1">
          <table:table-cell office:value-type="float" office:value="2.09161">
            <text:p>2.09161</text:p>
          </table:table-cell>
          <table:table-cell office:value-type="float" office:value="2.36762">
            <text:p>2.36762</text:p>
          </table:table-cell>
        </table:table-row>
        <table:table-row table:style-name="ro1">
          <table:table-cell office:value-type="float" office:value="2.11529">
            <text:p>2.11529</text:p>
          </table:table-cell>
          <table:table-cell office:value-type="float" office:value="2.34647">
            <text:p>2.34647</text:p>
          </table:table-cell>
        </table:table-row>
        <table:table-row table:style-name="ro1">
          <table:table-cell office:value-type="float" office:value="2.13875">
            <text:p>2.13875</text:p>
          </table:table-cell>
          <table:table-cell office:value-type="float" office:value="2.32508">
            <text:p>2.32508</text:p>
          </table:table-cell>
        </table:table-row>
        <table:table-row table:style-name="ro1">
          <table:table-cell office:value-type="float" office:value="2.162">
            <text:p>2.162</text:p>
          </table:table-cell>
          <table:table-cell office:value-type="float" office:value="2.30346">
            <text:p>2.30346</text:p>
          </table:table-cell>
        </table:table-row>
        <table:table-row table:style-name="ro1">
          <table:table-cell office:value-type="float" office:value="2.18504">
            <text:p>2.18504</text:p>
          </table:table-cell>
          <table:table-cell office:value-type="float" office:value="2.28161">
            <text:p>2.28161</text:p>
          </table:table-cell>
        </table:table-row>
        <table:table-row table:style-name="ro1">
          <table:table-cell office:value-type="float" office:value="2.20785">
            <text:p>2.20785</text:p>
          </table:table-cell>
          <table:table-cell office:value-type="float" office:value="2.25953">
            <text:p>2.25953</text:p>
          </table:table-cell>
        </table:table-row>
        <table:table-row table:style-name="ro1">
          <table:table-cell office:value-type="float" office:value="2.23045">
            <text:p>2.23045</text:p>
          </table:table-cell>
          <table:table-cell office:value-type="float" office:value="2.23723">
            <text:p>2.23723</text:p>
          </table:table-cell>
        </table:table-row>
        <table:table-row table:style-name="ro1">
          <table:table-cell office:value-type="float" office:value="2.25282">
            <text:p>2.25282</text:p>
          </table:table-cell>
          <table:table-cell office:value-type="float" office:value="2.2147">
            <text:p>2.2147</text:p>
          </table:table-cell>
        </table:table-row>
        <table:table-row table:style-name="ro1">
          <table:table-cell office:value-type="float" office:value="2.27497">
            <text:p>2.27497</text:p>
          </table:table-cell>
          <table:table-cell office:value-type="float" office:value="2.19195">
            <text:p>2.19195</text:p>
          </table:table-cell>
        </table:table-row>
        <table:table-row table:style-name="ro1">
          <table:table-cell office:value-type="float" office:value="2.29689">
            <text:p>2.29689</text:p>
          </table:table-cell>
          <table:table-cell office:value-type="float" office:value="2.16898">
            <text:p>2.16898</text:p>
          </table:table-cell>
        </table:table-row>
        <table:table-row table:style-name="ro1">
          <table:table-cell office:value-type="float" office:value="2.31858">
            <text:p>2.31858</text:p>
          </table:table-cell>
          <table:table-cell office:value-type="float" office:value="2.1458">
            <text:p>2.1458</text:p>
          </table:table-cell>
        </table:table-row>
        <table:table-row table:style-name="ro1">
          <table:table-cell office:value-type="float" office:value="2.34003">
            <text:p>2.34003</text:p>
          </table:table-cell>
          <table:table-cell office:value-type="float" office:value="2.1224">
            <text:p>2.1224</text:p>
          </table:table-cell>
        </table:table-row>
        <table:table-row table:style-name="ro1">
          <table:table-cell office:value-type="float" office:value="2.36126">
            <text:p>2.36126</text:p>
          </table:table-cell>
          <table:table-cell office:value-type="float" office:value="2.09878">
            <text:p>2.09878</text:p>
          </table:table-cell>
        </table:table-row>
        <table:table-row table:style-name="ro1">
          <table:table-cell office:value-type="float" office:value="2.38225">
            <text:p>2.38225</text:p>
          </table:table-cell>
          <table:table-cell office:value-type="float" office:value="2.07496">
            <text:p>2.07496</text:p>
          </table:table-cell>
        </table:table-row>
        <table:table-row table:style-name="ro1">
          <table:table-cell office:value-type="float" office:value="2.403">
            <text:p>2.403</text:p>
          </table:table-cell>
          <table:table-cell office:value-type="float" office:value="2.05093">
            <text:p>2.05093</text:p>
          </table:table-cell>
        </table:table-row>
        <table:table-row table:style-name="ro1">
          <table:table-cell office:value-type="float" office:value="2.42351">
            <text:p>2.42351</text:p>
          </table:table-cell>
          <table:table-cell office:value-type="float" office:value="2.0267">
            <text:p>2.0267</text:p>
          </table:table-cell>
        </table:table-row>
        <table:table-row table:style-name="ro1">
          <table:table-cell office:value-type="float" office:value="2.44377">
            <text:p>2.44377</text:p>
          </table:table-cell>
          <table:table-cell office:value-type="float" office:value="2.00226">
            <text:p>2.00226</text:p>
          </table:table-cell>
        </table:table-row>
        <table:table-row table:style-name="ro1">
          <table:table-cell office:value-type="float" office:value="2.4638">
            <text:p>2.4638</text:p>
          </table:table-cell>
          <table:table-cell office:value-type="float" office:value="1.97762">
            <text:p>1.97762</text:p>
          </table:table-cell>
        </table:table-row>
        <table:table-row table:style-name="ro1">
          <table:table-cell office:value-type="float" office:value="2.48357">
            <text:p>2.48357</text:p>
          </table:table-cell>
          <table:table-cell office:value-type="float" office:value="1.95279">
            <text:p>1.95279</text:p>
          </table:table-cell>
        </table:table-row>
        <table:table-row table:style-name="ro1">
          <table:table-cell office:value-type="float" office:value="2.5031">
            <text:p>2.5031</text:p>
          </table:table-cell>
          <table:table-cell office:value-type="float" office:value="1.92776">
            <text:p>1.92776</text:p>
          </table:table-cell>
        </table:table-row>
        <table:table-row table:style-name="ro1">
          <table:table-cell office:value-type="float" office:value="2.52238">
            <text:p>2.52238</text:p>
          </table:table-cell>
          <table:table-cell office:value-type="float" office:value="1.90253">
            <text:p>1.90253</text:p>
          </table:table-cell>
        </table:table-row>
        <table:table-row table:style-name="ro1">
          <table:table-cell office:value-type="float" office:value="2.5414">
            <text:p>2.5414</text:p>
          </table:table-cell>
          <table:table-cell office:value-type="float" office:value="1.87712">
            <text:p>1.87712</text:p>
          </table:table-cell>
        </table:table-row>
        <table:table-row table:style-name="ro1">
          <table:table-cell office:value-type="float" office:value="2.56017">
            <text:p>2.56017</text:p>
          </table:table-cell>
          <table:table-cell office:value-type="float" office:value="1.85152">
            <text:p>1.85152</text:p>
          </table:table-cell>
        </table:table-row>
        <table:table-row table:style-name="ro1">
          <table:table-cell office:value-type="float" office:value="2.57869">
            <text:p>2.57869</text:p>
          </table:table-cell>
          <table:table-cell office:value-type="float" office:value="1.82573">
            <text:p>1.82573</text:p>
          </table:table-cell>
        </table:table-row>
        <table:table-row table:style-name="ro1">
          <table:table-cell office:value-type="float" office:value="2.59695">
            <text:p>2.59695</text:p>
          </table:table-cell>
          <table:table-cell office:value-type="float" office:value="1.79976">
            <text:p>1.79976</text:p>
          </table:table-cell>
        </table:table-row>
        <table:table-row table:style-name="ro1">
          <table:table-cell office:value-type="float" office:value="2.61494">
            <text:p>2.61494</text:p>
          </table:table-cell>
          <table:table-cell office:value-type="float" office:value="1.77361">
            <text:p>1.77361</text:p>
          </table:table-cell>
        </table:table-row>
        <table:table-row table:style-name="ro1">
          <table:table-cell office:value-type="float" office:value="2.63268">
            <text:p>2.63268</text:p>
          </table:table-cell>
          <table:table-cell office:value-type="float" office:value="1.74728">
            <text:p>1.74728</text:p>
          </table:table-cell>
        </table:table-row>
        <table:table-row table:style-name="ro1">
          <table:table-cell office:value-type="float" office:value="2.65015">
            <text:p>2.65015</text:p>
          </table:table-cell>
          <table:table-cell office:value-type="float" office:value="1.72078">
            <text:p>1.72078</text:p>
          </table:table-cell>
        </table:table-row>
        <table:table-row table:style-name="ro1">
          <table:table-cell office:value-type="float" office:value="2.66736">
            <text:p>2.66736</text:p>
          </table:table-cell>
          <table:table-cell office:value-type="float" office:value="1.69411">
            <text:p>1.69411</text:p>
          </table:table-cell>
        </table:table-row>
        <table:table-row table:style-name="ro1">
          <table:table-cell office:value-type="float" office:value="2.6843">
            <text:p>2.6843</text:p>
          </table:table-cell>
          <table:table-cell office:value-type="float" office:value="1.66726">
            <text:p>1.66726</text:p>
          </table:table-cell>
        </table:table-row>
        <table:table-row table:style-name="ro1">
          <table:table-cell office:value-type="float" office:value="2.70097">
            <text:p>2.70097</text:p>
          </table:table-cell>
          <table:table-cell office:value-type="float" office:value="1.64026">
            <text:p>1.64026</text:p>
          </table:table-cell>
        </table:table-row>
        <table:table-row table:style-name="ro1">
          <table:table-cell office:value-type="float" office:value="2.71738">
            <text:p>2.71738</text:p>
          </table:table-cell>
          <table:table-cell office:value-type="float" office:value="1.61308">
            <text:p>1.61308</text:p>
          </table:table-cell>
        </table:table-row>
        <table:table-row table:style-name="ro1">
          <table:table-cell office:value-type="float" office:value="2.73351">
            <text:p>2.73351</text:p>
          </table:table-cell>
          <table:table-cell office:value-type="float" office:value="1.58575">
            <text:p>1.58575</text:p>
          </table:table-cell>
        </table:table-row>
        <table:table-row table:style-name="ro1">
          <table:table-cell office:value-type="float" office:value="2.74936">
            <text:p>2.74936</text:p>
          </table:table-cell>
          <table:table-cell office:value-type="float" office:value="1.55825">
            <text:p>1.55825</text:p>
          </table:table-cell>
        </table:table-row>
        <table:table-row table:style-name="ro1">
          <table:table-cell office:value-type="float" office:value="2.76495">
            <text:p>2.76495</text:p>
          </table:table-cell>
          <table:table-cell office:value-type="float" office:value="1.5306">
            <text:p>1.5306</text:p>
          </table:table-cell>
        </table:table-row>
        <table:table-row table:style-name="ro1">
          <table:table-cell office:value-type="float" office:value="2.78025">
            <text:p>2.78025</text:p>
          </table:table-cell>
          <table:table-cell office:value-type="float" office:value="1.5028">
            <text:p>1.5028</text:p>
          </table:table-cell>
        </table:table-row>
        <table:table-row table:style-name="ro1">
          <table:table-cell office:value-type="float" office:value="2.79528">
            <text:p>2.79528</text:p>
          </table:table-cell>
          <table:table-cell office:value-type="float" office:value="1.47485">
            <text:p>1.47485</text:p>
          </table:table-cell>
        </table:table-row>
        <table:table-row table:style-name="ro1">
          <table:table-cell office:value-type="float" office:value="2.81003">
            <text:p>2.81003</text:p>
          </table:table-cell>
          <table:table-cell office:value-type="float" office:value="1.44675">
            <text:p>1.44675</text:p>
          </table:table-cell>
        </table:table-row>
        <table:table-row table:style-name="ro1">
          <table:table-cell office:value-type="float" office:value="2.8245">
            <text:p>2.8245</text:p>
          </table:table-cell>
          <table:table-cell office:value-type="float" office:value="1.4185">
            <text:p>1.4185</text:p>
          </table:table-cell>
        </table:table-row>
        <table:table-row table:style-name="ro1">
          <table:table-cell office:value-type="float" office:value="2.83868">
            <text:p>2.83868</text:p>
          </table:table-cell>
          <table:table-cell office:value-type="float" office:value="1.39012">
            <text:p>1.39012</text:p>
          </table:table-cell>
        </table:table-row>
        <table:table-row table:style-name="ro1">
          <table:table-cell office:value-type="float" office:value="2.85258">
            <text:p>2.85258</text:p>
          </table:table-cell>
          <table:table-cell office:value-type="float" office:value="1.36159">
            <text:p>1.36159</text:p>
          </table:table-cell>
        </table:table-row>
        <table:table-row table:style-name="ro1">
          <table:table-cell office:value-type="float" office:value="2.8662">
            <text:p>2.8662</text:p>
          </table:table-cell>
          <table:table-cell office:value-type="float" office:value="1.33293">
            <text:p>1.33293</text:p>
          </table:table-cell>
        </table:table-row>
        <table:table-row table:style-name="ro1">
          <table:table-cell office:value-type="float" office:value="2.87953">
            <text:p>2.87953</text:p>
          </table:table-cell>
          <table:table-cell office:value-type="float" office:value="1.30413">
            <text:p>1.30413</text:p>
          </table:table-cell>
        </table:table-row>
        <table:table-row table:style-name="ro1">
          <table:table-cell office:value-type="float" office:value="2.89257">
            <text:p>2.89257</text:p>
          </table:table-cell>
          <table:table-cell office:value-type="float" office:value="1.27521">
            <text:p>1.27521</text:p>
          </table:table-cell>
        </table:table-row>
        <table:table-row table:style-name="ro1">
          <table:table-cell office:value-type="float" office:value="2.90532">
            <text:p>2.90532</text:p>
          </table:table-cell>
          <table:table-cell office:value-type="float" office:value="1.24615">
            <text:p>1.24615</text:p>
          </table:table-cell>
        </table:table-row>
        <table:table-row table:style-name="ro1">
          <table:table-cell office:value-type="float" office:value="2.91778">
            <text:p>2.91778</text:p>
          </table:table-cell>
          <table:table-cell office:value-type="float" office:value="1.21698">
            <text:p>1.21698</text:p>
          </table:table-cell>
        </table:table-row>
        <table:table-row table:style-name="ro1">
          <table:table-cell office:value-type="float" office:value="2.92995">
            <text:p>2.92995</text:p>
          </table:table-cell>
          <table:table-cell office:value-type="float" office:value="1.18768">
            <text:p>1.18768</text:p>
          </table:table-cell>
        </table:table-row>
        <table:table-row table:style-name="ro1">
          <table:table-cell office:value-type="float" office:value="2.94183">
            <text:p>2.94183</text:p>
          </table:table-cell>
          <table:table-cell office:value-type="float" office:value="1.15826">
            <text:p>1.15826</text:p>
          </table:table-cell>
        </table:table-row>
        <table:table-row table:style-name="ro1">
          <table:table-cell office:value-type="float" office:value="2.95341">
            <text:p>2.95341</text:p>
          </table:table-cell>
          <table:table-cell office:value-type="float" office:value="1.12872">
            <text:p>1.12872</text:p>
          </table:table-cell>
        </table:table-row>
        <table:table-row table:style-name="ro1">
          <table:table-cell office:value-type="float" office:value="2.9647">
            <text:p>2.9647</text:p>
          </table:table-cell>
          <table:table-cell office:value-type="float" office:value="1.09908">
            <text:p>1.09908</text:p>
          </table:table-cell>
        </table:table-row>
        <table:table-row table:style-name="ro1">
          <table:table-cell office:value-type="float" office:value="2.97569">
            <text:p>2.97569</text:p>
          </table:table-cell>
          <table:table-cell office:value-type="float" office:value="1.06932">
            <text:p>1.06932</text:p>
          </table:table-cell>
        </table:table-row>
        <table:table-row table:style-name="ro1">
          <table:table-cell office:value-type="float" office:value="2.98638">
            <text:p>2.98638</text:p>
          </table:table-cell>
          <table:table-cell office:value-type="float" office:value="1.03946">
            <text:p>1.03946</text:p>
          </table:table-cell>
        </table:table-row>
        <table:table-row table:style-name="ro1">
          <table:table-cell office:value-type="float" office:value="2.99678">
            <text:p>2.99678</text:p>
          </table:table-cell>
          <table:table-cell office:value-type="float" office:value="1.00949">
            <text:p>1.00949</text:p>
          </table:table-cell>
        </table:table-row>
        <table:table-row table:style-name="ro1">
          <table:table-cell office:value-type="float" office:value="3.00687">
            <text:p>3.00687</text:p>
          </table:table-cell>
          <table:table-cell office:value-type="float" office:value="0.97942">
            <text:p>0.97942</text:p>
          </table:table-cell>
        </table:table-row>
        <table:table-row table:style-name="ro1">
          <table:table-cell office:value-type="float" office:value="3.01667">
            <text:p>3.01667</text:p>
          </table:table-cell>
          <table:table-cell office:value-type="float" office:value="0.949253">
            <text:p>0.949253</text:p>
          </table:table-cell>
        </table:table-row>
        <table:table-row table:style-name="ro1">
          <table:table-cell office:value-type="float" office:value="3.02616">
            <text:p>3.02616</text:p>
          </table:table-cell>
          <table:table-cell office:value-type="float" office:value="0.918991">
            <text:p>0.918991</text:p>
          </table:table-cell>
        </table:table-row>
        <table:table-row table:style-name="ro1">
          <table:table-cell office:value-type="float" office:value="3.03535">
            <text:p>3.03535</text:p>
          </table:table-cell>
          <table:table-cell office:value-type="float" office:value="0.888638">
            <text:p>0.888638</text:p>
          </table:table-cell>
        </table:table-row>
        <table:table-row table:style-name="ro1">
          <table:table-cell office:value-type="float" office:value="3.04424">
            <text:p>3.04424</text:p>
          </table:table-cell>
          <table:table-cell office:value-type="float" office:value="0.858195">
            <text:p>0.858195</text:p>
          </table:table-cell>
        </table:table-row>
        <table:table-row table:style-name="ro1">
          <table:table-cell office:value-type="float" office:value="3.05282">
            <text:p>3.05282</text:p>
          </table:table-cell>
          <table:table-cell office:value-type="float" office:value="0.827667">
            <text:p>0.827667</text:p>
          </table:table-cell>
        </table:table-row>
        <table:table-row table:style-name="ro1">
          <table:table-cell office:value-type="float" office:value="3.06109">
            <text:p>3.06109</text:p>
          </table:table-cell>
          <table:table-cell office:value-type="float" office:value="0.797056">
            <text:p>0.797056</text:p>
          </table:table-cell>
        </table:table-row>
        <table:table-row table:style-name="ro1">
          <table:table-cell office:value-type="float" office:value="3.06907">
            <text:p>3.06907</text:p>
          </table:table-cell>
          <table:table-cell office:value-type="float" office:value="0.766366">
            <text:p>0.766366</text:p>
          </table:table-cell>
        </table:table-row>
        <table:table-row table:style-name="ro1">
          <table:table-cell office:value-type="float" office:value="3.07673">
            <text:p>3.07673</text:p>
          </table:table-cell>
          <table:table-cell office:value-type="float" office:value="0.735598">
            <text:p>0.735598</text:p>
          </table:table-cell>
        </table:table-row>
        <table:table-row table:style-name="ro1">
          <table:table-cell office:value-type="float" office:value="3.08409">
            <text:p>3.08409</text:p>
          </table:table-cell>
          <table:table-cell office:value-type="float" office:value="0.704758">
            <text:p>0.704758</text:p>
          </table:table-cell>
        </table:table-row>
        <table:table-row table:style-name="ro1">
          <table:table-cell office:value-type="float" office:value="3.09113">
            <text:p>3.09113</text:p>
          </table:table-cell>
          <table:table-cell office:value-type="float" office:value="0.673846">
            <text:p>0.673846</text:p>
          </table:table-cell>
        </table:table-row>
        <table:table-row table:style-name="ro1">
          <table:table-cell office:value-type="float" office:value="3.09787">
            <text:p>3.09787</text:p>
          </table:table-cell>
          <table:table-cell office:value-type="float" office:value="0.642867">
            <text:p>0.642867</text:p>
          </table:table-cell>
        </table:table-row>
        <table:table-row table:style-name="ro1">
          <table:table-cell office:value-type="float" office:value="3.1043">
            <text:p>3.1043</text:p>
          </table:table-cell>
          <table:table-cell office:value-type="float" office:value="0.611824">
            <text:p>0.611824</text:p>
          </table:table-cell>
        </table:table-row>
        <table:table-row table:style-name="ro1">
          <table:table-cell office:value-type="float" office:value="3.11042">
            <text:p>3.11042</text:p>
          </table:table-cell>
          <table:table-cell office:value-type="float" office:value="0.58072">
            <text:p>0.58072</text:p>
          </table:table-cell>
        </table:table-row>
        <table:table-row table:style-name="ro1">
          <table:table-cell office:value-type="float" office:value="3.11623">
            <text:p>3.11623</text:p>
          </table:table-cell>
          <table:table-cell office:value-type="float" office:value="0.549558">
            <text:p>0.549558</text:p>
          </table:table-cell>
        </table:table-row>
        <table:table-row table:style-name="ro1">
          <table:table-cell office:value-type="float" office:value="3.12172">
            <text:p>3.12172</text:p>
          </table:table-cell>
          <table:table-cell office:value-type="float" office:value="0.518341">
            <text:p>0.518341</text:p>
          </table:table-cell>
        </table:table-row>
        <table:table-row table:style-name="ro1">
          <table:table-cell office:value-type="float" office:value="3.1269">
            <text:p>3.1269</text:p>
          </table:table-cell>
          <table:table-cell office:value-type="float" office:value="0.487072">
            <text:p>0.487072</text:p>
          </table:table-cell>
        </table:table-row>
        <table:table-row table:style-name="ro1">
          <table:table-cell office:value-type="float" office:value="3.13178">
            <text:p>3.13178</text:p>
          </table:table-cell>
          <table:table-cell office:value-type="float" office:value="0.455754">
            <text:p>0.455754</text:p>
          </table:table-cell>
        </table:table-row>
        <table:table-row table:style-name="ro1">
          <table:table-cell office:value-type="float" office:value="3.13633">
            <text:p>3.13633</text:p>
          </table:table-cell>
          <table:table-cell office:value-type="float" office:value="0.424391">
            <text:p>0.424391</text:p>
          </table:table-cell>
        </table:table-row>
        <table:table-row table:style-name="ro1">
          <table:table-cell office:value-type="float" office:value="3.14058">
            <text:p>3.14058</text:p>
          </table:table-cell>
          <table:table-cell office:value-type="float" office:value="0.392985">
            <text:p>0.392985</text:p>
          </table:table-cell>
        </table:table-row>
        <table:table-row table:style-name="ro1">
          <table:table-cell office:value-type="float" office:value="3.14451">
            <text:p>3.14451</text:p>
          </table:table-cell>
          <table:table-cell office:value-type="float" office:value="0.36154">
            <text:p>0.36154</text:p>
          </table:table-cell>
        </table:table-row>
        <table:table-row table:style-name="ro1">
          <table:table-cell office:value-type="float" office:value="3.14812">
            <text:p>3.14812</text:p>
          </table:table-cell>
          <table:table-cell office:value-type="float" office:value="0.330059">
            <text:p>0.330059</text:p>
          </table:table-cell>
        </table:table-row>
        <table:table-row table:style-name="ro1">
          <table:table-cell office:value-type="float" office:value="3.15142">
            <text:p>3.15142</text:p>
          </table:table-cell>
          <table:table-cell office:value-type="float" office:value="0.298544">
            <text:p>0.298544</text:p>
          </table:table-cell>
        </table:table-row>
        <table:table-row table:style-name="ro1">
          <table:table-cell office:value-type="float" office:value="3.15441">
            <text:p>3.15441</text:p>
          </table:table-cell>
          <table:table-cell office:value-type="float" office:value="0.267">
            <text:p>0.267</text:p>
          </table:table-cell>
        </table:table-row>
        <table:table-row table:style-name="ro1">
          <table:table-cell office:value-type="float" office:value="3.15708">
            <text:p>3.15708</text:p>
          </table:table-cell>
          <table:table-cell office:value-type="float" office:value="0.23543">
            <text:p>0.23543</text:p>
          </table:table-cell>
        </table:table-row>
        <table:table-row table:style-name="ro1">
          <table:table-cell office:value-type="float" office:value="3.15943">
            <text:p>3.15943</text:p>
          </table:table-cell>
          <table:table-cell office:value-type="float" office:value="0.203835">
            <text:p>0.203835</text:p>
          </table:table-cell>
        </table:table-row>
        <table:table-row table:style-name="ro1">
          <table:table-cell office:value-type="float" office:value="3.16147">
            <text:p>3.16147</text:p>
          </table:table-cell>
          <table:table-cell office:value-type="float" office:value="0.172221">
            <text:p>0.172221</text:p>
          </table:table-cell>
        </table:table-row>
        <table:table-row table:style-name="ro1">
          <table:table-cell office:value-type="float" office:value="3.16319">
            <text:p>3.16319</text:p>
          </table:table-cell>
          <table:table-cell office:value-type="float" office:value="0.140589">
            <text:p>0.140589</text:p>
          </table:table-cell>
        </table:table-row>
        <table:table-row table:style-name="ro1">
          <table:table-cell office:value-type="float" office:value="3.1646">
            <text:p>3.1646</text:p>
          </table:table-cell>
          <table:table-cell office:value-type="float" office:value="0.108943">
            <text:p>0.108943</text:p>
          </table:table-cell>
        </table:table-row>
        <table:table-row table:style-name="ro1">
          <table:table-cell office:value-type="float" office:value="3.16569">
            <text:p>3.16569</text:p>
          </table:table-cell>
          <table:table-cell office:value-type="float" office:value="0.0772858">
            <text:p>0.0772858</text:p>
          </table:table-cell>
        </table:table-row>
        <table:table-row table:style-name="ro1">
          <table:table-cell office:value-type="float" office:value="3.16646">
            <text:p>3.16646</text:p>
          </table:table-cell>
          <table:table-cell office:value-type="float" office:value="0.0456212">
            <text:p>0.0456212</text:p>
          </table:table-cell>
        </table:table-row>
        <table:table-row table:style-name="ro1">
          <table:table-cell office:value-type="float" office:value="3.16692">
            <text:p>3.16692</text:p>
          </table:table-cell>
          <table:table-cell office:value-type="float" office:value="0.013952">
            <text:p>0.013952</text:p>
          </table:table-cell>
        </table:table-row>
        <table:table-row table:style-name="ro1">
          <table:table-cell office:value-type="float" office:value="3.16706">
            <text:p>3.16706</text:p>
          </table:table-cell>
          <table:table-cell office:value-type="float" office:value="-0.0177186">
            <text:p>-0.0177186</text:p>
          </table:table-cell>
        </table:table-row>
        <table:table-row table:style-name="ro1">
          <table:table-cell office:value-type="float" office:value="3.16688">
            <text:p>3.16688</text:p>
          </table:table-cell>
          <table:table-cell office:value-type="float" office:value="-0.0493874">
            <text:p>-0.0493874</text:p>
          </table:table-cell>
        </table:table-row>
        <table:table-row table:style-name="ro1">
          <table:table-cell office:value-type="float" office:value="3.16639">
            <text:p>3.16639</text:p>
          </table:table-cell>
          <table:table-cell office:value-type="float" office:value="-0.0810512">
            <text:p>-0.0810512</text:p>
          </table:table-cell>
        </table:table-row>
        <table:table-row table:style-name="ro1">
          <table:table-cell office:value-type="float" office:value="3.16557">
            <text:p>3.16557</text:p>
          </table:table-cell>
          <table:table-cell office:value-type="float" office:value="-0.112707">
            <text:p>-0.112707</text:p>
          </table:table-cell>
        </table:table-row>
        <table:table-row table:style-name="ro1">
          <table:table-cell office:value-type="float" office:value="3.16445">
            <text:p>3.16445</text:p>
          </table:table-cell>
          <table:table-cell office:value-type="float" office:value="-0.144351">
            <text:p>-0.144351</text:p>
          </table:table-cell>
        </table:table-row>
        <table:table-row table:style-name="ro1">
          <table:table-cell office:value-type="float" office:value="3.163">
            <text:p>3.163</text:p>
          </table:table-cell>
          <table:table-cell office:value-type="float" office:value="-0.175981">
            <text:p>-0.175981</text:p>
          </table:table-cell>
        </table:table-row>
        <table:table-row table:style-name="ro1">
          <table:table-cell office:value-type="float" office:value="3.16124">
            <text:p>3.16124</text:p>
          </table:table-cell>
          <table:table-cell office:value-type="float" office:value="-0.207594">
            <text:p>-0.207594</text:p>
          </table:table-cell>
        </table:table-row>
        <table:table-row table:style-name="ro1">
          <table:table-cell office:value-type="float" office:value="3.15917">
            <text:p>3.15917</text:p>
          </table:table-cell>
          <table:table-cell office:value-type="float" office:value="-0.239186">
            <text:p>-0.239186</text:p>
          </table:table-cell>
        </table:table-row>
        <table:table-row table:style-name="ro1">
          <table:table-cell office:value-type="float" office:value="3.15678">
            <text:p>3.15678</text:p>
          </table:table-cell>
          <table:table-cell office:value-type="float" office:value="-0.270753">
            <text:p>-0.270753</text:p>
          </table:table-cell>
        </table:table-row>
        <table:table-row table:style-name="ro1">
          <table:table-cell office:value-type="float" office:value="3.15407">
            <text:p>3.15407</text:p>
          </table:table-cell>
          <table:table-cell office:value-type="float" office:value="-0.302294">
            <text:p>-0.302294</text:p>
          </table:table-cell>
        </table:table-row>
        <table:table-row table:style-name="ro1">
          <table:table-cell office:value-type="float" office:value="3.15105">
            <text:p>3.15105</text:p>
          </table:table-cell>
          <table:table-cell office:value-type="float" office:value="-0.333805">
            <text:p>-0.333805</text:p>
          </table:table-cell>
        </table:table-row>
        <table:table-row table:style-name="ro1">
          <table:table-cell office:value-type="float" office:value="3.14771">
            <text:p>3.14771</text:p>
          </table:table-cell>
          <table:table-cell office:value-type="float" office:value="-0.365282">
            <text:p>-0.365282</text:p>
          </table:table-cell>
        </table:table-row>
        <table:table-row table:style-name="ro1">
          <table:table-cell office:value-type="float" office:value="3.14406">
            <text:p>3.14406</text:p>
          </table:table-cell>
          <table:table-cell office:value-type="float" office:value="-0.396722">
            <text:p>-0.396722</text:p>
          </table:table-cell>
        </table:table-row>
        <table:table-row table:style-name="ro1">
          <table:table-cell office:value-type="float" office:value="3.14009">
            <text:p>3.14009</text:p>
          </table:table-cell>
          <table:table-cell office:value-type="float" office:value="-0.428123">
            <text:p>-0.428123</text:p>
          </table:table-cell>
        </table:table-row>
        <table:table-row table:style-name="ro1">
          <table:table-cell office:value-type="float" office:value="3.13581">
            <text:p>3.13581</text:p>
          </table:table-cell>
          <table:table-cell office:value-type="float" office:value="-0.459481">
            <text:p>-0.459481</text:p>
          </table:table-cell>
        </table:table-row>
        <table:table-row table:style-name="ro1">
          <table:table-cell office:value-type="float" office:value="3.13121">
            <text:p>3.13121</text:p>
          </table:table-cell>
          <table:table-cell office:value-type="float" office:value="-0.490793">
            <text:p>-0.490793</text:p>
          </table:table-cell>
        </table:table-row>
        <table:table-row table:style-name="ro1">
          <table:table-cell office:value-type="float" office:value="3.1263">
            <text:p>3.1263</text:p>
          </table:table-cell>
          <table:table-cell office:value-type="float" office:value="-0.522056">
            <text:p>-0.522056</text:p>
          </table:table-cell>
        </table:table-row>
        <table:table-row table:style-name="ro1">
          <table:table-cell office:value-type="float" office:value="3.12108">
            <text:p>3.12108</text:p>
          </table:table-cell>
          <table:table-cell office:value-type="float" office:value="-0.553267">
            <text:p>-0.553267</text:p>
          </table:table-cell>
        </table:table-row>
        <table:table-row table:style-name="ro1">
          <table:table-cell office:value-type="float" office:value="3.11555">
            <text:p>3.11555</text:p>
          </table:table-cell>
          <table:table-cell office:value-type="float" office:value="-0.584423">
            <text:p>-0.584423</text:p>
          </table:table-cell>
        </table:table-row>
        <table:table-row table:style-name="ro1">
          <table:table-cell office:value-type="float" office:value="3.10971">
            <text:p>3.10971</text:p>
          </table:table-cell>
          <table:table-cell office:value-type="float" office:value="-0.61552">
            <text:p>-0.61552</text:p>
          </table:table-cell>
        </table:table-row>
        <table:table-row table:style-name="ro1">
          <table:table-cell office:value-type="float" office:value="3.10355">
            <text:p>3.10355</text:p>
          </table:table-cell>
          <table:table-cell office:value-type="float" office:value="-0.646555">
            <text:p>-0.646555</text:p>
          </table:table-cell>
        </table:table-row>
        <table:table-row table:style-name="ro1">
          <table:table-cell office:value-type="float" office:value="3.09709">
            <text:p>3.09709</text:p>
          </table:table-cell>
          <table:table-cell office:value-type="float" office:value="-0.677526">
            <text:p>-0.677526</text:p>
          </table:table-cell>
        </table:table-row>
        <table:table-row table:style-name="ro1">
          <table:table-cell office:value-type="float" office:value="3.09031">
            <text:p>3.09031</text:p>
          </table:table-cell>
          <table:table-cell office:value-type="float" office:value="-0.708429">
            <text:p>-0.708429</text:p>
          </table:table-cell>
        </table:table-row>
        <table:table-row table:style-name="ro1">
          <table:table-cell office:value-type="float" office:value="3.08323">
            <text:p>3.08323</text:p>
          </table:table-cell>
          <table:table-cell office:value-type="float" office:value="-0.739261">
            <text:p>-0.739261</text:p>
          </table:table-cell>
        </table:table-row>
        <table:table-row table:style-name="ro1">
          <table:table-cell office:value-type="float" office:value="3.07583">
            <text:p>3.07583</text:p>
          </table:table-cell>
          <table:table-cell office:value-type="float" office:value="-0.77002">
            <text:p>-0.77002</text:p>
          </table:table-cell>
        </table:table-row>
        <table:table-row table:style-name="ro1">
          <table:table-cell office:value-type="float" office:value="3.06813">
            <text:p>3.06813</text:p>
          </table:table-cell>
          <table:table-cell office:value-type="float" office:value="-0.800701">
            <text:p>-0.800701</text:p>
          </table:table-cell>
        </table:table-row>
        <table:table-row table:style-name="ro1">
          <table:table-cell office:value-type="float" office:value="3.06013">
            <text:p>3.06013</text:p>
          </table:table-cell>
          <table:table-cell office:value-type="float" office:value="-0.831302">
            <text:p>-0.831302</text:p>
          </table:table-cell>
        </table:table-row>
        <table:table-row table:style-name="ro1">
          <table:table-cell office:value-type="float" office:value="3.05181">
            <text:p>3.05181</text:p>
          </table:table-cell>
          <table:table-cell office:value-type="float" office:value="-0.861821">
            <text:p>-0.861821</text:p>
          </table:table-cell>
        </table:table-row>
        <table:table-row table:style-name="ro1">
          <table:table-cell office:value-type="float" office:value="3.0432">
            <text:p>3.0432</text:p>
          </table:table-cell>
          <table:table-cell office:value-type="float" office:value="-0.892252">
            <text:p>-0.892252</text:p>
          </table:table-cell>
        </table:table-row>
        <table:table-row table:style-name="ro1">
          <table:table-cell office:value-type="float" office:value="3.03427">
            <text:p>3.03427</text:p>
          </table:table-cell>
          <table:table-cell office:value-type="float" office:value="-0.922595">
            <text:p>-0.922595</text:p>
          </table:table-cell>
        </table:table-row>
        <table:table-row table:style-name="ro1">
          <table:table-cell office:value-type="float" office:value="3.02505">
            <text:p>3.02505</text:p>
          </table:table-cell>
          <table:table-cell office:value-type="float" office:value="-0.952846">
            <text:p>-0.952846</text:p>
          </table:table-cell>
        </table:table-row>
        <table:table-row table:style-name="ro1">
          <table:table-cell office:value-type="float" office:value="3.01552">
            <text:p>3.01552</text:p>
          </table:table-cell>
          <table:table-cell office:value-type="float" office:value="-0.983001">
            <text:p>-0.983001</text:p>
          </table:table-cell>
        </table:table-row>
        <table:table-row table:style-name="ro1">
          <table:table-cell office:value-type="float" office:value="3.00569">
            <text:p>3.00569</text:p>
          </table:table-cell>
          <table:table-cell office:value-type="float" office:value="-1.01306">
            <text:p>-1.01306</text:p>
          </table:table-cell>
        </table:table-row>
        <table:table-row table:style-name="ro1">
          <table:table-cell office:value-type="float" office:value="2.99556">
            <text:p>2.99556</text:p>
          </table:table-cell>
          <table:table-cell office:value-type="float" office:value="-1.04301">
            <text:p>-1.04301</text:p>
          </table:table-cell>
        </table:table-row>
        <table:table-row table:style-name="ro1">
          <table:table-cell office:value-type="float" office:value="2.98513">
            <text:p>2.98513</text:p>
          </table:table-cell>
          <table:table-cell office:value-type="float" office:value="-1.07286">
            <text:p>-1.07286</text:p>
          </table:table-cell>
        </table:table-row>
        <table:table-row table:style-name="ro1">
          <table:table-cell office:value-type="float" office:value="2.9744">
            <text:p>2.9744</text:p>
          </table:table-cell>
          <table:table-cell office:value-type="float" office:value="-1.10261">
            <text:p>-1.10261</text:p>
          </table:table-cell>
        </table:table-row>
        <table:table-row table:style-name="ro1">
          <table:table-cell office:value-type="float" office:value="2.96337">
            <text:p>2.96337</text:p>
          </table:table-cell>
          <table:table-cell office:value-type="float" office:value="-1.13224">
            <text:p>-1.13224</text:p>
          </table:table-cell>
        </table:table-row>
        <table:table-row table:style-name="ro1">
          <table:table-cell office:value-type="float" office:value="2.95205">
            <text:p>2.95205</text:p>
          </table:table-cell>
          <table:table-cell office:value-type="float" office:value="-1.16176">
            <text:p>-1.16176</text:p>
          </table:table-cell>
        </table:table-row>
        <table:table-row table:style-name="ro1">
          <table:table-cell office:value-type="float" office:value="2.94043">
            <text:p>2.94043</text:p>
          </table:table-cell>
          <table:table-cell office:value-type="float" office:value="-1.19117">
            <text:p>-1.19117</text:p>
          </table:table-cell>
        </table:table-row>
        <table:table-row table:style-name="ro1">
          <table:table-cell office:value-type="float" office:value="2.92852">
            <text:p>2.92852</text:p>
          </table:table-cell>
          <table:table-cell office:value-type="float" office:value="-1.22045">
            <text:p>-1.22045</text:p>
          </table:table-cell>
        </table:table-row>
        <table:table-row table:style-name="ro1">
          <table:table-cell office:value-type="float" office:value="2.91632">
            <text:p>2.91632</text:p>
          </table:table-cell>
          <table:table-cell office:value-type="float" office:value="-1.24962">
            <text:p>-1.24962</text:p>
          </table:table-cell>
        </table:table-row>
        <table:table-row table:style-name="ro1">
          <table:table-cell office:value-type="float" office:value="2.90382">
            <text:p>2.90382</text:p>
          </table:table-cell>
          <table:table-cell office:value-type="float" office:value="-1.27865">
            <text:p>-1.27865</text:p>
          </table:table-cell>
        </table:table-row>
        <table:table-row table:style-name="ro1">
          <table:table-cell office:value-type="float" office:value="2.89103">
            <text:p>2.89103</text:p>
          </table:table-cell>
          <table:table-cell office:value-type="float" office:value="-1.30756">
            <text:p>-1.30756</text:p>
          </table:table-cell>
        </table:table-row>
        <table:table-row table:style-name="ro1">
          <table:table-cell office:value-type="float" office:value="2.87796">
            <text:p>2.87796</text:p>
          </table:table-cell>
          <table:table-cell office:value-type="float" office:value="-1.33634">
            <text:p>-1.33634</text:p>
          </table:table-cell>
        </table:table-row>
        <table:table-row table:style-name="ro1">
          <table:table-cell office:value-type="float" office:value="2.8646">
            <text:p>2.8646</text:p>
          </table:table-cell>
          <table:table-cell office:value-type="float" office:value="-1.36499">
            <text:p>-1.36499</text:p>
          </table:table-cell>
        </table:table-row>
        <table:table-row table:style-name="ro1">
          <table:table-cell office:value-type="float" office:value="2.85095">
            <text:p>2.85095</text:p>
          </table:table-cell>
          <table:table-cell office:value-type="float" office:value="-1.3935">
            <text:p>-1.3935</text:p>
          </table:table-cell>
        </table:table-row>
        <table:table-row table:style-name="ro1">
          <table:table-cell office:value-type="float" office:value="2.83701">
            <text:p>2.83701</text:p>
          </table:table-cell>
          <table:table-cell office:value-type="float" office:value="-1.42187">
            <text:p>-1.42187</text:p>
          </table:table-cell>
        </table:table-row>
        <table:table-row table:style-name="ro1">
          <table:table-cell office:value-type="float" office:value="2.82279">
            <text:p>2.82279</text:p>
          </table:table-cell>
          <table:table-cell office:value-type="float" office:value="-1.4501">
            <text:p>-1.4501</text:p>
          </table:table-cell>
        </table:table-row>
        <table:table-row table:style-name="ro1">
          <table:table-cell office:value-type="float" office:value="2.80829">
            <text:p>2.80829</text:p>
          </table:table-cell>
          <table:table-cell office:value-type="float" office:value="-1.47818">
            <text:p>-1.47818</text:p>
          </table:table-cell>
        </table:table-row>
        <table:table-row table:style-name="ro1">
          <table:table-cell office:value-type="float" office:value="2.79351">
            <text:p>2.79351</text:p>
          </table:table-cell>
          <table:table-cell office:value-type="float" office:value="-1.50612">
            <text:p>-1.50612</text:p>
          </table:table-cell>
        </table:table-row>
        <table:table-row table:style-name="ro1">
          <table:table-cell office:value-type="float" office:value="2.77845">
            <text:p>2.77845</text:p>
          </table:table-cell>
          <table:table-cell office:value-type="float" office:value="-1.5339">
            <text:p>-1.5339</text:p>
          </table:table-cell>
        </table:table-row>
        <table:table-row table:style-name="ro1">
          <table:table-cell office:value-type="float" office:value="2.76311">
            <text:p>2.76311</text:p>
          </table:table-cell>
          <table:table-cell office:value-type="float" office:value="-1.56153">
            <text:p>-1.56153</text:p>
          </table:table-cell>
        </table:table-row>
        <table:table-row table:style-name="ro1">
          <table:table-cell office:value-type="float" office:value="2.74749">
            <text:p>2.74749</text:p>
          </table:table-cell>
          <table:table-cell office:value-type="float" office:value="-1.58901">
            <text:p>-1.58901</text:p>
          </table:table-cell>
        </table:table-row>
        <table:table-row table:style-name="ro1">
          <table:table-cell office:value-type="float" office:value="2.7316">
            <text:p>2.7316</text:p>
          </table:table-cell>
          <table:table-cell office:value-type="float" office:value="-1.61632">
            <text:p>-1.61632</text:p>
          </table:table-cell>
        </table:table-row>
        <table:table-row table:style-name="ro1">
          <table:table-cell office:value-type="float" office:value="2.71544">
            <text:p>2.71544</text:p>
          </table:table-cell>
          <table:table-cell office:value-type="float" office:value="-1.64348">
            <text:p>-1.64348</text:p>
          </table:table-cell>
        </table:table-row>
        <table:table-row table:style-name="ro1">
          <table:table-cell office:value-type="float" office:value="2.69901">
            <text:p>2.69901</text:p>
          </table:table-cell>
          <table:table-cell office:value-type="float" office:value="-1.67047">
            <text:p>-1.67047</text:p>
          </table:table-cell>
        </table:table-row>
        <table:table-row table:style-name="ro1">
          <table:table-cell office:value-type="float" office:value="2.6823">
            <text:p>2.6823</text:p>
          </table:table-cell>
          <table:table-cell office:value-type="float" office:value="-1.69729">
            <text:p>-1.69729</text:p>
          </table:table-cell>
        </table:table-row>
        <table:table-row table:style-name="ro1">
          <table:table-cell office:value-type="float" office:value="2.66533">
            <text:p>2.66533</text:p>
          </table:table-cell>
          <table:table-cell office:value-type="float" office:value="-1.72394">
            <text:p>-1.72394</text:p>
          </table:table-cell>
        </table:table-row>
        <table:table-row table:style-name="ro1">
          <table:table-cell office:value-type="float" office:value="2.64809">
            <text:p>2.64809</text:p>
          </table:table-cell>
          <table:table-cell office:value-type="float" office:value="-1.75042">
            <text:p>-1.75042</text:p>
          </table:table-cell>
        </table:table-row>
        <table:table-row table:style-name="ro1">
          <table:table-cell office:value-type="float" office:value="2.63058">
            <text:p>2.63058</text:p>
          </table:table-cell>
          <table:table-cell office:value-type="float" office:value="-1.77673">
            <text:p>-1.77673</text:p>
          </table:table-cell>
        </table:table-row>
        <table:table-row table:style-name="ro1">
          <table:table-cell office:value-type="float" office:value="2.61282">
            <text:p>2.61282</text:p>
          </table:table-cell>
          <table:table-cell office:value-type="float" office:value="-1.80286">
            <text:p>-1.80286</text:p>
          </table:table-cell>
        </table:table-row>
        <table:table-row table:style-name="ro1">
          <table:table-cell office:value-type="float" office:value="2.59479">
            <text:p>2.59479</text:p>
          </table:table-cell>
          <table:table-cell office:value-type="float" office:value="-1.82881">
            <text:p>-1.82881</text:p>
          </table:table-cell>
        </table:table-row>
        <table:table-row table:style-name="ro1">
          <table:table-cell office:value-type="float" office:value="2.5765">
            <text:p>2.5765</text:p>
          </table:table-cell>
          <table:table-cell office:value-type="float" office:value="-1.85457">
            <text:p>-1.85457</text:p>
          </table:table-cell>
        </table:table-row>
        <table:table-row table:style-name="ro1">
          <table:table-cell office:value-type="float" office:value="2.55795">
            <text:p>2.55795</text:p>
          </table:table-cell>
          <table:table-cell office:value-type="float" office:value="-1.88015">
            <text:p>-1.88015</text:p>
          </table:table-cell>
        </table:table-row>
        <table:table-row table:style-name="ro1">
          <table:table-cell office:value-type="float" office:value="2.53915">
            <text:p>2.53915</text:p>
          </table:table-cell>
          <table:table-cell office:value-type="float" office:value="-1.90554">
            <text:p>-1.90554</text:p>
          </table:table-cell>
        </table:table-row>
        <table:table-row table:style-name="ro1">
          <table:table-cell office:value-type="float" office:value="2.5201">
            <text:p>2.5201</text:p>
          </table:table-cell>
          <table:table-cell office:value-type="float" office:value="-1.93074">
            <text:p>-1.93074</text:p>
          </table:table-cell>
        </table:table-row>
        <table:table-row table:style-name="ro1">
          <table:table-cell office:value-type="float" office:value="2.50079">
            <text:p>2.50079</text:p>
          </table:table-cell>
          <table:table-cell office:value-type="float" office:value="-1.95575">
            <text:p>-1.95575</text:p>
          </table:table-cell>
        </table:table-row>
        <table:table-row table:style-name="ro1">
          <table:table-cell office:value-type="float" office:value="2.48123">
            <text:p>2.48123</text:p>
          </table:table-cell>
          <table:table-cell office:value-type="float" office:value="-1.98056">
            <text:p>-1.98056</text:p>
          </table:table-cell>
        </table:table-row>
        <table:table-row table:style-name="ro1">
          <table:table-cell office:value-type="float" office:value="2.46143">
            <text:p>2.46143</text:p>
          </table:table-cell>
          <table:table-cell office:value-type="float" office:value="-2.00518">
            <text:p>-2.00518</text:p>
          </table:table-cell>
        </table:table-row>
        <table:table-row table:style-name="ro1">
          <table:table-cell office:value-type="float" office:value="2.44138">
            <text:p>2.44138</text:p>
          </table:table-cell>
          <table:table-cell office:value-type="float" office:value="-2.02959">
            <text:p>-2.02959</text:p>
          </table:table-cell>
        </table:table-row>
        <table:table-row table:style-name="ro1">
          <table:table-cell office:value-type="float" office:value="2.42108">
            <text:p>2.42108</text:p>
          </table:table-cell>
          <table:table-cell office:value-type="float" office:value="-2.0538">
            <text:p>-2.0538</text:p>
          </table:table-cell>
        </table:table-row>
        <table:table-row table:style-name="ro1">
          <table:table-cell office:value-type="float" office:value="2.40054">
            <text:p>2.40054</text:p>
          </table:table-cell>
          <table:table-cell office:value-type="float" office:value="-2.07781">
            <text:p>-2.07781</text:p>
          </table:table-cell>
        </table:table-row>
        <table:table-row table:style-name="ro1">
          <table:table-cell office:value-type="float" office:value="2.37976">
            <text:p>2.37976</text:p>
          </table:table-cell>
          <table:table-cell office:value-type="float" office:value="-2.1016">
            <text:p>-2.1016</text:p>
          </table:table-cell>
        </table:table-row>
        <table:table-row table:style-name="ro1">
          <table:table-cell office:value-type="float" office:value="2.35875">
            <text:p>2.35875</text:p>
          </table:table-cell>
          <table:table-cell office:value-type="float" office:value="-2.12519">
            <text:p>-2.12519</text:p>
          </table:table-cell>
        </table:table-row>
        <table:table-row table:style-name="ro1">
          <table:table-cell office:value-type="float" office:value="2.3375">
            <text:p>2.3375</text:p>
          </table:table-cell>
          <table:table-cell office:value-type="float" office:value="-2.14857">
            <text:p>-2.14857</text:p>
          </table:table-cell>
        </table:table-row>
        <table:table-row table:style-name="ro1">
          <table:table-cell office:value-type="float" office:value="2.31601">
            <text:p>2.31601</text:p>
          </table:table-cell>
          <table:table-cell office:value-type="float" office:value="-2.17173">
            <text:p>-2.17173</text:p>
          </table:table-cell>
        </table:table-row>
        <table:table-row table:style-name="ro1">
          <table:table-cell office:value-type="float" office:value="2.29429">
            <text:p>2.29429</text:p>
          </table:table-cell>
          <table:table-cell office:value-type="float" office:value="-2.19467">
            <text:p>-2.19467</text:p>
          </table:table-cell>
        </table:table-row>
        <table:table-row table:style-name="ro1">
          <table:table-cell office:value-type="float" office:value="2.27235">
            <text:p>2.27235</text:p>
          </table:table-cell>
          <table:table-cell office:value-type="float" office:value="-2.21739">
            <text:p>-2.21739</text:p>
          </table:table-cell>
        </table:table-row>
        <table:table-row table:style-name="ro1">
          <table:table-cell office:value-type="float" office:value="2.25017">
            <text:p>2.25017</text:p>
          </table:table-cell>
          <table:table-cell office:value-type="float" office:value="-2.23989">
            <text:p>-2.23989</text:p>
          </table:table-cell>
        </table:table-row>
        <table:table-row table:style-name="ro1">
          <table:table-cell office:value-type="float" office:value="2.22777">
            <text:p>2.22777</text:p>
          </table:table-cell>
          <table:table-cell office:value-type="float" office:value="-2.26217">
            <text:p>-2.26217</text:p>
          </table:table-cell>
        </table:table-row>
        <table:table-row table:style-name="ro1">
          <table:table-cell office:value-type="float" office:value="2.20515">
            <text:p>2.20515</text:p>
          </table:table-cell>
          <table:table-cell office:value-type="float" office:value="-2.28422">
            <text:p>-2.28422</text:p>
          </table:table-cell>
        </table:table-row>
        <table:table-row table:style-name="ro1">
          <table:table-cell office:value-type="float" office:value="2.18231">
            <text:p>2.18231</text:p>
          </table:table-cell>
          <table:table-cell office:value-type="float" office:value="-2.30605">
            <text:p>-2.30605</text:p>
          </table:table-cell>
        </table:table-row>
        <table:table-row table:style-name="ro1">
          <table:table-cell office:value-type="float" office:value="2.15925">
            <text:p>2.15925</text:p>
          </table:table-cell>
          <table:table-cell office:value-type="float" office:value="-2.32764">
            <text:p>-2.32764</text:p>
          </table:table-cell>
        </table:table-row>
        <table:table-row table:style-name="ro1">
          <table:table-cell office:value-type="float" office:value="2.13597">
            <text:p>2.13597</text:p>
          </table:table-cell>
          <table:table-cell office:value-type="float" office:value="-2.349">
            <text:p>-2.349</text:p>
          </table:table-cell>
        </table:table-row>
        <table:table-row table:style-name="ro1">
          <table:table-cell office:value-type="float" office:value="2.11248">
            <text:p>2.11248</text:p>
          </table:table-cell>
          <table:table-cell office:value-type="float" office:value="-2.37012">
            <text:p>-2.37012</text:p>
          </table:table-cell>
        </table:table-row>
        <table:table-row table:style-name="ro1">
          <table:table-cell office:value-type="float" office:value="2.08878">
            <text:p>2.08878</text:p>
          </table:table-cell>
          <table:table-cell office:value-type="float" office:value="-2.39101">
            <text:p>-2.39101</text:p>
          </table:table-cell>
        </table:table-row>
        <table:table-row table:style-name="ro1">
          <table:table-cell office:value-type="float" office:value="2.06487">
            <text:p>2.06487</text:p>
          </table:table-cell>
          <table:table-cell office:value-type="float" office:value="-2.41166">
            <text:p>-2.41166</text:p>
          </table:table-cell>
        </table:table-row>
        <table:table-row table:style-name="ro1">
          <table:table-cell office:value-type="float" office:value="2.04075">
            <text:p>2.04075</text:p>
          </table:table-cell>
          <table:table-cell office:value-type="float" office:value="-2.43207">
            <text:p>-2.43207</text:p>
          </table:table-cell>
        </table:table-row>
        <table:table-row table:style-name="ro1">
          <table:table-cell office:value-type="float" office:value="2.01643">
            <text:p>2.01643</text:p>
          </table:table-cell>
          <table:table-cell office:value-type="float" office:value="-2.45223">
            <text:p>-2.45223</text:p>
          </table:table-cell>
        </table:table-row>
        <table:table-row table:style-name="ro1">
          <table:table-cell office:value-type="float" office:value="1.99191">
            <text:p>1.99191</text:p>
          </table:table-cell>
          <table:table-cell office:value-type="float" office:value="-2.47215">
            <text:p>-2.47215</text:p>
          </table:table-cell>
        </table:table-row>
        <table:table-row table:style-name="ro1">
          <table:table-cell office:value-type="float" office:value="1.96719">
            <text:p>1.96719</text:p>
          </table:table-cell>
          <table:table-cell office:value-type="float" office:value="-2.49182">
            <text:p>-2.49182</text:p>
          </table:table-cell>
        </table:table-row>
        <table:table-row table:style-name="ro1">
          <table:table-cell office:value-type="float" office:value="1.94227">
            <text:p>1.94227</text:p>
          </table:table-cell>
          <table:table-cell office:value-type="float" office:value="-2.51125">
            <text:p>-2.51125</text:p>
          </table:table-cell>
        </table:table-row>
        <table:table-row table:style-name="ro1">
          <table:table-cell office:value-type="float" office:value="1.91716">
            <text:p>1.91716</text:p>
          </table:table-cell>
          <table:table-cell office:value-type="float" office:value="-2.53042">
            <text:p>-2.53042</text:p>
          </table:table-cell>
        </table:table-row>
        <table:table-row table:style-name="ro1">
          <table:table-cell office:value-type="float" office:value="1.89185">
            <text:p>1.89185</text:p>
          </table:table-cell>
          <table:table-cell office:value-type="float" office:value="-2.54934">
            <text:p>-2.54934</text:p>
          </table:table-cell>
        </table:table-row>
        <table:table-row table:style-name="ro1">
          <table:table-cell office:value-type="float" office:value="1.86636">
            <text:p>1.86636</text:p>
          </table:table-cell>
          <table:table-cell office:value-type="float" office:value="-2.568">
            <text:p>-2.568</text:p>
          </table:table-cell>
        </table:table-row>
        <table:table-row table:style-name="ro1">
          <table:table-cell office:value-type="float" office:value="1.84068">
            <text:p>1.84068</text:p>
          </table:table-cell>
          <table:table-cell office:value-type="float" office:value="-2.58641">
            <text:p>-2.58641</text:p>
          </table:table-cell>
        </table:table-row>
        <table:table-row table:style-name="ro1">
          <table:table-cell office:value-type="float" office:value="1.81482">
            <text:p>1.81482</text:p>
          </table:table-cell>
          <table:table-cell office:value-type="float" office:value="-2.60456">
            <text:p>-2.60456</text:p>
          </table:table-cell>
        </table:table-row>
        <table:table-row table:style-name="ro1">
          <table:table-cell office:value-type="float" office:value="1.78877">
            <text:p>1.78877</text:p>
          </table:table-cell>
          <table:table-cell office:value-type="float" office:value="-2.62244">
            <text:p>-2.62244</text:p>
          </table:table-cell>
        </table:table-row>
        <table:table-row table:style-name="ro1">
          <table:table-cell office:value-type="float" office:value="1.76255">
            <text:p>1.76255</text:p>
          </table:table-cell>
          <table:table-cell office:value-type="float" office:value="-2.64007">
            <text:p>-2.64007</text:p>
          </table:table-cell>
        </table:table-row>
        <table:table-row table:style-name="ro1">
          <table:table-cell office:value-type="float" office:value="1.73615">
            <text:p>1.73615</text:p>
          </table:table-cell>
          <table:table-cell office:value-type="float" office:value="-2.65743">
            <text:p>-2.65743</text:p>
          </table:table-cell>
        </table:table-row>
        <table:table-row table:style-name="ro1">
          <table:table-cell office:value-type="float" office:value="1.70957">
            <text:p>1.70957</text:p>
          </table:table-cell>
          <table:table-cell office:value-type="float" office:value="-2.67453">
            <text:p>-2.67453</text:p>
          </table:table-cell>
        </table:table-row>
        <table:table-row table:style-name="ro1">
          <table:table-cell office:value-type="float" office:value="1.68283">
            <text:p>1.68283</text:p>
          </table:table-cell>
          <table:table-cell office:value-type="float" office:value="-2.69135">
            <text:p>-2.69135</text:p>
          </table:table-cell>
        </table:table-row>
        <table:table-row table:style-name="ro1">
          <table:table-cell office:value-type="float" office:value="1.65591">
            <text:p>1.65591</text:p>
          </table:table-cell>
          <table:table-cell office:value-type="float" office:value="-2.70791">
            <text:p>-2.70791</text:p>
          </table:table-cell>
        </table:table-row>
        <table:table-row table:style-name="ro1">
          <table:table-cell office:value-type="float" office:value="1.62883">
            <text:p>1.62883</text:p>
          </table:table-cell>
          <table:table-cell office:value-type="float" office:value="-2.7242">
            <text:p>-2.7242</text:p>
          </table:table-cell>
        </table:table-row>
        <table:table-row table:style-name="ro1">
          <table:table-cell office:value-type="float" office:value="1.60159">
            <text:p>1.60159</text:p>
          </table:table-cell>
          <table:table-cell office:value-type="float" office:value="-2.74022">
            <text:p>-2.74022</text:p>
          </table:table-cell>
        </table:table-row>
        <table:table-row table:style-name="ro1">
          <table:table-cell office:value-type="float" office:value="1.57419">
            <text:p>1.57419</text:p>
          </table:table-cell>
          <table:table-cell office:value-type="float" office:value="-2.75596">
            <text:p>-2.75596</text:p>
          </table:table-cell>
        </table:table-row>
        <table:table-row table:style-name="ro1">
          <table:table-cell office:value-type="float" office:value="1.54663">
            <text:p>1.54663</text:p>
          </table:table-cell>
          <table:table-cell office:value-type="float" office:value="-2.77143">
            <text:p>-2.77143</text:p>
          </table:table-cell>
        </table:table-row>
        <table:table-row table:style-name="ro1">
          <table:table-cell office:value-type="float" office:value="1.51892">
            <text:p>1.51892</text:p>
          </table:table-cell>
          <table:table-cell office:value-type="float" office:value="-2.78661">
            <text:p>-2.78661</text:p>
          </table:table-cell>
        </table:table-row>
        <table:table-row table:style-name="ro1">
          <table:table-cell office:value-type="float" office:value="1.49105">
            <text:p>1.49105</text:p>
          </table:table-cell>
          <table:table-cell office:value-type="float" office:value="-2.80152">
            <text:p>-2.80152</text:p>
          </table:table-cell>
        </table:table-row>
        <table:table-row table:style-name="ro1">
          <table:table-cell office:value-type="float" office:value="1.46303">
            <text:p>1.46303</text:p>
          </table:table-cell>
          <table:table-cell office:value-type="float" office:value="-2.81616">
            <text:p>-2.81616</text:p>
          </table:table-cell>
        </table:table-row>
        <table:table-row table:style-name="ro1">
          <table:table-cell office:value-type="float" office:value="1.43487">
            <text:p>1.43487</text:p>
          </table:table-cell>
          <table:table-cell office:value-type="float" office:value="-2.8305">
            <text:p>-2.8305</text:p>
          </table:table-cell>
        </table:table-row>
        <table:table-row table:style-name="ro1">
          <table:table-cell office:value-type="float" office:value="1.40657">
            <text:p>1.40657</text:p>
          </table:table-cell>
          <table:table-cell office:value-type="float" office:value="-2.84457">
            <text:p>-2.84457</text:p>
          </table:table-cell>
        </table:table-row>
        <table:table-row table:style-name="ro1">
          <table:table-cell office:value-type="float" office:value="1.37812">
            <text:p>1.37812</text:p>
          </table:table-cell>
          <table:table-cell office:value-type="float" office:value="-2.85835">
            <text:p>-2.85835</text:p>
          </table:table-cell>
        </table:table-row>
        <table:table-row table:style-name="ro1">
          <table:table-cell office:value-type="float" office:value="1.34954">
            <text:p>1.34954</text:p>
          </table:table-cell>
          <table:table-cell office:value-type="float" office:value="-2.87185">
            <text:p>-2.87185</text:p>
          </table:table-cell>
        </table:table-row>
        <table:table-row table:style-name="ro1">
          <table:table-cell office:value-type="float" office:value="1.32082">
            <text:p>1.32082</text:p>
          </table:table-cell>
          <table:table-cell office:value-type="float" office:value="-2.88505">
            <text:p>-2.88505</text:p>
          </table:table-cell>
        </table:table-row>
        <table:table-row table:style-name="ro1">
          <table:table-cell office:value-type="float" office:value="1.29197">
            <text:p>1.29197</text:p>
          </table:table-cell>
          <table:table-cell office:value-type="float" office:value="-2.89797">
            <text:p>-2.89797</text:p>
          </table:table-cell>
        </table:table-row>
        <table:table-row table:style-name="ro1">
          <table:table-cell office:value-type="float" office:value="1.26299">
            <text:p>1.26299</text:p>
          </table:table-cell>
          <table:table-cell office:value-type="float" office:value="-2.9106">
            <text:p>-2.9106</text:p>
          </table:table-cell>
        </table:table-row>
        <table:table-row table:style-name="ro1">
          <table:table-cell office:value-type="float" office:value="1.23388">
            <text:p>1.23388</text:p>
          </table:table-cell>
          <table:table-cell office:value-type="float" office:value="-2.92294">
            <text:p>-2.92294</text:p>
          </table:table-cell>
        </table:table-row>
        <table:table-row table:style-name="ro1">
          <table:table-cell office:value-type="float" office:value="1.20465">
            <text:p>1.20465</text:p>
          </table:table-cell>
          <table:table-cell office:value-type="float" office:value="-2.93499">
            <text:p>-2.93499</text:p>
          </table:table-cell>
        </table:table-row>
        <table:table-row table:style-name="ro1">
          <table:table-cell office:value-type="float" office:value="1.1753">
            <text:p>1.1753</text:p>
          </table:table-cell>
          <table:table-cell office:value-type="float" office:value="-2.94674">
            <text:p>-2.94674</text:p>
          </table:table-cell>
        </table:table-row>
        <table:table-row table:style-name="ro1">
          <table:table-cell office:value-type="float" office:value="1.14584">
            <text:p>1.14584</text:p>
          </table:table-cell>
          <table:table-cell office:value-type="float" office:value="-2.9582">
            <text:p>-2.9582</text:p>
          </table:table-cell>
        </table:table-row>
        <table:table-row table:style-name="ro1">
          <table:table-cell office:value-type="float" office:value="1.11626">
            <text:p>1.11626</text:p>
          </table:table-cell>
          <table:table-cell office:value-type="float" office:value="-2.96936">
            <text:p>-2.96936</text:p>
          </table:table-cell>
        </table:table-row>
        <table:table-row table:style-name="ro1">
          <table:table-cell office:value-type="float" office:value="1.08656">
            <text:p>1.08656</text:p>
          </table:table-cell>
          <table:table-cell office:value-type="float" office:value="-2.98023">
            <text:p>-2.98023</text:p>
          </table:table-cell>
        </table:table-row>
        <table:table-row table:style-name="ro1">
          <table:table-cell office:value-type="float" office:value="1.05676">
            <text:p>1.05676</text:p>
          </table:table-cell>
          <table:table-cell office:value-type="float" office:value="-2.9908">
            <text:p>-2.9908</text:p>
          </table:table-cell>
        </table:table-row>
        <table:table-row table:style-name="ro1">
          <table:table-cell office:value-type="float" office:value="1.02685">
            <text:p>1.02685</text:p>
          </table:table-cell>
          <table:table-cell office:value-type="float" office:value="-3.00107">
            <text:p>-3.00107</text:p>
          </table:table-cell>
        </table:table-row>
        <table:table-row table:style-name="ro1">
          <table:table-cell office:value-type="float" office:value="0.996841">
            <text:p>0.996841</text:p>
          </table:table-cell>
          <table:table-cell office:value-type="float" office:value="-3.01103">
            <text:p>-3.01103</text:p>
          </table:table-cell>
        </table:table-row>
        <table:table-row table:style-name="ro1">
          <table:table-cell office:value-type="float" office:value="0.966731">
            <text:p>0.966731</text:p>
          </table:table-cell>
          <table:table-cell office:value-type="float" office:value="-3.0207">
            <text:p>-3.0207</text:p>
          </table:table-cell>
        </table:table-row>
        <table:table-row table:style-name="ro1">
          <table:table-cell office:value-type="float" office:value="0.936524">
            <text:p>0.936524</text:p>
          </table:table-cell>
          <table:table-cell office:value-type="float" office:value="-3.03007">
            <text:p>-3.03007</text:p>
          </table:table-cell>
        </table:table-row>
        <table:table-row table:style-name="ro1">
          <table:table-cell office:value-type="float" office:value="0.906223">
            <text:p>0.906223</text:p>
          </table:table-cell>
          <table:table-cell office:value-type="float" office:value="-3.03913">
            <text:p>-3.03913</text:p>
          </table:table-cell>
        </table:table-row>
        <table:table-row table:style-name="ro1">
          <table:table-cell office:value-type="float" office:value="0.875832">
            <text:p>0.875832</text:p>
          </table:table-cell>
          <table:table-cell office:value-type="float" office:value="-3.04789">
            <text:p>-3.04789</text:p>
          </table:table-cell>
        </table:table-row>
        <table:table-row table:style-name="ro1">
          <table:table-cell office:value-type="float" office:value="0.845353">
            <text:p>0.845353</text:p>
          </table:table-cell>
          <table:table-cell office:value-type="float" office:value="-3.05634">
            <text:p>-3.05634</text:p>
          </table:table-cell>
        </table:table-row>
        <table:table-row table:style-name="ro1">
          <table:table-cell office:value-type="float" office:value="0.814789">
            <text:p>0.814789</text:p>
          </table:table-cell>
          <table:table-cell office:value-type="float" office:value="-3.06449">
            <text:p>-3.06449</text:p>
          </table:table-cell>
        </table:table-row>
        <table:table-row table:style-name="ro1">
          <table:table-cell office:value-type="float" office:value="0.784144">
            <text:p>0.784144</text:p>
          </table:table-cell>
          <table:table-cell office:value-type="float" office:value="-3.07233">
            <text:p>-3.07233</text:p>
          </table:table-cell>
        </table:table-row>
        <table:table-row table:style-name="ro1">
          <table:table-cell office:value-type="float" office:value="0.753421">
            <text:p>0.753421</text:p>
          </table:table-cell>
          <table:table-cell office:value-type="float" office:value="-3.07986">
            <text:p>-3.07986</text:p>
          </table:table-cell>
        </table:table-row>
        <table:table-row table:style-name="ro1">
          <table:table-cell office:value-type="float" office:value="0.722622">
            <text:p>0.722622</text:p>
          </table:table-cell>
          <table:table-cell office:value-type="float" office:value="-3.08709">
            <text:p>-3.08709</text:p>
          </table:table-cell>
        </table:table-row>
        <table:table-row table:style-name="ro1">
          <table:table-cell office:value-type="float" office:value="0.691752">
            <text:p>0.691752</text:p>
          </table:table-cell>
          <table:table-cell office:value-type="float" office:value="-3.09401">
            <text:p>-3.09401</text:p>
          </table:table-cell>
        </table:table-row>
        <table:table-row table:style-name="ro1">
          <table:table-cell office:value-type="float" office:value="0.660812">
            <text:p>0.660812</text:p>
          </table:table-cell>
          <table:table-cell office:value-type="float" office:value="-3.10062">
            <text:p>-3.10062</text:p>
          </table:table-cell>
        </table:table-row>
        <table:table-row table:style-name="ro1">
          <table:table-cell office:value-type="float" office:value="0.629805">
            <text:p>0.629805</text:p>
          </table:table-cell>
          <table:table-cell office:value-type="float" office:value="-3.10691">
            <text:p>-3.10691</text:p>
          </table:table-cell>
        </table:table-row>
        <table:table-row table:style-name="ro1">
          <table:table-cell office:value-type="float" office:value="0.598736">
            <text:p>0.598736</text:p>
          </table:table-cell>
          <table:table-cell office:value-type="float" office:value="-3.1129">
            <text:p>-3.1129</text:p>
          </table:table-cell>
        </table:table-row>
        <table:table-row table:style-name="ro1">
          <table:table-cell office:value-type="float" office:value="0.567607">
            <text:p>0.567607</text:p>
          </table:table-cell>
          <table:table-cell office:value-type="float" office:value="-3.11858">
            <text:p>-3.11858</text:p>
          </table:table-cell>
        </table:table-row>
        <table:table-row table:style-name="ro1">
          <table:table-cell office:value-type="float" office:value="0.536421">
            <text:p>0.536421</text:p>
          </table:table-cell>
          <table:table-cell office:value-type="float" office:value="-3.12394">
            <text:p>-3.12394</text:p>
          </table:table-cell>
        </table:table-row>
        <table:table-row table:style-name="ro1">
          <table:table-cell office:value-type="float" office:value="0.505182">
            <text:p>0.505182</text:p>
          </table:table-cell>
          <table:table-cell office:value-type="float" office:value="-3.12899">
            <text:p>-3.12899</text:p>
          </table:table-cell>
        </table:table-row>
        <table:table-row table:style-name="ro1">
          <table:table-cell office:value-type="float" office:value="0.473892">
            <text:p>0.473892</text:p>
          </table:table-cell>
          <table:table-cell office:value-type="float" office:value="-3.13373">
            <text:p>-3.13373</text:p>
          </table:table-cell>
        </table:table-row>
        <table:table-row table:style-name="ro1">
          <table:table-cell office:value-type="float" office:value="0.442555">
            <text:p>0.442555</text:p>
          </table:table-cell>
          <table:table-cell office:value-type="float" office:value="-3.13816">
            <text:p>-3.13816</text:p>
          </table:table-cell>
        </table:table-row>
        <table:table-row table:style-name="ro1">
          <table:table-cell office:value-type="float" office:value="0.411173">
            <text:p>0.411173</text:p>
          </table:table-cell>
          <table:table-cell office:value-type="float" office:value="-3.14227">
            <text:p>-3.14227</text:p>
          </table:table-cell>
        </table:table-row>
        <table:table-row table:style-name="ro1">
          <table:table-cell office:value-type="float" office:value="0.379751">
            <text:p>0.379751</text:p>
          </table:table-cell>
          <table:table-cell office:value-type="float" office:value="-3.14607">
            <text:p>-3.14607</text:p>
          </table:table-cell>
        </table:table-row>
        <table:table-row table:style-name="ro1">
          <table:table-cell office:value-type="float" office:value="0.34829">
            <text:p>0.34829</text:p>
          </table:table-cell>
          <table:table-cell office:value-type="float" office:value="-3.14955">
            <text:p>-3.14955</text:p>
          </table:table-cell>
        </table:table-row>
        <table:table-row table:style-name="ro1">
          <table:table-cell office:value-type="float" office:value="0.316794">
            <text:p>0.316794</text:p>
          </table:table-cell>
          <table:table-cell office:value-type="float" office:value="-3.15272">
            <text:p>-3.15272</text:p>
          </table:table-cell>
        </table:table-row>
        <table:table-row table:style-name="ro1">
          <table:table-cell office:value-type="float" office:value="0.285267">
            <text:p>0.285267</text:p>
          </table:table-cell>
          <table:table-cell office:value-type="float" office:value="-3.15557">
            <text:p>-3.15557</text:p>
          </table:table-cell>
        </table:table-row>
        <table:table-row table:style-name="ro1">
          <table:table-cell office:value-type="float" office:value="0.253711">
            <text:p>0.253711</text:p>
          </table:table-cell>
          <table:table-cell office:value-type="float" office:value="-3.15811">
            <text:p>-3.15811</text:p>
          </table:table-cell>
        </table:table-row>
        <table:table-row table:style-name="ro1">
          <table:table-cell office:value-type="float" office:value="0.22213">
            <text:p>0.22213</text:p>
          </table:table-cell>
          <table:table-cell office:value-type="float" office:value="-3.16033">
            <text:p>-3.16033</text:p>
          </table:table-cell>
        </table:table-row>
        <table:table-row table:style-name="ro1">
          <table:table-cell office:value-type="float" office:value="0.190527">
            <text:p>0.190527</text:p>
          </table:table-cell>
          <table:table-cell office:value-type="float" office:value="-3.16223">
            <text:p>-3.16223</text:p>
          </table:table-cell>
        </table:table-row>
        <table:table-row table:style-name="ro1">
          <table:table-cell office:value-type="float" office:value="0.158905">
            <text:p>0.158905</text:p>
          </table:table-cell>
          <table:table-cell office:value-type="float" office:value="-3.16382">
            <text:p>-3.16382</text:p>
          </table:table-cell>
        </table:table-row>
        <table:table-row table:style-name="ro1">
          <table:table-cell office:value-type="float" office:value="0.127267">
            <text:p>0.127267</text:p>
          </table:table-cell>
          <table:table-cell office:value-type="float" office:value="-3.1651">
            <text:p>-3.1651</text:p>
          </table:table-cell>
        </table:table-row>
        <table:table-row table:style-name="ro1">
          <table:table-cell office:value-type="float" office:value="0.0956156">
            <text:p>0.0956156</text:p>
          </table:table-cell>
          <table:table-cell office:value-type="float" office:value="-3.16605">
            <text:p>-3.16605</text:p>
          </table:table-cell>
        </table:table-row>
        <table:table-row table:style-name="ro1">
          <table:table-cell office:value-type="float" office:value="0.063955">
            <text:p>0.063955</text:p>
          </table:table-cell>
          <table:table-cell office:value-type="float" office:value="-3.16669">
            <text:p>-3.16669</text:p>
          </table:table-cell>
        </table:table-row>
        <table:table-row table:style-name="ro1">
          <table:table-cell office:value-type="float" office:value="0.0322881">
            <text:p>0.0322881</text:p>
          </table:table-cell>
          <table:table-cell office:value-type="float" office:value="-3.16701">
            <text:p>-3.16701</text:p>
          </table:table-cell>
        </table:table-row>
        <table:table-row table:style-name="ro1">
          <table:table-cell office:value-type="float" office:value="0.000617986">
            <text:p>0.000617986</text:p>
          </table:table-cell>
          <table:table-cell office:value-type="float" office:value="-3.16702">
            <text:p>-3.16702</text:p>
          </table:table-cell>
        </table:table-row>
        <table:table-row table:style-name="ro1">
          <table:table-cell office:value-type="float" office:value="-0.0310522">
            <text:p>-0.0310522</text:p>
          </table:table-cell>
          <table:table-cell office:value-type="float" office:value="-3.16671">
            <text:p>-3.16671</text:p>
          </table:table-cell>
        </table:table-row>
        <table:table-row table:style-name="ro1">
          <table:table-cell office:value-type="float" office:value="-0.0627193">
            <text:p>-0.0627193</text:p>
          </table:table-cell>
          <table:table-cell office:value-type="float" office:value="-3.16608">
            <text:p>-3.16608</text:p>
          </table:table-cell>
        </table:table-row>
        <table:table-row table:style-name="ro1">
          <table:table-cell office:value-type="float" office:value="-0.0943801">
            <text:p>-0.0943801</text:p>
          </table:table-cell>
          <table:table-cell office:value-type="float" office:value="-3.16514">
            <text:p>-3.16514</text:p>
          </table:table-cell>
        </table:table-row>
        <table:table-row table:style-name="ro1">
          <table:table-cell office:value-type="float" office:value="-0.126032">
            <text:p>-0.126032</text:p>
          </table:table-cell>
          <table:table-cell office:value-type="float" office:value="-3.16388">
            <text:p>-3.16388</text:p>
          </table:table-cell>
        </table:table-row>
        <table:table-row table:style-name="ro1">
          <table:table-cell office:value-type="float" office:value="-0.15767">
            <text:p>-0.15767</text:p>
          </table:table-cell>
          <table:table-cell office:value-type="float" office:value="-3.1623">
            <text:p>-3.1623</text:p>
          </table:table-cell>
        </table:table-row>
        <table:table-row table:style-name="ro1">
          <table:table-cell office:value-type="float" office:value="-0.189293">
            <text:p>-0.189293</text:p>
          </table:table-cell>
          <table:table-cell office:value-type="float" office:value="-3.16041">
            <text:p>-3.16041</text:p>
          </table:table-cell>
        </table:table-row>
        <table:table-row table:style-name="ro1">
          <table:table-cell office:value-type="float" office:value="-0.220897">
            <text:p>-0.220897</text:p>
          </table:table-cell>
          <table:table-cell office:value-type="float" office:value="-3.1582">
            <text:p>-3.1582</text:p>
          </table:table-cell>
        </table:table-row>
        <table:table-row table:style-name="ro1">
          <table:table-cell office:value-type="float" office:value="-0.252479">
            <text:p>-0.252479</text:p>
          </table:table-cell>
          <table:table-cell office:value-type="float" office:value="-3.15568">
            <text:p>-3.15568</text:p>
          </table:table-cell>
        </table:table-row>
        <table:table-row table:style-name="ro1">
          <table:table-cell office:value-type="float" office:value="-0.284036">
            <text:p>-0.284036</text:p>
          </table:table-cell>
          <table:table-cell office:value-type="float" office:value="-3.15283">
            <text:p>-3.15283</text:p>
          </table:table-cell>
        </table:table-row>
        <table:table-row table:style-name="ro1">
          <table:table-cell office:value-type="float" office:value="-0.315565">
            <text:p>-0.315565</text:p>
          </table:table-cell>
          <table:table-cell office:value-type="float" office:value="-3.14968">
            <text:p>-3.14968</text:p>
          </table:table-cell>
        </table:table-row>
        <table:table-row table:style-name="ro1">
          <table:table-cell office:value-type="float" office:value="-0.347061">
            <text:p>-0.347061</text:p>
          </table:table-cell>
          <table:table-cell office:value-type="float" office:value="-3.14621">
            <text:p>-3.14621</text:p>
          </table:table-cell>
        </table:table-row>
        <table:table-row table:style-name="ro1">
          <table:table-cell office:value-type="float" office:value="-0.378523">
            <text:p>-0.378523</text:p>
          </table:table-cell>
          <table:table-cell office:value-type="float" office:value="-3.14242">
            <text:p>-3.14242</text:p>
          </table:table-cell>
        </table:table-row>
        <table:table-row table:style-name="ro1">
          <table:table-cell office:value-type="float" office:value="-0.409948">
            <text:p>-0.409948</text:p>
          </table:table-cell>
          <table:table-cell office:value-type="float" office:value="-3.13832">
            <text:p>-3.13832</text:p>
          </table:table-cell>
        </table:table-row>
        <table:table-row table:style-name="ro1">
          <table:table-cell office:value-type="float" office:value="-0.441331">
            <text:p>-0.441331</text:p>
          </table:table-cell>
          <table:table-cell office:value-type="float" office:value="-3.13391">
            <text:p>-3.13391</text:p>
          </table:table-cell>
        </table:table-row>
        <table:table-row table:style-name="ro1">
          <table:table-cell office:value-type="float" office:value="-0.47267">
            <text:p>-0.47267</text:p>
          </table:table-cell>
          <table:table-cell office:value-type="float" office:value="-3.12918">
            <text:p>-3.12918</text:p>
          </table:table-cell>
        </table:table-row>
        <table:table-row table:style-name="ro1">
          <table:table-cell office:value-type="float" office:value="-0.503962">
            <text:p>-0.503962</text:p>
          </table:table-cell>
          <table:table-cell office:value-type="float" office:value="-3.12414">
            <text:p>-3.12414</text:p>
          </table:table-cell>
        </table:table-row>
        <table:table-row table:style-name="ro1">
          <table:table-cell office:value-type="float" office:value="-0.535203">
            <text:p>-0.535203</text:p>
          </table:table-cell>
          <table:table-cell office:value-type="float" office:value="-3.11879">
            <text:p>-3.11879</text:p>
          </table:table-cell>
        </table:table-row>
        <table:table-row table:style-name="ro1">
          <table:table-cell office:value-type="float" office:value="-0.566391">
            <text:p>-0.566391</text:p>
          </table:table-cell>
          <table:table-cell office:value-type="float" office:value="-3.11313">
            <text:p>-3.11313</text:p>
          </table:table-cell>
        </table:table-row>
        <table:table-row table:style-name="ro1">
          <table:table-cell office:value-type="float" office:value="-0.597522">
            <text:p>-0.597522</text:p>
          </table:table-cell>
          <table:table-cell office:value-type="float" office:value="-3.10715">
            <text:p>-3.10715</text:p>
          </table:table-cell>
        </table:table-row>
        <table:table-row table:style-name="ro1">
          <table:table-cell office:value-type="float" office:value="-0.628594">
            <text:p>-0.628594</text:p>
          </table:table-cell>
          <table:table-cell office:value-type="float" office:value="-3.10087">
            <text:p>-3.10087</text:p>
          </table:table-cell>
        </table:table-row>
        <table:table-row table:style-name="ro1">
          <table:table-cell office:value-type="float" office:value="-0.659603">
            <text:p>-0.659603</text:p>
          </table:table-cell>
          <table:table-cell office:value-type="float" office:value="-3.09427">
            <text:p>-3.09427</text:p>
          </table:table-cell>
        </table:table-row>
        <table:table-row table:style-name="ro1">
          <table:table-cell office:value-type="float" office:value="-0.690545">
            <text:p>-0.690545</text:p>
          </table:table-cell>
          <table:table-cell office:value-type="float" office:value="-3.08737">
            <text:p>-3.08737</text:p>
          </table:table-cell>
        </table:table-row>
        <table:table-row table:style-name="ro1">
          <table:table-cell office:value-type="float" office:value="-0.721419">
            <text:p>-0.721419</text:p>
          </table:table-cell>
          <table:table-cell office:value-type="float" office:value="-3.08015">
            <text:p>-3.08015</text:p>
          </table:table-cell>
        </table:table-row>
        <table:table-row table:style-name="ro1">
          <table:table-cell office:value-type="float" office:value="-0.752221">
            <text:p>-0.752221</text:p>
          </table:table-cell>
          <table:table-cell office:value-type="float" office:value="-3.07263">
            <text:p>-3.07263</text:p>
          </table:table-cell>
        </table:table-row>
        <table:table-row table:style-name="ro1">
          <table:table-cell office:value-type="float" office:value="-0.782947">
            <text:p>-0.782947</text:p>
          </table:table-cell>
          <table:table-cell office:value-type="float" office:value="-3.0648">
            <text:p>-3.0648</text:p>
          </table:table-cell>
        </table:table-row>
        <table:table-row table:style-name="ro1">
          <table:table-cell office:value-type="float" office:value="-0.813595">
            <text:p>-0.813595</text:p>
          </table:table-cell>
          <table:table-cell office:value-type="float" office:value="-3.05666">
            <text:p>-3.05666</text:p>
          </table:table-cell>
        </table:table-row>
        <table:table-row table:style-name="ro1">
          <table:table-cell office:value-type="float" office:value="-0.844162">
            <text:p>-0.844162</text:p>
          </table:table-cell>
          <table:table-cell office:value-type="float" office:value="-3.04822">
            <text:p>-3.04822</text:p>
          </table:table-cell>
        </table:table-row>
        <table:table-row table:style-name="ro1">
          <table:table-cell office:value-type="float" office:value="-0.874644">
            <text:p>-0.874644</text:p>
          </table:table-cell>
          <table:table-cell office:value-type="float" office:value="-3.03948">
            <text:p>-3.03948</text:p>
          </table:table-cell>
        </table:table-row>
        <table:table-row table:style-name="ro1">
          <table:table-cell office:value-type="float" office:value="-0.905038">
            <text:p>-0.905038</text:p>
          </table:table-cell>
          <table:table-cell office:value-type="float" office:value="-3.03043">
            <text:p>-3.03043</text:p>
          </table:table-cell>
        </table:table-row>
        <table:table-row table:style-name="ro1">
          <table:table-cell office:value-type="float" office:value="-0.935343">
            <text:p>-0.935343</text:p>
          </table:table-cell>
          <table:table-cell office:value-type="float" office:value="-3.02107">
            <text:p>-3.02107</text:p>
          </table:table-cell>
        </table:table-row>
        <table:table-row table:style-name="ro1">
          <table:table-cell office:value-type="float" office:value="-0.965553">
            <text:p>-0.965553</text:p>
          </table:table-cell>
          <table:table-cell office:value-type="float" office:value="-3.01142">
            <text:p>-3.01142</text:p>
          </table:table-cell>
        </table:table-row>
        <table:table-row table:style-name="ro1">
          <table:table-cell office:value-type="float" office:value="-0.995668">
            <text:p>-0.995668</text:p>
          </table:table-cell>
          <table:table-cell office:value-type="float" office:value="-3.00146">
            <text:p>-3.00146</text:p>
          </table:table-cell>
        </table:table-row>
        <table:table-row table:style-name="ro1">
          <table:table-cell office:value-type="float" office:value="-1.02568">
            <text:p>-1.02568</text:p>
          </table:table-cell>
          <table:table-cell office:value-type="float" office:value="-2.9912">
            <text:p>-2.9912</text:p>
          </table:table-cell>
        </table:table-row>
        <table:table-row table:style-name="ro1">
          <table:table-cell office:value-type="float" office:value="-1.05559">
            <text:p>-1.05559</text:p>
          </table:table-cell>
          <table:table-cell office:value-type="float" office:value="-2.98065">
            <text:p>-2.98065</text:p>
          </table:table-cell>
        </table:table-row>
        <table:table-row table:style-name="ro1">
          <table:table-cell office:value-type="float" office:value="-1.0854">
            <text:p>-1.0854</text:p>
          </table:table-cell>
          <table:table-cell office:value-type="float" office:value="-2.96979">
            <text:p>-2.96979</text:p>
          </table:table-cell>
        </table:table-row>
        <table:table-row table:style-name="ro1">
          <table:table-cell office:value-type="float" office:value="-1.1151">
            <text:p>-1.1151</text:p>
          </table:table-cell>
          <table:table-cell office:value-type="float" office:value="-2.95864">
            <text:p>-2.95864</text:p>
          </table:table-cell>
        </table:table-row>
        <table:table-row table:style-name="ro1">
          <table:table-cell office:value-type="float" office:value="-1.14469">
            <text:p>-1.14469</text:p>
          </table:table-cell>
          <table:table-cell office:value-type="float" office:value="-2.9472">
            <text:p>-2.9472</text:p>
          </table:table-cell>
        </table:table-row>
        <table:table-row table:style-name="ro1">
          <table:table-cell office:value-type="float" office:value="-1.17416">
            <text:p>-1.17416</text:p>
          </table:table-cell>
          <table:table-cell office:value-type="float" office:value="-2.93545">
            <text:p>-2.93545</text:p>
          </table:table-cell>
        </table:table-row>
        <table:table-row table:style-name="ro1">
          <table:table-cell office:value-type="float" office:value="-1.20351">
            <text:p>-1.20351</text:p>
          </table:table-cell>
          <table:table-cell office:value-type="float" office:value="-2.92342">
            <text:p>-2.92342</text:p>
          </table:table-cell>
        </table:table-row>
        <table:table-row table:style-name="ro1">
          <table:table-cell office:value-type="float" office:value="-1.23275">
            <text:p>-1.23275</text:p>
          </table:table-cell>
          <table:table-cell office:value-type="float" office:value="-2.91109">
            <text:p>-2.91109</text:p>
          </table:table-cell>
        </table:table-row>
        <table:table-row table:style-name="ro1">
          <table:table-cell office:value-type="float" office:value="-1.26186">
            <text:p>-1.26186</text:p>
          </table:table-cell>
          <table:table-cell office:value-type="float" office:value="-2.89847">
            <text:p>-2.89847</text:p>
          </table:table-cell>
        </table:table-row>
        <table:table-row table:style-name="ro1">
          <table:table-cell office:value-type="float" office:value="-1.29084">
            <text:p>-1.29084</text:p>
          </table:table-cell>
          <table:table-cell office:value-type="float" office:value="-2.88556">
            <text:p>-2.88556</text:p>
          </table:table-cell>
        </table:table-row>
        <table:table-row table:style-name="ro1">
          <table:table-cell office:value-type="float" office:value="-1.3197">
            <text:p>-1.3197</text:p>
          </table:table-cell>
          <table:table-cell office:value-type="float" office:value="-2.87237">
            <text:p>-2.87237</text:p>
          </table:table-cell>
        </table:table-row>
        <table:table-row table:style-name="ro1">
          <table:table-cell office:value-type="float" office:value="-1.34842">
            <text:p>-1.34842</text:p>
          </table:table-cell>
          <table:table-cell office:value-type="float" office:value="-2.85888">
            <text:p>-2.85888</text:p>
          </table:table-cell>
        </table:table-row>
        <table:table-row table:style-name="ro1">
          <table:table-cell office:value-type="float" office:value="-1.37701">
            <text:p>-1.37701</text:p>
          </table:table-cell>
          <table:table-cell office:value-type="float" office:value="-2.84511">
            <text:p>-2.84511</text:p>
          </table:table-cell>
        </table:table-row>
        <table:table-row table:style-name="ro1">
          <table:table-cell office:value-type="float" office:value="-1.40546">
            <text:p>-1.40546</text:p>
          </table:table-cell>
          <table:table-cell office:value-type="float" office:value="-2.83106">
            <text:p>-2.83106</text:p>
          </table:table-cell>
        </table:table-row>
        <table:table-row table:style-name="ro1">
          <table:table-cell office:value-type="float" office:value="-1.43377">
            <text:p>-1.43377</text:p>
          </table:table-cell>
          <table:table-cell office:value-type="float" office:value="-2.81672">
            <text:p>-2.81672</text:p>
          </table:table-cell>
        </table:table-row>
        <table:table-row table:style-name="ro1">
          <table:table-cell office:value-type="float" office:value="-1.46194">
            <text:p>-1.46194</text:p>
          </table:table-cell>
          <table:table-cell office:value-type="float" office:value="-2.8021">
            <text:p>-2.8021</text:p>
          </table:table-cell>
        </table:table-row>
        <table:table-row table:style-name="ro1">
          <table:table-cell office:value-type="float" office:value="-1.48996">
            <text:p>-1.48996</text:p>
          </table:table-cell>
          <table:table-cell office:value-type="float" office:value="-2.7872">
            <text:p>-2.7872</text:p>
          </table:table-cell>
        </table:table-row>
        <table:table-row table:style-name="ro1">
          <table:table-cell office:value-type="float" office:value="-1.51783">
            <text:p>-1.51783</text:p>
          </table:table-cell>
          <table:table-cell office:value-type="float" office:value="-2.77202">
            <text:p>-2.77202</text:p>
          </table:table-cell>
        </table:table-row>
        <table:table-row table:style-name="ro1">
          <table:table-cell office:value-type="float" office:value="-1.54555">
            <text:p>-1.54555</text:p>
          </table:table-cell>
          <table:table-cell office:value-type="float" office:value="-2.75657">
            <text:p>-2.75657</text:p>
          </table:table-cell>
        </table:table-row>
        <table:table-row table:style-name="ro1">
          <table:table-cell office:value-type="float" office:value="-1.57312">
            <text:p>-1.57312</text:p>
          </table:table-cell>
          <table:table-cell office:value-type="float" office:value="-2.74084">
            <text:p>-2.74084</text:p>
          </table:table-cell>
        </table:table-row>
        <table:table-row table:style-name="ro1">
          <table:table-cell office:value-type="float" office:value="-1.60053">
            <text:p>-1.60053</text:p>
          </table:table-cell>
          <table:table-cell office:value-type="float" office:value="-2.72483">
            <text:p>-2.72483</text:p>
          </table:table-cell>
        </table:table-row>
        <table:table-row table:style-name="ro1">
          <table:table-cell office:value-type="float" office:value="-1.62777">
            <text:p>-1.62777</text:p>
          </table:table-cell>
          <table:table-cell office:value-type="float" office:value="-2.70855">
            <text:p>-2.70855</text:p>
          </table:table-cell>
        </table:table-row>
        <table:table-row table:style-name="ro1">
          <table:table-cell office:value-type="float" office:value="-1.65486">
            <text:p>-1.65486</text:p>
          </table:table-cell>
          <table:table-cell office:value-type="float" office:value="-2.692">
            <text:p>-2.692</text:p>
          </table:table-cell>
        </table:table-row>
        <table:table-row table:style-name="ro1">
          <table:table-cell office:value-type="float" office:value="-1.68178">
            <text:p>-1.68178</text:p>
          </table:table-cell>
          <table:table-cell office:value-type="float" office:value="-2.67519">
            <text:p>-2.67519</text:p>
          </table:table-cell>
        </table:table-row>
        <table:table-row table:style-name="ro1">
          <table:table-cell office:value-type="float" office:value="-1.70853">
            <text:p>-1.70853</text:p>
          </table:table-cell>
          <table:table-cell office:value-type="float" office:value="-2.6581">
            <text:p>-2.6581</text:p>
          </table:table-cell>
        </table:table-row>
        <table:table-row table:style-name="ro1">
          <table:table-cell office:value-type="float" office:value="-1.73511">
            <text:p>-1.73511</text:p>
          </table:table-cell>
          <table:table-cell office:value-type="float" office:value="-2.64075">
            <text:p>-2.64075</text:p>
          </table:table-cell>
        </table:table-row>
        <table:table-row table:style-name="ro1">
          <table:table-cell office:value-type="float" office:value="-1.76152">
            <text:p>-1.76152</text:p>
          </table:table-cell>
          <table:table-cell office:value-type="float" office:value="-2.62314">
            <text:p>-2.62314</text:p>
          </table:table-cell>
        </table:table-row>
        <table:table-row table:style-name="ro1">
          <table:table-cell office:value-type="float" office:value="-1.78775">
            <text:p>-1.78775</text:p>
          </table:table-cell>
          <table:table-cell office:value-type="float" office:value="-2.60526">
            <text:p>-2.60526</text:p>
          </table:table-cell>
        </table:table-row>
        <table:table-row table:style-name="ro1">
          <table:table-cell office:value-type="float" office:value="-1.8138">
            <text:p>-1.8138</text:p>
          </table:table-cell>
          <table:table-cell office:value-type="float" office:value="-2.58712">
            <text:p>-2.58712</text:p>
          </table:table-cell>
        </table:table-row>
        <table:table-row table:style-name="ro1">
          <table:table-cell office:value-type="float" office:value="-1.83968">
            <text:p>-1.83968</text:p>
          </table:table-cell>
          <table:table-cell office:value-type="float" office:value="-2.56872">
            <text:p>-2.56872</text:p>
          </table:table-cell>
        </table:table-row>
        <table:table-row table:style-name="ro1">
          <table:table-cell office:value-type="float" office:value="-1.86536">
            <text:p>-1.86536</text:p>
          </table:table-cell>
          <table:table-cell office:value-type="float" office:value="-2.55007">
            <text:p>-2.55007</text:p>
          </table:table-cell>
        </table:table-row>
        <table:table-row table:style-name="ro1">
          <table:table-cell office:value-type="float" office:value="-1.89086">
            <text:p>-1.89086</text:p>
          </table:table-cell>
          <table:table-cell office:value-type="float" office:value="-2.53116">
            <text:p>-2.53116</text:p>
          </table:table-cell>
        </table:table-row>
        <table:table-row table:style-name="ro1">
          <table:table-cell office:value-type="float" office:value="-1.91617">
            <text:p>-1.91617</text:p>
          </table:table-cell>
          <table:table-cell office:value-type="float" office:value="-2.512">
            <text:p>-2.512</text:p>
          </table:table-cell>
        </table:table-row>
        <table:table-row table:style-name="ro1">
          <table:table-cell office:value-type="float" office:value="-1.94129">
            <text:p>-1.94129</text:p>
          </table:table-cell>
          <table:table-cell office:value-type="float" office:value="-2.49259">
            <text:p>-2.49259</text:p>
          </table:table-cell>
        </table:table-row>
        <table:table-row table:style-name="ro1">
          <table:table-cell office:value-type="float" office:value="-1.96622">
            <text:p>-1.96622</text:p>
          </table:table-cell>
          <table:table-cell office:value-type="float" office:value="-2.47292">
            <text:p>-2.47292</text:p>
          </table:table-cell>
        </table:table-row>
        <table:table-row table:style-name="ro1">
          <table:table-cell office:value-type="float" office:value="-1.99095">
            <text:p>-1.99095</text:p>
          </table:table-cell>
          <table:table-cell office:value-type="float" office:value="-2.45301">
            <text:p>-2.45301</text:p>
          </table:table-cell>
        </table:table-row>
        <table:table-row table:style-name="ro1">
          <table:table-cell office:value-type="float" office:value="-2.01548">
            <text:p>-2.01548</text:p>
          </table:table-cell>
          <table:table-cell office:value-type="float" office:value="-2.43286">
            <text:p>-2.43286</text:p>
          </table:table-cell>
        </table:table-row>
        <table:table-row table:style-name="ro1">
          <table:table-cell office:value-type="float" office:value="-2.03981">
            <text:p>-2.03981</text:p>
          </table:table-cell>
          <table:table-cell office:value-type="float" office:value="-2.41246">
            <text:p>-2.41246</text:p>
          </table:table-cell>
        </table:table-row>
        <table:table-row table:style-name="ro1">
          <table:table-cell office:value-type="float" office:value="-2.06393">
            <text:p>-2.06393</text:p>
          </table:table-cell>
          <table:table-cell office:value-type="float" office:value="-2.39182">
            <text:p>-2.39182</text:p>
          </table:table-cell>
        </table:table-row>
        <table:table-row table:style-name="ro1">
          <table:table-cell office:value-type="float" office:value="-2.08785">
            <text:p>-2.08785</text:p>
          </table:table-cell>
          <table:table-cell office:value-type="float" office:value="-2.37094">
            <text:p>-2.37094</text:p>
          </table:table-cell>
        </table:table-row>
        <table:table-row table:style-name="ro1">
          <table:table-cell office:value-type="float" office:value="-2.11156">
            <text:p>-2.11156</text:p>
          </table:table-cell>
          <table:table-cell office:value-type="float" office:value="-2.34983">
            <text:p>-2.34983</text:p>
          </table:table-cell>
        </table:table-row>
        <table:table-row table:style-name="ro1">
          <table:table-cell office:value-type="float" office:value="-2.13506">
            <text:p>-2.13506</text:p>
          </table:table-cell>
          <table:table-cell office:value-type="float" office:value="-2.32848">
            <text:p>-2.32848</text:p>
          </table:table-cell>
        </table:table-row>
        <table:table-row table:style-name="ro1">
          <table:table-cell office:value-type="float" office:value="-2.15834">
            <text:p>-2.15834</text:p>
          </table:table-cell>
          <table:table-cell office:value-type="float" office:value="-2.30689">
            <text:p>-2.30689</text:p>
          </table:table-cell>
        </table:table-row>
        <table:table-row table:style-name="ro1">
          <table:table-cell office:value-type="float" office:value="-2.18141">
            <text:p>-2.18141</text:p>
          </table:table-cell>
          <table:table-cell office:value-type="float" office:value="-2.28508">
            <text:p>-2.28508</text:p>
          </table:table-cell>
        </table:table-row>
        <table:table-row table:style-name="ro1">
          <table:table-cell office:value-type="float" office:value="-2.20426">
            <text:p>-2.20426</text:p>
          </table:table-cell>
          <table:table-cell office:value-type="float" office:value="-2.26304">
            <text:p>-2.26304</text:p>
          </table:table-cell>
        </table:table-row>
        <table:table-row table:style-name="ro1">
          <table:table-cell office:value-type="float" office:value="-2.22689">
            <text:p>-2.22689</text:p>
          </table:table-cell>
          <table:table-cell office:value-type="float" office:value="-2.24077">
            <text:p>-2.24077</text:p>
          </table:table-cell>
        </table:table-row>
        <table:table-row table:style-name="ro1">
          <table:table-cell office:value-type="float" office:value="-2.2493">
            <text:p>-2.2493</text:p>
          </table:table-cell>
          <table:table-cell office:value-type="float" office:value="-2.21828">
            <text:p>-2.21828</text:p>
          </table:table-cell>
        </table:table-row>
        <table:table-row table:style-name="ro1">
          <table:table-cell office:value-type="float" office:value="-2.27148">
            <text:p>-2.27148</text:p>
          </table:table-cell>
          <table:table-cell office:value-type="float" office:value="-2.19556">
            <text:p>-2.19556</text:p>
          </table:table-cell>
        </table:table-row>
        <table:table-row table:style-name="ro1">
          <table:table-cell office:value-type="float" office:value="-2.29344">
            <text:p>-2.29344</text:p>
          </table:table-cell>
          <table:table-cell office:value-type="float" office:value="-2.17263">
            <text:p>-2.17263</text:p>
          </table:table-cell>
        </table:table-row>
        <table:table-row table:style-name="ro1">
          <table:table-cell office:value-type="float" office:value="-2.31517">
            <text:p>-2.31517</text:p>
          </table:table-cell>
          <table:table-cell office:value-type="float" office:value="-2.14947">
            <text:p>-2.14947</text:p>
          </table:table-cell>
        </table:table-row>
        <table:table-row table:style-name="ro1">
          <table:table-cell office:value-type="float" office:value="-2.33666">
            <text:p>-2.33666</text:p>
          </table:table-cell>
          <table:table-cell office:value-type="float" office:value="-2.12611">
            <text:p>-2.12611</text:p>
          </table:table-cell>
        </table:table-row>
        <table:table-row table:style-name="ro1">
          <table:table-cell office:value-type="float" office:value="-2.35792">
            <text:p>-2.35792</text:p>
          </table:table-cell>
          <table:table-cell office:value-type="float" office:value="-2.10253">
            <text:p>-2.10253</text:p>
          </table:table-cell>
        </table:table-row>
        <table:table-row table:style-name="ro1">
          <table:table-cell office:value-type="float" office:value="-2.37895">
            <text:p>-2.37895</text:p>
          </table:table-cell>
          <table:table-cell office:value-type="float" office:value="-2.07874">
            <text:p>-2.07874</text:p>
          </table:table-cell>
        </table:table-row>
        <table:table-row table:style-name="ro1">
          <table:table-cell office:value-type="float" office:value="-2.39973">
            <text:p>-2.39973</text:p>
          </table:table-cell>
          <table:table-cell office:value-type="float" office:value="-2.05474">
            <text:p>-2.05474</text:p>
          </table:table-cell>
        </table:table-row>
        <table:table-row table:style-name="ro1">
          <table:table-cell office:value-type="float" office:value="-2.42028">
            <text:p>-2.42028</text:p>
          </table:table-cell>
          <table:table-cell office:value-type="float" office:value="-2.03054">
            <text:p>-2.03054</text:p>
          </table:table-cell>
        </table:table-row>
        <table:table-row table:style-name="ro1">
          <table:table-cell office:value-type="float" office:value="-2.44059">
            <text:p>-2.44059</text:p>
          </table:table-cell>
          <table:table-cell office:value-type="float" office:value="-2.00613">
            <text:p>-2.00613</text:p>
          </table:table-cell>
        </table:table-row>
        <table:table-row table:style-name="ro1">
          <table:table-cell office:value-type="float" office:value="-2.46065">
            <text:p>-2.46065</text:p>
          </table:table-cell>
          <table:table-cell office:value-type="float" office:value="-1.98153">
            <text:p>-1.98153</text:p>
          </table:table-cell>
        </table:table-row>
        <table:table-row table:style-name="ro1">
          <table:table-cell office:value-type="float" office:value="-2.48046">
            <text:p>-2.48046</text:p>
          </table:table-cell>
          <table:table-cell office:value-type="float" office:value="-1.95672">
            <text:p>-1.95672</text:p>
          </table:table-cell>
        </table:table-row>
        <table:table-row table:style-name="ro1">
          <table:table-cell office:value-type="float" office:value="-2.50003">
            <text:p>-2.50003</text:p>
          </table:table-cell>
          <table:table-cell office:value-type="float" office:value="-1.93172">
            <text:p>-1.93172</text:p>
          </table:table-cell>
        </table:table-row>
        <table:table-row table:style-name="ro1">
          <table:table-cell office:value-type="float" office:value="-2.51935">
            <text:p>-2.51935</text:p>
          </table:table-cell>
          <table:table-cell office:value-type="float" office:value="-1.90653">
            <text:p>-1.90653</text:p>
          </table:table-cell>
        </table:table-row>
        <table:table-row table:style-name="ro1">
          <table:table-cell office:value-type="float" office:value="-2.53841">
            <text:p>-2.53841</text:p>
          </table:table-cell>
          <table:table-cell office:value-type="float" office:value="-1.88114">
            <text:p>-1.88114</text:p>
          </table:table-cell>
        </table:table-row>
        <table:table-row table:style-name="ro1">
          <table:table-cell office:value-type="float" office:value="-2.55723">
            <text:p>-2.55723</text:p>
          </table:table-cell>
          <table:table-cell office:value-type="float" office:value="-1.85557">
            <text:p>-1.85557</text:p>
          </table:table-cell>
        </table:table-row>
        <table:table-row table:style-name="ro1">
          <table:table-cell office:value-type="float" office:value="-2.57578">
            <text:p>-2.57578</text:p>
          </table:table-cell>
          <table:table-cell office:value-type="float" office:value="-1.82981">
            <text:p>-1.82981</text:p>
          </table:table-cell>
        </table:table-row>
        <table:table-row table:style-name="ro1">
          <table:table-cell office:value-type="float" office:value="-2.59408">
            <text:p>-2.59408</text:p>
          </table:table-cell>
          <table:table-cell office:value-type="float" office:value="-1.80387">
            <text:p>-1.80387</text:p>
          </table:table-cell>
        </table:table-row>
        <table:table-row table:style-name="ro1">
          <table:table-cell office:value-type="float" office:value="-2.61212">
            <text:p>-2.61212</text:p>
          </table:table-cell>
          <table:table-cell office:value-type="float" office:value="-1.77775">
            <text:p>-1.77775</text:p>
          </table:table-cell>
        </table:table-row>
        <table:table-row table:style-name="ro1">
          <table:table-cell office:value-type="float" office:value="-2.6299">
            <text:p>-2.6299</text:p>
          </table:table-cell>
          <table:table-cell office:value-type="float" office:value="-1.75145">
            <text:p>-1.75145</text:p>
          </table:table-cell>
        </table:table-row>
        <table:table-row table:style-name="ro1">
          <table:table-cell office:value-type="float" office:value="-2.64741">
            <text:p>-2.64741</text:p>
          </table:table-cell>
          <table:table-cell office:value-type="float" office:value="-1.72498">
            <text:p>-1.72498</text:p>
          </table:table-cell>
        </table:table-row>
        <table:table-row table:style-name="ro1">
          <table:table-cell office:value-type="float" office:value="-2.66466">
            <text:p>-2.66466</text:p>
          </table:table-cell>
          <table:table-cell office:value-type="float" office:value="-1.69833">
            <text:p>-1.69833</text:p>
          </table:table-cell>
        </table:table-row>
        <table:table-row table:style-name="ro1">
          <table:table-cell office:value-type="float" office:value="-2.68164">
            <text:p>-2.68164</text:p>
          </table:table-cell>
          <table:table-cell office:value-type="float" office:value="-1.67152">
            <text:p>-1.67152</text:p>
          </table:table-cell>
        </table:table-row>
        <table:table-row table:style-name="ro1">
          <table:table-cell office:value-type="float" office:value="-2.69836">
            <text:p>-2.69836</text:p>
          </table:table-cell>
          <table:table-cell office:value-type="float" office:value="-1.64453">
            <text:p>-1.64453</text:p>
          </table:table-cell>
        </table:table-row>
        <table:table-row table:style-name="ro1">
          <table:table-cell office:value-type="float" office:value="-2.7148">
            <text:p>-2.7148</text:p>
          </table:table-cell>
          <table:table-cell office:value-type="float" office:value="-1.61738">
            <text:p>-1.61738</text:p>
          </table:table-cell>
        </table:table-row>
        <table:table-row table:style-name="ro1">
          <table:table-cell office:value-type="float" office:value="-2.73098">
            <text:p>-2.73098</text:p>
          </table:table-cell>
          <table:table-cell office:value-type="float" office:value="-1.59007">
            <text:p>-1.59007</text:p>
          </table:table-cell>
        </table:table-row>
        <table:table-row table:style-name="ro1">
          <table:table-cell office:value-type="float" office:value="-2.74688">
            <text:p>-2.74688</text:p>
          </table:table-cell>
          <table:table-cell office:value-type="float" office:value="-1.56261">
            <text:p>-1.56261</text:p>
          </table:table-cell>
        </table:table-row>
        <table:table-row table:style-name="ro1">
          <table:table-cell office:value-type="float" office:value="-2.7625">
            <text:p>-2.7625</text:p>
          </table:table-cell>
          <table:table-cell office:value-type="float" office:value="-1.53498">
            <text:p>-1.53498</text:p>
          </table:table-cell>
        </table:table-row>
        <table:table-row table:style-name="ro1">
          <table:table-cell office:value-type="float" office:value="-2.77785">
            <text:p>-2.77785</text:p>
          </table:table-cell>
          <table:table-cell office:value-type="float" office:value="-1.5072">
            <text:p>-1.5072</text:p>
          </table:table-cell>
        </table:table-row>
        <table:table-row table:style-name="ro1">
          <table:table-cell office:value-type="float" office:value="-2.79293">
            <text:p>-2.79293</text:p>
          </table:table-cell>
          <table:table-cell office:value-type="float" office:value="-1.47927">
            <text:p>-1.47927</text:p>
          </table:table-cell>
        </table:table-row>
        <table:table-row table:style-name="ro1">
          <table:table-cell office:value-type="float" office:value="-2.80772">
            <text:p>-2.80772</text:p>
          </table:table-cell>
          <table:table-cell office:value-type="float" office:value="-1.4512">
            <text:p>-1.4512</text:p>
          </table:table-cell>
        </table:table-row>
        <table:table-row table:style-name="ro1">
          <table:table-cell office:value-type="float" office:value="-2.82223">
            <text:p>-2.82223</text:p>
          </table:table-cell>
          <table:table-cell office:value-type="float" office:value="-1.42297">
            <text:p>-1.42297</text:p>
          </table:table-cell>
        </table:table-row>
        <table:table-row table:style-name="ro1">
          <table:table-cell office:value-type="float" office:value="-2.83646">
            <text:p>-2.83646</text:p>
          </table:table-cell>
          <table:table-cell office:value-type="float" office:value="-1.39461">
            <text:p>-1.39461</text:p>
          </table:table-cell>
        </table:table-row>
        <table:table-row table:style-name="ro1">
          <table:table-cell office:value-type="float" office:value="-2.85041">
            <text:p>-2.85041</text:p>
          </table:table-cell>
          <table:table-cell office:value-type="float" office:value="-1.3661">
            <text:p>-1.3661</text:p>
          </table:table-cell>
        </table:table-row>
        <table:table-row table:style-name="ro1">
          <table:table-cell office:value-type="float" office:value="-2.86407">
            <text:p>-2.86407</text:p>
          </table:table-cell>
          <table:table-cell office:value-type="float" office:value="-1.33746">
            <text:p>-1.33746</text:p>
          </table:table-cell>
        </table:table-row>
        <table:table-row table:style-name="ro1">
          <table:table-cell office:value-type="float" office:value="-2.87744">
            <text:p>-2.87744</text:p>
          </table:table-cell>
          <table:table-cell office:value-type="float" office:value="-1.30869">
            <text:p>-1.30869</text:p>
          </table:table-cell>
        </table:table-row>
        <table:table-row table:style-name="ro1">
          <table:table-cell office:value-type="float" office:value="-2.89053">
            <text:p>-2.89053</text:p>
          </table:table-cell>
          <table:table-cell office:value-type="float" office:value="-1.27978">
            <text:p>-1.27978</text:p>
          </table:table-cell>
        </table:table-row>
        <table:table-row table:style-name="ro1">
          <table:table-cell office:value-type="float" office:value="-2.90333">
            <text:p>-2.90333</text:p>
          </table:table-cell>
          <table:table-cell office:value-type="float" office:value="-1.25075">
            <text:p>-1.25075</text:p>
          </table:table-cell>
        </table:table-row>
        <table:table-row table:style-name="ro1">
          <table:table-cell office:value-type="float" office:value="-2.91583">
            <text:p>-2.91583</text:p>
          </table:table-cell>
          <table:table-cell office:value-type="float" office:value="-1.22159">
            <text:p>-1.22159</text:p>
          </table:table-cell>
        </table:table-row>
        <table:table-row table:style-name="ro1">
          <table:table-cell office:value-type="float" office:value="-2.92805">
            <text:p>-2.92805</text:p>
          </table:table-cell>
          <table:table-cell office:value-type="float" office:value="-1.19231">
            <text:p>-1.19231</text:p>
          </table:table-cell>
        </table:table-row>
        <table:table-row table:style-name="ro1">
          <table:table-cell office:value-type="float" office:value="-2.93997">
            <text:p>-2.93997</text:p>
          </table:table-cell>
          <table:table-cell office:value-type="float" office:value="-1.16291">
            <text:p>-1.16291</text:p>
          </table:table-cell>
        </table:table-row>
        <table:table-row table:style-name="ro1">
          <table:table-cell office:value-type="float" office:value="-2.9516">
            <text:p>-2.9516</text:p>
          </table:table-cell>
          <table:table-cell office:value-type="float" office:value="-1.1334">
            <text:p>-1.1334</text:p>
          </table:table-cell>
        </table:table-row>
        <table:table-row table:style-name="ro1">
          <table:table-cell office:value-type="float" office:value="-2.96294">
            <text:p>-2.96294</text:p>
          </table:table-cell>
          <table:table-cell office:value-type="float" office:value="-1.10377">
            <text:p>-1.10377</text:p>
          </table:table-cell>
        </table:table-row>
        <table:table-row table:style-name="ro1">
          <table:table-cell office:value-type="float" office:value="-2.97397">
            <text:p>-2.97397</text:p>
          </table:table-cell>
          <table:table-cell office:value-type="float" office:value="-1.07403">
            <text:p>-1.07403</text:p>
          </table:table-cell>
        </table:table-row>
        <table:table-row table:style-name="ro1">
          <table:table-cell office:value-type="float" office:value="-2.98471">
            <text:p>-2.98471</text:p>
          </table:table-cell>
          <table:table-cell office:value-type="float" office:value="-1.04418">
            <text:p>-1.04418</text:p>
          </table:table-cell>
        </table:table-row>
        <table:table-row table:style-name="ro1">
          <table:table-cell office:value-type="float" office:value="-2.99516">
            <text:p>-2.99516</text:p>
          </table:table-cell>
          <table:table-cell office:value-type="float" office:value="-1.01423">
            <text:p>-1.01423</text:p>
          </table:table-cell>
        </table:table-row>
        <table:table-row table:style-name="ro1">
          <table:table-cell office:value-type="float" office:value="-3.0053">
            <text:p>-3.0053</text:p>
          </table:table-cell>
          <table:table-cell office:value-type="float" office:value="-0.984176">
            <text:p>-0.984176</text:p>
          </table:table-cell>
        </table:table-row>
        <table:table-row table:style-name="ro1">
          <table:table-cell office:value-type="float" office:value="-3.01514">
            <text:p>-3.01514</text:p>
          </table:table-cell>
          <table:table-cell office:value-type="float" office:value="-0.954024">
            <text:p>-0.954024</text:p>
          </table:table-cell>
        </table:table-row>
        <table:table-row table:style-name="ro1">
          <table:table-cell office:value-type="float" office:value="-3.02468">
            <text:p>-3.02468</text:p>
          </table:table-cell>
          <table:table-cell office:value-type="float" office:value="-0.923778">
            <text:p>-0.923778</text:p>
          </table:table-cell>
        </table:table-row>
        <table:table-row table:style-name="ro1">
          <table:table-cell office:value-type="float" office:value="-3.03392">
            <text:p>-3.03392</text:p>
          </table:table-cell>
          <table:table-cell office:value-type="float" office:value="-0.893438">
            <text:p>-0.893438</text:p>
          </table:table-cell>
        </table:table-row>
        <table:table-row table:style-name="ro1">
          <table:table-cell office:value-type="float" office:value="-3.04285">
            <text:p>-3.04285</text:p>
          </table:table-cell>
          <table:table-cell office:value-type="float" office:value="-0.86301">
            <text:p>-0.86301</text:p>
          </table:table-cell>
        </table:table-row>
        <table:table-row table:style-name="ro1">
          <table:table-cell office:value-type="float" office:value="-3.05148">
            <text:p>-3.05148</text:p>
          </table:table-cell>
          <table:table-cell office:value-type="float" office:value="-0.832495">
            <text:p>-0.832495</text:p>
          </table:table-cell>
        </table:table-row>
        <table:table-row table:style-name="ro1">
          <table:table-cell office:value-type="float" office:value="-3.05981">
            <text:p>-3.05981</text:p>
          </table:table-cell>
          <table:table-cell office:value-type="float" office:value="-0.801897">
            <text:p>-0.801897</text:p>
          </table:table-cell>
        </table:table-row>
        <table:table-row table:style-name="ro1">
          <table:table-cell office:value-type="float" office:value="-3.06783">
            <text:p>-3.06783</text:p>
          </table:table-cell>
          <table:table-cell office:value-type="float" office:value="-0.771219">
            <text:p>-0.771219</text:p>
          </table:table-cell>
        </table:table-row>
        <table:table-row table:style-name="ro1">
          <table:table-cell office:value-type="float" office:value="-3.07554">
            <text:p>-3.07554</text:p>
          </table:table-cell>
          <table:table-cell office:value-type="float" office:value="-0.740463">
            <text:p>-0.740463</text:p>
          </table:table-cell>
        </table:table-row>
        <table:table-row table:style-name="ro1">
          <table:table-cell office:value-type="float" office:value="-3.08294">
            <text:p>-3.08294</text:p>
          </table:table-cell>
          <table:table-cell office:value-type="float" office:value="-0.709634">
            <text:p>-0.709634</text:p>
          </table:table-cell>
        </table:table-row>
        <table:table-row table:style-name="ro1">
          <table:table-cell office:value-type="float" office:value="-3.09004">
            <text:p>-3.09004</text:p>
          </table:table-cell>
          <table:table-cell office:value-type="float" office:value="-0.678733">
            <text:p>-0.678733</text:p>
          </table:table-cell>
        </table:table-row>
        <table:table-row table:style-name="ro1">
          <table:table-cell office:value-type="float" office:value="-3.09683">
            <text:p>-3.09683</text:p>
          </table:table-cell>
          <table:table-cell office:value-type="float" office:value="-0.647765">
            <text:p>-0.647765</text:p>
          </table:table-cell>
        </table:table-row>
        <table:table-row table:style-name="ro1">
          <table:table-cell office:value-type="float" office:value="-3.10331">
            <text:p>-3.10331</text:p>
          </table:table-cell>
          <table:table-cell office:value-type="float" office:value="-0.616732">
            <text:p>-0.616732</text:p>
          </table:table-cell>
        </table:table-row>
        <table:table-row table:style-name="ro1">
          <table:table-cell office:value-type="float" office:value="-3.10947">
            <text:p>-3.10947</text:p>
          </table:table-cell>
          <table:table-cell office:value-type="float" office:value="-0.585637">
            <text:p>-0.585637</text:p>
          </table:table-cell>
        </table:table-row>
        <table:table-row table:style-name="ro1">
          <table:table-cell office:value-type="float" office:value="-3.11533">
            <text:p>-3.11533</text:p>
          </table:table-cell>
          <table:table-cell office:value-type="float" office:value="-0.554484">
            <text:p>-0.554484</text:p>
          </table:table-cell>
        </table:table-row>
        <table:table-row table:style-name="ro1">
          <table:table-cell office:value-type="float" office:value="-3.12087">
            <text:p>-3.12087</text:p>
          </table:table-cell>
          <table:table-cell office:value-type="float" office:value="-0.523275">
            <text:p>-0.523275</text:p>
          </table:table-cell>
        </table:table-row>
        <table:table-row table:style-name="ro1">
          <table:table-cell office:value-type="float" office:value="-3.12611">
            <text:p>-3.12611</text:p>
          </table:table-cell>
          <table:table-cell office:value-type="float" office:value="-0.492014">
            <text:p>-0.492014</text:p>
          </table:table-cell>
        </table:table-row>
        <table:table-row table:style-name="ro1">
          <table:table-cell office:value-type="float" office:value="-3.13103">
            <text:p>-3.13103</text:p>
          </table:table-cell>
          <table:table-cell office:value-type="float" office:value="-0.460704">
            <text:p>-0.460704</text:p>
          </table:table-cell>
        </table:table-row>
        <table:table-row table:style-name="ro1">
          <table:table-cell office:value-type="float" office:value="-3.13563">
            <text:p>-3.13563</text:p>
          </table:table-cell>
          <table:table-cell office:value-type="float" office:value="-0.429348">
            <text:p>-0.429348</text:p>
          </table:table-cell>
        </table:table-row>
        <table:table-row table:style-name="ro1">
          <table:table-cell office:value-type="float" office:value="-3.13993">
            <text:p>-3.13993</text:p>
          </table:table-cell>
          <table:table-cell office:value-type="float" office:value="-0.397948">
            <text:p>-0.397948</text:p>
          </table:table-cell>
        </table:table-row>
        <table:table-row table:style-name="ro1">
          <table:table-cell office:value-type="float" office:value="-3.14391">
            <text:p>-3.14391</text:p>
          </table:table-cell>
          <table:table-cell office:value-type="float" office:value="-0.366509">
            <text:p>-0.366509</text:p>
          </table:table-cell>
        </table:table-row>
        <table:table-row table:style-name="ro1">
          <table:table-cell office:value-type="float" office:value="-3.14757">
            <text:p>-3.14757</text:p>
          </table:table-cell>
          <table:table-cell office:value-type="float" office:value="-0.335034">
            <text:p>-0.335034</text:p>
          </table:table-cell>
        </table:table-row>
        <table:table-row table:style-name="ro1">
          <table:table-cell office:value-type="float" office:value="-3.15092">
            <text:p>-3.15092</text:p>
          </table:table-cell>
          <table:table-cell office:value-type="float" office:value="-0.303524">
            <text:p>-0.303524</text:p>
          </table:table-cell>
        </table:table-row>
        <table:table-row table:style-name="ro1">
          <table:table-cell office:value-type="float" office:value="-3.15396">
            <text:p>-3.15396</text:p>
          </table:table-cell>
          <table:table-cell office:value-type="float" office:value="-0.271985">
            <text:p>-0.271985</text:p>
          </table:table-cell>
        </table:table-row>
        <table:table-row table:style-name="ro1">
          <table:table-cell office:value-type="float" office:value="-3.15668">
            <text:p>-3.15668</text:p>
          </table:table-cell>
          <table:table-cell office:value-type="float" office:value="-0.240418">
            <text:p>-0.240418</text:p>
          </table:table-cell>
        </table:table-row>
        <table:table-row table:style-name="ro1">
          <table:table-cell office:value-type="float" office:value="-3.15908">
            <text:p>-3.15908</text:p>
          </table:table-cell>
          <table:table-cell office:value-type="float" office:value="-0.208827">
            <text:p>-0.208827</text:p>
          </table:table-cell>
        </table:table-row>
        <table:table-row table:style-name="ro1">
          <table:table-cell office:value-type="float" office:value="-3.16117">
            <text:p>-3.16117</text:p>
          </table:table-cell>
          <table:table-cell office:value-type="float" office:value="-0.177216">
            <text:p>-0.177216</text:p>
          </table:table-cell>
        </table:table-row>
        <table:table-row table:style-name="ro1">
          <table:table-cell office:value-type="float" office:value="-3.16294">
            <text:p>-3.16294</text:p>
          </table:table-cell>
          <table:table-cell office:value-type="float" office:value="-0.145586">
            <text:p>-0.145586</text:p>
          </table:table-cell>
        </table:table-row>
        <table:table-row table:style-name="ro1">
          <table:table-cell office:value-type="float" office:value="-3.1644">
            <text:p>-3.1644</text:p>
          </table:table-cell>
          <table:table-cell office:value-type="float" office:value="-0.113942">
            <text:p>-0.113942</text:p>
          </table:table-cell>
        </table:table-row>
        <table:table-row table:style-name="ro1">
          <table:table-cell office:value-type="float" office:value="-3.16554">
            <text:p>-3.16554</text:p>
          </table:table-cell>
          <table:table-cell office:value-type="float" office:value="-0.0822868">
            <text:p>-0.0822868</text:p>
          </table:table-cell>
        </table:table-row>
        <table:table-row table:style-name="ro1">
          <table:table-cell office:value-type="float" office:value="-3.16636">
            <text:p>-3.16636</text:p>
          </table:table-cell>
          <table:table-cell office:value-type="float" office:value="-0.0506232">
            <text:p>-0.0506232</text:p>
          </table:table-cell>
        </table:table-row>
        <table:table-row table:style-name="ro1">
          <table:table-cell office:value-type="float" office:value="-3.16687">
            <text:p>-3.16687</text:p>
          </table:table-cell>
          <table:table-cell office:value-type="float" office:value="-0.0189545">
            <text:p>-0.0189545</text:p>
          </table:table-cell>
        </table:table-row>
        <table:table-row table:style-name="ro1">
          <table:table-cell office:value-type="float" office:value="-3.16706">
            <text:p>-3.16706</text:p>
          </table:table-cell>
          <table:table-cell office:value-type="float" office:value="0.012716">
            <text:p>0.012716</text:p>
          </table:table-cell>
        </table:table-row>
        <table:table-row table:style-name="ro1">
          <table:table-cell office:value-type="float" office:value="-3.16693">
            <text:p>-3.16693</text:p>
          </table:table-cell>
          <table:table-cell office:value-type="float" office:value="0.0443853">
            <text:p>0.0443853</text:p>
          </table:table-cell>
        </table:table-row>
        <table:table-row table:style-name="ro1">
          <table:table-cell office:value-type="float" office:value="-3.16648">
            <text:p>-3.16648</text:p>
          </table:table-cell>
          <table:table-cell office:value-type="float" office:value="0.0760502">
            <text:p>0.0760502</text:p>
          </table:table-cell>
        </table:table-row>
        <table:table-row table:style-name="ro1">
          <table:table-cell office:value-type="float" office:value="-3.16572">
            <text:p>-3.16572</text:p>
          </table:table-cell>
          <table:table-cell office:value-type="float" office:value="0.107707">
            <text:p>0.107707</text:p>
          </table:table-cell>
        </table:table-row>
        <table:table-row table:style-name="ro1">
          <table:table-cell office:value-type="float" office:value="-3.16465">
            <text:p>-3.16465</text:p>
          </table:table-cell>
          <table:table-cell office:value-type="float" office:value="0.139354">
            <text:p>0.139354</text:p>
          </table:table-cell>
        </table:table-row>
        <table:table-row table:style-name="ro1">
          <table:table-cell office:value-type="float" office:value="-3.16325">
            <text:p>-3.16325</text:p>
          </table:table-cell>
          <table:table-cell office:value-type="float" office:value="0.170986">
            <text:p>0.170986</text:p>
          </table:table-cell>
        </table:table-row>
        <table:table-row table:style-name="ro1">
          <table:table-cell office:value-type="float" office:value="-3.16154">
            <text:p>-3.16154</text:p>
          </table:table-cell>
          <table:table-cell office:value-type="float" office:value="0.202602">
            <text:p>0.202602</text:p>
          </table:table-cell>
        </table:table-row>
        <table:table-row table:style-name="ro1">
          <table:table-cell office:value-type="float" office:value="-3.15952">
            <text:p>-3.15952</text:p>
          </table:table-cell>
          <table:table-cell office:value-type="float" office:value="0.234197">
            <text:p>0.234197</text:p>
          </table:table-cell>
        </table:table-row>
        <table:table-row table:style-name="ro1">
          <table:table-cell office:value-type="float" office:value="-3.15718">
            <text:p>-3.15718</text:p>
          </table:table-cell>
          <table:table-cell office:value-type="float" office:value="0.265769">
            <text:p>0.265769</text:p>
          </table:table-cell>
        </table:table-row>
        <table:table-row table:style-name="ro1">
          <table:table-cell office:value-type="float" office:value="-3.15452">
            <text:p>-3.15452</text:p>
          </table:table-cell>
          <table:table-cell office:value-type="float" office:value="0.297314">
            <text:p>0.297314</text:p>
          </table:table-cell>
        </table:table-row>
        <table:table-row table:style-name="ro1">
          <table:table-cell office:value-type="float" office:value="-3.15154">
            <text:p>-3.15154</text:p>
          </table:table-cell>
          <table:table-cell office:value-type="float" office:value="0.328829">
            <text:p>0.328829</text:p>
          </table:table-cell>
        </table:table-row>
        <table:table-row table:style-name="ro1">
          <table:table-cell office:value-type="float" office:value="-3.14826">
            <text:p>-3.14826</text:p>
          </table:table-cell>
          <table:table-cell office:value-type="float" office:value="0.360312">
            <text:p>0.360312</text:p>
          </table:table-cell>
        </table:table-row>
        <table:table-row table:style-name="ro1">
          <table:table-cell office:value-type="float" office:value="-3.14465">
            <text:p>-3.14465</text:p>
          </table:table-cell>
          <table:table-cell office:value-type="float" office:value="0.391759">
            <text:p>0.391759</text:p>
          </table:table-cell>
        </table:table-row>
        <table:table-row table:style-name="ro1">
          <table:table-cell office:value-type="float" office:value="-3.14074">
            <text:p>-3.14074</text:p>
          </table:table-cell>
          <table:table-cell office:value-type="float" office:value="0.423166">
            <text:p>0.423166</text:p>
          </table:table-cell>
        </table:table-row>
        <table:table-row table:style-name="ro1">
          <table:table-cell office:value-type="float" office:value="-3.1365">
            <text:p>-3.1365</text:p>
          </table:table-cell>
          <table:table-cell office:value-type="float" office:value="0.454531">
            <text:p>0.454531</text:p>
          </table:table-cell>
        </table:table-row>
        <table:table-row table:style-name="ro1">
          <table:table-cell office:value-type="float" office:value="-3.13196">
            <text:p>-3.13196</text:p>
          </table:table-cell>
          <table:table-cell office:value-type="float" office:value="0.48585">
            <text:p>0.48585</text:p>
          </table:table-cell>
        </table:table-row>
        <table:table-row table:style-name="ro1">
          <table:table-cell office:value-type="float" office:value="-3.1271">
            <text:p>-3.1271</text:p>
          </table:table-cell>
          <table:table-cell office:value-type="float" office:value="0.517121">
            <text:p>0.517121</text:p>
          </table:table-cell>
        </table:table-row>
        <table:table-row table:style-name="ro1">
          <table:table-cell office:value-type="float" office:value="-3.12193">
            <text:p>-3.12193</text:p>
          </table:table-cell>
          <table:table-cell office:value-type="float" office:value="0.548341">
            <text:p>0.548341</text:p>
          </table:table-cell>
        </table:table-row>
        <table:table-row table:style-name="ro1">
          <table:table-cell office:value-type="float" office:value="-3.11645">
            <text:p>-3.11645</text:p>
          </table:table-cell>
          <table:table-cell office:value-type="float" office:value="0.579505">
            <text:p>0.579505</text:p>
          </table:table-cell>
        </table:table-row>
        <table:table-row table:style-name="ro1">
          <table:table-cell office:value-type="float" office:value="-3.11065">
            <text:p>-3.11065</text:p>
          </table:table-cell>
          <table:table-cell office:value-type="float" office:value="0.610612">
            <text:p>0.610612</text:p>
          </table:table-cell>
        </table:table-row>
        <table:table-row table:style-name="ro1">
          <table:table-cell office:value-type="float" office:value="-3.10454">
            <text:p>-3.10454</text:p>
          </table:table-cell>
          <table:table-cell office:value-type="float" office:value="0.641657">
            <text:p>0.641657</text:p>
          </table:table-cell>
        </table:table-row>
        <table:table-row table:style-name="ro1">
          <table:table-cell office:value-type="float" office:value="-3.09813">
            <text:p>-3.09813</text:p>
          </table:table-cell>
          <table:table-cell office:value-type="float" office:value="0.672638">
            <text:p>0.672638</text:p>
          </table:table-cell>
        </table:table-row>
        <table:table-row table:style-name="ro1">
          <table:table-cell office:value-type="float" office:value="-3.0914">
            <text:p>-3.0914</text:p>
          </table:table-cell>
          <table:table-cell office:value-type="float" office:value="0.703552">
            <text:p>0.703552</text:p>
          </table:table-cell>
        </table:table-row>
        <table:table-row table:style-name="ro1">
          <table:table-cell office:value-type="float" office:value="-3.08437">
            <text:p>-3.08437</text:p>
          </table:table-cell>
          <table:table-cell office:value-type="float" office:value="0.734396">
            <text:p>0.734396</text:p>
          </table:table-cell>
        </table:table-row>
        <table:table-row table:style-name="ro1">
          <table:table-cell office:value-type="float" office:value="-3.07702">
            <text:p>-3.07702</text:p>
          </table:table-cell>
          <table:table-cell office:value-type="float" office:value="0.765166">
            <text:p>0.765166</text:p>
          </table:table-cell>
        </table:table-row>
        <table:table-row table:style-name="ro1">
          <table:table-cell office:value-type="float" office:value="-3.06937">
            <text:p>-3.06937</text:p>
          </table:table-cell>
          <table:table-cell office:value-type="float" office:value="0.79586">
            <text:p>0.7958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59:08</meta:creation-date>
    <dc:date>2015-10-22T22:00:03</dc:date>
    <meta:editing-duration>P0D</meta:editing-duration>
    <meta:editing-cycles>1</meta:editing-cycles>
    <meta:document-statistic meta:table-count="3" meta:cell-count="2000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6cm" svg:y="4.201cm" style:legend-expansion="high" chart:style-name="ch2"/>
        <chart:plot-area chart:style-name="ch3" table:cell-range-address="Sheet1.A1:Sheet1.B1000" svg:x="0.77cm" svg:y="0.855cm" svg:width="12.327cm" svg:height="7.545cm">
          <chartooo:coordinate-region svg:x="0.916cm" svg:y="1.054cm" svg:width="12.087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0" chart:class="chart:scatter">
            <chart:domain table:cell-range-address="Sheet1.A1:Sheet1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1">
                <text:p>3.01</text:p>
                <draw:g>
                  <svg:desc>Sheet1.A1:Sheet1.A1000</svg:desc>
                </draw:g>
              </table:table-cell>
              <table:table-cell office:value-type="float" office:value="0.9699">
                <text:p>0.9699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197">
                <text:p>3.0197</text:p>
              </table:table-cell>
              <table:table-cell office:value-type="float" office:value="0.939703">
                <text:p>0.939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291">
                <text:p>3.0291</text:p>
              </table:table-cell>
              <table:table-cell office:value-type="float" office:value="0.909412">
                <text:p>0.909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3819">
                <text:p>3.03819</text:p>
              </table:table-cell>
              <table:table-cell office:value-type="float" office:value="0.87903">
                <text:p>0.87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4698">
                <text:p>3.04698</text:p>
              </table:table-cell>
              <table:table-cell office:value-type="float" office:value="0.84856">
                <text:p>0.84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5547">
                <text:p>3.05547</text:p>
              </table:table-cell>
              <table:table-cell office:value-type="float" office:value="0.818006">
                <text:p>0.818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6365">
                <text:p>3.06365</text:p>
              </table:table-cell>
              <table:table-cell office:value-type="float" office:value="0.787369">
                <text:p>0.787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7152">
                <text:p>3.07152</text:p>
              </table:table-cell>
              <table:table-cell office:value-type="float" office:value="0.756654">
                <text:p>0.756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7909">
                <text:p>3.07909</text:p>
              </table:table-cell>
              <table:table-cell office:value-type="float" office:value="0.725863">
                <text:p>0.725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8634">
                <text:p>3.08634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9329">
                <text:p>3.09329</text:p>
              </table:table-cell>
              <table:table-cell office:value-type="float" office:value="0.664067">
                <text:p>0.664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994">
                <text:p>3.09994</text:p>
              </table:table-cell>
              <table:table-cell office:value-type="float" office:value="0.633067">
                <text:p>0.633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0627">
                <text:p>3.10627</text:p>
              </table:table-cell>
              <table:table-cell office:value-type="float" office:value="0.602005">
                <text:p>0.602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1229">
                <text:p>3.11229</text:p>
              </table:table-cell>
              <table:table-cell office:value-type="float" office:value="0.570882">
                <text:p>0.570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18">
                <text:p>3.118</text:p>
              </table:table-cell>
              <table:table-cell office:value-type="float" office:value="0.539702">
                <text:p>0.539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2339">
                <text:p>3.12339</text:p>
              </table:table-cell>
              <table:table-cell office:value-type="float" office:value="0.508468">
                <text:p>0.5084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2848">
                <text:p>3.12848</text:p>
              </table:table-cell>
              <table:table-cell office:value-type="float" office:value="0.477183">
                <text:p>0.477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3325">
                <text:p>3.13325</text:p>
              </table:table-cell>
              <table:table-cell office:value-type="float" office:value="0.445851">
                <text:p>0.445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3771">
                <text:p>3.13771</text:p>
              </table:table-cell>
              <table:table-cell office:value-type="float" office:value="0.414474">
                <text:p>0.414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4185">
                <text:p>3.14185</text:p>
              </table:table-cell>
              <table:table-cell office:value-type="float" office:value="0.383055">
                <text:p>0.383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4568">
                <text:p>3.14568</text:p>
              </table:table-cell>
              <table:table-cell office:value-type="float" office:value="0.351598">
                <text:p>0.351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492">
                <text:p>3.1492</text:p>
              </table:table-cell>
              <table:table-cell office:value-type="float" office:value="0.320106">
                <text:p>0.320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524">
                <text:p>3.1524</text:p>
              </table:table-cell>
              <table:table-cell office:value-type="float" office:value="0.288582">
                <text:p>0.288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5529">
                <text:p>3.15529</text:p>
              </table:table-cell>
              <table:table-cell office:value-type="float" office:value="0.257029">
                <text:p>0.257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5786">
                <text:p>3.15786</text:p>
              </table:table-cell>
              <table:table-cell office:value-type="float" office:value="0.225451">
                <text:p>0.225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6011">
                <text:p>3.16011</text:p>
              </table:table-cell>
              <table:table-cell office:value-type="float" office:value="0.19385">
                <text:p>0.19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6205">
                <text:p>3.16205</text:p>
              </table:table-cell>
              <table:table-cell office:value-type="float" office:value="0.162229">
                <text:p>0.162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6367">
                <text:p>3.16367</text:p>
              </table:table-cell>
              <table:table-cell office:value-type="float" office:value="0.130593">
                <text:p>0.130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6498">
                <text:p>3.16498</text:p>
              </table:table-cell>
              <table:table-cell office:value-type="float" office:value="0.0989429">
                <text:p>0.09894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6597">
                <text:p>3.16597</text:p>
              </table:table-cell>
              <table:table-cell office:value-type="float" office:value="0.0672832">
                <text:p>0.0672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6664">
                <text:p>3.16664</text:p>
              </table:table-cell>
              <table:table-cell office:value-type="float" office:value="0.0356168">
                <text:p>0.0356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67">
                <text:p>3.167</text:p>
              </table:table-cell>
              <table:table-cell office:value-type="float" office:value="0.00394686">
                <text:p>0.003946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6703">
                <text:p>3.16703</text:p>
              </table:table-cell>
              <table:table-cell office:value-type="float" office:value="-0.0277235">
                <text:p>-0.0277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6676">
                <text:p>3.16676</text:p>
              </table:table-cell>
              <table:table-cell office:value-type="float" office:value="-0.0593911">
                <text:p>-0.0593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6616">
                <text:p>3.16616</text:p>
              </table:table-cell>
              <table:table-cell office:value-type="float" office:value="-0.0910527">
                <text:p>-0.09105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6525">
                <text:p>3.16525</text:p>
              </table:table-cell>
              <table:table-cell office:value-type="float" office:value="-0.122705">
                <text:p>-0.122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6403">
                <text:p>3.16403</text:p>
              </table:table-cell>
              <table:table-cell office:value-type="float" office:value="-0.154345">
                <text:p>-0.1543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6248">
                <text:p>3.16248</text:p>
              </table:table-cell>
              <table:table-cell office:value-type="float" office:value="-0.18597">
                <text:p>-0.18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6062">
                <text:p>3.16062</text:p>
              </table:table-cell>
              <table:table-cell office:value-type="float" office:value="-0.217577">
                <text:p>-0.217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5845">
                <text:p>3.15845</text:p>
              </table:table-cell>
              <table:table-cell office:value-type="float" office:value="-0.249161">
                <text:p>-0.249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5596">
                <text:p>3.15596</text:p>
              </table:table-cell>
              <table:table-cell office:value-type="float" office:value="-0.280721">
                <text:p>-0.280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5315">
                <text:p>3.15315</text:p>
              </table:table-cell>
              <table:table-cell office:value-type="float" office:value="-0.312252">
                <text:p>-0.312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5003">
                <text:p>3.15003</text:p>
              </table:table-cell>
              <table:table-cell office:value-type="float" office:value="-0.343752">
                <text:p>-0.343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4659">
                <text:p>3.14659</text:p>
              </table:table-cell>
              <table:table-cell office:value-type="float" office:value="-0.375218">
                <text:p>-0.375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4284">
                <text:p>3.14284</text:p>
              </table:table-cell>
              <table:table-cell office:value-type="float" office:value="-0.406647">
                <text:p>-0.406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3877">
                <text:p>3.13877</text:p>
              </table:table-cell>
              <table:table-cell office:value-type="float" office:value="-0.438034">
                <text:p>-0.438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3439">
                <text:p>3.13439</text:p>
              </table:table-cell>
              <table:table-cell office:value-type="float" office:value="-0.469378">
                <text:p>-0.469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297">
                <text:p>3.1297</text:p>
              </table:table-cell>
              <table:table-cell office:value-type="float" office:value="-0.500675">
                <text:p>-0.5006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2469">
                <text:p>3.12469</text:p>
              </table:table-cell>
              <table:table-cell office:value-type="float" office:value="-0.531922">
                <text:p>-0.5319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1937">
                <text:p>3.11937</text:p>
              </table:table-cell>
              <table:table-cell office:value-type="float" office:value="-0.563116">
                <text:p>-0.563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1374">
                <text:p>3.11374</text:p>
              </table:table-cell>
              <table:table-cell office:value-type="float" office:value="-0.594253">
                <text:p>-0.594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078">
                <text:p>3.1078</text:p>
              </table:table-cell>
              <table:table-cell office:value-type="float" office:value="-0.625331">
                <text:p>-0.6253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0154">
                <text:p>3.10154</text:p>
              </table:table-cell>
              <table:table-cell office:value-type="float" office:value="-0.656346">
                <text:p>-0.6563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9498">
                <text:p>3.09498</text:p>
              </table:table-cell>
              <table:table-cell office:value-type="float" office:value="-0.687296">
                <text:p>-0.687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8811">
                <text:p>3.08811</text:p>
              </table:table-cell>
              <table:table-cell office:value-type="float" office:value="-0.718177">
                <text:p>-0.7181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8092">
                <text:p>3.08092</text:p>
              </table:table-cell>
              <table:table-cell office:value-type="float" office:value="-0.748987">
                <text:p>-0.748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7343">
                <text:p>3.07343</text:p>
              </table:table-cell>
              <table:table-cell office:value-type="float" office:value="-0.779721">
                <text:p>-0.779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6564">
                <text:p>3.06564</text:p>
              </table:table-cell>
              <table:table-cell office:value-type="float" office:value="-0.810377">
                <text:p>-0.810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5753">
                <text:p>3.05753</text:p>
              </table:table-cell>
              <table:table-cell office:value-type="float" office:value="-0.840953">
                <text:p>-0.8409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4912">
                <text:p>3.04912</text:p>
              </table:table-cell>
              <table:table-cell office:value-type="float" office:value="-0.871444">
                <text:p>-0.871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4041">
                <text:p>3.04041</text:p>
              </table:table-cell>
              <table:table-cell office:value-type="float" office:value="-0.901848">
                <text:p>-0.901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3139">
                <text:p>3.03139</text:p>
              </table:table-cell>
              <table:table-cell office:value-type="float" office:value="-0.932162">
                <text:p>-0.9321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2207">
                <text:p>3.02207</text:p>
              </table:table-cell>
              <table:table-cell office:value-type="float" office:value="-0.962383">
                <text:p>-0.9623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1245">
                <text:p>3.01245</text:p>
              </table:table-cell>
              <table:table-cell office:value-type="float" office:value="-0.992507">
                <text:p>-0.992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0252">
                <text:p>3.00252</text:p>
              </table:table-cell>
              <table:table-cell office:value-type="float" office:value="-1.02253">
                <text:p>-1.022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923">
                <text:p>2.9923</text:p>
              </table:table-cell>
              <table:table-cell office:value-type="float" office:value="-1.05246">
                <text:p>-1.05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8177">
                <text:p>2.98177</text:p>
              </table:table-cell>
              <table:table-cell office:value-type="float" office:value="-1.08227">
                <text:p>-1.082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7095">
                <text:p>2.97095</text:p>
              </table:table-cell>
              <table:table-cell office:value-type="float" office:value="-1.11198">
                <text:p>-1.11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5983">
                <text:p>2.95983</text:p>
              </table:table-cell>
              <table:table-cell office:value-type="float" office:value="-1.14158">
                <text:p>-1.14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4841">
                <text:p>2.94841</text:p>
              </table:table-cell>
              <table:table-cell office:value-type="float" office:value="-1.17106">
                <text:p>-1.171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367">
                <text:p>2.9367</text:p>
              </table:table-cell>
              <table:table-cell office:value-type="float" office:value="-1.20043">
                <text:p>-1.20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247">
                <text:p>2.9247</text:p>
              </table:table-cell>
              <table:table-cell office:value-type="float" office:value="-1.22968">
                <text:p>-1.229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24">
                <text:p>2.9124</text:p>
              </table:table-cell>
              <table:table-cell office:value-type="float" office:value="-1.2588">
                <text:p>-1.25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89981">
                <text:p>2.89981</text:p>
              </table:table-cell>
              <table:table-cell office:value-type="float" office:value="-1.2878">
                <text:p>-1.28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88693">
                <text:p>2.88693</text:p>
              </table:table-cell>
              <table:table-cell office:value-type="float" office:value="-1.31667">
                <text:p>-1.31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7377">
                <text:p>2.87377</text:p>
              </table:table-cell>
              <table:table-cell office:value-type="float" office:value="-1.34541">
                <text:p>-1.34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6031">
                <text:p>2.86031</text:p>
              </table:table-cell>
              <table:table-cell office:value-type="float" office:value="-1.37401">
                <text:p>-1.37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4657">
                <text:p>2.84657</text:p>
              </table:table-cell>
              <table:table-cell office:value-type="float" office:value="-1.40248">
                <text:p>-1.40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3255">
                <text:p>2.83255</text:p>
              </table:table-cell>
              <table:table-cell office:value-type="float" office:value="-1.4308">
                <text:p>-1.4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1824">
                <text:p>2.81824</text:p>
              </table:table-cell>
              <table:table-cell office:value-type="float" office:value="-1.45898">
                <text:p>-1.458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0365">
                <text:p>2.80365</text:p>
              </table:table-cell>
              <table:table-cell office:value-type="float" office:value="-1.48702">
                <text:p>-1.48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8878">
                <text:p>2.78878</text:p>
              </table:table-cell>
              <table:table-cell office:value-type="float" office:value="-1.51491">
                <text:p>-1.514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7363">
                <text:p>2.77363</text:p>
              </table:table-cell>
              <table:table-cell office:value-type="float" office:value="-1.54265">
                <text:p>-1.54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5821">
                <text:p>2.75821</text:p>
              </table:table-cell>
              <table:table-cell office:value-type="float" office:value="-1.57023">
                <text:p>-1.570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425">
                <text:p>2.7425</text:p>
              </table:table-cell>
              <table:table-cell office:value-type="float" office:value="-1.59765">
                <text:p>-1.59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2653">
                <text:p>2.72653</text:p>
              </table:table-cell>
              <table:table-cell office:value-type="float" office:value="-1.62492">
                <text:p>-1.624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1028">
                <text:p>2.71028</text:p>
              </table:table-cell>
              <table:table-cell office:value-type="float" office:value="-1.65202">
                <text:p>-1.65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9376">
                <text:p>2.69376</text:p>
              </table:table-cell>
              <table:table-cell office:value-type="float" office:value="-1.67896">
                <text:p>-1.67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7697">
                <text:p>2.67697</text:p>
              </table:table-cell>
              <table:table-cell office:value-type="float" office:value="-1.70573">
                <text:p>-1.705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5991">
                <text:p>2.65991</text:p>
              </table:table-cell>
              <table:table-cell office:value-type="float" office:value="-1.73233">
                <text:p>-1.732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4259">
                <text:p>2.64259</text:p>
              </table:table-cell>
              <table:table-cell office:value-type="float" office:value="-1.75875">
                <text:p>-1.75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25">
                <text:p>2.625</text:p>
              </table:table-cell>
              <table:table-cell office:value-type="float" office:value="-1.785">
                <text:p>-1.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715">
                <text:p>2.60715</text:p>
              </table:table-cell>
              <table:table-cell office:value-type="float" office:value="-1.81107">
                <text:p>-1.811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8904">
                <text:p>2.58904</text:p>
              </table:table-cell>
              <table:table-cell office:value-type="float" office:value="-1.83696">
                <text:p>-1.83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7067">
                <text:p>2.57067</text:p>
              </table:table-cell>
              <table:table-cell office:value-type="float" office:value="-1.86267">
                <text:p>-1.862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5204">
                <text:p>2.55204</text:p>
              </table:table-cell>
              <table:table-cell office:value-type="float" office:value="-1.88819">
                <text:p>-1.888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3316">
                <text:p>2.53316</text:p>
              </table:table-cell>
              <table:table-cell office:value-type="float" office:value="-1.91352">
                <text:p>-1.91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1403">
                <text:p>2.51403</text:p>
              </table:table-cell>
              <table:table-cell office:value-type="float" office:value="-1.93866">
                <text:p>-1.938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9464">
                <text:p>2.49464</text:p>
              </table:table-cell>
              <table:table-cell office:value-type="float" office:value="-1.96361">
                <text:p>-1.963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75">
                <text:p>2.475</text:p>
              </table:table-cell>
              <table:table-cell office:value-type="float" office:value="-1.98836">
                <text:p>-1.988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5512">
                <text:p>2.45512</text:p>
              </table:table-cell>
              <table:table-cell office:value-type="float" office:value="-2.01291">
                <text:p>-2.012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43499">
                <text:p>2.43499</text:p>
              </table:table-cell>
              <table:table-cell office:value-type="float" office:value="-2.03726">
                <text:p>-2.037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41462">
                <text:p>2.41462</text:p>
              </table:table-cell>
              <table:table-cell office:value-type="float" office:value="-2.06141">
                <text:p>-2.06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394">
                <text:p>2.394</text:p>
              </table:table-cell>
              <table:table-cell office:value-type="float" office:value="-2.08535">
                <text:p>-2.085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37315">
                <text:p>2.37315</text:p>
              </table:table-cell>
              <table:table-cell office:value-type="float" office:value="-2.10908">
                <text:p>-2.109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5206">
                <text:p>2.35206</text:p>
              </table:table-cell>
              <table:table-cell office:value-type="float" office:value="-2.1326">
                <text:p>-2.13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3073">
                <text:p>2.33073</text:p>
              </table:table-cell>
              <table:table-cell office:value-type="float" office:value="-2.15591">
                <text:p>-2.155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30917">
                <text:p>2.30917</text:p>
              </table:table-cell>
              <table:table-cell office:value-type="float" office:value="-2.179">
                <text:p>-2.1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8738">
                <text:p>2.28738</text:p>
              </table:table-cell>
              <table:table-cell office:value-type="float" office:value="-2.20187">
                <text:p>-2.20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6536">
                <text:p>2.26536</text:p>
              </table:table-cell>
              <table:table-cell office:value-type="float" office:value="-2.22453">
                <text:p>-2.224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4312">
                <text:p>2.24312</text:p>
              </table:table-cell>
              <table:table-cell office:value-type="float" office:value="-2.24696">
                <text:p>-2.24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065">
                <text:p>2.22065</text:p>
              </table:table-cell>
              <table:table-cell office:value-type="float" office:value="-2.26916">
                <text:p>-2.269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9796">
                <text:p>2.19796</text:p>
              </table:table-cell>
              <table:table-cell office:value-type="float" office:value="-2.29114">
                <text:p>-2.29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7505">
                <text:p>2.17505</text:p>
              </table:table-cell>
              <table:table-cell office:value-type="float" office:value="-2.31289">
                <text:p>-2.31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5192">
                <text:p>2.15192</text:p>
              </table:table-cell>
              <table:table-cell office:value-type="float" office:value="-2.33441">
                <text:p>-2.334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2857">
                <text:p>2.12857</text:p>
              </table:table-cell>
              <table:table-cell office:value-type="float" office:value="-2.3557">
                <text:p>-2.35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0502">
                <text:p>2.10502</text:p>
              </table:table-cell>
              <table:table-cell office:value-type="float" office:value="-2.37675">
                <text:p>-2.376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08125">
                <text:p>2.08125</text:p>
              </table:table-cell>
              <table:table-cell office:value-type="float" office:value="-2.39756">
                <text:p>-2.397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5727">
                <text:p>2.05727</text:p>
              </table:table-cell>
              <table:table-cell office:value-type="float" office:value="-2.41813">
                <text:p>-2.418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03309">
                <text:p>2.03309</text:p>
              </table:table-cell>
              <table:table-cell office:value-type="float" office:value="-2.43846">
                <text:p>-2.438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0871">
                <text:p>2.00871</text:p>
              </table:table-cell>
              <table:table-cell office:value-type="float" office:value="-2.45855">
                <text:p>-2.458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8412">
                <text:p>1.98412</text:p>
              </table:table-cell>
              <table:table-cell office:value-type="float" office:value="-2.47839">
                <text:p>-2.47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5934">
                <text:p>1.95934</text:p>
              </table:table-cell>
              <table:table-cell office:value-type="float" office:value="-2.49799">
                <text:p>-2.497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3436">
                <text:p>1.93436</text:p>
              </table:table-cell>
              <table:table-cell office:value-type="float" office:value="-2.51733">
                <text:p>-2.51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0919">
                <text:p>1.90919</text:p>
              </table:table-cell>
              <table:table-cell office:value-type="float" office:value="-2.53642">
                <text:p>-2.536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8382">
                <text:p>1.88382</text:p>
              </table:table-cell>
              <table:table-cell office:value-type="float" office:value="-2.55526">
                <text:p>-2.55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5827">
                <text:p>1.85827</text:p>
              </table:table-cell>
              <table:table-cell office:value-type="float" office:value="-2.57384">
                <text:p>-2.573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3253">
                <text:p>1.83253</text:p>
              </table:table-cell>
              <table:table-cell office:value-type="float" office:value="-2.59217">
                <text:p>-2.592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80661">
                <text:p>1.80661</text:p>
              </table:table-cell>
              <table:table-cell office:value-type="float" office:value="-2.61023">
                <text:p>-2.610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8051">
                <text:p>1.78051</text:p>
              </table:table-cell>
              <table:table-cell office:value-type="float" office:value="-2.62804">
                <text:p>-2.62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5423">
                <text:p>1.75423</text:p>
              </table:table-cell>
              <table:table-cell office:value-type="float" office:value="-2.64558">
                <text:p>-2.645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2777">
                <text:p>1.72777</text:p>
              </table:table-cell>
              <table:table-cell office:value-type="float" office:value="-2.66286">
                <text:p>-2.662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0114">
                <text:p>1.70114</text:p>
              </table:table-cell>
              <table:table-cell office:value-type="float" office:value="-2.67987">
                <text:p>-2.679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7434">
                <text:p>1.67434</text:p>
              </table:table-cell>
              <table:table-cell office:value-type="float" office:value="-2.69661">
                <text:p>-2.696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4738">
                <text:p>1.64738</text:p>
              </table:table-cell>
              <table:table-cell office:value-type="float" office:value="-2.71309">
                <text:p>-2.71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2025">
                <text:p>1.62025</text:p>
              </table:table-cell>
              <table:table-cell office:value-type="float" office:value="-2.72929">
                <text:p>-2.729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9295">
                <text:p>1.59295</text:p>
              </table:table-cell>
              <table:table-cell office:value-type="float" office:value="-2.74522">
                <text:p>-2.745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655">
                <text:p>1.5655</text:p>
              </table:table-cell>
              <table:table-cell office:value-type="float" office:value="-2.76087">
                <text:p>-2.760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3789">
                <text:p>1.53789</text:p>
              </table:table-cell>
              <table:table-cell office:value-type="float" office:value="-2.77625">
                <text:p>-2.77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1013">
                <text:p>1.51013</text:p>
              </table:table-cell>
              <table:table-cell office:value-type="float" office:value="-2.79136">
                <text:p>-2.79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8222">
                <text:p>1.48222</text:p>
              </table:table-cell>
              <table:table-cell office:value-type="float" office:value="-2.80618">
                <text:p>-2.806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5415">
                <text:p>1.45415</text:p>
              </table:table-cell>
              <table:table-cell office:value-type="float" office:value="-2.82072">
                <text:p>-2.820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595">
                <text:p>1.42595</text:p>
              </table:table-cell>
              <table:table-cell office:value-type="float" office:value="-2.83498">
                <text:p>-2.834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976">
                <text:p>1.3976</text:p>
              </table:table-cell>
              <table:table-cell office:value-type="float" office:value="-2.84895">
                <text:p>-2.848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6911">
                <text:p>1.36911</text:p>
              </table:table-cell>
              <table:table-cell office:value-type="float" office:value="-2.86265">
                <text:p>-2.862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4048">
                <text:p>1.34048</text:p>
              </table:table-cell>
              <table:table-cell office:value-type="float" office:value="-2.87605">
                <text:p>-2.876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1172">
                <text:p>1.31172</text:p>
              </table:table-cell>
              <table:table-cell office:value-type="float" office:value="-2.88917">
                <text:p>-2.889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8283">
                <text:p>1.28283</text:p>
              </table:table-cell>
              <table:table-cell office:value-type="float" office:value="-2.902">
                <text:p>-2.9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5381">
                <text:p>1.25381</text:p>
              </table:table-cell>
              <table:table-cell office:value-type="float" office:value="-2.91453">
                <text:p>-2.914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2466">
                <text:p>1.22466</text:p>
              </table:table-cell>
              <table:table-cell office:value-type="float" office:value="-2.92678">
                <text:p>-2.926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954">
                <text:p>1.1954</text:p>
              </table:table-cell>
              <table:table-cell office:value-type="float" office:value="-2.93873">
                <text:p>-2.938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6601">
                <text:p>1.16601</text:p>
              </table:table-cell>
              <table:table-cell office:value-type="float" office:value="-2.95039">
                <text:p>-2.95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365">
                <text:p>1.1365</text:p>
              </table:table-cell>
              <table:table-cell office:value-type="float" office:value="-2.96176">
                <text:p>-2.961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0689">
                <text:p>1.10689</text:p>
              </table:table-cell>
              <table:table-cell office:value-type="float" office:value="-2.97283">
                <text:p>-2.972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7716">
                <text:p>1.07716</text:p>
              </table:table-cell>
              <table:table-cell office:value-type="float" office:value="-2.9836">
                <text:p>-2.9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4732">
                <text:p>1.04732</text:p>
              </table:table-cell>
              <table:table-cell office:value-type="float" office:value="-2.99407">
                <text:p>-2.994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1738">
                <text:p>1.01738</text:p>
              </table:table-cell>
              <table:table-cell office:value-type="float" office:value="-3.00425">
                <text:p>-3.004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7339">
                <text:p>0.987339</text:p>
              </table:table-cell>
              <table:table-cell office:value-type="float" office:value="-3.01412">
                <text:p>-3.014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57198">
                <text:p>0.957198</text:p>
              </table:table-cell>
              <table:table-cell office:value-type="float" office:value="-3.02369">
                <text:p>-3.023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6961">
                <text:p>0.926961</text:p>
              </table:table-cell>
              <table:table-cell office:value-type="float" office:value="-3.03296">
                <text:p>-3.032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96632">
                <text:p>0.896632</text:p>
              </table:table-cell>
              <table:table-cell office:value-type="float" office:value="-3.04193">
                <text:p>-3.041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66212">
                <text:p>0.866212</text:p>
              </table:table-cell>
              <table:table-cell office:value-type="float" office:value="-3.05059">
                <text:p>-3.050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35706">
                <text:p>0.835706</text:p>
              </table:table-cell>
              <table:table-cell office:value-type="float" office:value="-3.05895">
                <text:p>-3.058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5117">
                <text:p>0.805117</text:p>
              </table:table-cell>
              <table:table-cell office:value-type="float" office:value="-3.067">
                <text:p>-3.0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74447">
                <text:p>0.774447</text:p>
              </table:table-cell>
              <table:table-cell office:value-type="float" office:value="-3.07474">
                <text:p>-3.074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43699">
                <text:p>0.743699</text:p>
              </table:table-cell>
              <table:table-cell office:value-type="float" office:value="-3.08218">
                <text:p>-3.082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12878">
                <text:p>0.712878</text:p>
              </table:table-cell>
              <table:table-cell office:value-type="float" office:value="-3.08931">
                <text:p>-3.089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1985">
                <text:p>0.681985</text:p>
              </table:table-cell>
              <table:table-cell office:value-type="float" office:value="-3.09613">
                <text:p>-3.096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51023">
                <text:p>0.651023</text:p>
              </table:table-cell>
              <table:table-cell office:value-type="float" office:value="-3.10264">
                <text:p>-3.102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19997">
                <text:p>0.619997</text:p>
              </table:table-cell>
              <table:table-cell office:value-type="float" office:value="-3.10884">
                <text:p>-3.108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88908">
                <text:p>0.588908</text:p>
              </table:table-cell>
              <table:table-cell office:value-type="float" office:value="-3.11473">
                <text:p>-3.114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7761">
                <text:p>0.557761</text:p>
              </table:table-cell>
              <table:table-cell office:value-type="float" office:value="-3.12031">
                <text:p>-3.120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26558">
                <text:p>0.526558</text:p>
              </table:table-cell>
              <table:table-cell office:value-type="float" office:value="-3.12557">
                <text:p>-3.125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95302">
                <text:p>0.495302</text:p>
              </table:table-cell>
              <table:table-cell office:value-type="float" office:value="-3.13052">
                <text:p>-3.130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63997">
                <text:p>0.463997</text:p>
              </table:table-cell>
              <table:table-cell office:value-type="float" office:value="-3.13516">
                <text:p>-3.135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2646">
                <text:p>0.432646</text:p>
              </table:table-cell>
              <table:table-cell office:value-type="float" office:value="-3.13949">
                <text:p>-3.139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01251">
                <text:p>0.401251</text:p>
              </table:table-cell>
              <table:table-cell office:value-type="float" office:value="-3.1435">
                <text:p>-3.14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9816">
                <text:p>0.369816</text:p>
              </table:table-cell>
              <table:table-cell office:value-type="float" office:value="-3.1472">
                <text:p>-3.1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38344">
                <text:p>0.338344</text:p>
              </table:table-cell>
              <table:table-cell office:value-type="float" office:value="-3.15058">
                <text:p>-3.150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06838">
                <text:p>0.306838</text:p>
              </table:table-cell>
              <table:table-cell office:value-type="float" office:value="-3.15365">
                <text:p>-3.15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5301">
                <text:p>0.275301</text:p>
              </table:table-cell>
              <table:table-cell office:value-type="float" office:value="-3.15641">
                <text:p>-3.156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43737">
                <text:p>0.243737</text:p>
              </table:table-cell>
              <table:table-cell office:value-type="float" office:value="-3.15884">
                <text:p>-3.158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2149">
                <text:p>0.212149</text:p>
              </table:table-cell>
              <table:table-cell office:value-type="float" office:value="-3.16096">
                <text:p>-3.160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0539">
                <text:p>0.180539</text:p>
              </table:table-cell>
              <table:table-cell office:value-type="float" office:value="-3.16277">
                <text:p>-3.162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8911">
                <text:p>0.148911</text:p>
              </table:table-cell>
              <table:table-cell office:value-type="float" office:value="-3.16426">
                <text:p>-3.164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7269">
                <text:p>0.117269</text:p>
              </table:table-cell>
              <table:table-cell office:value-type="float" office:value="-3.16543">
                <text:p>-3.165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56145">
                <text:p>0.0856145</text:p>
              </table:table-cell>
              <table:table-cell office:value-type="float" office:value="-3.16629">
                <text:p>-3.166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39516">
                <text:p>0.0539516</text:p>
              </table:table-cell>
              <table:table-cell office:value-type="float" office:value="-3.16683">
                <text:p>-3.166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22833">
                <text:p>0.0222833</text:p>
              </table:table-cell>
              <table:table-cell office:value-type="float" office:value="-3.16705">
                <text:p>-3.167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938718">
                <text:p>-0.00938718</text:p>
              </table:table-cell>
              <table:table-cell office:value-type="float" office:value="-3.16696">
                <text:p>-3.166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410567">
                <text:p>-0.0410567</text:p>
              </table:table-cell>
              <table:table-cell office:value-type="float" office:value="-3.16655">
                <text:p>-3.166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727222">
                <text:p>-0.0727222</text:p>
              </table:table-cell>
              <table:table-cell office:value-type="float" office:value="-3.16582">
                <text:p>-3.165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0438">
                <text:p>-0.10438</text:p>
              </table:table-cell>
              <table:table-cell office:value-type="float" office:value="-3.16478">
                <text:p>-3.164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36028">
                <text:p>-0.136028</text:p>
              </table:table-cell>
              <table:table-cell office:value-type="float" office:value="-3.16341">
                <text:p>-3.163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67662">
                <text:p>-0.167662</text:p>
              </table:table-cell>
              <table:table-cell office:value-type="float" office:value="-3.16174">
                <text:p>-3.161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9928">
                <text:p>-0.19928</text:p>
              </table:table-cell>
              <table:table-cell office:value-type="float" office:value="-3.15975">
                <text:p>-3.159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230877">
                <text:p>-0.230877</text:p>
              </table:table-cell>
              <table:table-cell office:value-type="float" office:value="-3.15744">
                <text:p>-3.157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262451">
                <text:p>-0.262451</text:p>
              </table:table-cell>
              <table:table-cell office:value-type="float" office:value="-3.15481">
                <text:p>-3.154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94">
                <text:p>-0.294</text:p>
              </table:table-cell>
              <table:table-cell office:value-type="float" office:value="-3.15187">
                <text:p>-3.15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325518">
                <text:p>-0.325518</text:p>
              </table:table-cell>
              <table:table-cell office:value-type="float" office:value="-3.14862">
                <text:p>-3.14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357005">
                <text:p>-0.357005</text:p>
              </table:table-cell>
              <table:table-cell office:value-type="float" office:value="-3.14505">
                <text:p>-3.145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388455">
                <text:p>-0.388455</text:p>
              </table:table-cell>
              <table:table-cell office:value-type="float" office:value="-3.14116">
                <text:p>-3.141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419867">
                <text:p>-0.419867</text:p>
              </table:table-cell>
              <table:table-cell office:value-type="float" office:value="-3.13696">
                <text:p>-3.136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451236">
                <text:p>-0.451236</text:p>
              </table:table-cell>
              <table:table-cell office:value-type="float" office:value="-3.13245">
                <text:p>-3.13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482561">
                <text:p>-0.482561</text:p>
              </table:table-cell>
              <table:table-cell office:value-type="float" office:value="-3.12763">
                <text:p>-3.127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513837">
                <text:p>-0.513837</text:p>
              </table:table-cell>
              <table:table-cell office:value-type="float" office:value="-3.12249">
                <text:p>-3.122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545062">
                <text:p>-0.545062</text:p>
              </table:table-cell>
              <table:table-cell office:value-type="float" office:value="-3.11704">
                <text:p>-3.117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576232">
                <text:p>-0.576232</text:p>
              </table:table-cell>
              <table:table-cell office:value-type="float" office:value="-3.11127">
                <text:p>-3.111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607345">
                <text:p>-0.607345</text:p>
              </table:table-cell>
              <table:table-cell office:value-type="float" office:value="-3.1052">
                <text:p>-3.10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638397">
                <text:p>-0.638397</text:p>
              </table:table-cell>
              <table:table-cell office:value-type="float" office:value="-3.09882">
                <text:p>-3.098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669385">
                <text:p>-0.669385</text:p>
              </table:table-cell>
              <table:table-cell office:value-type="float" office:value="-3.09212">
                <text:p>-3.092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700306">
                <text:p>-0.700306</text:p>
              </table:table-cell>
              <table:table-cell office:value-type="float" office:value="-3.08512">
                <text:p>-3.085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731158">
                <text:p>-0.731158</text:p>
              </table:table-cell>
              <table:table-cell office:value-type="float" office:value="-3.07781">
                <text:p>-3.077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761936">
                <text:p>-0.761936</text:p>
              </table:table-cell>
              <table:table-cell office:value-type="float" office:value="-3.07019">
                <text:p>-3.070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792638">
                <text:p>-0.792638</text:p>
              </table:table-cell>
              <table:table-cell office:value-type="float" office:value="-3.06226">
                <text:p>-3.062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82326">
                <text:p>-0.82326</text:p>
              </table:table-cell>
              <table:table-cell office:value-type="float" office:value="-3.05403">
                <text:p>-3.054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853801">
                <text:p>-0.853801</text:p>
              </table:table-cell>
              <table:table-cell office:value-type="float" office:value="-3.04549">
                <text:p>-3.045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884255">
                <text:p>-0.884255</text:p>
              </table:table-cell>
              <table:table-cell office:value-type="float" office:value="-3.03665">
                <text:p>-3.03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914622">
                <text:p>-0.914622</text:p>
              </table:table-cell>
              <table:table-cell office:value-type="float" office:value="-3.0275">
                <text:p>-3.0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944897">
                <text:p>-0.944897</text:p>
              </table:table-cell>
              <table:table-cell office:value-type="float" office:value="-3.01805">
                <text:p>-3.01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975077">
                <text:p>-0.975077</text:p>
              </table:table-cell>
              <table:table-cell office:value-type="float" office:value="-3.0083">
                <text:p>-3.00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00516">
                <text:p>-1.00516</text:p>
              </table:table-cell>
              <table:table-cell office:value-type="float" office:value="-2.99825">
                <text:p>-2.998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03514">
                <text:p>-1.03514</text:p>
              </table:table-cell>
              <table:table-cell office:value-type="float" office:value="-2.9879">
                <text:p>-2.98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06502">
                <text:p>-1.06502</text:p>
              </table:table-cell>
              <table:table-cell office:value-type="float" office:value="-2.97725">
                <text:p>-2.977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09479">
                <text:p>-1.09479</text:p>
              </table:table-cell>
              <table:table-cell office:value-type="float" office:value="-2.9663">
                <text:p>-2.96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12446">
                <text:p>-1.12446</text:p>
              </table:table-cell>
              <table:table-cell office:value-type="float" office:value="-2.95506">
                <text:p>-2.955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15401">
                <text:p>-1.15401</text:p>
              </table:table-cell>
              <table:table-cell office:value-type="float" office:value="-2.94352">
                <text:p>-2.943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18344">
                <text:p>-1.18344</text:p>
              </table:table-cell>
              <table:table-cell office:value-type="float" office:value="-2.93168">
                <text:p>-2.931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21276">
                <text:p>-1.21276</text:p>
              </table:table-cell>
              <table:table-cell office:value-type="float" office:value="-2.91956">
                <text:p>-2.919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24196">
                <text:p>-1.24196</text:p>
              </table:table-cell>
              <table:table-cell office:value-type="float" office:value="-2.90714">
                <text:p>-2.907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27103">
                <text:p>-1.27103</text:p>
              </table:table-cell>
              <table:table-cell office:value-type="float" office:value="-2.89443">
                <text:p>-2.894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29997">
                <text:p>-1.29997</text:p>
              </table:table-cell>
              <table:table-cell office:value-type="float" office:value="-2.88143">
                <text:p>-2.881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32879">
                <text:p>-1.32879</text:p>
              </table:table-cell>
              <table:table-cell office:value-type="float" office:value="-2.86814">
                <text:p>-2.868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35747">
                <text:p>-1.35747</text:p>
              </table:table-cell>
              <table:table-cell office:value-type="float" office:value="-2.85456">
                <text:p>-2.854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38601">
                <text:p>-1.38601</text:p>
              </table:table-cell>
              <table:table-cell office:value-type="float" office:value="-2.8407">
                <text:p>-2.84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41442">
                <text:p>-1.41442</text:p>
              </table:table-cell>
              <table:table-cell office:value-type="float" office:value="-2.82656">
                <text:p>-2.826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44269">
                <text:p>-1.44269</text:p>
              </table:table-cell>
              <table:table-cell office:value-type="float" office:value="-2.81213">
                <text:p>-2.812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47081">
                <text:p>-1.47081</text:p>
              </table:table-cell>
              <table:table-cell office:value-type="float" office:value="-2.79742">
                <text:p>-2.797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49878">
                <text:p>-1.49878</text:p>
              </table:table-cell>
              <table:table-cell office:value-type="float" office:value="-2.78244">
                <text:p>-2.782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52661">
                <text:p>-1.52661</text:p>
              </table:table-cell>
              <table:table-cell office:value-type="float" office:value="-2.76717">
                <text:p>-2.767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55428">
                <text:p>-1.55428</text:p>
              </table:table-cell>
              <table:table-cell office:value-type="float" office:value="-2.75163">
                <text:p>-2.751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58179">
                <text:p>-1.58179</text:p>
              </table:table-cell>
              <table:table-cell office:value-type="float" office:value="-2.73581">
                <text:p>-2.735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60915">
                <text:p>-1.60915</text:p>
              </table:table-cell>
              <table:table-cell office:value-type="float" office:value="-2.71972">
                <text:p>-2.719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63635">
                <text:p>-1.63635</text:p>
              </table:table-cell>
              <table:table-cell office:value-type="float" office:value="-2.70335">
                <text:p>-2.703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66338">
                <text:p>-1.66338</text:p>
              </table:table-cell>
              <table:table-cell office:value-type="float" office:value="-2.68672">
                <text:p>-2.686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69025">
                <text:p>-1.69025</text:p>
              </table:table-cell>
              <table:table-cell office:value-type="float" office:value="-2.66982">
                <text:p>-2.669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71695">
                <text:p>-1.71695</text:p>
              </table:table-cell>
              <table:table-cell office:value-type="float" office:value="-2.65265">
                <text:p>-2.652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74347">
                <text:p>-1.74347</text:p>
              </table:table-cell>
              <table:table-cell office:value-type="float" office:value="-2.63521">
                <text:p>-2.635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76983">
                <text:p>-1.76983</text:p>
              </table:table-cell>
              <table:table-cell office:value-type="float" office:value="-2.61752">
                <text:p>-2.617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796">
                <text:p>-1.796</text:p>
              </table:table-cell>
              <table:table-cell office:value-type="float" office:value="-2.59956">
                <text:p>-2.59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822">
                <text:p>-1.822</text:p>
              </table:table-cell>
              <table:table-cell office:value-type="float" office:value="-2.58134">
                <text:p>-2.581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84781">
                <text:p>-1.84781</text:p>
              </table:table-cell>
              <table:table-cell office:value-type="float" office:value="-2.56286">
                <text:p>-2.562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87344">
                <text:p>-1.87344</text:p>
              </table:table-cell>
              <table:table-cell office:value-type="float" office:value="-2.54412">
                <text:p>-2.544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89888">
                <text:p>-1.89888</text:p>
              </table:table-cell>
              <table:table-cell office:value-type="float" office:value="-2.52513">
                <text:p>-2.525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92413">
                <text:p>-1.92413</text:p>
              </table:table-cell>
              <table:table-cell office:value-type="float" office:value="-2.50589">
                <text:p>-2.505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94919">
                <text:p>-1.94919</text:p>
              </table:table-cell>
              <table:table-cell office:value-type="float" office:value="-2.4864">
                <text:p>-2.48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97405">
                <text:p>-1.97405</text:p>
              </table:table-cell>
              <table:table-cell office:value-type="float" office:value="-2.46666">
                <text:p>-2.46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99872">
                <text:p>-1.99872</text:p>
              </table:table-cell>
              <table:table-cell office:value-type="float" office:value="-2.44667">
                <text:p>-2.44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.02319">
                <text:p>-2.02319</text:p>
              </table:table-cell>
              <table:table-cell office:value-type="float" office:value="-2.42644">
                <text:p>-2.426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.04745">
                <text:p>-2.04745</text:p>
              </table:table-cell>
              <table:table-cell office:value-type="float" office:value="-2.40597">
                <text:p>-2.405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.07151">
                <text:p>-2.07151</text:p>
              </table:table-cell>
              <table:table-cell office:value-type="float" office:value="-2.38525">
                <text:p>-2.385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.09536">
                <text:p>-2.09536</text:p>
              </table:table-cell>
              <table:table-cell office:value-type="float" office:value="-2.3643">
                <text:p>-2.36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.11901">
                <text:p>-2.11901</text:p>
              </table:table-cell>
              <table:table-cell office:value-type="float" office:value="-2.34311">
                <text:p>-2.343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14244">
                <text:p>-2.14244</text:p>
              </table:table-cell>
              <table:table-cell office:value-type="float" office:value="-2.32168">
                <text:p>-2.321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16566">
                <text:p>-2.16566</text:p>
              </table:table-cell>
              <table:table-cell office:value-type="float" office:value="-2.30003">
                <text:p>-2.300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.18866">
                <text:p>-2.18866</text:p>
              </table:table-cell>
              <table:table-cell office:value-type="float" office:value="-2.27814">
                <text:p>-2.278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.21144">
                <text:p>-2.21144</text:p>
              </table:table-cell>
              <table:table-cell office:value-type="float" office:value="-2.25603">
                <text:p>-2.256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.234">
                <text:p>-2.234</text:p>
              </table:table-cell>
              <table:table-cell office:value-type="float" office:value="-2.23369">
                <text:p>-2.233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.25633">
                <text:p>-2.25633</text:p>
              </table:table-cell>
              <table:table-cell office:value-type="float" office:value="-2.21112">
                <text:p>-2.211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27845">
                <text:p>-2.27845</text:p>
              </table:table-cell>
              <table:table-cell office:value-type="float" office:value="-2.18834">
                <text:p>-2.188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30033">
                <text:p>-2.30033</text:p>
              </table:table-cell>
              <table:table-cell office:value-type="float" office:value="-2.16534">
                <text:p>-2.165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.32198">
                <text:p>-2.32198</text:p>
              </table:table-cell>
              <table:table-cell office:value-type="float" office:value="-2.14212">
                <text:p>-2.142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.3434">
                <text:p>-2.3434</text:p>
              </table:table-cell>
              <table:table-cell office:value-type="float" office:value="-2.11868">
                <text:p>-2.118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.36459">
                <text:p>-2.36459</text:p>
              </table:table-cell>
              <table:table-cell office:value-type="float" office:value="-2.09504">
                <text:p>-2.095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.38554">
                <text:p>-2.38554</text:p>
              </table:table-cell>
              <table:table-cell office:value-type="float" office:value="-2.07118">
                <text:p>-2.071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.40625">
                <text:p>-2.40625</text:p>
              </table:table-cell>
              <table:table-cell office:value-type="float" office:value="-2.04712">
                <text:p>-2.04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.42672">
                <text:p>-2.42672</text:p>
              </table:table-cell>
              <table:table-cell office:value-type="float" office:value="-2.02285">
                <text:p>-2.022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.44695">
                <text:p>-2.44695</text:p>
              </table:table-cell>
              <table:table-cell office:value-type="float" office:value="-1.99838">
                <text:p>-1.99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.46694">
                <text:p>-2.46694</text:p>
              </table:table-cell>
              <table:table-cell office:value-type="float" office:value="-1.97371">
                <text:p>-1.973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48667">
                <text:p>-2.48667</text:p>
              </table:table-cell>
              <table:table-cell office:value-type="float" office:value="-1.94885">
                <text:p>-1.948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.50616">
                <text:p>-2.50616</text:p>
              </table:table-cell>
              <table:table-cell office:value-type="float" office:value="-1.92378">
                <text:p>-1.923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.5254">
                <text:p>-2.5254</text:p>
              </table:table-cell>
              <table:table-cell office:value-type="float" office:value="-1.89853">
                <text:p>-1.898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54438">
                <text:p>-2.54438</text:p>
              </table:table-cell>
              <table:table-cell office:value-type="float" office:value="-1.87309">
                <text:p>-1.873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56312">
                <text:p>-2.56312</text:p>
              </table:table-cell>
              <table:table-cell office:value-type="float" office:value="-1.84745">
                <text:p>-1.847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.58159">
                <text:p>-2.58159</text:p>
              </table:table-cell>
              <table:table-cell office:value-type="float" office:value="-1.82164">
                <text:p>-1.821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.59981">
                <text:p>-2.59981</text:p>
              </table:table-cell>
              <table:table-cell office:value-type="float" office:value="-1.79564">
                <text:p>-1.795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.61776">
                <text:p>-2.61776</text:p>
              </table:table-cell>
              <table:table-cell office:value-type="float" office:value="-1.76946">
                <text:p>-1.769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.63546">
                <text:p>-2.63546</text:p>
              </table:table-cell>
              <table:table-cell office:value-type="float" office:value="-1.74311">
                <text:p>-1.743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.65289">
                <text:p>-2.65289</text:p>
              </table:table-cell>
              <table:table-cell office:value-type="float" office:value="-1.71658">
                <text:p>-1.716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.67005">
                <text:p>-2.67005</text:p>
              </table:table-cell>
              <table:table-cell office:value-type="float" office:value="-1.68988">
                <text:p>-1.689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.68695">
                <text:p>-2.68695</text:p>
              </table:table-cell>
              <table:table-cell office:value-type="float" office:value="-1.66301">
                <text:p>-1.663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.70358">
                <text:p>-2.70358</text:p>
              </table:table-cell>
              <table:table-cell office:value-type="float" office:value="-1.63597">
                <text:p>-1.635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.71994">
                <text:p>-2.71994</text:p>
              </table:table-cell>
              <table:table-cell office:value-type="float" office:value="-1.60877">
                <text:p>-1.608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.73603">
                <text:p>-2.73603</text:p>
              </table:table-cell>
              <table:table-cell office:value-type="float" office:value="-1.58141">
                <text:p>-1.581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.75184">
                <text:p>-2.75184</text:p>
              </table:table-cell>
              <table:table-cell office:value-type="float" office:value="-1.5539">
                <text:p>-1.55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.76738">
                <text:p>-2.76738</text:p>
              </table:table-cell>
              <table:table-cell office:value-type="float" office:value="-1.52622">
                <text:p>-1.526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.78265">
                <text:p>-2.78265</text:p>
              </table:table-cell>
              <table:table-cell office:value-type="float" office:value="-1.4984">
                <text:p>-1.49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.79763">
                <text:p>-2.79763</text:p>
              </table:table-cell>
              <table:table-cell office:value-type="float" office:value="-1.47042">
                <text:p>-1.470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.81233">
                <text:p>-2.81233</text:p>
              </table:table-cell>
              <table:table-cell office:value-type="float" office:value="-1.4423">
                <text:p>-1.44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.82676">
                <text:p>-2.82676</text:p>
              </table:table-cell>
              <table:table-cell office:value-type="float" office:value="-1.41403">
                <text:p>-1.414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.8409">
                <text:p>-2.8409</text:p>
              </table:table-cell>
              <table:table-cell office:value-type="float" office:value="-1.38562">
                <text:p>-1.385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.85475">
                <text:p>-2.85475</text:p>
              </table:table-cell>
              <table:table-cell office:value-type="float" office:value="-1.35707">
                <text:p>-1.357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.86832">
                <text:p>-2.86832</text:p>
              </table:table-cell>
              <table:table-cell office:value-type="float" office:value="-1.32839">
                <text:p>-1.328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.88161">
                <text:p>-2.88161</text:p>
              </table:table-cell>
              <table:table-cell office:value-type="float" office:value="-1.29957">
                <text:p>-1.299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.8946">
                <text:p>-2.8946</text:p>
              </table:table-cell>
              <table:table-cell office:value-type="float" office:value="-1.27063">
                <text:p>-1.27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.90731">
                <text:p>-2.90731</text:p>
              </table:table-cell>
              <table:table-cell office:value-type="float" office:value="-1.24155">
                <text:p>-1.241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.91973">
                <text:p>-2.91973</text:p>
              </table:table-cell>
              <table:table-cell office:value-type="float" office:value="-1.21236">
                <text:p>-1.212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.93185">
                <text:p>-2.93185</text:p>
              </table:table-cell>
              <table:table-cell office:value-type="float" office:value="-1.18304">
                <text:p>-1.183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.94368">
                <text:p>-2.94368</text:p>
              </table:table-cell>
              <table:table-cell office:value-type="float" office:value="-1.1536">
                <text:p>-1.15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.95522">
                <text:p>-2.95522</text:p>
              </table:table-cell>
              <table:table-cell office:value-type="float" office:value="-1.12405">
                <text:p>-1.124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.96646">
                <text:p>-2.96646</text:p>
              </table:table-cell>
              <table:table-cell office:value-type="float" office:value="-1.09438">
                <text:p>-1.094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.9774">
                <text:p>-2.9774</text:p>
              </table:table-cell>
              <table:table-cell office:value-type="float" office:value="-1.06461">
                <text:p>-1.064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.98805">
                <text:p>-2.98805</text:p>
              </table:table-cell>
              <table:table-cell office:value-type="float" office:value="-1.03473">
                <text:p>-1.034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.99839">
                <text:p>-2.99839</text:p>
              </table:table-cell>
              <table:table-cell office:value-type="float" office:value="-1.00475">
                <text:p>-1.004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.00844">
                <text:p>-3.00844</text:p>
              </table:table-cell>
              <table:table-cell office:value-type="float" office:value="-0.974661">
                <text:p>-0.9746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.01819">
                <text:p>-3.01819</text:p>
              </table:table-cell>
              <table:table-cell office:value-type="float" office:value="-0.944479">
                <text:p>-0.9444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.02763">
                <text:p>-3.02763</text:p>
              </table:table-cell>
              <table:table-cell office:value-type="float" office:value="-0.914203">
                <text:p>-0.9142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.03677">
                <text:p>-3.03677</text:p>
              </table:table-cell>
              <table:table-cell office:value-type="float" office:value="-0.883835">
                <text:p>-0.8838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.04561">
                <text:p>-3.04561</text:p>
              </table:table-cell>
              <table:table-cell office:value-type="float" office:value="-0.853379">
                <text:p>-0.8533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3.05415">
                <text:p>-3.05415</text:p>
              </table:table-cell>
              <table:table-cell office:value-type="float" office:value="-0.822838">
                <text:p>-0.8228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.06237">
                <text:p>-3.06237</text:p>
              </table:table-cell>
              <table:table-cell office:value-type="float" office:value="-0.792214">
                <text:p>-0.7922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0703">
                <text:p>-3.0703</text:p>
              </table:table-cell>
              <table:table-cell office:value-type="float" office:value="-0.761511">
                <text:p>-0.7615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07791">
                <text:p>-3.07791</text:p>
              </table:table-cell>
              <table:table-cell office:value-type="float" office:value="-0.730732">
                <text:p>-0.7307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08522">
                <text:p>-3.08522</text:p>
              </table:table-cell>
              <table:table-cell office:value-type="float" office:value="-0.699879">
                <text:p>-0.6998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09222">
                <text:p>-3.09222</text:p>
              </table:table-cell>
              <table:table-cell office:value-type="float" office:value="-0.668957">
                <text:p>-0.6689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09891">
                <text:p>-3.09891</text:p>
              </table:table-cell>
              <table:table-cell office:value-type="float" office:value="-0.637968">
                <text:p>-0.6379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10529">
                <text:p>-3.10529</text:p>
              </table:table-cell>
              <table:table-cell office:value-type="float" office:value="-0.606915">
                <text:p>-0.6069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11136">
                <text:p>-3.11136</text:p>
              </table:table-cell>
              <table:table-cell office:value-type="float" office:value="-0.575802">
                <text:p>-0.5758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11711">
                <text:p>-3.11711</text:p>
              </table:table-cell>
              <table:table-cell office:value-type="float" office:value="-0.544631">
                <text:p>-0.5446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12256">
                <text:p>-3.12256</text:p>
              </table:table-cell>
              <table:table-cell office:value-type="float" office:value="-0.513405">
                <text:p>-0.5134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.12769">
                <text:p>-3.12769</text:p>
              </table:table-cell>
              <table:table-cell office:value-type="float" office:value="-0.482128">
                <text:p>-0.4821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3.13252">
                <text:p>-3.13252</text:p>
              </table:table-cell>
              <table:table-cell office:value-type="float" office:value="-0.450803">
                <text:p>-0.4508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.13702">
                <text:p>-3.13702</text:p>
              </table:table-cell>
              <table:table-cell office:value-type="float" office:value="-0.419433">
                <text:p>-0.4194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.14122">
                <text:p>-3.14122</text:p>
              </table:table-cell>
              <table:table-cell office:value-type="float" office:value="-0.388021">
                <text:p>-0.3880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3.1451">
                <text:p>-3.1451</text:p>
              </table:table-cell>
              <table:table-cell office:value-type="float" office:value="-0.35657">
                <text:p>-0.356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.14866">
                <text:p>-3.14866</text:p>
              </table:table-cell>
              <table:table-cell office:value-type="float" office:value="-0.325083">
                <text:p>-0.3250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3.15191">
                <text:p>-3.15191</text:p>
              </table:table-cell>
              <table:table-cell office:value-type="float" office:value="-0.293564">
                <text:p>-0.2935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.15485">
                <text:p>-3.15485</text:p>
              </table:table-cell>
              <table:table-cell office:value-type="float" office:value="-0.262015">
                <text:p>-0.2620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3.15747">
                <text:p>-3.15747</text:p>
              </table:table-cell>
              <table:table-cell office:value-type="float" office:value="-0.230441">
                <text:p>-0.2304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.15978">
                <text:p>-3.15978</text:p>
              </table:table-cell>
              <table:table-cell office:value-type="float" office:value="-0.198843">
                <text:p>-0.1988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.16176">
                <text:p>-3.16176</text:p>
              </table:table-cell>
              <table:table-cell office:value-type="float" office:value="-0.167225">
                <text:p>-0.167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.16344">
                <text:p>-3.16344</text:p>
              </table:table-cell>
              <table:table-cell office:value-type="float" office:value="-0.135591">
                <text:p>-0.1355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.16479">
                <text:p>-3.16479</text:p>
              </table:table-cell>
              <table:table-cell office:value-type="float" office:value="-0.103943">
                <text:p>-0.103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3.16583">
                <text:p>-3.16583</text:p>
              </table:table-cell>
              <table:table-cell office:value-type="float" office:value="-0.0722846">
                <text:p>-0.07228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.16655">
                <text:p>-3.16655</text:p>
              </table:table-cell>
              <table:table-cell office:value-type="float" office:value="-0.040619">
                <text:p>-0.0406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.16696">
                <text:p>-3.16696</text:p>
              </table:table-cell>
              <table:table-cell office:value-type="float" office:value="-0.00894944">
                <text:p>-0.008949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3.16705">
                <text:p>-3.16705</text:p>
              </table:table-cell>
              <table:table-cell office:value-type="float" office:value="0.0227211">
                <text:p>0.02272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.16682">
                <text:p>-3.16682</text:p>
              </table:table-cell>
              <table:table-cell office:value-type="float" office:value="0.0543893">
                <text:p>0.05438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.16628">
                <text:p>-3.16628</text:p>
              </table:table-cell>
              <table:table-cell office:value-type="float" office:value="0.0860521">
                <text:p>0.08605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3.16542">
                <text:p>-3.16542</text:p>
              </table:table-cell>
              <table:table-cell office:value-type="float" office:value="0.117706">
                <text:p>0.1177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3.16424">
                <text:p>-3.16424</text:p>
              </table:table-cell>
              <table:table-cell office:value-type="float" office:value="0.149349">
                <text:p>0.1493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3.16275">
                <text:p>-3.16275</text:p>
              </table:table-cell>
              <table:table-cell office:value-type="float" office:value="0.180976">
                <text:p>0.1809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.16094">
                <text:p>-3.16094</text:p>
              </table:table-cell>
              <table:table-cell office:value-type="float" office:value="0.212586">
                <text:p>0.2125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.15881">
                <text:p>-3.15881</text:p>
              </table:table-cell>
              <table:table-cell office:value-type="float" office:value="0.244174">
                <text:p>0.2441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.15637">
                <text:p>-3.15637</text:p>
              </table:table-cell>
              <table:table-cell office:value-type="float" office:value="0.275737">
                <text:p>0.2757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.15361">
                <text:p>-3.15361</text:p>
              </table:table-cell>
              <table:table-cell office:value-type="float" office:value="0.307273">
                <text:p>0.3072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.15054">
                <text:p>-3.15054</text:p>
              </table:table-cell>
              <table:table-cell office:value-type="float" office:value="0.338779">
                <text:p>0.3387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.14715">
                <text:p>-3.14715</text:p>
              </table:table-cell>
              <table:table-cell office:value-type="float" office:value="0.37025">
                <text:p>0.370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.14345">
                <text:p>-3.14345</text:p>
              </table:table-cell>
              <table:table-cell office:value-type="float" office:value="0.401685">
                <text:p>0.4016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.13943">
                <text:p>-3.13943</text:p>
              </table:table-cell>
              <table:table-cell office:value-type="float" office:value="0.433079">
                <text:p>0.4330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3.1351">
                <text:p>-3.1351</text:p>
              </table:table-cell>
              <table:table-cell office:value-type="float" office:value="0.46443">
                <text:p>0.464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.13046">
                <text:p>-3.13046</text:p>
              </table:table-cell>
              <table:table-cell office:value-type="float" office:value="0.495735">
                <text:p>0.4957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.1255">
                <text:p>-3.1255</text:p>
              </table:table-cell>
              <table:table-cell office:value-type="float" office:value="0.52699">
                <text:p>0.526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.12023">
                <text:p>-3.12023</text:p>
              </table:table-cell>
              <table:table-cell office:value-type="float" office:value="0.558192">
                <text:p>0.5581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.11465">
                <text:p>-3.11465</text:p>
              </table:table-cell>
              <table:table-cell office:value-type="float" office:value="0.589339">
                <text:p>0.5893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.10876">
                <text:p>-3.10876</text:p>
              </table:table-cell>
              <table:table-cell office:value-type="float" office:value="0.620426">
                <text:p>0.6204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.10255">
                <text:p>-3.10255</text:p>
              </table:table-cell>
              <table:table-cell office:value-type="float" office:value="0.651452">
                <text:p>0.6514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.09604">
                <text:p>-3.09604</text:p>
              </table:table-cell>
              <table:table-cell office:value-type="float" office:value="0.682412">
                <text:p>0.6824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3.08921">
                <text:p>-3.08921</text:p>
              </table:table-cell>
              <table:table-cell office:value-type="float" office:value="0.713304">
                <text:p>0.7133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.08208">
                <text:p>-3.08208</text:p>
              </table:table-cell>
              <table:table-cell office:value-type="float" office:value="0.744125">
                <text:p>0.744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.07464">
                <text:p>-3.07464</text:p>
              </table:table-cell>
              <table:table-cell office:value-type="float" office:value="0.774871">
                <text:p>0.7748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.06689">
                <text:p>-3.06689</text:p>
              </table:table-cell>
              <table:table-cell office:value-type="float" office:value="0.80554">
                <text:p>0.805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.05883">
                <text:p>-3.05883</text:p>
              </table:table-cell>
              <table:table-cell office:value-type="float" office:value="0.836129">
                <text:p>0.8361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.05047">
                <text:p>-3.05047</text:p>
              </table:table-cell>
              <table:table-cell office:value-type="float" office:value="0.866633">
                <text:p>0.8666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.04181">
                <text:p>-3.04181</text:p>
              </table:table-cell>
              <table:table-cell office:value-type="float" office:value="0.897051">
                <text:p>0.8970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.03284">
                <text:p>-3.03284</text:p>
              </table:table-cell>
              <table:table-cell office:value-type="float" office:value="0.92738">
                <text:p>0.927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3.02356">
                <text:p>-3.02356</text:p>
              </table:table-cell>
              <table:table-cell office:value-type="float" office:value="0.957615">
                <text:p>0.9576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3.01399">
                <text:p>-3.01399</text:p>
              </table:table-cell>
              <table:table-cell office:value-type="float" office:value="0.987755">
                <text:p>0.9877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3.00411">
                <text:p>-3.00411</text:p>
              </table:table-cell>
              <table:table-cell office:value-type="float" office:value="1.0178">
                <text:p>1.01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.99393">
                <text:p>-2.99393</text:p>
              </table:table-cell>
              <table:table-cell office:value-type="float" office:value="1.04774">
                <text:p>1.047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98345">
                <text:p>-2.98345</text:p>
              </table:table-cell>
              <table:table-cell office:value-type="float" office:value="1.07757">
                <text:p>1.077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97268">
                <text:p>-2.97268</text:p>
              </table:table-cell>
              <table:table-cell office:value-type="float" office:value="1.1073">
                <text:p>1.10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9616">
                <text:p>-2.9616</text:p>
              </table:table-cell>
              <table:table-cell office:value-type="float" office:value="1.13691">
                <text:p>1.136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95024">
                <text:p>-2.95024</text:p>
              </table:table-cell>
              <table:table-cell office:value-type="float" office:value="1.16642">
                <text:p>1.166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93857">
                <text:p>-2.93857</text:p>
              </table:table-cell>
              <table:table-cell office:value-type="float" office:value="1.1958">
                <text:p>1.19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92661">
                <text:p>-2.92661</text:p>
              </table:table-cell>
              <table:table-cell office:value-type="float" office:value="1.22507">
                <text:p>1.225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91436">
                <text:p>-2.91436</text:p>
              </table:table-cell>
              <table:table-cell office:value-type="float" office:value="1.25421">
                <text:p>1.254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90182">
                <text:p>-2.90182</text:p>
              </table:table-cell>
              <table:table-cell office:value-type="float" office:value="1.28323">
                <text:p>1.283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.88899">
                <text:p>-2.88899</text:p>
              </table:table-cell>
              <table:table-cell office:value-type="float" office:value="1.31212">
                <text:p>1.312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87587">
                <text:p>-2.87587</text:p>
              </table:table-cell>
              <table:table-cell office:value-type="float" office:value="1.34088">
                <text:p>1.340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.86246">
                <text:p>-2.86246</text:p>
              </table:table-cell>
              <table:table-cell office:value-type="float" office:value="1.3695">
                <text:p>1.36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84876">
                <text:p>-2.84876</text:p>
              </table:table-cell>
              <table:table-cell office:value-type="float" office:value="1.39799">
                <text:p>1.397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.83478">
                <text:p>-2.83478</text:p>
              </table:table-cell>
              <table:table-cell office:value-type="float" office:value="1.42634">
                <text:p>1.426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.82052">
                <text:p>-2.82052</text:p>
              </table:table-cell>
              <table:table-cell office:value-type="float" office:value="1.45454">
                <text:p>1.454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80597">
                <text:p>-2.80597</text:p>
              </table:table-cell>
              <table:table-cell office:value-type="float" office:value="1.4826">
                <text:p>1.48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.79115">
                <text:p>-2.79115</text:p>
              </table:table-cell>
              <table:table-cell office:value-type="float" office:value="1.51051">
                <text:p>1.510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.77604">
                <text:p>-2.77604</text:p>
              </table:table-cell>
              <table:table-cell office:value-type="float" office:value="1.53827">
                <text:p>1.538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.76066">
                <text:p>-2.76066</text:p>
              </table:table-cell>
              <table:table-cell office:value-type="float" office:value="1.56588">
                <text:p>1.565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745">
                <text:p>-2.745</text:p>
              </table:table-cell>
              <table:table-cell office:value-type="float" office:value="1.59333">
                <text:p>1.59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.72907">
                <text:p>-2.72907</text:p>
              </table:table-cell>
              <table:table-cell office:value-type="float" office:value="1.62062">
                <text:p>1.620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.71286">
                <text:p>-2.71286</text:p>
              </table:table-cell>
              <table:table-cell office:value-type="float" office:value="1.64775">
                <text:p>1.647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.69638">
                <text:p>-2.69638</text:p>
              </table:table-cell>
              <table:table-cell office:value-type="float" office:value="1.67471">
                <text:p>1.674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.67964">
                <text:p>-2.67964</text:p>
              </table:table-cell>
              <table:table-cell office:value-type="float" office:value="1.70151">
                <text:p>1.701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.66262">
                <text:p>-2.66262</text:p>
              </table:table-cell>
              <table:table-cell office:value-type="float" office:value="1.72814">
                <text:p>1.728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.64534">
                <text:p>-2.64534</text:p>
              </table:table-cell>
              <table:table-cell office:value-type="float" office:value="1.75459">
                <text:p>1.754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.62779">
                <text:p>-2.62779</text:p>
              </table:table-cell>
              <table:table-cell office:value-type="float" office:value="1.78087">
                <text:p>1.780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.60999">
                <text:p>-2.60999</text:p>
              </table:table-cell>
              <table:table-cell office:value-type="float" office:value="1.80697">
                <text:p>1.806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.59192">
                <text:p>-2.59192</text:p>
              </table:table-cell>
              <table:table-cell office:value-type="float" office:value="1.83289">
                <text:p>1.832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.57359">
                <text:p>-2.57359</text:p>
              </table:table-cell>
              <table:table-cell office:value-type="float" office:value="1.85862">
                <text:p>1.858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.555">
                <text:p>-2.555</text:p>
              </table:table-cell>
              <table:table-cell office:value-type="float" office:value="1.88417">
                <text:p>1.884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.53616">
                <text:p>-2.53616</text:p>
              </table:table-cell>
              <table:table-cell office:value-type="float" office:value="1.90953">
                <text:p>1.909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.51706">
                <text:p>-2.51706</text:p>
              </table:table-cell>
              <table:table-cell office:value-type="float" office:value="1.93471">
                <text:p>1.934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.49772">
                <text:p>-2.49772</text:p>
              </table:table-cell>
              <table:table-cell office:value-type="float" office:value="1.95968">
                <text:p>1.959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.47812">
                <text:p>-2.47812</text:p>
              </table:table-cell>
              <table:table-cell office:value-type="float" office:value="1.98446">
                <text:p>1.984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.45828">
                <text:p>-2.45828</text:p>
              </table:table-cell>
              <table:table-cell office:value-type="float" office:value="2.00905">
                <text:p>2.009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.43819">
                <text:p>-2.43819</text:p>
              </table:table-cell>
              <table:table-cell office:value-type="float" office:value="2.03343">
                <text:p>2.033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.41785">
                <text:p>-2.41785</text:p>
              </table:table-cell>
              <table:table-cell office:value-type="float" office:value="2.05761">
                <text:p>2.057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.39728">
                <text:p>-2.39728</text:p>
              </table:table-cell>
              <table:table-cell office:value-type="float" office:value="2.08158">
                <text:p>2.081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.37646">
                <text:p>-2.37646</text:p>
              </table:table-cell>
              <table:table-cell office:value-type="float" office:value="2.10534">
                <text:p>2.105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.35541">
                <text:p>-2.35541</text:p>
              </table:table-cell>
              <table:table-cell office:value-type="float" office:value="2.1289">
                <text:p>2.12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.33412">
                <text:p>-2.33412</text:p>
              </table:table-cell>
              <table:table-cell office:value-type="float" office:value="2.15224">
                <text:p>2.152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.31259">
                <text:p>-2.31259</text:p>
              </table:table-cell>
              <table:table-cell office:value-type="float" office:value="2.17537">
                <text:p>2.175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.29084">
                <text:p>-2.29084</text:p>
              </table:table-cell>
              <table:table-cell office:value-type="float" office:value="2.19827">
                <text:p>2.198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.26886">
                <text:p>-2.26886</text:p>
              </table:table-cell>
              <table:table-cell office:value-type="float" office:value="2.22096">
                <text:p>2.220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.24665">
                <text:p>-2.24665</text:p>
              </table:table-cell>
              <table:table-cell office:value-type="float" office:value="2.24343">
                <text:p>2.243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.22421">
                <text:p>-2.22421</text:p>
              </table:table-cell>
              <table:table-cell office:value-type="float" office:value="2.26567">
                <text:p>2.265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.20156">
                <text:p>-2.20156</text:p>
              </table:table-cell>
              <table:table-cell office:value-type="float" office:value="2.28769">
                <text:p>2.287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.17868">
                <text:p>-2.17868</text:p>
              </table:table-cell>
              <table:table-cell office:value-type="float" office:value="2.30947">
                <text:p>2.309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.15559">
                <text:p>-2.15559</text:p>
              </table:table-cell>
              <table:table-cell office:value-type="float" office:value="2.33103">
                <text:p>2.331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.13228">
                <text:p>-2.13228</text:p>
              </table:table-cell>
              <table:table-cell office:value-type="float" office:value="2.35235">
                <text:p>2.352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.10875">
                <text:p>-2.10875</text:p>
              </table:table-cell>
              <table:table-cell office:value-type="float" office:value="2.37344">
                <text:p>2.373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.08502">
                <text:p>-2.08502</text:p>
              </table:table-cell>
              <table:table-cell office:value-type="float" office:value="2.39429">
                <text:p>2.394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.06107">
                <text:p>-2.06107</text:p>
              </table:table-cell>
              <table:table-cell office:value-type="float" office:value="2.4149">
                <text:p>2.41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.03693">
                <text:p>-2.03693</text:p>
              </table:table-cell>
              <table:table-cell office:value-type="float" office:value="2.43527">
                <text:p>2.435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.01257">
                <text:p>-2.01257</text:p>
              </table:table-cell>
              <table:table-cell office:value-type="float" office:value="2.4554">
                <text:p>2.45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98802">
                <text:p>-1.98802</text:p>
              </table:table-cell>
              <table:table-cell office:value-type="float" office:value="2.47528">
                <text:p>2.475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96327">
                <text:p>-1.96327</text:p>
              </table:table-cell>
              <table:table-cell office:value-type="float" office:value="2.49491">
                <text:p>2.494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93832">
                <text:p>-1.93832</text:p>
              </table:table-cell>
              <table:table-cell office:value-type="float" office:value="2.51429">
                <text:p>2.514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91317">
                <text:p>-1.91317</text:p>
              </table:table-cell>
              <table:table-cell office:value-type="float" office:value="2.53342">
                <text:p>2.533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88784">
                <text:p>-1.88784</text:p>
              </table:table-cell>
              <table:table-cell office:value-type="float" office:value="2.5523">
                <text:p>2.55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86232">
                <text:p>-1.86232</text:p>
              </table:table-cell>
              <table:table-cell office:value-type="float" office:value="2.57092">
                <text:p>2.570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83661">
                <text:p>-1.83661</text:p>
              </table:table-cell>
              <table:table-cell office:value-type="float" office:value="2.58929">
                <text:p>2.589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81071">
                <text:p>-1.81071</text:p>
              </table:table-cell>
              <table:table-cell office:value-type="float" office:value="2.6074">
                <text:p>2.60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78464">
                <text:p>-1.78464</text:p>
              </table:table-cell>
              <table:table-cell office:value-type="float" office:value="2.62524">
                <text:p>2.625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75839">
                <text:p>-1.75839</text:p>
              </table:table-cell>
              <table:table-cell office:value-type="float" office:value="2.64283">
                <text:p>2.642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73196">
                <text:p>-1.73196</text:p>
              </table:table-cell>
              <table:table-cell office:value-type="float" office:value="2.66015">
                <text:p>2.660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70536">
                <text:p>-1.70536</text:p>
              </table:table-cell>
              <table:table-cell office:value-type="float" office:value="2.6772">
                <text:p>2.67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67859">
                <text:p>-1.67859</text:p>
              </table:table-cell>
              <table:table-cell office:value-type="float" office:value="2.69399">
                <text:p>2.693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65165">
                <text:p>-1.65165</text:p>
              </table:table-cell>
              <table:table-cell office:value-type="float" office:value="2.7105">
                <text:p>2.71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62454">
                <text:p>-1.62454</text:p>
              </table:table-cell>
              <table:table-cell office:value-type="float" office:value="2.72675">
                <text:p>2.726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59727">
                <text:p>-1.59727</text:p>
              </table:table-cell>
              <table:table-cell office:value-type="float" office:value="2.74272">
                <text:p>2.742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56985">
                <text:p>-1.56985</text:p>
              </table:table-cell>
              <table:table-cell office:value-type="float" office:value="2.75842">
                <text:p>2.758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54226">
                <text:p>-1.54226</text:p>
              </table:table-cell>
              <table:table-cell office:value-type="float" office:value="2.77384">
                <text:p>2.773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51452">
                <text:p>-1.51452</text:p>
              </table:table-cell>
              <table:table-cell office:value-type="float" office:value="2.78899">
                <text:p>2.788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48663">
                <text:p>-1.48663</text:p>
              </table:table-cell>
              <table:table-cell office:value-type="float" office:value="2.80385">
                <text:p>2.803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4586">
                <text:p>-1.4586</text:p>
              </table:table-cell>
              <table:table-cell office:value-type="float" office:value="2.81844">
                <text:p>2.818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43041">
                <text:p>-1.43041</text:p>
              </table:table-cell>
              <table:table-cell office:value-type="float" office:value="2.83274">
                <text:p>2.832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40208">
                <text:p>-1.40208</text:p>
              </table:table-cell>
              <table:table-cell office:value-type="float" office:value="2.84677">
                <text:p>2.846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37362">
                <text:p>-1.37362</text:p>
              </table:table-cell>
              <table:table-cell office:value-type="float" office:value="2.8605">
                <text:p>2.86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34501">
                <text:p>-1.34501</text:p>
              </table:table-cell>
              <table:table-cell office:value-type="float" office:value="2.87395">
                <text:p>2.873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31627">
                <text:p>-1.31627</text:p>
              </table:table-cell>
              <table:table-cell office:value-type="float" office:value="2.88711">
                <text:p>2.887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2874">
                <text:p>-1.2874</text:p>
              </table:table-cell>
              <table:table-cell office:value-type="float" office:value="2.89999">
                <text:p>2.899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2584">
                <text:p>-1.2584</text:p>
              </table:table-cell>
              <table:table-cell office:value-type="float" office:value="2.91257">
                <text:p>2.912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22928">
                <text:p>-1.22928</text:p>
              </table:table-cell>
              <table:table-cell office:value-type="float" office:value="2.92487">
                <text:p>2.9248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.20003">
                <text:p>-1.20003</text:p>
              </table:table-cell>
              <table:table-cell office:value-type="float" office:value="2.93687">
                <text:p>2.936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17066">
                <text:p>-1.17066</text:p>
              </table:table-cell>
              <table:table-cell office:value-type="float" office:value="2.94857">
                <text:p>2.948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14117">
                <text:p>-1.14117</text:p>
              </table:table-cell>
              <table:table-cell office:value-type="float" office:value="2.95998">
                <text:p>2.959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11157">
                <text:p>-1.11157</text:p>
              </table:table-cell>
              <table:table-cell office:value-type="float" office:value="2.9711">
                <text:p>2.97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08186">
                <text:p>-1.08186</text:p>
              </table:table-cell>
              <table:table-cell office:value-type="float" office:value="2.98192">
                <text:p>2.981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05204">
                <text:p>-1.05204</text:p>
              </table:table-cell>
              <table:table-cell office:value-type="float" office:value="2.99244">
                <text:p>2.992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02212">
                <text:p>-1.02212</text:p>
              </table:table-cell>
              <table:table-cell office:value-type="float" office:value="3.00266">
                <text:p>3.002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992091">
                <text:p>-0.992091</text:p>
              </table:table-cell>
              <table:table-cell office:value-type="float" office:value="3.01258">
                <text:p>3.012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961965">
                <text:p>-0.961965</text:p>
              </table:table-cell>
              <table:table-cell office:value-type="float" office:value="3.0222">
                <text:p>3.02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931743">
                <text:p>-0.931743</text:p>
              </table:table-cell>
              <table:table-cell office:value-type="float" office:value="3.03152">
                <text:p>3.031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901428">
                <text:p>-0.901428</text:p>
              </table:table-cell>
              <table:table-cell office:value-type="float" office:value="3.04053">
                <text:p>3.040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871023">
                <text:p>-0.871023</text:p>
              </table:table-cell>
              <table:table-cell office:value-type="float" office:value="3.04924">
                <text:p>3.049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840531">
                <text:p>-0.840531</text:p>
              </table:table-cell>
              <table:table-cell office:value-type="float" office:value="3.05765">
                <text:p>3.057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809954">
                <text:p>-0.809954</text:p>
              </table:table-cell>
              <table:table-cell office:value-type="float" office:value="3.06575">
                <text:p>3.065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779297">
                <text:p>-0.779297</text:p>
              </table:table-cell>
              <table:table-cell office:value-type="float" office:value="3.07354">
                <text:p>3.073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748561">
                <text:p>-0.748561</text:p>
              </table:table-cell>
              <table:table-cell office:value-type="float" office:value="3.08103">
                <text:p>3.081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717751">
                <text:p>-0.717751</text:p>
              </table:table-cell>
              <table:table-cell office:value-type="float" office:value="3.0882">
                <text:p>3.08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686869">
                <text:p>-0.686869</text:p>
              </table:table-cell>
              <table:table-cell office:value-type="float" office:value="3.09507">
                <text:p>3.095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655918">
                <text:p>-0.655918</text:p>
              </table:table-cell>
              <table:table-cell office:value-type="float" office:value="3.10163">
                <text:p>3.101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624902">
                <text:p>-0.624902</text:p>
              </table:table-cell>
              <table:table-cell office:value-type="float" office:value="3.10788">
                <text:p>3.107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593823">
                <text:p>-0.593823</text:p>
              </table:table-cell>
              <table:table-cell office:value-type="float" office:value="3.11382">
                <text:p>3.113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562685">
                <text:p>-0.562685</text:p>
              </table:table-cell>
              <table:table-cell office:value-type="float" office:value="3.11945">
                <text:p>3.119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53149">
                <text:p>-0.53149</text:p>
              </table:table-cell>
              <table:table-cell office:value-type="float" office:value="3.12476">
                <text:p>3.124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500243">
                <text:p>-0.500243</text:p>
              </table:table-cell>
              <table:table-cell office:value-type="float" office:value="3.12976">
                <text:p>3.129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468945">
                <text:p>-0.468945</text:p>
              </table:table-cell>
              <table:table-cell office:value-type="float" office:value="3.13445">
                <text:p>3.134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437601">
                <text:p>-0.437601</text:p>
              </table:table-cell>
              <table:table-cell office:value-type="float" office:value="3.13883">
                <text:p>3.138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406212">
                <text:p>-0.406212</text:p>
              </table:table-cell>
              <table:table-cell office:value-type="float" office:value="3.14289">
                <text:p>3.142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374784">
                <text:p>-0.374784</text:p>
              </table:table-cell>
              <table:table-cell office:value-type="float" office:value="3.14664">
                <text:p>3.146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343317">
                <text:p>-0.343317</text:p>
              </table:table-cell>
              <table:table-cell office:value-type="float" office:value="3.15007">
                <text:p>3.150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311816">
                <text:p>-0.311816</text:p>
              </table:table-cell>
              <table:table-cell office:value-type="float" office:value="3.15319">
                <text:p>3.153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280285">
                <text:p>-0.280285</text:p>
              </table:table-cell>
              <table:table-cell office:value-type="float" office:value="3.15599">
                <text:p>3.155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248725">
                <text:p>-0.248725</text:p>
              </table:table-cell>
              <table:table-cell office:value-type="float" office:value="3.15848">
                <text:p>3.158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21714">
                <text:p>-0.21714</text:p>
              </table:table-cell>
              <table:table-cell office:value-type="float" office:value="3.16065">
                <text:p>3.160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185533">
                <text:p>-0.185533</text:p>
              </table:table-cell>
              <table:table-cell office:value-type="float" office:value="3.16251">
                <text:p>3.162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153908">
                <text:p>-0.153908</text:p>
              </table:table-cell>
              <table:table-cell office:value-type="float" office:value="3.16405">
                <text:p>3.164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122268">
                <text:p>-0.122268</text:p>
              </table:table-cell>
              <table:table-cell office:value-type="float" office:value="3.16527">
                <text:p>3.165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906151">
                <text:p>-0.0906151</text:p>
              </table:table-cell>
              <table:table-cell office:value-type="float" office:value="3.16617">
                <text:p>3.166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589534">
                <text:p>-0.0589534</text:p>
              </table:table-cell>
              <table:table-cell office:value-type="float" office:value="3.16676">
                <text:p>3.166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272858">
                <text:p>-0.0272858</text:p>
              </table:table-cell>
              <table:table-cell office:value-type="float" office:value="3.16704">
                <text:p>3.167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3846">
                <text:p>0.0043846</text:p>
              </table:table-cell>
              <table:table-cell office:value-type="float" office:value="3.16699">
                <text:p>3.166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360545">
                <text:p>0.0360545</text:p>
              </table:table-cell>
              <table:table-cell office:value-type="float" office:value="3.16663">
                <text:p>3.166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677208">
                <text:p>0.0677208</text:p>
              </table:table-cell>
              <table:table-cell office:value-type="float" office:value="3.16595">
                <text:p>3.165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993804">
                <text:p>0.0993804</text:p>
              </table:table-cell>
              <table:table-cell office:value-type="float" office:value="3.16496">
                <text:p>3.164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3103">
                <text:p>0.13103</text:p>
              </table:table-cell>
              <table:table-cell office:value-type="float" office:value="3.16365">
                <text:p>3.163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62667">
                <text:p>0.162667</text:p>
              </table:table-cell>
              <table:table-cell office:value-type="float" office:value="3.16202">
                <text:p>3.162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94287">
                <text:p>0.194287</text:p>
              </table:table-cell>
              <table:table-cell office:value-type="float" office:value="3.16008">
                <text:p>3.160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25888">
                <text:p>0.225888</text:p>
              </table:table-cell>
              <table:table-cell office:value-type="float" office:value="3.15782">
                <text:p>3.157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57466">
                <text:p>0.257466</text:p>
              </table:table-cell>
              <table:table-cell office:value-type="float" office:value="3.15525">
                <text:p>3.155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89018">
                <text:p>0.289018</text:p>
              </table:table-cell>
              <table:table-cell office:value-type="float" office:value="3.15236">
                <text:p>3.152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20542">
                <text:p>0.320542</text:p>
              </table:table-cell>
              <table:table-cell office:value-type="float" office:value="3.14915">
                <text:p>3.149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52033">
                <text:p>0.352033</text:p>
              </table:table-cell>
              <table:table-cell office:value-type="float" office:value="3.14563">
                <text:p>3.145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8349">
                <text:p>0.38349</text:p>
              </table:table-cell>
              <table:table-cell office:value-type="float" office:value="3.1418">
                <text:p>3.14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14908">
                <text:p>0.414908</text:p>
              </table:table-cell>
              <table:table-cell office:value-type="float" office:value="3.13765">
                <text:p>3.137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46284">
                <text:p>0.446284</text:p>
              </table:table-cell>
              <table:table-cell office:value-type="float" office:value="3.13318">
                <text:p>3.133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77616">
                <text:p>0.477616</text:p>
              </table:table-cell>
              <table:table-cell office:value-type="float" office:value="3.12841">
                <text:p>3.128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089">
                <text:p>0.5089</text:p>
              </table:table-cell>
              <table:table-cell office:value-type="float" office:value="3.12332">
                <text:p>3.123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40133">
                <text:p>0.540133</text:p>
              </table:table-cell>
              <table:table-cell office:value-type="float" office:value="3.11792">
                <text:p>3.117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71312">
                <text:p>0.571312</text:p>
              </table:table-cell>
              <table:table-cell office:value-type="float" office:value="3.11221">
                <text:p>3.11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02434">
                <text:p>0.602434</text:p>
              </table:table-cell>
              <table:table-cell office:value-type="float" office:value="3.10618">
                <text:p>3.106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633496">
                <text:p>0.633496</text:p>
              </table:table-cell>
              <table:table-cell office:value-type="float" office:value="3.09985">
                <text:p>3.099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64495">
                <text:p>0.664495</text:p>
              </table:table-cell>
              <table:table-cell office:value-type="float" office:value="3.0932">
                <text:p>3.09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95427">
                <text:p>0.695427</text:p>
              </table:table-cell>
              <table:table-cell office:value-type="float" office:value="3.08625">
                <text:p>3.086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26289">
                <text:p>0.726289</text:p>
              </table:table-cell>
              <table:table-cell office:value-type="float" office:value="3.07898">
                <text:p>3.078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57079">
                <text:p>0.757079</text:p>
              </table:table-cell>
              <table:table-cell office:value-type="float" office:value="3.07141">
                <text:p>3.071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87793">
                <text:p>0.787793</text:p>
              </table:table-cell>
              <table:table-cell office:value-type="float" office:value="3.06354">
                <text:p>3.063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18429">
                <text:p>0.818429</text:p>
              </table:table-cell>
              <table:table-cell office:value-type="float" office:value="3.05535">
                <text:p>3.055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48982">
                <text:p>0.848982</text:p>
              </table:table-cell>
              <table:table-cell office:value-type="float" office:value="3.04686">
                <text:p>3.046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79451">
                <text:p>0.879451</text:p>
              </table:table-cell>
              <table:table-cell office:value-type="float" office:value="3.03807">
                <text:p>3.038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09831">
                <text:p>0.909831</text:p>
              </table:table-cell>
              <table:table-cell office:value-type="float" office:value="3.02897">
                <text:p>3.028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40121">
                <text:p>0.940121</text:p>
              </table:table-cell>
              <table:table-cell office:value-type="float" office:value="3.01957">
                <text:p>3.019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70317">
                <text:p>0.970317</text:p>
              </table:table-cell>
              <table:table-cell office:value-type="float" office:value="3.00986">
                <text:p>3.009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00042">
                <text:p>1.00042</text:p>
              </table:table-cell>
              <table:table-cell office:value-type="float" office:value="2.99986">
                <text:p>2.999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03041">
                <text:p>1.03041</text:p>
              </table:table-cell>
              <table:table-cell office:value-type="float" office:value="2.98956">
                <text:p>2.989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06031">
                <text:p>1.06031</text:p>
              </table:table-cell>
              <table:table-cell office:value-type="float" office:value="2.97895">
                <text:p>2.978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0901">
                <text:p>1.0901</text:p>
              </table:table-cell>
              <table:table-cell office:value-type="float" office:value="2.96805">
                <text:p>2.968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1978">
                <text:p>1.11978</text:p>
              </table:table-cell>
              <table:table-cell office:value-type="float" office:value="2.95685">
                <text:p>2.956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4935">
                <text:p>1.14935</text:p>
              </table:table-cell>
              <table:table-cell office:value-type="float" office:value="2.94536">
                <text:p>2.945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788">
                <text:p>1.1788</text:p>
              </table:table-cell>
              <table:table-cell office:value-type="float" office:value="2.93357">
                <text:p>2.933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20814">
                <text:p>1.20814</text:p>
              </table:table-cell>
              <table:table-cell office:value-type="float" office:value="2.92149">
                <text:p>2.921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23735">
                <text:p>1.23735</text:p>
              </table:table-cell>
              <table:table-cell office:value-type="float" office:value="2.90912">
                <text:p>2.909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26644">
                <text:p>1.26644</text:p>
              </table:table-cell>
              <table:table-cell office:value-type="float" office:value="2.89645">
                <text:p>2.896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29541">
                <text:p>1.29541</text:p>
              </table:table-cell>
              <table:table-cell office:value-type="float" office:value="2.8835">
                <text:p>2.88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32424">
                <text:p>1.32424</text:p>
              </table:table-cell>
              <table:table-cell office:value-type="float" office:value="2.87026">
                <text:p>2.8702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35295">
                <text:p>1.35295</text:p>
              </table:table-cell>
              <table:table-cell office:value-type="float" office:value="2.85673">
                <text:p>2.856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38151">
                <text:p>1.38151</text:p>
              </table:table-cell>
              <table:table-cell office:value-type="float" office:value="2.84291">
                <text:p>2.842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40994">
                <text:p>1.40994</text:p>
              </table:table-cell>
              <table:table-cell office:value-type="float" office:value="2.82881">
                <text:p>2.828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43823">
                <text:p>1.43823</text:p>
              </table:table-cell>
              <table:table-cell office:value-type="float" office:value="2.81443">
                <text:p>2.814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46637">
                <text:p>1.46637</text:p>
              </table:table-cell>
              <table:table-cell office:value-type="float" office:value="2.79977">
                <text:p>2.799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49437">
                <text:p>1.49437</text:p>
              </table:table-cell>
              <table:table-cell office:value-type="float" office:value="2.78482">
                <text:p>2.7848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52222">
                <text:p>1.52222</text:p>
              </table:table-cell>
              <table:table-cell office:value-type="float" office:value="2.7696">
                <text:p>2.76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54992">
                <text:p>1.54992</text:p>
              </table:table-cell>
              <table:table-cell office:value-type="float" office:value="2.7541">
                <text:p>2.75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57746">
                <text:p>1.57746</text:p>
              </table:table-cell>
              <table:table-cell office:value-type="float" office:value="2.73833">
                <text:p>2.738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60484">
                <text:p>1.60484</text:p>
              </table:table-cell>
              <table:table-cell office:value-type="float" office:value="2.72228">
                <text:p>2.722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63206">
                <text:p>1.63206</text:p>
              </table:table-cell>
              <table:table-cell office:value-type="float" office:value="2.70596">
                <text:p>2.705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65912">
                <text:p>1.65912</text:p>
              </table:table-cell>
              <table:table-cell office:value-type="float" office:value="2.68937">
                <text:p>2.689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68602">
                <text:p>1.68602</text:p>
              </table:table-cell>
              <table:table-cell office:value-type="float" office:value="2.67251">
                <text:p>2.672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1274">
                <text:p>1.71274</text:p>
              </table:table-cell>
              <table:table-cell office:value-type="float" office:value="2.65538">
                <text:p>2.655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393">
                <text:p>1.7393</text:p>
              </table:table-cell>
              <table:table-cell office:value-type="float" office:value="2.63799">
                <text:p>2.637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6568">
                <text:p>1.76568</text:p>
              </table:table-cell>
              <table:table-cell office:value-type="float" office:value="2.62033">
                <text:p>2.620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79188">
                <text:p>1.79188</text:p>
              </table:table-cell>
              <table:table-cell office:value-type="float" office:value="2.60241">
                <text:p>2.602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8179">
                <text:p>1.8179</text:p>
              </table:table-cell>
              <table:table-cell office:value-type="float" office:value="2.58423">
                <text:p>2.584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84374">
                <text:p>1.84374</text:p>
              </table:table-cell>
              <table:table-cell office:value-type="float" office:value="2.56579">
                <text:p>2.565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8694">
                <text:p>1.8694</text:p>
              </table:table-cell>
              <table:table-cell office:value-type="float" office:value="2.5471">
                <text:p>2.54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89487">
                <text:p>1.89487</text:p>
              </table:table-cell>
              <table:table-cell office:value-type="float" office:value="2.52815">
                <text:p>2.528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2016">
                <text:p>1.92016</text:p>
              </table:table-cell>
              <table:table-cell office:value-type="float" office:value="2.50895">
                <text:p>2.508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4524">
                <text:p>1.94524</text:p>
              </table:table-cell>
              <table:table-cell office:value-type="float" office:value="2.4895">
                <text:p>2.48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7014">
                <text:p>1.97014</text:p>
              </table:table-cell>
              <table:table-cell office:value-type="float" office:value="2.4698">
                <text:p>2.46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99484">
                <text:p>1.99484</text:p>
              </table:table-cell>
              <table:table-cell office:value-type="float" office:value="2.44985">
                <text:p>2.449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01934">
                <text:p>2.01934</text:p>
              </table:table-cell>
              <table:table-cell office:value-type="float" office:value="2.42965">
                <text:p>2.429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04363">
                <text:p>2.04363</text:p>
              </table:table-cell>
              <table:table-cell office:value-type="float" office:value="2.40922">
                <text:p>2.409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06773">
                <text:p>2.06773</text:p>
              </table:table-cell>
              <table:table-cell office:value-type="float" office:value="2.38854">
                <text:p>2.388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09161">
                <text:p>2.09161</text:p>
              </table:table-cell>
              <table:table-cell office:value-type="float" office:value="2.36762">
                <text:p>2.367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11529">
                <text:p>2.11529</text:p>
              </table:table-cell>
              <table:table-cell office:value-type="float" office:value="2.34647">
                <text:p>2.346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13875">
                <text:p>2.13875</text:p>
              </table:table-cell>
              <table:table-cell office:value-type="float" office:value="2.32508">
                <text:p>2.325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162">
                <text:p>2.162</text:p>
              </table:table-cell>
              <table:table-cell office:value-type="float" office:value="2.30346">
                <text:p>2.303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18504">
                <text:p>2.18504</text:p>
              </table:table-cell>
              <table:table-cell office:value-type="float" office:value="2.28161">
                <text:p>2.281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20785">
                <text:p>2.20785</text:p>
              </table:table-cell>
              <table:table-cell office:value-type="float" office:value="2.25953">
                <text:p>2.259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23045">
                <text:p>2.23045</text:p>
              </table:table-cell>
              <table:table-cell office:value-type="float" office:value="2.23723">
                <text:p>2.237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25282">
                <text:p>2.25282</text:p>
              </table:table-cell>
              <table:table-cell office:value-type="float" office:value="2.2147">
                <text:p>2.21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27497">
                <text:p>2.27497</text:p>
              </table:table-cell>
              <table:table-cell office:value-type="float" office:value="2.19195">
                <text:p>2.191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29689">
                <text:p>2.29689</text:p>
              </table:table-cell>
              <table:table-cell office:value-type="float" office:value="2.16898">
                <text:p>2.168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31858">
                <text:p>2.31858</text:p>
              </table:table-cell>
              <table:table-cell office:value-type="float" office:value="2.1458">
                <text:p>2.14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34003">
                <text:p>2.34003</text:p>
              </table:table-cell>
              <table:table-cell office:value-type="float" office:value="2.1224">
                <text:p>2.12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36126">
                <text:p>2.36126</text:p>
              </table:table-cell>
              <table:table-cell office:value-type="float" office:value="2.09878">
                <text:p>2.098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38225">
                <text:p>2.38225</text:p>
              </table:table-cell>
              <table:table-cell office:value-type="float" office:value="2.07496">
                <text:p>2.074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403">
                <text:p>2.403</text:p>
              </table:table-cell>
              <table:table-cell office:value-type="float" office:value="2.05093">
                <text:p>2.050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42351">
                <text:p>2.42351</text:p>
              </table:table-cell>
              <table:table-cell office:value-type="float" office:value="2.0267">
                <text:p>2.02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44377">
                <text:p>2.44377</text:p>
              </table:table-cell>
              <table:table-cell office:value-type="float" office:value="2.00226">
                <text:p>2.002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4638">
                <text:p>2.4638</text:p>
              </table:table-cell>
              <table:table-cell office:value-type="float" office:value="1.97762">
                <text:p>1.977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48357">
                <text:p>2.48357</text:p>
              </table:table-cell>
              <table:table-cell office:value-type="float" office:value="1.95279">
                <text:p>1.952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5031">
                <text:p>2.5031</text:p>
              </table:table-cell>
              <table:table-cell office:value-type="float" office:value="1.92776">
                <text:p>1.927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52238">
                <text:p>2.52238</text:p>
              </table:table-cell>
              <table:table-cell office:value-type="float" office:value="1.90253">
                <text:p>1.902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5414">
                <text:p>2.5414</text:p>
              </table:table-cell>
              <table:table-cell office:value-type="float" office:value="1.87712">
                <text:p>1.877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56017">
                <text:p>2.56017</text:p>
              </table:table-cell>
              <table:table-cell office:value-type="float" office:value="1.85152">
                <text:p>1.851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57869">
                <text:p>2.57869</text:p>
              </table:table-cell>
              <table:table-cell office:value-type="float" office:value="1.82573">
                <text:p>1.825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59695">
                <text:p>2.59695</text:p>
              </table:table-cell>
              <table:table-cell office:value-type="float" office:value="1.79976">
                <text:p>1.799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61494">
                <text:p>2.61494</text:p>
              </table:table-cell>
              <table:table-cell office:value-type="float" office:value="1.77361">
                <text:p>1.773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63268">
                <text:p>2.63268</text:p>
              </table:table-cell>
              <table:table-cell office:value-type="float" office:value="1.74728">
                <text:p>1.747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65015">
                <text:p>2.65015</text:p>
              </table:table-cell>
              <table:table-cell office:value-type="float" office:value="1.72078">
                <text:p>1.720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66736">
                <text:p>2.66736</text:p>
              </table:table-cell>
              <table:table-cell office:value-type="float" office:value="1.69411">
                <text:p>1.694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6843">
                <text:p>2.6843</text:p>
              </table:table-cell>
              <table:table-cell office:value-type="float" office:value="1.66726">
                <text:p>1.667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70097">
                <text:p>2.70097</text:p>
              </table:table-cell>
              <table:table-cell office:value-type="float" office:value="1.64026">
                <text:p>1.640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71738">
                <text:p>2.71738</text:p>
              </table:table-cell>
              <table:table-cell office:value-type="float" office:value="1.61308">
                <text:p>1.613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73351">
                <text:p>2.73351</text:p>
              </table:table-cell>
              <table:table-cell office:value-type="float" office:value="1.58575">
                <text:p>1.585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74936">
                <text:p>2.74936</text:p>
              </table:table-cell>
              <table:table-cell office:value-type="float" office:value="1.55825">
                <text:p>1.558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76495">
                <text:p>2.76495</text:p>
              </table:table-cell>
              <table:table-cell office:value-type="float" office:value="1.5306">
                <text:p>1.53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78025">
                <text:p>2.78025</text:p>
              </table:table-cell>
              <table:table-cell office:value-type="float" office:value="1.5028">
                <text:p>1.50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79528">
                <text:p>2.79528</text:p>
              </table:table-cell>
              <table:table-cell office:value-type="float" office:value="1.47485">
                <text:p>1.474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81003">
                <text:p>2.81003</text:p>
              </table:table-cell>
              <table:table-cell office:value-type="float" office:value="1.44675">
                <text:p>1.446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8245">
                <text:p>2.8245</text:p>
              </table:table-cell>
              <table:table-cell office:value-type="float" office:value="1.4185">
                <text:p>1.41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83868">
                <text:p>2.83868</text:p>
              </table:table-cell>
              <table:table-cell office:value-type="float" office:value="1.39012">
                <text:p>1.390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85258">
                <text:p>2.85258</text:p>
              </table:table-cell>
              <table:table-cell office:value-type="float" office:value="1.36159">
                <text:p>1.3615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8662">
                <text:p>2.8662</text:p>
              </table:table-cell>
              <table:table-cell office:value-type="float" office:value="1.33293">
                <text:p>1.332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87953">
                <text:p>2.87953</text:p>
              </table:table-cell>
              <table:table-cell office:value-type="float" office:value="1.30413">
                <text:p>1.304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89257">
                <text:p>2.89257</text:p>
              </table:table-cell>
              <table:table-cell office:value-type="float" office:value="1.27521">
                <text:p>1.275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90532">
                <text:p>2.90532</text:p>
              </table:table-cell>
              <table:table-cell office:value-type="float" office:value="1.24615">
                <text:p>1.246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91778">
                <text:p>2.91778</text:p>
              </table:table-cell>
              <table:table-cell office:value-type="float" office:value="1.21698">
                <text:p>1.216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92995">
                <text:p>2.92995</text:p>
              </table:table-cell>
              <table:table-cell office:value-type="float" office:value="1.18768">
                <text:p>1.187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94183">
                <text:p>2.94183</text:p>
              </table:table-cell>
              <table:table-cell office:value-type="float" office:value="1.15826">
                <text:p>1.158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95341">
                <text:p>2.95341</text:p>
              </table:table-cell>
              <table:table-cell office:value-type="float" office:value="1.12872">
                <text:p>1.128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9647">
                <text:p>2.9647</text:p>
              </table:table-cell>
              <table:table-cell office:value-type="float" office:value="1.09908">
                <text:p>1.099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97569">
                <text:p>2.97569</text:p>
              </table:table-cell>
              <table:table-cell office:value-type="float" office:value="1.06932">
                <text:p>1.069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98638">
                <text:p>2.98638</text:p>
              </table:table-cell>
              <table:table-cell office:value-type="float" office:value="1.03946">
                <text:p>1.039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99678">
                <text:p>2.99678</text:p>
              </table:table-cell>
              <table:table-cell office:value-type="float" office:value="1.00949">
                <text:p>1.009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00687">
                <text:p>3.00687</text:p>
              </table:table-cell>
              <table:table-cell office:value-type="float" office:value="0.97942">
                <text:p>0.979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01667">
                <text:p>3.01667</text:p>
              </table:table-cell>
              <table:table-cell office:value-type="float" office:value="0.949253">
                <text:p>0.9492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02616">
                <text:p>3.02616</text:p>
              </table:table-cell>
              <table:table-cell office:value-type="float" office:value="0.918991">
                <text:p>0.9189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03535">
                <text:p>3.03535</text:p>
              </table:table-cell>
              <table:table-cell office:value-type="float" office:value="0.888638">
                <text:p>0.88863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04424">
                <text:p>3.04424</text:p>
              </table:table-cell>
              <table:table-cell office:value-type="float" office:value="0.858195">
                <text:p>0.8581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05282">
                <text:p>3.05282</text:p>
              </table:table-cell>
              <table:table-cell office:value-type="float" office:value="0.827667">
                <text:p>0.8276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06109">
                <text:p>3.06109</text:p>
              </table:table-cell>
              <table:table-cell office:value-type="float" office:value="0.797056">
                <text:p>0.7970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06907">
                <text:p>3.06907</text:p>
              </table:table-cell>
              <table:table-cell office:value-type="float" office:value="0.766366">
                <text:p>0.7663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07673">
                <text:p>3.07673</text:p>
              </table:table-cell>
              <table:table-cell office:value-type="float" office:value="0.735598">
                <text:p>0.7355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08409">
                <text:p>3.08409</text:p>
              </table:table-cell>
              <table:table-cell office:value-type="float" office:value="0.704758">
                <text:p>0.7047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09113">
                <text:p>3.09113</text:p>
              </table:table-cell>
              <table:table-cell office:value-type="float" office:value="0.673846">
                <text:p>0.6738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09787">
                <text:p>3.09787</text:p>
              </table:table-cell>
              <table:table-cell office:value-type="float" office:value="0.642867">
                <text:p>0.6428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1043">
                <text:p>3.1043</text:p>
              </table:table-cell>
              <table:table-cell office:value-type="float" office:value="0.611824">
                <text:p>0.6118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11042">
                <text:p>3.11042</text:p>
              </table:table-cell>
              <table:table-cell office:value-type="float" office:value="0.58072">
                <text:p>0.580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11623">
                <text:p>3.11623</text:p>
              </table:table-cell>
              <table:table-cell office:value-type="float" office:value="0.549558">
                <text:p>0.54955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12172">
                <text:p>3.12172</text:p>
              </table:table-cell>
              <table:table-cell office:value-type="float" office:value="0.518341">
                <text:p>0.5183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1269">
                <text:p>3.1269</text:p>
              </table:table-cell>
              <table:table-cell office:value-type="float" office:value="0.487072">
                <text:p>0.4870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13178">
                <text:p>3.13178</text:p>
              </table:table-cell>
              <table:table-cell office:value-type="float" office:value="0.455754">
                <text:p>0.4557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13633">
                <text:p>3.13633</text:p>
              </table:table-cell>
              <table:table-cell office:value-type="float" office:value="0.424391">
                <text:p>0.4243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14058">
                <text:p>3.14058</text:p>
              </table:table-cell>
              <table:table-cell office:value-type="float" office:value="0.392985">
                <text:p>0.3929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14451">
                <text:p>3.14451</text:p>
              </table:table-cell>
              <table:table-cell office:value-type="float" office:value="0.36154">
                <text:p>0.361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14812">
                <text:p>3.14812</text:p>
              </table:table-cell>
              <table:table-cell office:value-type="float" office:value="0.330059">
                <text:p>0.33005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15142">
                <text:p>3.15142</text:p>
              </table:table-cell>
              <table:table-cell office:value-type="float" office:value="0.298544">
                <text:p>0.2985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15441">
                <text:p>3.15441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15708">
                <text:p>3.15708</text:p>
              </table:table-cell>
              <table:table-cell office:value-type="float" office:value="0.23543">
                <text:p>0.2354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15943">
                <text:p>3.15943</text:p>
              </table:table-cell>
              <table:table-cell office:value-type="float" office:value="0.203835">
                <text:p>0.2038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16147">
                <text:p>3.16147</text:p>
              </table:table-cell>
              <table:table-cell office:value-type="float" office:value="0.172221">
                <text:p>0.1722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16319">
                <text:p>3.16319</text:p>
              </table:table-cell>
              <table:table-cell office:value-type="float" office:value="0.140589">
                <text:p>0.1405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1646">
                <text:p>3.1646</text:p>
              </table:table-cell>
              <table:table-cell office:value-type="float" office:value="0.108943">
                <text:p>0.1089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16569">
                <text:p>3.16569</text:p>
              </table:table-cell>
              <table:table-cell office:value-type="float" office:value="0.0772858">
                <text:p>0.07728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16646">
                <text:p>3.16646</text:p>
              </table:table-cell>
              <table:table-cell office:value-type="float" office:value="0.0456212">
                <text:p>0.04562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16692">
                <text:p>3.16692</text:p>
              </table:table-cell>
              <table:table-cell office:value-type="float" office:value="0.013952">
                <text:p>0.0139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16706">
                <text:p>3.16706</text:p>
              </table:table-cell>
              <table:table-cell office:value-type="float" office:value="-0.0177186">
                <text:p>-0.01771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16688">
                <text:p>3.16688</text:p>
              </table:table-cell>
              <table:table-cell office:value-type="float" office:value="-0.0493874">
                <text:p>-0.04938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16639">
                <text:p>3.16639</text:p>
              </table:table-cell>
              <table:table-cell office:value-type="float" office:value="-0.0810512">
                <text:p>-0.08105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16557">
                <text:p>3.16557</text:p>
              </table:table-cell>
              <table:table-cell office:value-type="float" office:value="-0.112707">
                <text:p>-0.1127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16445">
                <text:p>3.16445</text:p>
              </table:table-cell>
              <table:table-cell office:value-type="float" office:value="-0.144351">
                <text:p>-0.1443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163">
                <text:p>3.163</text:p>
              </table:table-cell>
              <table:table-cell office:value-type="float" office:value="-0.175981">
                <text:p>-0.17598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16124">
                <text:p>3.16124</text:p>
              </table:table-cell>
              <table:table-cell office:value-type="float" office:value="-0.207594">
                <text:p>-0.2075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15917">
                <text:p>3.15917</text:p>
              </table:table-cell>
              <table:table-cell office:value-type="float" office:value="-0.239186">
                <text:p>-0.2391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15678">
                <text:p>3.15678</text:p>
              </table:table-cell>
              <table:table-cell office:value-type="float" office:value="-0.270753">
                <text:p>-0.2707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15407">
                <text:p>3.15407</text:p>
              </table:table-cell>
              <table:table-cell office:value-type="float" office:value="-0.302294">
                <text:p>-0.3022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15105">
                <text:p>3.15105</text:p>
              </table:table-cell>
              <table:table-cell office:value-type="float" office:value="-0.333805">
                <text:p>-0.333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14771">
                <text:p>3.14771</text:p>
              </table:table-cell>
              <table:table-cell office:value-type="float" office:value="-0.365282">
                <text:p>-0.3652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14406">
                <text:p>3.14406</text:p>
              </table:table-cell>
              <table:table-cell office:value-type="float" office:value="-0.396722">
                <text:p>-0.3967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14009">
                <text:p>3.14009</text:p>
              </table:table-cell>
              <table:table-cell office:value-type="float" office:value="-0.428123">
                <text:p>-0.42812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13581">
                <text:p>3.13581</text:p>
              </table:table-cell>
              <table:table-cell office:value-type="float" office:value="-0.459481">
                <text:p>-0.4594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13121">
                <text:p>3.13121</text:p>
              </table:table-cell>
              <table:table-cell office:value-type="float" office:value="-0.490793">
                <text:p>-0.4907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263">
                <text:p>3.1263</text:p>
              </table:table-cell>
              <table:table-cell office:value-type="float" office:value="-0.522056">
                <text:p>-0.5220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12108">
                <text:p>3.12108</text:p>
              </table:table-cell>
              <table:table-cell office:value-type="float" office:value="-0.553267">
                <text:p>-0.5532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11555">
                <text:p>3.11555</text:p>
              </table:table-cell>
              <table:table-cell office:value-type="float" office:value="-0.584423">
                <text:p>-0.5844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10971">
                <text:p>3.10971</text:p>
              </table:table-cell>
              <table:table-cell office:value-type="float" office:value="-0.61552">
                <text:p>-0.615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10355">
                <text:p>3.10355</text:p>
              </table:table-cell>
              <table:table-cell office:value-type="float" office:value="-0.646555">
                <text:p>-0.6465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09709">
                <text:p>3.09709</text:p>
              </table:table-cell>
              <table:table-cell office:value-type="float" office:value="-0.677526">
                <text:p>-0.6775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09031">
                <text:p>3.09031</text:p>
              </table:table-cell>
              <table:table-cell office:value-type="float" office:value="-0.708429">
                <text:p>-0.7084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08323">
                <text:p>3.08323</text:p>
              </table:table-cell>
              <table:table-cell office:value-type="float" office:value="-0.739261">
                <text:p>-0.7392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07583">
                <text:p>3.07583</text:p>
              </table:table-cell>
              <table:table-cell office:value-type="float" office:value="-0.77002">
                <text:p>-0.770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06813">
                <text:p>3.06813</text:p>
              </table:table-cell>
              <table:table-cell office:value-type="float" office:value="-0.800701">
                <text:p>-0.8007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06013">
                <text:p>3.06013</text:p>
              </table:table-cell>
              <table:table-cell office:value-type="float" office:value="-0.831302">
                <text:p>-0.8313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05181">
                <text:p>3.05181</text:p>
              </table:table-cell>
              <table:table-cell office:value-type="float" office:value="-0.861821">
                <text:p>-0.8618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0432">
                <text:p>3.0432</text:p>
              </table:table-cell>
              <table:table-cell office:value-type="float" office:value="-0.892252">
                <text:p>-0.8922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03427">
                <text:p>3.03427</text:p>
              </table:table-cell>
              <table:table-cell office:value-type="float" office:value="-0.922595">
                <text:p>-0.9225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02505">
                <text:p>3.02505</text:p>
              </table:table-cell>
              <table:table-cell office:value-type="float" office:value="-0.952846">
                <text:p>-0.9528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01552">
                <text:p>3.01552</text:p>
              </table:table-cell>
              <table:table-cell office:value-type="float" office:value="-0.983001">
                <text:p>-0.9830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00569">
                <text:p>3.00569</text:p>
              </table:table-cell>
              <table:table-cell office:value-type="float" office:value="-1.01306">
                <text:p>-1.013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99556">
                <text:p>2.99556</text:p>
              </table:table-cell>
              <table:table-cell office:value-type="float" office:value="-1.04301">
                <text:p>-1.043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98513">
                <text:p>2.98513</text:p>
              </table:table-cell>
              <table:table-cell office:value-type="float" office:value="-1.07286">
                <text:p>-1.072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9744">
                <text:p>2.9744</text:p>
              </table:table-cell>
              <table:table-cell office:value-type="float" office:value="-1.10261">
                <text:p>-1.1026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96337">
                <text:p>2.96337</text:p>
              </table:table-cell>
              <table:table-cell office:value-type="float" office:value="-1.13224">
                <text:p>-1.132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95205">
                <text:p>2.95205</text:p>
              </table:table-cell>
              <table:table-cell office:value-type="float" office:value="-1.16176">
                <text:p>-1.161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94043">
                <text:p>2.94043</text:p>
              </table:table-cell>
              <table:table-cell office:value-type="float" office:value="-1.19117">
                <text:p>-1.191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92852">
                <text:p>2.92852</text:p>
              </table:table-cell>
              <table:table-cell office:value-type="float" office:value="-1.22045">
                <text:p>-1.220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91632">
                <text:p>2.91632</text:p>
              </table:table-cell>
              <table:table-cell office:value-type="float" office:value="-1.24962">
                <text:p>-1.249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90382">
                <text:p>2.90382</text:p>
              </table:table-cell>
              <table:table-cell office:value-type="float" office:value="-1.27865">
                <text:p>-1.278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89103">
                <text:p>2.89103</text:p>
              </table:table-cell>
              <table:table-cell office:value-type="float" office:value="-1.30756">
                <text:p>-1.307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87796">
                <text:p>2.87796</text:p>
              </table:table-cell>
              <table:table-cell office:value-type="float" office:value="-1.33634">
                <text:p>-1.336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8646">
                <text:p>2.8646</text:p>
              </table:table-cell>
              <table:table-cell office:value-type="float" office:value="-1.36499">
                <text:p>-1.364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85095">
                <text:p>2.85095</text:p>
              </table:table-cell>
              <table:table-cell office:value-type="float" office:value="-1.3935">
                <text:p>-1.39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83701">
                <text:p>2.83701</text:p>
              </table:table-cell>
              <table:table-cell office:value-type="float" office:value="-1.42187">
                <text:p>-1.421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82279">
                <text:p>2.82279</text:p>
              </table:table-cell>
              <table:table-cell office:value-type="float" office:value="-1.4501">
                <text:p>-1.45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80829">
                <text:p>2.80829</text:p>
              </table:table-cell>
              <table:table-cell office:value-type="float" office:value="-1.47818">
                <text:p>-1.478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79351">
                <text:p>2.79351</text:p>
              </table:table-cell>
              <table:table-cell office:value-type="float" office:value="-1.50612">
                <text:p>-1.506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77845">
                <text:p>2.77845</text:p>
              </table:table-cell>
              <table:table-cell office:value-type="float" office:value="-1.5339">
                <text:p>-1.53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76311">
                <text:p>2.76311</text:p>
              </table:table-cell>
              <table:table-cell office:value-type="float" office:value="-1.56153">
                <text:p>-1.561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74749">
                <text:p>2.74749</text:p>
              </table:table-cell>
              <table:table-cell office:value-type="float" office:value="-1.58901">
                <text:p>-1.589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7316">
                <text:p>2.7316</text:p>
              </table:table-cell>
              <table:table-cell office:value-type="float" office:value="-1.61632">
                <text:p>-1.616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71544">
                <text:p>2.71544</text:p>
              </table:table-cell>
              <table:table-cell office:value-type="float" office:value="-1.64348">
                <text:p>-1.643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69901">
                <text:p>2.69901</text:p>
              </table:table-cell>
              <table:table-cell office:value-type="float" office:value="-1.67047">
                <text:p>-1.670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6823">
                <text:p>2.6823</text:p>
              </table:table-cell>
              <table:table-cell office:value-type="float" office:value="-1.69729">
                <text:p>-1.697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66533">
                <text:p>2.66533</text:p>
              </table:table-cell>
              <table:table-cell office:value-type="float" office:value="-1.72394">
                <text:p>-1.723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64809">
                <text:p>2.64809</text:p>
              </table:table-cell>
              <table:table-cell office:value-type="float" office:value="-1.75042">
                <text:p>-1.750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63058">
                <text:p>2.63058</text:p>
              </table:table-cell>
              <table:table-cell office:value-type="float" office:value="-1.77673">
                <text:p>-1.776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61282">
                <text:p>2.61282</text:p>
              </table:table-cell>
              <table:table-cell office:value-type="float" office:value="-1.80286">
                <text:p>-1.802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59479">
                <text:p>2.59479</text:p>
              </table:table-cell>
              <table:table-cell office:value-type="float" office:value="-1.82881">
                <text:p>-1.828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5765">
                <text:p>2.5765</text:p>
              </table:table-cell>
              <table:table-cell office:value-type="float" office:value="-1.85457">
                <text:p>-1.854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55795">
                <text:p>2.55795</text:p>
              </table:table-cell>
              <table:table-cell office:value-type="float" office:value="-1.88015">
                <text:p>-1.880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53915">
                <text:p>2.53915</text:p>
              </table:table-cell>
              <table:table-cell office:value-type="float" office:value="-1.90554">
                <text:p>-1.905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5201">
                <text:p>2.5201</text:p>
              </table:table-cell>
              <table:table-cell office:value-type="float" office:value="-1.93074">
                <text:p>-1.9307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50079">
                <text:p>2.50079</text:p>
              </table:table-cell>
              <table:table-cell office:value-type="float" office:value="-1.95575">
                <text:p>-1.955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48123">
                <text:p>2.48123</text:p>
              </table:table-cell>
              <table:table-cell office:value-type="float" office:value="-1.98056">
                <text:p>-1.980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46143">
                <text:p>2.46143</text:p>
              </table:table-cell>
              <table:table-cell office:value-type="float" office:value="-2.00518">
                <text:p>-2.005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44138">
                <text:p>2.44138</text:p>
              </table:table-cell>
              <table:table-cell office:value-type="float" office:value="-2.02959">
                <text:p>-2.0295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42108">
                <text:p>2.42108</text:p>
              </table:table-cell>
              <table:table-cell office:value-type="float" office:value="-2.0538">
                <text:p>-2.053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40054">
                <text:p>2.40054</text:p>
              </table:table-cell>
              <table:table-cell office:value-type="float" office:value="-2.07781">
                <text:p>-2.0778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37976">
                <text:p>2.37976</text:p>
              </table:table-cell>
              <table:table-cell office:value-type="float" office:value="-2.1016">
                <text:p>-2.10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35875">
                <text:p>2.35875</text:p>
              </table:table-cell>
              <table:table-cell office:value-type="float" office:value="-2.12519">
                <text:p>-2.125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3375">
                <text:p>2.3375</text:p>
              </table:table-cell>
              <table:table-cell office:value-type="float" office:value="-2.14857">
                <text:p>-2.148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31601">
                <text:p>2.31601</text:p>
              </table:table-cell>
              <table:table-cell office:value-type="float" office:value="-2.17173">
                <text:p>-2.1717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29429">
                <text:p>2.29429</text:p>
              </table:table-cell>
              <table:table-cell office:value-type="float" office:value="-2.19467">
                <text:p>-2.194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27235">
                <text:p>2.27235</text:p>
              </table:table-cell>
              <table:table-cell office:value-type="float" office:value="-2.21739">
                <text:p>-2.217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25017">
                <text:p>2.25017</text:p>
              </table:table-cell>
              <table:table-cell office:value-type="float" office:value="-2.23989">
                <text:p>-2.2398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22777">
                <text:p>2.22777</text:p>
              </table:table-cell>
              <table:table-cell office:value-type="float" office:value="-2.26217">
                <text:p>-2.262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20515">
                <text:p>2.20515</text:p>
              </table:table-cell>
              <table:table-cell office:value-type="float" office:value="-2.28422">
                <text:p>-2.284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18231">
                <text:p>2.18231</text:p>
              </table:table-cell>
              <table:table-cell office:value-type="float" office:value="-2.30605">
                <text:p>-2.306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15925">
                <text:p>2.15925</text:p>
              </table:table-cell>
              <table:table-cell office:value-type="float" office:value="-2.32764">
                <text:p>-2.327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13597">
                <text:p>2.13597</text:p>
              </table:table-cell>
              <table:table-cell office:value-type="float" office:value="-2.349">
                <text:p>-2.34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11248">
                <text:p>2.11248</text:p>
              </table:table-cell>
              <table:table-cell office:value-type="float" office:value="-2.37012">
                <text:p>-2.370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08878">
                <text:p>2.08878</text:p>
              </table:table-cell>
              <table:table-cell office:value-type="float" office:value="-2.39101">
                <text:p>-2.391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06487">
                <text:p>2.06487</text:p>
              </table:table-cell>
              <table:table-cell office:value-type="float" office:value="-2.41166">
                <text:p>-2.411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04075">
                <text:p>2.04075</text:p>
              </table:table-cell>
              <table:table-cell office:value-type="float" office:value="-2.43207">
                <text:p>-2.432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01643">
                <text:p>2.01643</text:p>
              </table:table-cell>
              <table:table-cell office:value-type="float" office:value="-2.45223">
                <text:p>-2.452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99191">
                <text:p>1.99191</text:p>
              </table:table-cell>
              <table:table-cell office:value-type="float" office:value="-2.47215">
                <text:p>-2.472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96719">
                <text:p>1.96719</text:p>
              </table:table-cell>
              <table:table-cell office:value-type="float" office:value="-2.49182">
                <text:p>-2.491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94227">
                <text:p>1.94227</text:p>
              </table:table-cell>
              <table:table-cell office:value-type="float" office:value="-2.51125">
                <text:p>-2.511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91716">
                <text:p>1.91716</text:p>
              </table:table-cell>
              <table:table-cell office:value-type="float" office:value="-2.53042">
                <text:p>-2.530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89185">
                <text:p>1.89185</text:p>
              </table:table-cell>
              <table:table-cell office:value-type="float" office:value="-2.54934">
                <text:p>-2.549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86636">
                <text:p>1.86636</text:p>
              </table:table-cell>
              <table:table-cell office:value-type="float" office:value="-2.568">
                <text:p>-2.5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84068">
                <text:p>1.84068</text:p>
              </table:table-cell>
              <table:table-cell office:value-type="float" office:value="-2.58641">
                <text:p>-2.586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81482">
                <text:p>1.81482</text:p>
              </table:table-cell>
              <table:table-cell office:value-type="float" office:value="-2.60456">
                <text:p>-2.604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78877">
                <text:p>1.78877</text:p>
              </table:table-cell>
              <table:table-cell office:value-type="float" office:value="-2.62244">
                <text:p>-2.622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76255">
                <text:p>1.76255</text:p>
              </table:table-cell>
              <table:table-cell office:value-type="float" office:value="-2.64007">
                <text:p>-2.640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73615">
                <text:p>1.73615</text:p>
              </table:table-cell>
              <table:table-cell office:value-type="float" office:value="-2.65743">
                <text:p>-2.6574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70957">
                <text:p>1.70957</text:p>
              </table:table-cell>
              <table:table-cell office:value-type="float" office:value="-2.67453">
                <text:p>-2.674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68283">
                <text:p>1.68283</text:p>
              </table:table-cell>
              <table:table-cell office:value-type="float" office:value="-2.69135">
                <text:p>-2.691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65591">
                <text:p>1.65591</text:p>
              </table:table-cell>
              <table:table-cell office:value-type="float" office:value="-2.70791">
                <text:p>-2.707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62883">
                <text:p>1.62883</text:p>
              </table:table-cell>
              <table:table-cell office:value-type="float" office:value="-2.7242">
                <text:p>-2.72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60159">
                <text:p>1.60159</text:p>
              </table:table-cell>
              <table:table-cell office:value-type="float" office:value="-2.74022">
                <text:p>-2.740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57419">
                <text:p>1.57419</text:p>
              </table:table-cell>
              <table:table-cell office:value-type="float" office:value="-2.75596">
                <text:p>-2.755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54663">
                <text:p>1.54663</text:p>
              </table:table-cell>
              <table:table-cell office:value-type="float" office:value="-2.77143">
                <text:p>-2.771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51892">
                <text:p>1.51892</text:p>
              </table:table-cell>
              <table:table-cell office:value-type="float" office:value="-2.78661">
                <text:p>-2.786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49105">
                <text:p>1.49105</text:p>
              </table:table-cell>
              <table:table-cell office:value-type="float" office:value="-2.80152">
                <text:p>-2.801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46303">
                <text:p>1.46303</text:p>
              </table:table-cell>
              <table:table-cell office:value-type="float" office:value="-2.81616">
                <text:p>-2.816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43487">
                <text:p>1.43487</text:p>
              </table:table-cell>
              <table:table-cell office:value-type="float" office:value="-2.8305">
                <text:p>-2.83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0657">
                <text:p>1.40657</text:p>
              </table:table-cell>
              <table:table-cell office:value-type="float" office:value="-2.84457">
                <text:p>-2.844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37812">
                <text:p>1.37812</text:p>
              </table:table-cell>
              <table:table-cell office:value-type="float" office:value="-2.85835">
                <text:p>-2.858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34954">
                <text:p>1.34954</text:p>
              </table:table-cell>
              <table:table-cell office:value-type="float" office:value="-2.87185">
                <text:p>-2.871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32082">
                <text:p>1.32082</text:p>
              </table:table-cell>
              <table:table-cell office:value-type="float" office:value="-2.88505">
                <text:p>-2.885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29197">
                <text:p>1.29197</text:p>
              </table:table-cell>
              <table:table-cell office:value-type="float" office:value="-2.89797">
                <text:p>-2.897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26299">
                <text:p>1.26299</text:p>
              </table:table-cell>
              <table:table-cell office:value-type="float" office:value="-2.9106">
                <text:p>-2.910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23388">
                <text:p>1.23388</text:p>
              </table:table-cell>
              <table:table-cell office:value-type="float" office:value="-2.92294">
                <text:p>-2.922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0465">
                <text:p>1.20465</text:p>
              </table:table-cell>
              <table:table-cell office:value-type="float" office:value="-2.93499">
                <text:p>-2.9349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1753">
                <text:p>1.1753</text:p>
              </table:table-cell>
              <table:table-cell office:value-type="float" office:value="-2.94674">
                <text:p>-2.946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14584">
                <text:p>1.14584</text:p>
              </table:table-cell>
              <table:table-cell office:value-type="float" office:value="-2.9582">
                <text:p>-2.958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11626">
                <text:p>1.11626</text:p>
              </table:table-cell>
              <table:table-cell office:value-type="float" office:value="-2.96936">
                <text:p>-2.969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08656">
                <text:p>1.08656</text:p>
              </table:table-cell>
              <table:table-cell office:value-type="float" office:value="-2.98023">
                <text:p>-2.980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05676">
                <text:p>1.05676</text:p>
              </table:table-cell>
              <table:table-cell office:value-type="float" office:value="-2.9908">
                <text:p>-2.99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02685">
                <text:p>1.02685</text:p>
              </table:table-cell>
              <table:table-cell office:value-type="float" office:value="-3.00107">
                <text:p>-3.001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96841">
                <text:p>0.996841</text:p>
              </table:table-cell>
              <table:table-cell office:value-type="float" office:value="-3.01103">
                <text:p>-3.011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66731">
                <text:p>0.966731</text:p>
              </table:table-cell>
              <table:table-cell office:value-type="float" office:value="-3.0207">
                <text:p>-3.02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36524">
                <text:p>0.936524</text:p>
              </table:table-cell>
              <table:table-cell office:value-type="float" office:value="-3.03007">
                <text:p>-3.0300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06223">
                <text:p>0.906223</text:p>
              </table:table-cell>
              <table:table-cell office:value-type="float" office:value="-3.03913">
                <text:p>-3.039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75832">
                <text:p>0.875832</text:p>
              </table:table-cell>
              <table:table-cell office:value-type="float" office:value="-3.04789">
                <text:p>-3.047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45353">
                <text:p>0.845353</text:p>
              </table:table-cell>
              <table:table-cell office:value-type="float" office:value="-3.05634">
                <text:p>-3.056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14789">
                <text:p>0.814789</text:p>
              </table:table-cell>
              <table:table-cell office:value-type="float" office:value="-3.06449">
                <text:p>-3.064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84144">
                <text:p>0.784144</text:p>
              </table:table-cell>
              <table:table-cell office:value-type="float" office:value="-3.07233">
                <text:p>-3.072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53421">
                <text:p>0.753421</text:p>
              </table:table-cell>
              <table:table-cell office:value-type="float" office:value="-3.07986">
                <text:p>-3.079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22622">
                <text:p>0.722622</text:p>
              </table:table-cell>
              <table:table-cell office:value-type="float" office:value="-3.08709">
                <text:p>-3.0870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691752">
                <text:p>0.691752</text:p>
              </table:table-cell>
              <table:table-cell office:value-type="float" office:value="-3.09401">
                <text:p>-3.094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60812">
                <text:p>0.660812</text:p>
              </table:table-cell>
              <table:table-cell office:value-type="float" office:value="-3.10062">
                <text:p>-3.100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629805">
                <text:p>0.629805</text:p>
              </table:table-cell>
              <table:table-cell office:value-type="float" office:value="-3.10691">
                <text:p>-3.106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598736">
                <text:p>0.598736</text:p>
              </table:table-cell>
              <table:table-cell office:value-type="float" office:value="-3.1129">
                <text:p>-3.11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567607">
                <text:p>0.567607</text:p>
              </table:table-cell>
              <table:table-cell office:value-type="float" office:value="-3.11858">
                <text:p>-3.118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536421">
                <text:p>0.536421</text:p>
              </table:table-cell>
              <table:table-cell office:value-type="float" office:value="-3.12394">
                <text:p>-3.123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505182">
                <text:p>0.505182</text:p>
              </table:table-cell>
              <table:table-cell office:value-type="float" office:value="-3.12899">
                <text:p>-3.1289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73892">
                <text:p>0.473892</text:p>
              </table:table-cell>
              <table:table-cell office:value-type="float" office:value="-3.13373">
                <text:p>-3.1337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442555">
                <text:p>0.442555</text:p>
              </table:table-cell>
              <table:table-cell office:value-type="float" office:value="-3.13816">
                <text:p>-3.138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11173">
                <text:p>0.411173</text:p>
              </table:table-cell>
              <table:table-cell office:value-type="float" office:value="-3.14227">
                <text:p>-3.142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79751">
                <text:p>0.379751</text:p>
              </table:table-cell>
              <table:table-cell office:value-type="float" office:value="-3.14607">
                <text:p>-3.146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4829">
                <text:p>0.34829</text:p>
              </table:table-cell>
              <table:table-cell office:value-type="float" office:value="-3.14955">
                <text:p>-3.149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16794">
                <text:p>0.316794</text:p>
              </table:table-cell>
              <table:table-cell office:value-type="float" office:value="-3.15272">
                <text:p>-3.152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85267">
                <text:p>0.285267</text:p>
              </table:table-cell>
              <table:table-cell office:value-type="float" office:value="-3.15557">
                <text:p>-3.1555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53711">
                <text:p>0.253711</text:p>
              </table:table-cell>
              <table:table-cell office:value-type="float" office:value="-3.15811">
                <text:p>-3.158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2213">
                <text:p>0.22213</text:p>
              </table:table-cell>
              <table:table-cell office:value-type="float" office:value="-3.16033">
                <text:p>-3.160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90527">
                <text:p>0.190527</text:p>
              </table:table-cell>
              <table:table-cell office:value-type="float" office:value="-3.16223">
                <text:p>-3.162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58905">
                <text:p>0.158905</text:p>
              </table:table-cell>
              <table:table-cell office:value-type="float" office:value="-3.16382">
                <text:p>-3.1638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27267">
                <text:p>0.127267</text:p>
              </table:table-cell>
              <table:table-cell office:value-type="float" office:value="-3.1651">
                <text:p>-3.16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956156">
                <text:p>0.0956156</text:p>
              </table:table-cell>
              <table:table-cell office:value-type="float" office:value="-3.16605">
                <text:p>-3.166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63955">
                <text:p>0.063955</text:p>
              </table:table-cell>
              <table:table-cell office:value-type="float" office:value="-3.16669">
                <text:p>-3.166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322881">
                <text:p>0.0322881</text:p>
              </table:table-cell>
              <table:table-cell office:value-type="float" office:value="-3.16701">
                <text:p>-3.167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617986">
                <text:p>0.000617986</text:p>
              </table:table-cell>
              <table:table-cell office:value-type="float" office:value="-3.16702">
                <text:p>-3.167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310522">
                <text:p>-0.0310522</text:p>
              </table:table-cell>
              <table:table-cell office:value-type="float" office:value="-3.16671">
                <text:p>-3.166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627193">
                <text:p>-0.0627193</text:p>
              </table:table-cell>
              <table:table-cell office:value-type="float" office:value="-3.16608">
                <text:p>-3.166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943801">
                <text:p>-0.0943801</text:p>
              </table:table-cell>
              <table:table-cell office:value-type="float" office:value="-3.16514">
                <text:p>-3.165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126032">
                <text:p>-0.126032</text:p>
              </table:table-cell>
              <table:table-cell office:value-type="float" office:value="-3.16388">
                <text:p>-3.1638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15767">
                <text:p>-0.15767</text:p>
              </table:table-cell>
              <table:table-cell office:value-type="float" office:value="-3.1623">
                <text:p>-3.16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189293">
                <text:p>-0.189293</text:p>
              </table:table-cell>
              <table:table-cell office:value-type="float" office:value="-3.16041">
                <text:p>-3.1604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220897">
                <text:p>-0.220897</text:p>
              </table:table-cell>
              <table:table-cell office:value-type="float" office:value="-3.1582">
                <text:p>-3.15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252479">
                <text:p>-0.252479</text:p>
              </table:table-cell>
              <table:table-cell office:value-type="float" office:value="-3.15568">
                <text:p>-3.155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284036">
                <text:p>-0.284036</text:p>
              </table:table-cell>
              <table:table-cell office:value-type="float" office:value="-3.15283">
                <text:p>-3.152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315565">
                <text:p>-0.315565</text:p>
              </table:table-cell>
              <table:table-cell office:value-type="float" office:value="-3.14968">
                <text:p>-3.149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347061">
                <text:p>-0.347061</text:p>
              </table:table-cell>
              <table:table-cell office:value-type="float" office:value="-3.14621">
                <text:p>-3.146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378523">
                <text:p>-0.378523</text:p>
              </table:table-cell>
              <table:table-cell office:value-type="float" office:value="-3.14242">
                <text:p>-3.1424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409948">
                <text:p>-0.409948</text:p>
              </table:table-cell>
              <table:table-cell office:value-type="float" office:value="-3.13832">
                <text:p>-3.138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441331">
                <text:p>-0.441331</text:p>
              </table:table-cell>
              <table:table-cell office:value-type="float" office:value="-3.13391">
                <text:p>-3.133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47267">
                <text:p>-0.47267</text:p>
              </table:table-cell>
              <table:table-cell office:value-type="float" office:value="-3.12918">
                <text:p>-3.129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503962">
                <text:p>-0.503962</text:p>
              </table:table-cell>
              <table:table-cell office:value-type="float" office:value="-3.12414">
                <text:p>-3.124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535203">
                <text:p>-0.535203</text:p>
              </table:table-cell>
              <table:table-cell office:value-type="float" office:value="-3.11879">
                <text:p>-3.1187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566391">
                <text:p>-0.566391</text:p>
              </table:table-cell>
              <table:table-cell office:value-type="float" office:value="-3.11313">
                <text:p>-3.113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597522">
                <text:p>-0.597522</text:p>
              </table:table-cell>
              <table:table-cell office:value-type="float" office:value="-3.10715">
                <text:p>-3.107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628594">
                <text:p>-0.628594</text:p>
              </table:table-cell>
              <table:table-cell office:value-type="float" office:value="-3.10087">
                <text:p>-3.100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659603">
                <text:p>-0.659603</text:p>
              </table:table-cell>
              <table:table-cell office:value-type="float" office:value="-3.09427">
                <text:p>-3.094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690545">
                <text:p>-0.690545</text:p>
              </table:table-cell>
              <table:table-cell office:value-type="float" office:value="-3.08737">
                <text:p>-3.087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721419">
                <text:p>-0.721419</text:p>
              </table:table-cell>
              <table:table-cell office:value-type="float" office:value="-3.08015">
                <text:p>-3.080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752221">
                <text:p>-0.752221</text:p>
              </table:table-cell>
              <table:table-cell office:value-type="float" office:value="-3.07263">
                <text:p>-3.0726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782947">
                <text:p>-0.782947</text:p>
              </table:table-cell>
              <table:table-cell office:value-type="float" office:value="-3.0648">
                <text:p>-3.06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813595">
                <text:p>-0.813595</text:p>
              </table:table-cell>
              <table:table-cell office:value-type="float" office:value="-3.05666">
                <text:p>-3.056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844162">
                <text:p>-0.844162</text:p>
              </table:table-cell>
              <table:table-cell office:value-type="float" office:value="-3.04822">
                <text:p>-3.048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874644">
                <text:p>-0.874644</text:p>
              </table:table-cell>
              <table:table-cell office:value-type="float" office:value="-3.03948">
                <text:p>-3.039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905038">
                <text:p>-0.905038</text:p>
              </table:table-cell>
              <table:table-cell office:value-type="float" office:value="-3.03043">
                <text:p>-3.030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935343">
                <text:p>-0.935343</text:p>
              </table:table-cell>
              <table:table-cell office:value-type="float" office:value="-3.02107">
                <text:p>-3.021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965553">
                <text:p>-0.965553</text:p>
              </table:table-cell>
              <table:table-cell office:value-type="float" office:value="-3.01142">
                <text:p>-3.011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995668">
                <text:p>-0.995668</text:p>
              </table:table-cell>
              <table:table-cell office:value-type="float" office:value="-3.00146">
                <text:p>-3.001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.02568">
                <text:p>-1.02568</text:p>
              </table:table-cell>
              <table:table-cell office:value-type="float" office:value="-2.9912">
                <text:p>-2.99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.05559">
                <text:p>-1.05559</text:p>
              </table:table-cell>
              <table:table-cell office:value-type="float" office:value="-2.98065">
                <text:p>-2.980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.0854">
                <text:p>-1.0854</text:p>
              </table:table-cell>
              <table:table-cell office:value-type="float" office:value="-2.96979">
                <text:p>-2.9697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.1151">
                <text:p>-1.1151</text:p>
              </table:table-cell>
              <table:table-cell office:value-type="float" office:value="-2.95864">
                <text:p>-2.958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.14469">
                <text:p>-1.14469</text:p>
              </table:table-cell>
              <table:table-cell office:value-type="float" office:value="-2.9472">
                <text:p>-2.94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.17416">
                <text:p>-1.17416</text:p>
              </table:table-cell>
              <table:table-cell office:value-type="float" office:value="-2.93545">
                <text:p>-2.935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.20351">
                <text:p>-1.20351</text:p>
              </table:table-cell>
              <table:table-cell office:value-type="float" office:value="-2.92342">
                <text:p>-2.9234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.23275">
                <text:p>-1.23275</text:p>
              </table:table-cell>
              <table:table-cell office:value-type="float" office:value="-2.91109">
                <text:p>-2.911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26186">
                <text:p>-1.26186</text:p>
              </table:table-cell>
              <table:table-cell office:value-type="float" office:value="-2.89847">
                <text:p>-2.898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.29084">
                <text:p>-1.29084</text:p>
              </table:table-cell>
              <table:table-cell office:value-type="float" office:value="-2.88556">
                <text:p>-2.885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3197">
                <text:p>-1.3197</text:p>
              </table:table-cell>
              <table:table-cell office:value-type="float" office:value="-2.87237">
                <text:p>-2.872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34842">
                <text:p>-1.34842</text:p>
              </table:table-cell>
              <table:table-cell office:value-type="float" office:value="-2.85888">
                <text:p>-2.858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37701">
                <text:p>-1.37701</text:p>
              </table:table-cell>
              <table:table-cell office:value-type="float" office:value="-2.84511">
                <text:p>-2.845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.40546">
                <text:p>-1.40546</text:p>
              </table:table-cell>
              <table:table-cell office:value-type="float" office:value="-2.83106">
                <text:p>-2.8310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.43377">
                <text:p>-1.43377</text:p>
              </table:table-cell>
              <table:table-cell office:value-type="float" office:value="-2.81672">
                <text:p>-2.8167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46194">
                <text:p>-1.46194</text:p>
              </table:table-cell>
              <table:table-cell office:value-type="float" office:value="-2.8021">
                <text:p>-2.80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.48996">
                <text:p>-1.48996</text:p>
              </table:table-cell>
              <table:table-cell office:value-type="float" office:value="-2.7872">
                <text:p>-2.787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.51783">
                <text:p>-1.51783</text:p>
              </table:table-cell>
              <table:table-cell office:value-type="float" office:value="-2.77202">
                <text:p>-2.772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.54555">
                <text:p>-1.54555</text:p>
              </table:table-cell>
              <table:table-cell office:value-type="float" office:value="-2.75657">
                <text:p>-2.756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.57312">
                <text:p>-1.57312</text:p>
              </table:table-cell>
              <table:table-cell office:value-type="float" office:value="-2.74084">
                <text:p>-2.740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.60053">
                <text:p>-1.60053</text:p>
              </table:table-cell>
              <table:table-cell office:value-type="float" office:value="-2.72483">
                <text:p>-2.7248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.62777">
                <text:p>-1.62777</text:p>
              </table:table-cell>
              <table:table-cell office:value-type="float" office:value="-2.70855">
                <text:p>-2.708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.65486">
                <text:p>-1.65486</text:p>
              </table:table-cell>
              <table:table-cell office:value-type="float" office:value="-2.692">
                <text:p>-2.6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.68178">
                <text:p>-1.68178</text:p>
              </table:table-cell>
              <table:table-cell office:value-type="float" office:value="-2.67519">
                <text:p>-2.675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.70853">
                <text:p>-1.70853</text:p>
              </table:table-cell>
              <table:table-cell office:value-type="float" office:value="-2.6581">
                <text:p>-2.658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.73511">
                <text:p>-1.73511</text:p>
              </table:table-cell>
              <table:table-cell office:value-type="float" office:value="-2.64075">
                <text:p>-2.640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.76152">
                <text:p>-1.76152</text:p>
              </table:table-cell>
              <table:table-cell office:value-type="float" office:value="-2.62314">
                <text:p>-2.623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.78775">
                <text:p>-1.78775</text:p>
              </table:table-cell>
              <table:table-cell office:value-type="float" office:value="-2.60526">
                <text:p>-2.6052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.8138">
                <text:p>-1.8138</text:p>
              </table:table-cell>
              <table:table-cell office:value-type="float" office:value="-2.58712">
                <text:p>-2.587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.83968">
                <text:p>-1.83968</text:p>
              </table:table-cell>
              <table:table-cell office:value-type="float" office:value="-2.56872">
                <text:p>-2.5687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.86536">
                <text:p>-1.86536</text:p>
              </table:table-cell>
              <table:table-cell office:value-type="float" office:value="-2.55007">
                <text:p>-2.550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.89086">
                <text:p>-1.89086</text:p>
              </table:table-cell>
              <table:table-cell office:value-type="float" office:value="-2.53116">
                <text:p>-2.531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.91617">
                <text:p>-1.91617</text:p>
              </table:table-cell>
              <table:table-cell office:value-type="float" office:value="-2.512">
                <text:p>-2.5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.94129">
                <text:p>-1.94129</text:p>
              </table:table-cell>
              <table:table-cell office:value-type="float" office:value="-2.49259">
                <text:p>-2.492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.96622">
                <text:p>-1.96622</text:p>
              </table:table-cell>
              <table:table-cell office:value-type="float" office:value="-2.47292">
                <text:p>-2.4729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.99095">
                <text:p>-1.99095</text:p>
              </table:table-cell>
              <table:table-cell office:value-type="float" office:value="-2.45301">
                <text:p>-2.453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2.01548">
                <text:p>-2.01548</text:p>
              </table:table-cell>
              <table:table-cell office:value-type="float" office:value="-2.43286">
                <text:p>-2.432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2.03981">
                <text:p>-2.03981</text:p>
              </table:table-cell>
              <table:table-cell office:value-type="float" office:value="-2.41246">
                <text:p>-2.412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2.06393">
                <text:p>-2.06393</text:p>
              </table:table-cell>
              <table:table-cell office:value-type="float" office:value="-2.39182">
                <text:p>-2.391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2.08785">
                <text:p>-2.08785</text:p>
              </table:table-cell>
              <table:table-cell office:value-type="float" office:value="-2.37094">
                <text:p>-2.370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2.11156">
                <text:p>-2.11156</text:p>
              </table:table-cell>
              <table:table-cell office:value-type="float" office:value="-2.34983">
                <text:p>-2.3498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2.13506">
                <text:p>-2.13506</text:p>
              </table:table-cell>
              <table:table-cell office:value-type="float" office:value="-2.32848">
                <text:p>-2.328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2.15834">
                <text:p>-2.15834</text:p>
              </table:table-cell>
              <table:table-cell office:value-type="float" office:value="-2.30689">
                <text:p>-2.306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2.18141">
                <text:p>-2.18141</text:p>
              </table:table-cell>
              <table:table-cell office:value-type="float" office:value="-2.28508">
                <text:p>-2.285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2.20426">
                <text:p>-2.20426</text:p>
              </table:table-cell>
              <table:table-cell office:value-type="float" office:value="-2.26304">
                <text:p>-2.263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2.22689">
                <text:p>-2.22689</text:p>
              </table:table-cell>
              <table:table-cell office:value-type="float" office:value="-2.24077">
                <text:p>-2.2407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2.2493">
                <text:p>-2.2493</text:p>
              </table:table-cell>
              <table:table-cell office:value-type="float" office:value="-2.21828">
                <text:p>-2.218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2.27148">
                <text:p>-2.27148</text:p>
              </table:table-cell>
              <table:table-cell office:value-type="float" office:value="-2.19556">
                <text:p>-2.1955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2.29344">
                <text:p>-2.29344</text:p>
              </table:table-cell>
              <table:table-cell office:value-type="float" office:value="-2.17263">
                <text:p>-2.172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2.31517">
                <text:p>-2.31517</text:p>
              </table:table-cell>
              <table:table-cell office:value-type="float" office:value="-2.14947">
                <text:p>-2.1494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2.33666">
                <text:p>-2.33666</text:p>
              </table:table-cell>
              <table:table-cell office:value-type="float" office:value="-2.12611">
                <text:p>-2.126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2.35792">
                <text:p>-2.35792</text:p>
              </table:table-cell>
              <table:table-cell office:value-type="float" office:value="-2.10253">
                <text:p>-2.1025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2.37895">
                <text:p>-2.37895</text:p>
              </table:table-cell>
              <table:table-cell office:value-type="float" office:value="-2.07874">
                <text:p>-2.078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2.39973">
                <text:p>-2.39973</text:p>
              </table:table-cell>
              <table:table-cell office:value-type="float" office:value="-2.05474">
                <text:p>-2.054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2.42028">
                <text:p>-2.42028</text:p>
              </table:table-cell>
              <table:table-cell office:value-type="float" office:value="-2.03054">
                <text:p>-2.030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2.44059">
                <text:p>-2.44059</text:p>
              </table:table-cell>
              <table:table-cell office:value-type="float" office:value="-2.00613">
                <text:p>-2.006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2.46065">
                <text:p>-2.46065</text:p>
              </table:table-cell>
              <table:table-cell office:value-type="float" office:value="-1.98153">
                <text:p>-1.981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2.48046">
                <text:p>-2.48046</text:p>
              </table:table-cell>
              <table:table-cell office:value-type="float" office:value="-1.95672">
                <text:p>-1.9567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2.50003">
                <text:p>-2.50003</text:p>
              </table:table-cell>
              <table:table-cell office:value-type="float" office:value="-1.93172">
                <text:p>-1.931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2.51935">
                <text:p>-2.51935</text:p>
              </table:table-cell>
              <table:table-cell office:value-type="float" office:value="-1.90653">
                <text:p>-1.9065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2.53841">
                <text:p>-2.53841</text:p>
              </table:table-cell>
              <table:table-cell office:value-type="float" office:value="-1.88114">
                <text:p>-1.881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2.55723">
                <text:p>-2.55723</text:p>
              </table:table-cell>
              <table:table-cell office:value-type="float" office:value="-1.85557">
                <text:p>-1.855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2.57578">
                <text:p>-2.57578</text:p>
              </table:table-cell>
              <table:table-cell office:value-type="float" office:value="-1.82981">
                <text:p>-1.8298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2.59408">
                <text:p>-2.59408</text:p>
              </table:table-cell>
              <table:table-cell office:value-type="float" office:value="-1.80387">
                <text:p>-1.803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2.61212">
                <text:p>-2.61212</text:p>
              </table:table-cell>
              <table:table-cell office:value-type="float" office:value="-1.77775">
                <text:p>-1.777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2.6299">
                <text:p>-2.6299</text:p>
              </table:table-cell>
              <table:table-cell office:value-type="float" office:value="-1.75145">
                <text:p>-1.751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2.64741">
                <text:p>-2.64741</text:p>
              </table:table-cell>
              <table:table-cell office:value-type="float" office:value="-1.72498">
                <text:p>-1.7249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2.66466">
                <text:p>-2.66466</text:p>
              </table:table-cell>
              <table:table-cell office:value-type="float" office:value="-1.69833">
                <text:p>-1.698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2.68164">
                <text:p>-2.68164</text:p>
              </table:table-cell>
              <table:table-cell office:value-type="float" office:value="-1.67152">
                <text:p>-1.671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2.69836">
                <text:p>-2.69836</text:p>
              </table:table-cell>
              <table:table-cell office:value-type="float" office:value="-1.64453">
                <text:p>-1.644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2.7148">
                <text:p>-2.7148</text:p>
              </table:table-cell>
              <table:table-cell office:value-type="float" office:value="-1.61738">
                <text:p>-1.6173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2.73098">
                <text:p>-2.73098</text:p>
              </table:table-cell>
              <table:table-cell office:value-type="float" office:value="-1.59007">
                <text:p>-1.590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2.74688">
                <text:p>-2.74688</text:p>
              </table:table-cell>
              <table:table-cell office:value-type="float" office:value="-1.56261">
                <text:p>-1.5626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2.7625">
                <text:p>-2.7625</text:p>
              </table:table-cell>
              <table:table-cell office:value-type="float" office:value="-1.53498">
                <text:p>-1.5349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2.77785">
                <text:p>-2.77785</text:p>
              </table:table-cell>
              <table:table-cell office:value-type="float" office:value="-1.5072">
                <text:p>-1.507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2.79293">
                <text:p>-2.79293</text:p>
              </table:table-cell>
              <table:table-cell office:value-type="float" office:value="-1.47927">
                <text:p>-1.479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2.80772">
                <text:p>-2.80772</text:p>
              </table:table-cell>
              <table:table-cell office:value-type="float" office:value="-1.4512">
                <text:p>-1.45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2.82223">
                <text:p>-2.82223</text:p>
              </table:table-cell>
              <table:table-cell office:value-type="float" office:value="-1.42297">
                <text:p>-1.422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2.83646">
                <text:p>-2.83646</text:p>
              </table:table-cell>
              <table:table-cell office:value-type="float" office:value="-1.39461">
                <text:p>-1.3946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2.85041">
                <text:p>-2.85041</text:p>
              </table:table-cell>
              <table:table-cell office:value-type="float" office:value="-1.3661">
                <text:p>-1.36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2.86407">
                <text:p>-2.86407</text:p>
              </table:table-cell>
              <table:table-cell office:value-type="float" office:value="-1.33746">
                <text:p>-1.337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2.87744">
                <text:p>-2.87744</text:p>
              </table:table-cell>
              <table:table-cell office:value-type="float" office:value="-1.30869">
                <text:p>-1.3086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2.89053">
                <text:p>-2.89053</text:p>
              </table:table-cell>
              <table:table-cell office:value-type="float" office:value="-1.27978">
                <text:p>-1.2797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2.90333">
                <text:p>-2.90333</text:p>
              </table:table-cell>
              <table:table-cell office:value-type="float" office:value="-1.25075">
                <text:p>-1.250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2.91583">
                <text:p>-2.91583</text:p>
              </table:table-cell>
              <table:table-cell office:value-type="float" office:value="-1.22159">
                <text:p>-1.2215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.92805">
                <text:p>-2.92805</text:p>
              </table:table-cell>
              <table:table-cell office:value-type="float" office:value="-1.19231">
                <text:p>-1.1923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2.93997">
                <text:p>-2.93997</text:p>
              </table:table-cell>
              <table:table-cell office:value-type="float" office:value="-1.16291">
                <text:p>-1.162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2.9516">
                <text:p>-2.9516</text:p>
              </table:table-cell>
              <table:table-cell office:value-type="float" office:value="-1.1334">
                <text:p>-1.13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2.96294">
                <text:p>-2.96294</text:p>
              </table:table-cell>
              <table:table-cell office:value-type="float" office:value="-1.10377">
                <text:p>-1.103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2.97397">
                <text:p>-2.97397</text:p>
              </table:table-cell>
              <table:table-cell office:value-type="float" office:value="-1.07403">
                <text:p>-1.074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2.98471">
                <text:p>-2.98471</text:p>
              </table:table-cell>
              <table:table-cell office:value-type="float" office:value="-1.04418">
                <text:p>-1.044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2.99516">
                <text:p>-2.99516</text:p>
              </table:table-cell>
              <table:table-cell office:value-type="float" office:value="-1.01423">
                <text:p>-1.014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3.0053">
                <text:p>-3.0053</text:p>
              </table:table-cell>
              <table:table-cell office:value-type="float" office:value="-0.984176">
                <text:p>-0.98417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3.01514">
                <text:p>-3.01514</text:p>
              </table:table-cell>
              <table:table-cell office:value-type="float" office:value="-0.954024">
                <text:p>-0.9540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3.02468">
                <text:p>-3.02468</text:p>
              </table:table-cell>
              <table:table-cell office:value-type="float" office:value="-0.923778">
                <text:p>-0.92377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3.03392">
                <text:p>-3.03392</text:p>
              </table:table-cell>
              <table:table-cell office:value-type="float" office:value="-0.893438">
                <text:p>-0.8934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3.04285">
                <text:p>-3.04285</text:p>
              </table:table-cell>
              <table:table-cell office:value-type="float" office:value="-0.86301">
                <text:p>-0.863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3.05148">
                <text:p>-3.05148</text:p>
              </table:table-cell>
              <table:table-cell office:value-type="float" office:value="-0.832495">
                <text:p>-0.8324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3.05981">
                <text:p>-3.05981</text:p>
              </table:table-cell>
              <table:table-cell office:value-type="float" office:value="-0.801897">
                <text:p>-0.8018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3.06783">
                <text:p>-3.06783</text:p>
              </table:table-cell>
              <table:table-cell office:value-type="float" office:value="-0.771219">
                <text:p>-0.7712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3.07554">
                <text:p>-3.07554</text:p>
              </table:table-cell>
              <table:table-cell office:value-type="float" office:value="-0.740463">
                <text:p>-0.7404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3.08294">
                <text:p>-3.08294</text:p>
              </table:table-cell>
              <table:table-cell office:value-type="float" office:value="-0.709634">
                <text:p>-0.7096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3.09004">
                <text:p>-3.09004</text:p>
              </table:table-cell>
              <table:table-cell office:value-type="float" office:value="-0.678733">
                <text:p>-0.6787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3.09683">
                <text:p>-3.09683</text:p>
              </table:table-cell>
              <table:table-cell office:value-type="float" office:value="-0.647765">
                <text:p>-0.6477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3.10331">
                <text:p>-3.10331</text:p>
              </table:table-cell>
              <table:table-cell office:value-type="float" office:value="-0.616732">
                <text:p>-0.6167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3.10947">
                <text:p>-3.10947</text:p>
              </table:table-cell>
              <table:table-cell office:value-type="float" office:value="-0.585637">
                <text:p>-0.58563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3.11533">
                <text:p>-3.11533</text:p>
              </table:table-cell>
              <table:table-cell office:value-type="float" office:value="-0.554484">
                <text:p>-0.5544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3.12087">
                <text:p>-3.12087</text:p>
              </table:table-cell>
              <table:table-cell office:value-type="float" office:value="-0.523275">
                <text:p>-0.5232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3.12611">
                <text:p>-3.12611</text:p>
              </table:table-cell>
              <table:table-cell office:value-type="float" office:value="-0.492014">
                <text:p>-0.4920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3.13103">
                <text:p>-3.13103</text:p>
              </table:table-cell>
              <table:table-cell office:value-type="float" office:value="-0.460704">
                <text:p>-0.4607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3.13563">
                <text:p>-3.13563</text:p>
              </table:table-cell>
              <table:table-cell office:value-type="float" office:value="-0.429348">
                <text:p>-0.4293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3.13993">
                <text:p>-3.13993</text:p>
              </table:table-cell>
              <table:table-cell office:value-type="float" office:value="-0.397948">
                <text:p>-0.3979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3.14391">
                <text:p>-3.14391</text:p>
              </table:table-cell>
              <table:table-cell office:value-type="float" office:value="-0.366509">
                <text:p>-0.3665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3.14757">
                <text:p>-3.14757</text:p>
              </table:table-cell>
              <table:table-cell office:value-type="float" office:value="-0.335034">
                <text:p>-0.3350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3.15092">
                <text:p>-3.15092</text:p>
              </table:table-cell>
              <table:table-cell office:value-type="float" office:value="-0.303524">
                <text:p>-0.3035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3.15396">
                <text:p>-3.15396</text:p>
              </table:table-cell>
              <table:table-cell office:value-type="float" office:value="-0.271985">
                <text:p>-0.2719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3.15668">
                <text:p>-3.15668</text:p>
              </table:table-cell>
              <table:table-cell office:value-type="float" office:value="-0.240418">
                <text:p>-0.2404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3.15908">
                <text:p>-3.15908</text:p>
              </table:table-cell>
              <table:table-cell office:value-type="float" office:value="-0.208827">
                <text:p>-0.20882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3.16117">
                <text:p>-3.16117</text:p>
              </table:table-cell>
              <table:table-cell office:value-type="float" office:value="-0.177216">
                <text:p>-0.1772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3.16294">
                <text:p>-3.16294</text:p>
              </table:table-cell>
              <table:table-cell office:value-type="float" office:value="-0.145586">
                <text:p>-0.14558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3.1644">
                <text:p>-3.1644</text:p>
              </table:table-cell>
              <table:table-cell office:value-type="float" office:value="-0.113942">
                <text:p>-0.11394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3.16554">
                <text:p>-3.16554</text:p>
              </table:table-cell>
              <table:table-cell office:value-type="float" office:value="-0.0822868">
                <text:p>-0.08228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3.16636">
                <text:p>-3.16636</text:p>
              </table:table-cell>
              <table:table-cell office:value-type="float" office:value="-0.0506232">
                <text:p>-0.05062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3.16687">
                <text:p>-3.16687</text:p>
              </table:table-cell>
              <table:table-cell office:value-type="float" office:value="-0.0189545">
                <text:p>-0.01895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3.16706">
                <text:p>-3.16706</text:p>
              </table:table-cell>
              <table:table-cell office:value-type="float" office:value="0.012716">
                <text:p>0.0127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3.16693">
                <text:p>-3.16693</text:p>
              </table:table-cell>
              <table:table-cell office:value-type="float" office:value="0.0443853">
                <text:p>0.044385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3.16648">
                <text:p>-3.16648</text:p>
              </table:table-cell>
              <table:table-cell office:value-type="float" office:value="0.0760502">
                <text:p>0.076050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3.16572">
                <text:p>-3.16572</text:p>
              </table:table-cell>
              <table:table-cell office:value-type="float" office:value="0.107707">
                <text:p>0.10770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3.16465">
                <text:p>-3.16465</text:p>
              </table:table-cell>
              <table:table-cell office:value-type="float" office:value="0.139354">
                <text:p>0.1393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3.16325">
                <text:p>-3.16325</text:p>
              </table:table-cell>
              <table:table-cell office:value-type="float" office:value="0.170986">
                <text:p>0.17098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3.16154">
                <text:p>-3.16154</text:p>
              </table:table-cell>
              <table:table-cell office:value-type="float" office:value="0.202602">
                <text:p>0.2026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3.15952">
                <text:p>-3.15952</text:p>
              </table:table-cell>
              <table:table-cell office:value-type="float" office:value="0.234197">
                <text:p>0.23419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3.15718">
                <text:p>-3.15718</text:p>
              </table:table-cell>
              <table:table-cell office:value-type="float" office:value="0.265769">
                <text:p>0.2657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3.15452">
                <text:p>-3.15452</text:p>
              </table:table-cell>
              <table:table-cell office:value-type="float" office:value="0.297314">
                <text:p>0.2973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3.15154">
                <text:p>-3.15154</text:p>
              </table:table-cell>
              <table:table-cell office:value-type="float" office:value="0.328829">
                <text:p>0.32882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3.14826">
                <text:p>-3.14826</text:p>
              </table:table-cell>
              <table:table-cell office:value-type="float" office:value="0.360312">
                <text:p>0.3603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3.14465">
                <text:p>-3.14465</text:p>
              </table:table-cell>
              <table:table-cell office:value-type="float" office:value="0.391759">
                <text:p>0.3917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3.14074">
                <text:p>-3.14074</text:p>
              </table:table-cell>
              <table:table-cell office:value-type="float" office:value="0.423166">
                <text:p>0.4231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3.1365">
                <text:p>-3.1365</text:p>
              </table:table-cell>
              <table:table-cell office:value-type="float" office:value="0.454531">
                <text:p>0.4545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3.13196">
                <text:p>-3.13196</text:p>
              </table:table-cell>
              <table:table-cell office:value-type="float" office:value="0.48585">
                <text:p>0.485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3.1271">
                <text:p>-3.1271</text:p>
              </table:table-cell>
              <table:table-cell office:value-type="float" office:value="0.517121">
                <text:p>0.5171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3.12193">
                <text:p>-3.12193</text:p>
              </table:table-cell>
              <table:table-cell office:value-type="float" office:value="0.548341">
                <text:p>0.54834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3.11645">
                <text:p>-3.11645</text:p>
              </table:table-cell>
              <table:table-cell office:value-type="float" office:value="0.579505">
                <text:p>0.5795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3.11065">
                <text:p>-3.11065</text:p>
              </table:table-cell>
              <table:table-cell office:value-type="float" office:value="0.610612">
                <text:p>0.6106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3.10454">
                <text:p>-3.10454</text:p>
              </table:table-cell>
              <table:table-cell office:value-type="float" office:value="0.641657">
                <text:p>0.6416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3.09813">
                <text:p>-3.09813</text:p>
              </table:table-cell>
              <table:table-cell office:value-type="float" office:value="0.672638">
                <text:p>0.67263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3.0914">
                <text:p>-3.0914</text:p>
              </table:table-cell>
              <table:table-cell office:value-type="float" office:value="0.703552">
                <text:p>0.7035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3.08437">
                <text:p>-3.08437</text:p>
              </table:table-cell>
              <table:table-cell office:value-type="float" office:value="0.734396">
                <text:p>0.73439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3.07702">
                <text:p>-3.07702</text:p>
              </table:table-cell>
              <table:table-cell office:value-type="float" office:value="0.765166">
                <text:p>0.7651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3.06937">
                <text:p>-3.06937</text:p>
              </table:table-cell>
              <table:table-cell office:value-type="float" office:value="0.79586">
                <text:p>0.79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